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imes New Roman" svg:font-family="'Times New Roman'"/>
    <style:font-face style:name="Baskerville" svg:font-family="Baskerville" style:font-family-generic="roman" style:font-pitch="variable"/>
    <style:font-face style:name="Big Caslon" svg:font-family="'Big Caslon'"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idot" svg:font-family="Didot"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ingLiU" svg:font-family="MingLiU" style:font-family-generic="roman" style:font-pitch="variable"/>
    <style:font-face style:name="Palatino" svg:font-family="Palatino"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_3c_l.n_3e_">
      <style:paragraph-properties fo:margin-left="1.249cm" fo:margin-right="2.23cm" fo:text-indent="0cm" style:auto-text-indent="false"/>
    </style:style>
    <style:style style:name="P2" style:family="paragraph" style:parent-style-name="Scene">
      <style:paragraph-properties fo:break-before="page"/>
    </style:style>
    <style:style style:name="P3" style:family="paragraph" style:parent-style-name="Acte">
      <style:paragraph-properties fo:break-before="page"/>
    </style:style>
    <style:style style:name="P4" style:family="paragraph" style:parent-style-name="_3c_l.part_3e_">
      <style:paragraph-properties fo:margin-left="1.249cm" fo:margin-right="2.23cm" fo:text-indent="1.249cm" style:auto-text-indent="false"/>
    </style:style>
    <style:style style:name="P5" style:family="paragraph" style:parent-style-name="_3c_l.part_3e_">
      <style:paragraph-properties fo:margin-left="0cm" fo:margin-right="2.23cm" fo:text-indent="1.249cm" style:auto-text-indent="false"/>
    </style:style>
    <style:style style:name="P6" style:family="paragraph" style:parent-style-name="_3c_speaker_3e_">
      <style:paragraph-properties fo:break-before="page"/>
    </style:style>
    <style:style style:name="P7" style:family="paragraph" style:parent-style-name="_3c_stage_3e_">
      <style:paragraph-properties fo:text-align="center" style:justify-single-word="false"/>
    </style:style>
    <style:style style:name="P8" style:family="paragraph" style:parent-style-name="_3c_stage_3e_">
      <style:paragraph-properties fo:margin-left="0cm" fo:margin-right="2.23cm" fo:text-indent="1.249cm" style:auto-text-indent="false"/>
    </style:style>
    <style:style style:name="P9" style:family="paragraph" style:parent-style-name="_3c_docAuthor_3e_" style:master-page-name="First_20_Page">
      <style:paragraph-properties style:page-number="auto"/>
    </style:style>
    <style:style style:name="P10" style:family="paragraph" style:parent-style-name="_3c_docTitle_3e_">
      <style:paragraph-properties fo:break-before="page"/>
    </style:style>
    <style:style style:name="P11" style:family="paragraph" style:parent-style-name="_3c_quote.l_3e_">
      <style:paragraph-properties fo:text-align="start" style:justify-single-word="false"/>
    </style:style>
    <style:style style:name="P12" style:family="paragraph" style:parent-style-name="_3c_quote_3e_">
      <style:paragraph-properties fo:text-align="start" style:justify-single-word="false"/>
    </style:style>
    <style:style style:name="P13" style:family="paragraph" style:parent-style-name="Bibliographiem">
      <style:paragraph-properties fo:margin-left="0cm" fo:margin-right="2.23cm" fo:text-indent="0cm" style:auto-text-indent="false"/>
    </style:style>
    <style:style style:name="P14" style:family="paragraph" style:parent-style-name="Footer">
      <style:paragraph-properties fo:padding="0cm" fo:border="none"/>
    </style:style>
    <style:style style:name="P15" style:family="paragraph" style:parent-style-name="Footnote">
      <style:paragraph-properties fo:text-align="start" style:justify-single-word="false"/>
    </style:style>
    <style:style style:name="P16" style:family="paragraph" style:parent-style-name="Footnote">
      <style:paragraph-properties fo:margin-left="0.199cm" fo:margin-right="2.23cm" fo:text-align="start" style:justify-single-word="false" fo:text-indent="-0.199cm" style:auto-text-indent="false"/>
    </style:style>
    <style:style style:name="P17" style:family="paragraph" style:parent-style-name="Footnote">
      <style:paragraph-properties fo:margin-left="0.25cm" fo:margin-right="2.23cm" fo:text-indent="-0.25cm" style:auto-text-indent="false"/>
    </style:style>
    <style:style style:name="P18" style:family="paragraph" style:parent-style-name="Heading_20_1">
      <style:paragraph-properties fo:break-before="page"/>
    </style:style>
    <style:style style:name="P19" style:family="paragraph" style:parent-style-name="Heading_20_1" style:master-page-name="Converted261">
      <style:paragraph-properties style:page-number="auto" fo:break-before="page"/>
    </style:style>
    <style:style style:name="P20" style:family="paragraph" style:parent-style-name="List_20_Paragraph" style:list-style-name="WWNum40"/>
    <style:style style:name="P21" style:family="paragraph" style:parent-style-name="List_20_Paragraph" style:list-style-name="WWNum41"/>
    <style:style style:name="P22" style:family="paragraph" style:parent-style-name="List_20_Paragraph" style:list-style-name="WWNum5">
      <style:paragraph-properties fo:line-height="115%"/>
    </style:style>
    <style:style style:name="P23" style:family="paragraph" style:parent-style-name="List_20_Paragraph" style:list-style-name="WWNum7">
      <style:paragraph-properties fo:line-height="115%"/>
    </style:style>
    <style:style style:name="P24" style:family="paragraph" style:parent-style-name="List_20_Paragraph" style:list-style-name="WWNum4">
      <style:paragraph-properties fo:line-height="115%"/>
    </style:style>
    <style:style style:name="P25" style:family="paragraph" style:parent-style-name="List_20_Paragraph" style:list-style-name="WWNum6">
      <style:paragraph-properties fo:line-height="115%"/>
    </style:style>
    <style:style style:name="P26" style:family="paragraph" style:parent-style-name="List_20_Paragraph" style:list-style-name="WWNum6">
      <style:paragraph-properties fo:margin-top="0cm" fo:margin-bottom="0.282cm" style:contextual-spacing="true" fo:line-height="115%"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7" style:family="paragraph" style:parent-style-name="Standard">
      <style:paragraph-properties>
        <style:tab-stops>
          <style:tab-stop style:position="1.249cm"/>
          <style:tab-stop style:position="2.498cm"/>
          <style:tab-stop style:position="3.747cm"/>
          <style:tab-stop style:position="5.325cm"/>
        </style:tab-stops>
      </style:paragraph-properties>
    </style:style>
    <style:style style:name="P28" style:family="paragraph" style:parent-style-name="Standard">
      <style:paragraph-properties fo:text-align="start" style:justify-single-word="false"/>
    </style:style>
    <style:style style:name="P29" style:family="paragraph" style:parent-style-name="Standard">
      <style:paragraph-properties fo:line-height="115%"/>
    </style:style>
    <style:style style:name="P30" style:family="paragraph" style:parent-style-name="Standard">
      <style:paragraph-properties fo:line-height="115%">
        <style:tab-stops>
          <style:tab-stop style:position="3.261cm"/>
        </style:tab-stops>
      </style:paragraph-properties>
    </style:style>
    <style:style style:name="P31" style:family="paragraph" style:parent-style-name="Standard" style:list-style-name="">
      <style:paragraph-properties fo:line-height="115%"/>
    </style:style>
    <style:style style:name="P32" style:family="paragraph" style:parent-style-name="Standard">
      <style:paragraph-properties fo:line-height="115%" fo:text-align="center" style:justify-single-word="false"/>
    </style:style>
    <style:style style:name="P33" style:family="paragraph" style:parent-style-name="Standard" style:list-style-name="">
      <style:paragraph-properties fo:line-height="115%" fo:text-align="center" style:justify-single-word="false"/>
    </style:style>
    <style:style style:name="P34" style:family="paragraph" style:parent-style-name="Standard" style:list-style-name="">
      <style:paragraph-properties fo:line-height="115%" fo:text-align="end" style:justify-single-word="false"/>
    </style:style>
    <style:style style:name="P35" style:family="paragraph" style:parent-style-name="Standard" style:list-style-name="">
      <style:paragraph-properties fo:line-height="115%">
        <style:tab-stops>
          <style:tab-stop style:position="8.001cm" style:type="center"/>
          <style:tab-stop style:position="16.002cm" style:type="right"/>
        </style:tab-stops>
      </style:paragraph-properties>
    </style:style>
    <style:style style:name="P36" style:family="paragraph" style:parent-style-name="Standard">
      <style:paragraph-properties fo:line-height="115%" fo:text-align="start" style:justify-single-word="false"/>
    </style:style>
    <style:style style:name="P37" style:family="paragraph" style:parent-style-name="Standard">
      <style:paragraph-properties fo:line-height="115%" fo:text-align="start" style:justify-single-word="false">
        <style:tab-stops>
          <style:tab-stop style:position="14.87cm"/>
          <style:tab-stop style:position="15.505cm"/>
          <style:tab-stop style:position="15.91cm" style:type="right"/>
        </style:tab-stops>
      </style:paragraph-properties>
    </style:style>
    <style:style style:name="P38" style:family="paragraph" style:parent-style-name="Standard">
      <style:paragraph-properties fo:line-height="115%" fo:text-align="start" style:justify-single-word="false">
        <style:tab-stops>
          <style:tab-stop style:position="6.999cm" style:type="center"/>
          <style:tab-stop style:position="11.24cm"/>
          <style:tab-stop style:position="12.488cm"/>
          <style:tab-stop style:position="13.711cm"/>
          <style:tab-stop style:position="13.998cm" style:type="right"/>
        </style:tab-stops>
      </style:paragraph-properties>
    </style:style>
    <style:style style:name="P39" style:family="paragraph" style:parent-style-name="Standard">
      <style:paragraph-properties fo:line-height="115%" fo:text-align="start" style:justify-single-word="false">
        <style:tab-stops>
          <style:tab-stop style:position="15.91cm" style:type="right"/>
        </style:tab-stops>
      </style:paragraph-properties>
    </style:style>
    <style:style style:name="P40" style:family="paragraph" style:parent-style-name="Standard">
      <style:paragraph-properties fo:line-height="115%" fo:text-align="start" style:justify-single-word="false">
        <style:tab-stops>
          <style:tab-stop style:position="6.999cm" style:type="center"/>
          <style:tab-stop style:position="13.998cm" style:type="right"/>
          <style:tab-stop style:position="15.91cm" style:type="right"/>
        </style:tab-stops>
      </style:paragraph-properties>
    </style:style>
    <style:style style:name="P41"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42" style:family="paragraph" style:parent-style-name="Standard">
      <style:paragraph-properties fo:text-align="start" style:justify-single-word="false"/>
      <style:text-properties fo:font-size="13pt" fo:font-weight="bold" style:font-size-asian="13pt" style:font-weight-asian="bold" style:font-weight-complex="bold"/>
    </style:style>
    <style:style style:name="P43" style:family="paragraph" style:parent-style-name="Standard">
      <style:paragraph-properties fo:text-align="start" style:justify-single-word="false" fo:break-before="page"/>
      <style:text-properties fo:font-size="18pt" fo:font-weight="bold" style:font-size-asian="18pt" style:font-weight-asian="bold" style:font-size-complex="18pt" style:font-weight-complex="bold"/>
    </style:style>
    <style:style style:name="P44" style:family="paragraph" style:parent-style-name="Standard">
      <style:paragraph-properties fo:text-align="center" style:justify-single-word="false" fo:break-before="page"/>
    </style:style>
    <style:style style:name="P45" style:family="paragraph" style:parent-style-name="Standard" style:list-style-name="">
      <style:paragraph-properties fo:line-height="115%" fo:text-align="start" style:justify-single-word="false" fo:break-before="page">
        <style:tab-stops>
          <style:tab-stop style:position="6.999cm" style:type="center"/>
          <style:tab-stop style:position="7.999cm" style:type="center"/>
          <style:tab-stop style:position="13.998cm" style:type="right"/>
          <style:tab-stop style:position="16cm" style:type="right"/>
        </style:tab-stops>
      </style:paragraph-properties>
    </style:style>
    <style:style style:name="P46" style:family="paragraph" style:parent-style-name="Standard" style:list-style-name="">
      <style:paragraph-properties fo:line-height="115%" fo:break-before="page">
        <style:tab-stops>
          <style:tab-stop style:position="8.001cm" style:type="center"/>
          <style:tab-stop style:position="16.002cm" style:type="right"/>
        </style:tab-stops>
      </style:paragraph-properties>
    </style:style>
    <style:style style:name="P47" style:family="paragraph" style:parent-style-name="Standard" style:list-style-name="">
      <style:paragraph-properties fo:line-height="115%" fo:break-before="page">
        <style:tab-stops>
          <style:tab-stop style:position="7.999cm" style:type="center"/>
          <style:tab-stop style:position="16cm" style:type="right"/>
        </style:tab-stops>
      </style:paragraph-properties>
    </style:style>
    <style:style style:name="P48" style:family="paragraph" style:parent-style-name="Standard">
      <style:paragraph-properties fo:break-before="page">
        <style:tab-stops>
          <style:tab-stop style:position="2.427cm"/>
        </style:tab-stops>
      </style:paragraph-properties>
    </style:style>
    <style:style style:name="P49" style:family="paragraph" style:parent-style-name="Standard">
      <style:paragraph-properties fo:margin-left="0cm" fo:margin-right="2.23cm" fo:text-indent="1.249cm" style:auto-text-indent="false"/>
    </style:style>
    <style:style style:name="P50" style:family="paragraph" style:parent-style-name="Standard">
      <style:paragraph-properties fo:margin-left="0cm" fo:margin-right="2.23cm" fo:line-height="115%" fo:text-indent="1.249cm" style:auto-text-indent="false"/>
    </style:style>
    <style:style style:name="P51" style:family="paragraph" style:parent-style-name="Standard">
      <style:paragraph-properties fo:margin-left="0cm" fo:margin-right="2.23cm" fo:line-height="115%" fo:text-align="start" style:justify-single-word="false" fo:text-indent="1.249cm" style:auto-text-indent="false"/>
    </style:style>
    <style:style style:name="P52" style:family="paragraph" style:parent-style-name="Standard">
      <style:paragraph-properties fo:margin-left="0cm" fo:margin-right="2.23cm" fo:text-indent="0.635cm" style:auto-text-indent="false"/>
    </style:style>
    <style:style style:name="P53" style:family="paragraph" style:parent-style-name="Standard">
      <style:paragraph-properties fo:margin-left="0.635cm" fo:margin-right="2.23cm" fo:text-indent="0cm" style:auto-text-indent="false"/>
    </style:style>
    <style:style style:name="P54" style:family="paragraph" style:parent-style-name="Standard">
      <style:paragraph-properties fo:margin-top="0cm" fo:margin-bottom="0.282cm" style:contextual-spacing="false" fo:line-height="115%"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top="0cm" fo:margin-bottom="0.282cm" style:contextual-spacing="false" fo:line-height="115%" fo:text-align="start"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6" style:family="paragraph" style:parent-style-name="Standard" style:master-page-name="Converted588">
      <style:paragraph-properties style:page-number="auto"/>
    </style:style>
    <style:style style:name="P57" style:family="paragraph" style:parent-style-name="Subtitle" style:list-style-name="WWNum20"/>
    <style:style style:name="P58" style:family="paragraph" style:parent-style-name="Title" style:list-style-name="WWNum3">
      <style:paragraph-properties fo:break-before="page"/>
    </style:style>
    <style:style style:name="P59" style:family="paragraph" style:parent-style-name="sous_20_partie" style:list-style-name="">
      <style:paragraph-properties fo:margin-left="0cm" fo:margin-right="2.23cm" fo:text-indent="1.249cm" style:auto-text-indent="false"/>
    </style:style>
    <style:style style:name="P60" style:family="paragraph" style:parent-style-name="sous_20_partie" style:list-style-name="">
      <style:paragraph-properties fo:margin-left="0cm" fo:margin-right="2.23cm" fo:text-indent="0cm" style:auto-text-indent="false"/>
    </style:style>
    <style:style style:name="P61" style:family="paragraph">
      <loext:graphic-properties draw:fill="solid" draw:fill-color="#aaaaaa"/>
      <style:paragraph-properties fo:text-align="center"/>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13pt" style:font-size-asian="13pt" style:font-size-complex="13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name-asian="Times New Roman2" style:language-asian="fr" style:country-asian="FR" style:font-style-asian="italic" style:language-complex="he" style:country-complex="IL" style:font-style-complex="italic"/>
    </style:style>
    <style:style style:name="T11" style:family="text">
      <style:text-properties fo:font-variant="small-caps"/>
    </style:style>
    <style:style style:name="T12" style:family="text">
      <style:text-properties fo:font-variant="small-caps" fo:language="fr" fo:country="FR"/>
    </style:style>
    <style:style style:name="T13" style:family="text">
      <style:text-properties fo:font-variant="small-caps" fo:language="fr" fo:country="FR" fo:font-style="italic" style:font-style-asian="italic"/>
    </style:style>
    <style:style style:name="T14" style:family="text">
      <style:text-properties fo:font-variant="small-caps" fo:language="fr" fo:country="FR" fo:font-style="italic" style:font-style-asian="italic" style:font-style-complex="italic"/>
    </style:style>
    <style:style style:name="T15" style:family="text">
      <style:text-properties fo:font-variant="small-caps" style:font-name="Garamond" fo:language="fr" fo:country="FR"/>
    </style:style>
    <style:style style:name="T16" style:family="text">
      <style:text-properties fo:font-variant="small-caps" style:font-name="Garamond" fo:language="fr" fo:country="FR" fo:font-style="italic" style:font-style-asian="italic" style:font-style-complex="italic"/>
    </style:style>
    <style:style style:name="T17" style:family="text">
      <style:text-properties fo:font-variant="small-caps" fo:color="#000000" loext:opacity="100%" fo:language="fr" fo:country="FR"/>
    </style:style>
    <style:style style:name="T18" style:family="text">
      <style:text-properties fo:font-variant="small-caps" fo:color="#000000" loext:opacity="100%" fo:language="fr" fo:country="FR"/>
    </style:style>
    <style:style style:name="T19" style:family="text">
      <style:text-properties fo:font-variant="small-caps" fo:color="#000000" loext:opacity="100%" style:font-size-complex="10pt"/>
    </style:style>
    <style:style style:name="T20" style:family="text">
      <style:text-properties fo:font-variant="small-caps" fo:language="en" fo:country="US"/>
    </style:style>
    <style:style style:name="T21" style:family="text">
      <style:text-properties fo:font-variant="small-caps" style:language-complex="he" style:country-complex="IL"/>
    </style:style>
    <style:style style:name="T22" style:family="text">
      <style:text-properties fo:font-variant="small-caps" style:font-name-asian="Times New Roman2" style:language-asian="fr" style:country-asian="FR" style:language-complex="he" style:country-complex="IL"/>
    </style:style>
    <style:style style:name="T23" style:family="text">
      <style:text-properties fo:font-variant="small-caps" fo:font-style="italic" style:font-style-asian="italic" style:font-style-complex="italic"/>
    </style:style>
    <style:style style:name="T24" style:family="text">
      <style:text-properties style:text-position="super 58%"/>
    </style:style>
    <style:style style:name="T25" style:family="text">
      <style:text-properties style:text-position="super 58%" fo:language="fr" fo:country="FR"/>
    </style:style>
    <style:style style:name="T26" style:family="text">
      <style:text-properties style:text-position="super 58%" fo:language="fr" fo:country="FR" fo:font-style="italic" style:font-style-asian="italic"/>
    </style:style>
    <style:style style:name="T27" style:family="text">
      <style:text-properties style:text-position="super 58%" fo:language="fr" fo:country="FR" fo:font-style="italic" style:font-style-asian="italic" style:font-style-complex="italic"/>
    </style:style>
    <style:style style:name="T28" style:family="text">
      <style:text-properties style:text-position="super 58%" style:font-name="Garamond" fo:language="fr" fo:country="FR" fo:font-style="italic" style:font-style-asian="italic" style:font-style-complex="italic"/>
    </style:style>
    <style:style style:name="T29" style:family="text">
      <style:text-properties style:text-position="super 58%" style:language-complex="he" style:country-complex="IL"/>
    </style:style>
    <style:style style:name="T30" style:family="text">
      <style:text-properties style:text-position="super 58%" fo:font-style="italic" style:font-style-asian="italic" style:font-style-complex="italic"/>
    </style:style>
    <style:style style:name="T31" style:family="text">
      <style:text-properties fo:language="fr" fo:country="FR"/>
    </style:style>
    <style:style style:name="T32" style:family="text">
      <style:text-properties fo:language="fr" fo:country="FR" fo:font-style="italic" style:font-style-asian="italic"/>
    </style:style>
    <style:style style:name="T33" style:family="text">
      <style:text-properties fo:language="fr" fo:country="FR" fo:font-style="italic" style:font-style-asian="italic" style:font-style-complex="italic"/>
    </style:style>
    <style:style style:name="T34" style:family="text">
      <style:text-properties fo:language="fr" fo:country="FR" fo:font-style="italic" style:font-name-asian="Times New Roman2" style:font-style-asian="italic" style:language-complex="he" style:country-complex="IL" style:font-style-complex="italic"/>
    </style:style>
    <style:style style:name="T35" style:family="text">
      <style:text-properties fo:language="fr" fo:country="FR" fo:font-weight="bold" style:font-weight-asian="bold"/>
    </style:style>
    <style:style style:name="T36" style:family="text">
      <style:text-properties fo:language="fr" fo:country="FR" fo:font-weight="bold" style:font-weight-asian="bold" style:font-weight-complex="bold"/>
    </style:style>
    <style:style style:name="T37" style:family="text">
      <style:text-properties fo:language="fr" fo:country="FR" style:text-underline-style="none"/>
    </style:style>
    <style:style style:name="T38" style:family="text">
      <style:text-properties fo:language="fr" fo:country="FR" style:font-name-asian="Times New Roman2" style:language-complex="he" style:country-complex="IL"/>
    </style:style>
    <style:style style:name="T39" style:family="text">
      <style:text-properties fo:language="fr" fo:country="FR" style:font-style-complex="italic"/>
    </style:style>
    <style:style style:name="T40" style:family="text">
      <style:text-properties fo:language="fr" fo:country="FR" style:font-size-complex="14pt"/>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language="en" fo:country="US"/>
    </style:style>
    <style:style style:name="T44" style:family="text">
      <style:text-properties fo:language="en" fo:country="US" fo:font-style="italic" style:font-style-asian="italic" style:font-style-complex="italic"/>
    </style:style>
    <style:style style:name="T45" style:family="text">
      <style:text-properties fo:color="#ff0000" loext:opacity="100%" fo:font-weight="bold" style:font-weight-asian="bold" style:font-weight-complex="bold"/>
    </style:style>
    <style:style style:name="T46" style:family="text">
      <style:text-properties fo:color="#ff0000" loext:opacity="100%" fo:language="fr" fo:country="FR" style:font-name-asian="Times New Roman2" style:language-complex="he" style:country-complex="IL"/>
    </style:style>
    <style:style style:name="T47" style:family="text">
      <style:text-properties fo:color="#ff0000" loext:opacity="100%" fo:language="fr" fo:country="FR" fo:font-weight="bold" style:font-weight-asian="bold"/>
    </style:style>
    <style:style style:name="T48" style:family="text">
      <style:text-properties fo:color="#ff0000" loext:opacity="100%"/>
    </style:style>
    <style:style style:name="T49" style:family="text">
      <style:text-properties style:use-window-font-color="true" loext:opacity="0%" fo:language="fr" fo:country="FR" style:text-underline-style="none"/>
    </style:style>
    <style:style style:name="T50" style:family="text">
      <style:text-properties style:use-window-font-color="true" loext:opacity="0%" fo:language="fr" fo:country="FR"/>
    </style:style>
    <style:style style:name="T51" style:family="text">
      <style:text-properties style:font-name="Garamond" fo:language="fr" fo:country="FR"/>
    </style:style>
    <style:style style:name="T52" style:family="text">
      <style:text-properties style:font-name="Garamond" fo:language="fr" fo:country="FR" fo:font-style="italic" style:font-style-asian="italic" style:font-style-complex="italic"/>
    </style:style>
    <style:style style:name="T53" style:family="text">
      <style:text-properties style:font-style-complex="italic"/>
    </style:style>
    <style:style style:name="T54" style:family="text">
      <style:text-properties style:font-style-complex="italic" style:font-weight-complex="bold"/>
    </style:style>
    <style:style style:name="T55" style:family="text">
      <style:text-properties fo:font-weight="normal" style:font-weight-asian="normal" style:font-weight-complex="normal"/>
    </style:style>
    <style:style style:name="T56" style:family="text">
      <style:text-properties fo:color="#000000" loext:opacity="100%" fo:language="fr" fo:country="FR"/>
    </style:style>
    <style:style style:name="T57" style:family="text">
      <style:text-properties fo:color="#000000" loext:opacity="100%" fo:language="fr" fo:country="FR"/>
    </style:style>
    <style:style style:name="T58" style:family="text">
      <style:text-properties fo:color="#000000" loext:opacity="100%" fo:language="fr" fo:country="FR" fo:font-style="italic" style:font-style-asian="italic" style:font-style-complex="italic"/>
    </style:style>
    <style:style style:name="T59" style:family="text">
      <style:text-properties fo:color="#000000" loext:opacity="100%" fo:language="fr" fo:country="FR" fo:font-style="italic" style:font-style-asian="italic"/>
    </style:style>
    <style:style style:name="T60" style:family="text">
      <style:text-properties fo:color="#000000" loext:opacity="100%" fo:language="fr" fo:country="FR" fo:font-style="italic" style:font-style-asian="italic" style:font-weight-complex="bold"/>
    </style:style>
    <style:style style:name="T61" style:family="text">
      <style:text-properties fo:color="#000000" loext:opacity="100%" fo:language="fr" fo:country="FR" style:font-style-complex="italic"/>
    </style:style>
    <style:style style:name="T62" style:family="text">
      <style:text-properties fo:color="#000000" loext:opacity="100%" fo:language="fr" fo:country="FR" style:font-style-complex="italic"/>
    </style:style>
    <style:style style:name="T63" style:family="text">
      <style:text-properties fo:color="#000000" loext:opacity="100%" fo:language="fr" fo:country="FR" style:font-weight-complex="bold"/>
    </style:style>
    <style:style style:name="T64" style:family="text">
      <style:text-properties fo:color="#000000" loext:opacity="100%" style:text-position="super 58%" fo:language="fr" fo:country="FR"/>
    </style:style>
    <style:style style:name="T65" style:family="text">
      <style:text-properties fo:color="#000000" loext:opacity="100%" fo:font-size="20pt" fo:font-weight="bold" style:font-size-asian="20pt" style:font-weight-asian="bold" style:font-size-complex="20pt" style:font-weight-complex="bold"/>
    </style:style>
    <style:style style:name="T66" style:family="text">
      <style:text-properties fo:color="#000000" loext:opacity="100%"/>
    </style:style>
    <style:style style:name="T67" style:family="text">
      <style:text-properties fo:color="#000000" loext:opacity="100%" fo:font-style="italic" style:font-style-asian="italic" style:font-style-complex="italic"/>
    </style:style>
    <style:style style:name="T68" style:family="text">
      <style:text-properties fo:color="#000000" loext:opacity="100%" fo:font-style="italic" style:font-style-asian="italic"/>
    </style:style>
    <style:style style:name="T69" style:family="text">
      <style:text-properties fo:color="#000000" loext:opacity="100%" fo:font-style="italic" style:font-style-asian="italic" style:font-size-complex="10pt" style:font-style-complex="italic"/>
    </style:style>
    <style:style style:name="T70" style:family="text">
      <style:text-properties fo:color="#000000" loext:opacity="100%" style:font-style-complex="italic"/>
    </style:style>
    <style:style style:name="T71" style:family="text">
      <style:text-properties fo:color="#000000" loext:opacity="100%" fo:font-weight="bold" style:font-weight-asian="bold"/>
    </style:style>
    <style:style style:name="T72" style:family="text">
      <style:text-properties fo:color="#000000" loext:opacity="100%" fo:font-weight="bold" style:font-weight-asian="bold" style:font-weight-complex="bold"/>
    </style:style>
    <style:style style:name="T73" style:family="text">
      <style:text-properties fo:color="#000000" loext:opacity="100%" style:font-weight-complex="bold"/>
    </style:style>
    <style:style style:name="T74" style:family="text">
      <style:text-properties fo:color="#000000" loext:opacity="100%" style:font-size-complex="10pt"/>
    </style:style>
    <style:style style:name="T75" style:family="text">
      <style:text-properties fo:font-size="12pt" fo:font-style="italic" style:font-size-asian="12pt" style:font-style-asian="italic" style:font-size-complex="12pt" style:font-style-complex="italic"/>
    </style:style>
    <style:style style:name="T76" style:family="text">
      <style:text-properties style:font-size-complex="16pt" style:font-weight-complex="bold"/>
    </style:style>
    <style:style style:name="T77" style:family="text">
      <style:text-properties style:font-weight-complex="bold"/>
    </style:style>
    <style:style style:name="T78" style:family="text">
      <style:text-properties fo:font-size="11pt" style:font-size-asian="11pt" style:font-size-complex="11pt"/>
    </style:style>
    <style:style style:name="T79" style:family="text">
      <style:text-properties style:font-name="Calibri" style:font-name-asian="Calibri1" style:font-name-complex="Calibri1" style:language-complex="he" style:country-complex="IL"/>
    </style:style>
    <style:style style:name="T80" style:family="text">
      <style:text-properties style:language-complex="he" style:country-complex="IL"/>
    </style:style>
    <style:style style:name="T81" style:family="text">
      <style:text-properties fo:font-size="26pt" style:font-size-asian="26pt" style:font-size-complex="26pt"/>
    </style:style>
    <style:style style:name="T82" style:family="text">
      <style:text-properties fo:font-size="22pt" style:font-size-asian="22pt" style:font-size-complex="22pt"/>
    </style:style>
    <style:style style:name="T83" style:family="text">
      <style:text-properties fo:font-style="normal" style:font-style-asian="normal"/>
    </style:style>
    <style:style style:name="T84" style:family="text">
      <style:text-properties fo:font-size="10pt" fo:font-style="italic" style:font-size-asian="10pt" style:font-style-asian="italic"/>
    </style:style>
    <style:style style:name="T85" style:family="text">
      <style:text-properties fo:font-size="10pt" style:font-size-asian="10pt"/>
    </style:style>
    <style:style style:name="T86" style:family="text">
      <style:text-properties fo:font-size="10pt" style:font-name-asian="Times New Roman2" style:font-size-asian="10pt" style:font-size-complex="10pt"/>
    </style:style>
    <style:style style:name="T87" style:family="text">
      <style:text-properties fo:font-size="10pt" style:font-name-asian="Times New Roman2" style:font-size-asian="10pt" style:font-size-complex="10pt" style:font-style-complex="italic"/>
    </style:style>
    <style:style style:name="T88" style:family="text">
      <style:text-properties style:font-name-asian="Times New Roman2"/>
    </style:style>
    <style:style style:name="T89" style:family="text">
      <style:text-properties style:font-name-asian="Times New Roman2" style:language-asian="fr" style:country-asian="FR" style:language-complex="he" style:country-complex="IL"/>
    </style:style>
    <style:style style:name="T90" style:family="text">
      <style:text-properties fo:color="#008000" loext:opacity="100%" fo:language="fr" fo:country="FR" fo:font-weight="bold" style:font-weight-asian="bold"/>
    </style:style>
    <style:style style:name="T91" style:family="text">
      <style:text-properties fo:font-variant="normal" fo:text-transform="none" fo:font-style="italic" fo:font-weight="normal" style:font-style-asian="italic" style:font-weight-asian="normal"/>
    </style:style>
    <style:style style:name="T92" style:family="text">
      <style:text-properties fo:font-variant="normal" fo:text-transform="none" fo:font-style="italic" fo:font-weight="normal" style:font-style-asian="italic" style:font-weight-asian="normal" style:font-style-complex="italic"/>
    </style:style>
    <style:style style:name="T93" style:family="text">
      <style:text-properties fo:font-variant="normal" fo:text-transform="none" fo:font-style="italic" fo:font-weight="normal" style:font-style-asian="italic" style:font-weight-asian="normal" style:font-style-complex="italic" style:font-weight-complex="bold"/>
    </style:style>
    <style:style style:name="T94" style:family="text">
      <style:text-properties fo:font-variant="normal" fo:text-transform="none" fo:font-style="italic" style:font-style-asian="italic" style:font-style-complex="italic"/>
    </style:style>
    <style:style style:name="T95" style:family="text">
      <style:text-properties fo:font-variant="normal" fo:text-transform="none" fo:font-weight="normal" style:font-weight-asian="normal" style:font-weight-complex="bold"/>
    </style:style>
    <style:style style:name="T96" style:family="text">
      <style:text-properties style:text-position="0% 100%"/>
    </style:style>
    <style:style style:name="T97" style:family="text">
      <style:text-properties style:font-name="MingLiU" style:font-name-asian="MingLiU1" style:font-name-complex="MingLiU1"/>
    </style:style>
    <style:style style:name="T98" style:family="text">
      <style:text-properties fo:color="#fc464c" loext:opacity="100%" fo:font-weight="bold" style:font-weight-asian="bold" style:font-weight-complex="bold"/>
    </style:style>
    <style:style style:name="T99" style:family="text">
      <style:text-properties fo:color="#fc464c" loext:opacity="100%"/>
    </style:style>
    <style:style style:name="T100" style:family="text">
      <style:text-properties fo:color="#2c57a7" loext:opacity="100%"/>
    </style:style>
    <style:style style:name="T101" style:family="text">
      <style:text-properties fo:color="#243656" loext:opacity="100%" fo:font-size="16pt" style:font-size-asian="16pt" style:font-size-complex="16pt"/>
    </style:style>
    <style:style style:name="T102" style:family="text">
      <style:text-properties style:font-name-asian="Calibri1" style:language-asian="en" style:country-asian="US"/>
    </style:style>
    <style:style style:name="T103" style:family="text">
      <style:text-properties style:language-asian="fr" style:country-asian="FR" style:language-complex="he" style:country-complex="IL"/>
    </style:style>
    <style:style style:name="T104" style:family="text"/>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aaaaa"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laude Boyer</text:span></text:p>
      <text:p text:style-name="_3c_docTitle_3e_"><text:span text:style-name="T2">Porus,</text:span></text:p>
      <text:p text:style-name="_3c_docTitle_3e_"><text:span text:style-name="T2">ou La Générosité d’Alexandre</text:span></text:p>
      <text:p text:style-name="_3c_docTitle_3e_"><text:span text:style-name="T2">TRAGÉDIE</text:span></text:p>
      <text:p text:style-name="_3c_docImprint_3e_"><text:span text:style-name="T3">1648</text:span></text:p>
      <text:p text:style-name="_3c_docAuthor_3e_"><text:span text:style-name="T3">Édition critique établie par </text:span></text:p>
      <text:p text:style-name="_3c_docAuthor_3e_"><text:span text:style-name="T3">Avital Cohen</text:span></text:p>
      <text:p text:style-name="_3c_docImprint_3e_">Mémoire de Master 1 réalisé sous la direction de M. le Professeur</text:p>
      <text:p text:style-name="_3c_docImprint_3e_">Georges FORESTIER</text:p>
      <text:p text:style-name="_3c_docImprint_3e_"><text:span text:style-name="T4">Université Paris-IV Sorbonne </text:span></text:p>
      <text:p text:style-name="_3c_docImprint_3e_"><text:span text:style-name="T4">2016</text:span></text:p>
      <text:p text:style-name="P43"/>
      <text:list xml:id="list614397046" text:style-name="WWNum3">
        <text:list-item>
          <text:p text:style-name="P58">Introduction </text:p>
        </text:list-item>
      </text:list>
      <text:p text:style-name="Standard"><text:span text:style-name="T6">Porus ou La Générosité d’Alexandre </text:span>est la troisième pièce et la seconde tragédie de Claude Boyer. Publiée en 1648, elle met en scène la jalousie qu’éprouve Porus, roi des Indes, envers Alexandre le Grand. Comme le titre de la pièce l’indique, la pièce a un dénouement similaire à celui de <text:span text:style-name="T6">Cinna</text:span> : le souverain accorde son pardon à Porus qui avait tenté de l’assassiner après s’être infiltré sous l’aspect d’un serviteur dans son camp. </text:p>
      <text:p text:style-name="Standard">Pièce à rebondissements, <text:span text:style-name="T6">Porus</text:span> interroge des enjeux majeurs du théâtre du milieu du <text:span text:style-name="T11">xvii</text:span><text:span text:style-name="T24">e</text:span> siècle, à savoir l’influence romanesque sur la littérature dramatique et la définition du tragique. </text:p>
      <text:h text:style-name="Heading_20_1" text:outline-level="1"><text:bookmark-start text:name="_Toc453853717"/>Chapitre premier : L’auteur et les conditions de représentation<text:bookmark-end text:name="_Toc453853717"/></text:h>
      <text:h text:style-name="Heading_20_2" text:outline-level="2"><text:bookmark-start text:name="_Toc453853718"/>Éléments biographiques : Claude Boyer en 1646<text:bookmark-end text:name="_Toc453853718"/> </text:h>
      <text:p text:style-name="P49">Jusqu’à une époque récente, les recherches biographiques sur Claude Boyer s’appuyaient sur son œuvre de dramaturge ainsi que sur des écrits polémiques qui témoignaient de ses rivalités avec des auteurs contemporains et de sa postérité malheureuse de partisan des Modernes. Les récentes études d’Aurore Guitierrez-Laffond<text:note text:id="ftn1" text:note-class="footnote"><text:note-citation>1</text:note-citation><text:note-body><text:p text:style-name="Footnote"><text:span text:style-name="T31"><text:s/>« Les Débuts de Claude Boyer, des affaires diocésaines d’Albi à une carrière d’auteur dramatique à Paris », </text:span><text:span text:style-name="T33">Revue d’histoire littéraire de la France</text:span><text:span text:style-name="T31">, vol. 108, 2008, p. 37-50. <text:s/></text:span></text:p></text:note-body></text:note> et de Sylvie Benzekri<text:note text:id="ftn2" text:note-class="footnote"><text:note-citation>2</text:note-citation><text:note-body><text:p text:style-name="Footnote"><text:span text:style-name="T31"><text:s/>Sylvie Benzekri, Claude Boyer dramaturge : une traversée du XVIIe siècle (1618-1698), Thèse de l’Université Paris IV, sous la direction du Professeur Georges Forestier, soutenue le 9 décembre 2008.</text:span></text:p><text:p text:style-name="Footnote"/></text:note-body></text:note> permettent de mieux comprendre la trajectoire de Boyer. Comme l’a montré Sylvie Benzekri, Boyer est un dramaturge accompli : il composa dans tous les genres, sauf la comédie. De 1645 à 1697, il écrit des tragédies, des tragi-comédies, des pièces à machines, des pastorales ainsi que des tragédies lyriques et religieuses qui <text:soft-page-break/>contribuent à son succès et à sa reconnaissance auprès des institutions royales. </text:p>
      <text:p text:style-name="P49">Notre étude se borne à rappeler les éléments qui permettent de mieux comprendre la vocation littéraire de Boyer et à retracer les débuts de sa carrière de dramaturge avant <text:span text:style-name="T6">Porus</text:span>, dont la première représentation date probablement de 1646.</text:p>
      <text:h text:style-name="Heading_20_3" text:outline-level="3"><text:bookmark-start text:name="_Toc453853719"/>Naissance et formation<text:bookmark-end text:name="_Toc453853719"/> </text:h>
      <text:p text:style-name="P49">Claude Boyer naît en 1618 à Albi, dans le Tarn. Sa famille fait partie d’un milieu cultivé et influent, puisque son père, Pierre Boyer, est docteur en droit et accède à la charge de consul au sommet de sa carrière. </text:p>
      <text:p text:style-name="P49">Claude Boyer fréquente le collège jésuite Delbène à Albi qui jouit à l’époque d’une bonne réputation, car cet établissement fournit une formation exigeante à la grammaire, aux humanités et à la rhétorique. Ainsi Boyer a pu lire les œuvres majeures de l’Antiquité grecque et latine : Quinte-Curce, Justin, Suétone lui font découvrir l’histoire, Aristote la philosophie, Virgile la poésie épique et Ovide la poésie élégiaque<text:note text:id="ftn3" text:note-class="footnote"><text:note-citation>3</text:note-citation><text:note-body><text:p text:style-name="Footnote"><text:span text:style-name="T31"><text:s/>Les directives données par les congrégations jésuites dans les programmes de la </text:span><text:span text:style-name="T33">Ratio studiorum </text:span><text:span text:style-name="T31">de 1586 donnent une idée du corpus fréquenté par les collégiens de l’établissement jésuite d’Albi. </text:span></text:p></text:note-body></text:note>. Les pièces de Boyer témoignent de l’importance de ces lectures dans l’inspiration de son œuvre<text:note text:id="ftn4" text:note-class="footnote"><text:note-citation>4</text:note-citation><text:note-body><text:p text:style-name="Footnote"><text:span text:style-name="T31"><text:s/>Sylvie Benzekri a recensé les sujets des tragédies de Boyer : 53% sont tirées de l’histoire grecque, perse ou romaine, ce qui permet de conclure que « l’histoire antique domine l’inspiration de Boyer » (</text:span><text:span text:style-name="T33">Claude Boyer dramaturge</text:span><text:span text:style-name="T31">, Deuxième partie, Chapitre </text:span><text:span text:style-name="T12">v : </text:span><text:span text:style-name="T31">« Étude des dix-sept tragédies publiées », p. 185-186). <text:s text:c="2"/></text:span></text:p></text:note-body></text:note>. Les exercices pratiqués au collège initient également Boyer à la versification et à l’éloquence. Néanmoins, les spécialistes de Boyer ne sont pas tous d’accord pour faire des années de collège du dramaturge un moment d’initiation au théâtre : Sylvie Benzekri met en avant cet aspect car il s’agit d’un élément commun au parcours de nombreux dramaturges contemporains de Boyer, mais Aurore Gutierrez-Laffond exclut cette hypothèse car l’enseignement du théâtre a été introduit tardivement dans le col<text:soft-page-break/>lège d’Albi<text:note text:id="ftn5" text:note-class="footnote"><text:note-citation>5</text:note-citation><text:note-body><text:p text:style-name="Footnote"><text:span text:style-name="T31"><text:s/>« Les débuts de Claude Boyer… », p. 39. </text:span></text:p></text:note-body></text:note>. D’après l’acte d’émancipation rédigé en 1656 par Pierre Boyer, Boyer obtient à la fin de ses études le titre de « bachelier en théologie »<text:note text:id="ftn6" text:note-class="footnote"><text:note-citation>6</text:note-citation><text:note-body><text:p text:style-name="Footnote"><text:span text:style-name="T31"><text:s/>Archives notariales de M. Malphettes d’Albi, n</text:span><text:span text:style-name="T25">o</text:span><text:span text:style-name="T31">3 E 3 / 359 de l’Inventaire, f</text:span><text:span text:style-name="T25">o</text:span><text:span text:style-name="T31">416 v</text:span><text:span text:style-name="T25">o</text:span><text:span text:style-name="T31">.</text:span></text:p></text:note-body></text:note> : il semble donc que Boyer ait terminé ses études dans une faculté de la région ou à Paris vers 1641-1642.</text:p>
      <text:p text:style-name="P49">En revanche, il est certain que Boyer est arrivé le 17 novembre 1642 à Paris. Contrairement à ce qu’a écrit Furetière<text:note text:id="ftn7" text:note-class="footnote"><text:note-citation>7</text:note-citation><text:note-body><text:p text:style-name="Footnote"><text:span text:style-name="T31"><text:s/>On trouve ces propos polémiques qui visent Boyer</text:span><text:span text:style-name="T36"> </text:span><text:span text:style-name="T31">dans le </text:span><text:span text:style-name="T33">Second factum pour Messire Antoine de Furetière, abbé de Chalivoy, contre quelques-uns des Messieurs l’Académie Française</text:span><text:span text:style-name="T31"> (Amsterdam, H. Desbordes, 1686, p. 11 et 12) : « [Il] n’a donc pas été assez heureux pour faire dormir personne à ses sermons, car il n’a point trouvé de lieu pour prêcher. » ; « La nécessité l’a donc réduit à prêcher sur les Théâtres du Marais et de l’Hôtel de Bourgogne. » (Cité par S. Benzekri, </text:span><text:span text:style-name="T33">Claude Boyer dramaturge</text:span><text:span text:style-name="T31">, Première partie, Chapitre 1 « Vie et carrière de Claude Boyer », p. 20.)</text:span></text:p></text:note-body></text:note>, ce sont des affaires diocésaines et non des ambitions littéraires qui mènent Boyer à la capitale : il est mandaté pour exposer les doléances des habitants d’Albi au Conseil du roi. Cette mission lui a probablement été confiée sur la recommandation de Monseigneur Gaspard de Daillon du Lude, seigneur-évêque d’Albi qui a été accueilli à Albi par Pierre Boyer en 1637. Boyer se consacre à ces affaires diocésaines jusqu’au 1<text:span text:style-name="T24">er</text:span> février 1644, et il est probable que Boyer soit ensuite resté à Paris pour éviter les émeutes qui ont alors lieu dans sa ville natale<text:note text:id="ftn8" text:note-class="footnote"><text:note-citation>8</text:note-citation><text:note-body><text:p text:style-name="Footnote"><text:span text:style-name="T31"><text:s/></text:span><text:span text:style-name="T33">Claude Boyer dramaturge</text:span><text:span text:style-name="T31">, p. 20. </text:span></text:p></text:note-body></text:note>. </text:p>
      <text:h text:style-name="Heading_20_3" text:outline-level="3"><text:bookmark-start text:name="_Toc453853720"/>L’abbé Boyer ?<text:bookmark-end text:name="_Toc453853720"/> </text:h>
      <text:p text:style-name="P49">Le statut social du dramaturge est sujet à discussion, car depuis le <text:span text:style-name="T11">xviii</text:span><text:span text:style-name="T24">e</text:span> siècle, les critiques désignent toujours le dramaturge comme « l’abbé Claude Boyer », tandis que nous disposons de très peu d’informations concernant les fonctions ecclésiastiques de Boyer : aucun document n’atteste qu’il était à la tête d’une abbaye ou exerçait les fonc<text:soft-page-break/>tions d’un abbé <text:span text:style-name="T6">nullius</text:span>. Par ailleurs, son titre ne figure pas non plus dans l’acte d’émancipation de 1656. Si Furetière emploie un vocabulaire religieux dans ses écrits polémiques contre Boyer, il ne s’agit que d’un procédé rhétorique qui indique nullement qu’il ait mené des activités de prédication<text:note text:id="ftn9" text:note-class="footnote"><text:note-citation>9</text:note-citation><text:note-body><text:p text:style-name="Footnote"><text:span text:style-name="T31"><text:s/></text:span><text:span text:style-name="T33">Claude Boyer dramaturge</text:span><text:span text:style-name="T31">, Première partie, chapitre </text:span><text:span text:style-name="T12">i</text:span><text:span text:style-name="T31">, p. 24. </text:span></text:p></text:note-body></text:note>. Enfin, aucun des discours écrits en l’honneur de Boyer ou prononcés par le dramaturge ne font mention de son titre d’abbé<text:note text:id="ftn10" text:note-class="footnote"><text:note-citation>10</text:note-citation><text:note-body><text:p text:style-name="Footnote"><text:span text:style-name="T31"><text:s/></text:span><text:span text:style-name="T33">Recueil des harangues prononcées par Messieurs de l’Académie française</text:span><text:span text:style-name="T31">, Amsterdam, Aux dépens de la Compagnie, 1709, t. 1 p. 132-135. </text:span></text:p></text:note-body></text:note>, ce qui vient discréditer la thèse selon laquelle Boyer aurait été un abbé. Sylvie Benzekri en conclut que deux hypothèses peuvent justifier la conservation du titre par la critique littéraire : Boyer aurait simplement porté l’habit ecclésiastique, ce qui autorisait tout de même ses contemporains à l’appeler « abbé » ; ou bien il aurait bénéficié d’un bénéfice à la fin de sa vie, ce qui n’est cependant attesté par aucun document. La seule certitude concernant son rapport à la religion est que ses mœurs étaient fortement empreintes de catholicisme, comme en témoignent ses contemporains<text:note text:id="ftn11" text:note-class="footnote"><text:note-citation>11</text:note-citation><text:note-body><text:p text:style-name="Footnote"><text:span text:style-name="T31"><text:s/></text:span><text:span text:style-name="T33">Ibid.</text:span><text:span text:style-name="T31">, p. 26 : « La seule chose dont nous soyons certaine, c’est qu’il eut « une véritable Piété » ainsi que le souligne l’abbé Genest. » (</text:span><text:span text:style-name="T33">Recueil des harangues prononcées par Messieurs de l’Académie française</text:span><text:span text:style-name="T31">, t. 2, p. 445 : « Discours prononcé le 27 septembre 1698 par M. l’abbé Genest, Aumônier ordinaire de Madame la Duchesse de Chartres lorsqu’il fut reçu à la place de M. Boyer… ». </text:span></text:p></text:note-body></text:note>. </text:p>
      <text:h text:style-name="Heading_20_3" text:outline-level="3"><text:bookmark-start text:name="_Toc453853721"/>L’hôtel de Rambouillet et les premières pièces<text:bookmark-end text:name="_Toc453853721"/><text:span text:style-name="T6"> </text:span></text:h>
      <text:p text:style-name="P49">Dès 1642, Boyer profite de son séjour à Paris pour fréquenter les salons littéraires influents de l’époque. Gaspard de Daillon du Lude a joué un rôle central dans l’établissement de Claude Boyer, puisqu’il l’a probablement introduit dans le salon littéraire de l’hôtel de Rambouillet, en vogue à partir de 1638 : la dédicace de sa pastorale <text:span text:style-name="T6">Lisimène ou la jeune bergère</text:span> témoigne ainsi d’une <text:soft-page-break/>« dette »<text:note text:id="ftn12" text:note-class="footnote"><text:note-citation>12</text:note-citation><text:note-body><text:p text:style-name="Footnote"><text:span text:style-name="T31"><text:s/>Claude Boyer, épître dédicatoire de </text:span><text:span text:style-name="T33">Lisimène ou la jeune bergère</text:span><text:span text:style-name="T31"> « À Monseigneur le Comte du Lude, Grand-maître de l’Artillerie », Paris, P. Le Monnier, 1672. Cité par S. Benzekri, </text:span><text:span text:style-name="T33">Claude Boyer dramaturge</text:span><text:span text:style-name="T31">, p. 21. </text:span></text:p></text:note-body></text:note> que Boyer aurait contractée envers lui. La dédicace de <text:span text:style-name="T6">La Porcie romaine </text:span>appuie également l’idée qu’il aurait bénéficié de la protection de la marquise de Rambouillet. De 1642 à 1645, Boyer fréquente donc des milieux littéraires influents et fréquente des amateurs de théâtre, dont Gédéon de Tallemant des Réaux, qui épouse l’une des filles de la marquise de Rambouillet en 1646.<text:span text:style-name="T42"> </text:span>Par la suite, Boyer bénéficia également de la protection de Chapelain, habitué de l’hôtel de Rambouillet, académicien et théoricien important du théâtre de l’époque. Dans la carrière de Boyer, l’hôtel de Rambouillet constitue bien « la première étape de l’ascension littéraire de Boyer »<text:note text:id="ftn13" text:note-class="footnote"><text:note-citation>13</text:note-citation><text:note-body><text:p text:style-name="Footnote"><text:span text:style-name="T31"><text:s/></text:span><text:span text:style-name="T33">Claude Boyer dramaturge</text:span><text:span text:style-name="T31">, p. 28. </text:span></text:p></text:note-body></text:note>. </text:p>
      <text:p text:style-name="P49">En effet, ces relations permirent à Boyer de lire des extraits de sa première tragédie, <text:span text:style-name="T6">La Porcie romaine</text:span>, et l’encouragèrent à la proposer aux comédiens de l’Hôtel de Bourgogne en 1645. Boyer est alors âgé de vingt-sept ans. La même année, la tragi-comédie <text:span text:style-name="T6">La Sœur généreuse </text:span>est également représentée à l’Hôtel de Bourgogne. : <text:span text:style-name="T6">La Porcie romaine </text:span>est imprimée en 1646, et <text:span text:style-name="T6">La Sœur généreuse </text:span>en 1647. Les privilèges du roi pour les deux premières pièces de Boyer, <text:span text:style-name="T6">La Porcie romaine </text:span>et <text:span text:style-name="T6">La Sœur généreuse</text:span>, sont tous deux datés du 9 juillet 1646 : l’édition de ces deux pièces est la première trace dont nous disposons concernant la carrière de dramaturge de Boyer. D’après les travaux d’H. C. Lancaster<text:note text:id="ftn14" text:note-class="footnote"><text:note-citation>14</text:note-citation><text:note-body><text:p text:style-name="Footnote"><text:span text:style-name="T43"><text:s/>H. C. Lancaster, </text:span><text:span text:style-name="T44">A History of French Dramatic Literature, Part II : The Period of Corneille 1635-1651</text:span><text:span text:style-name="T43">, Baltimore, John Hopkins Press, 1932, vol. 2, p. 593. </text:span></text:p></text:note-body></text:note> fondés sur le <text:span text:style-name="T6">Mémoire de Mahelot</text:span><text:note text:id="ftn15" text:note-class="footnote"><text:note-citation>15</text:note-citation><text:note-body><text:p text:style-name="Footnote"><text:span text:style-name="T31"><text:s/></text:span><text:span text:style-name="T33">Le Mémoire de Mahelot</text:span><text:span text:style-name="T31">, Laurent Mahelot, éd. Pierre Pasquier, Paris, H. Champion, 2005, p. 213 et 214. </text:span></text:p></text:note-body></text:note>, les deux pièces ont été probablement représentées en 1645 à l’Hôtel de Bourgogne par la « Troupe Royale ». </text:p>
      <text:p text:style-name="P49"><text:soft-page-break/><text:span text:style-name="T6">La Porcie romaine</text:span> est une tragédie inspirée d’un sujet romain bien connu des dramaturges, puisqu’il fut traité en 1568 par Garnier<text:note text:id="ftn16" text:note-class="footnote"><text:note-citation>16</text:note-citation><text:note-body><text:p text:style-name="Footnote"><text:span text:style-name="T31"><text:s/></text:span><text:span text:style-name="T33">Porcie</text:span><text:span text:style-name="T31">, Robert Garnier, Robert Étienne, 1568 ; édition critique : J.-C. Ternaux, </text:span><text:span text:style-name="T33">Théâtre complet I</text:span><text:span text:style-name="T31">, Paris, H. Champion, « Textes de la Renaissance », 1999.</text:span></text:p></text:note-body></text:note> puis en 1635 par Guérin de Boscual<text:note text:id="ftn17" text:note-class="footnote"><text:note-citation>17</text:note-citation><text:note-body><text:p text:style-name="Footnote"><text:span text:style-name="T31"><text:s/></text:span><text:span text:style-name="T33">La Mort de Brute et de Porcie, ou La Vengeance de la mort de César</text:span><text:span text:style-name="T31">, Paris, 1637, Toussainct Quinet. </text:span></text:p></text:note-body></text:note>.<text:span text:style-name="T42"> </text:span>Les témoignages des contemporains de Boyer rappellent que cette pièce connut un fort succès, comme cela fut probablement le cas pour <text:span text:style-name="T6">La Sœur généreuse</text:span>, tragi-comédie inspirée d’un sujet romanesque<text:note text:id="ftn18" text:note-class="footnote"><text:note-citation>18</text:note-citation><text:note-body><text:p text:style-name="Footnote"><text:span text:style-name="T31"><text:s/>L’intrigue de la pièce est la suivante : la reine de Cilicie est jalouse de Clomire, reine de Themiscire et prisonnière de l’époux de la reine. Pour se venger, la reine ordonne à son fils Hermodor de tuer Clomire, mais le prince ne commet pas le meurtre parce qu’il reconnaît à temps que la sœur de Clomire, Sophite, a voulu mourir à la place de sa sœur. Comme Sophite est aimée d’Hermodor, le prince renonce à tuer la sœur de Clomire. Le roi libère les sœurs captives et se repent de son infidélité, et Hermodor épouse Clomire. </text:span></text:p></text:note-body></text:note>. </text:p>
      <text:p text:style-name="P49">La dédicace de ces deux premières pièces confirme qu’en 1646 Boyer était proche des Rambouillet : <text:span text:style-name="T6">La Porcie romaine</text:span> est ainsi dédiée à la marquise de Rambouillet et <text:span text:style-name="T6">La Sœur généreuse </text:span>à « E. de R. », soit Élisabeth de Rambouillet, fille de la marquise. Boyer a par la suite cherché à obtenir des gratifications pour pouvoir vivre de son œuvre théâtrale : en dédiant <text:span text:style-name="T6">Porus</text:span> au premier Gentilhomme de « Monseigneur le Prince »<text:note text:id="ftn19" text:note-class="footnote"><text:note-citation>19</text:note-citation><text:note-body><text:p text:style-name="Footnote"><text:span text:style-name="T31"><text:s/></text:span><text:span text:style-name="T33">Porus ou La Générosité d’Alexandre</text:span><text:span text:style-name="T31">, Claude Boyer, Paris, Augustin Courbé, 1648, p. </text:span><text:span text:style-name="T12">iii</text:span><text:span text:style-name="T31">. </text:span></text:p></text:note-body></text:note>, nous pouvons déduire que Boyer a été introduit dans l’entourage du Grand Condé, prisé par les poètes de l’époque. </text:p>
      <text:h text:style-name="Heading_20_2" text:outline-level="2"><text:bookmark-start text:name="_Toc453853722"/><text:soft-page-break/>Histoire et réception de Porus, ou la Générosité d’Alexandre<text:bookmark-end text:name="_Toc453853722"/> </text:h>
      <text:h text:style-name="Heading_20_3" text:outline-level="3"><text:bookmark-start text:name="_Toc453853723"/>Conditions de représentation<text:bookmark-end text:name="_Toc453853723"/> </text:h>
      <text:p text:style-name="P49">Nous disposons de peu d’informations sur les conditions de représentation de <text:span text:style-name="T6">Porus</text:span>. H. C. Lancaster date la représentation de 1646<text:note text:id="ftn20" text:note-class="footnote"><text:note-citation>20</text:note-citation><text:note-body><text:p text:style-name="Footnote"><text:span text:style-name="T43"><text:s/>H. C. Lancaster, </text:span><text:span text:style-name="T44">A History of French Dramatic Literature, Part II : The Period of Corneille 1635-1651</text:span><text:span text:style-name="T43">, Baltimore, John Hopkins Press, 1932, vol. 2, p. 595. </text:span></text:p></text:note-body></text:note>. La pièce a certainement été d’abord représentée par les comédiens du Marais car le <text:span text:style-name="T6">Mémoire de Mahelot</text:span>, qui consigne les décorations effectuées pour l’Hôtel de Bourgogne, ne mentionne pas la pièce.</text:p>
      <text:p text:style-name="P49">Depuis le <text:span text:style-name="T11">xviii</text:span><text:span text:style-name="T24">e</text:span> siècle, la critique admet qu’il y a eu une seconde série de représentations de <text:span text:style-name="T6">Porus</text:span> au moment où Racine fait représenter sa seconde tragédie, <text:span text:style-name="T6">Alexandre le Grand. </text:span>La lettre du 29 novembre 1665 du gazetier Charles Robinet<text:note text:id="ftn21" text:note-class="footnote"><text:note-citation>21</text:note-citation><text:note-body><text:p text:style-name="Footnote"><text:span text:style-name="T31"><text:s/></text:span><text:span text:style-name="T33">Les continuateurs de Loret</text:span><text:span text:style-name="T31">, éd. J. de Rothschild, Paris, Damascène Morgand et Charles Fatout, 1881, t.1, p.438. L’extrait qui nous intéresse est cité par G. Forestier, </text:span><text:span text:style-name="T33">Jean Racine</text:span><text:span text:style-name="T31">, Paris, Gallimard « N. R. F. Biographies », 2006, chapitre 11 : « Le temps des trahisons ? », p. 236. </text:span></text:p></text:note-body></text:note> rapporte que deux <text:span text:style-name="T6">Alexandre </text:span>sont annoncés au théâtre : les critiques en ont déduit que Robinet attestait d’une série de représentations de <text:span text:style-name="T6">Porus</text:span> au théâtre de l’Hôtel de Bourgogne conjointe à celle de l’<text:span text:style-name="T6">Alexandre le Grand </text:span>de Racine au théâtre du Palais-Royal. <text:span text:style-name="T6">Porus</text:span> aurait donc permis aux comédiens de l’Hôtel de Bourgogne de faire concurrence à l’<text:span text:style-name="T6">Alexandre le Grand</text:span> de Racine lorsqu’elle était encore jouée par les comédiens de la troupe de Molière. Cette hypothèse semble corroborée par l’existence d’une édition contrefaite de <text:span text:style-name="T6">Porus</text:span> datée de 1666<text:note text:id="ftn22" text:note-class="footnote"><text:note-citation>22</text:note-citation><text:note-body><text:p text:style-name="Footnote"><text:span text:style-name="T31"><text:s/>Nous avons fourni une description d’un exemplaire de cette édition dans notre Note sur la présente édition.</text:span></text:p></text:note-body></text:note>. Cependant, <text:span text:style-name="T6">Porus </text:span>n’a pas été représenté en 1665 :<text:span text:style-name="T45"> </text:span>comme l’explique Georges Forestier dans sa biographie de Racine<text:note text:id="ftn23" text:note-class="footnote"><text:note-citation>23</text:note-citation><text:note-body><text:p text:style-name="Footnote"><text:span text:style-name="T31"><text:s/>Voir </text:span><text:span text:style-name="T33">Jean Racine</text:span><text:span text:style-name="T31">, p. 236-237 : « si la promesse de « deux </text:span><text:span text:style-name="T33">Alexandres</text:span><text:span text:style-name="T31"> » faite par Robinet permet d’envisager que les Grands Comédiens [de l’Hôtel de Bourgogne] aient pu annoncer cette reprise, rien n’indique qu’ils sont allés au bout de leur projet. Au contraire, comme nous allons le voir, la carrière de l’</text:span><text:span text:style-name="T33">Alexandre</text:span><text:span text:style-name="T31"> de Racine s’oppose plutôt à cette hypothèse. » <text:s text:c="2"/></text:span></text:p></text:note-body></text:note>, la pièce de Boyer a été annoncée mais n’a pas été jouée. Les deux <text:span text:style-name="T6">Alexandre </text:span>évoqués par Robinet ren<text:soft-page-break/>voient en fait à la représentation de la pièce de Racine sur deux théâtres différents : les comédiens de l’Hôtel de Bourgogne et la troupe de Molière ont jouée simultanément la pièce de Racine après que le dramaturge a retiré la pièce aux comédiens pour la confier aux comédiens de l’Hôtel de Bourgogne. </text:p>
      <text:p text:style-name="P49">La réédition de <text:span text:style-name="T6">Porus </text:span>n’est donc qu’un coup de librairie : certains libraires espéraient profiter du succès de la pièce de Racine. La modification du titre de la pièce de Boyer est à cet égard significative : le titre « Le Grand Alexandre ou Porus roi des Indes » favorise la confusion avec la pièce de Racine. Cependant, cette édition a été interdite par la Communauté des libraires le 14 janvier 1666<text:note text:id="ftn24" text:note-class="footnote"><text:note-citation>24</text:note-citation><text:note-body><text:p text:style-name="P15"><text:span text:style-name="T31"><text:s/></text:span><text:span text:style-name="T33">Cf.</text:span><text:span text:style-name="T31"> la chronologie proposée sur le site Molière 21 : </text:span><text:a xlink:type="simple" xlink:href="http://www.moliere.paris-sorbonne.fr/base.php?Chronologie_moliéresque" text:style-name="Internet_20_link" text:visited-style-name="Visited_20_Internet_20_Link"><text:span text:style-name="Internet_20_link"><text:span text:style-name="T31">http://www.moliere.paris-sorbonne.fr/base.php?Chronologie_moliéresque</text:span></text:span></text:a><text:span text:style-name="Internet_20_link"><text:span text:style-name="T37"> </text:span></text:span><text:span text:style-name="Internet_20_link"><text:span text:style-name="T49">[consultée le 18 avril 2016].</text:span></text:span><text:span text:style-name="Internet_20_link"><text:span text:style-name="T50"> </text:span></text:span></text:p></text:note-body></text:note>. </text:p>
      <text:h text:style-name="Heading_20_3" text:outline-level="3"><text:bookmark-start text:name="_Toc453853724"/>Réception de <text:span text:style-name="T6">Porus</text:span><text:bookmark-end text:name="_Toc453853724"/></text:h>
      <text:p text:style-name="P49">En l’absence de sources contemporaines de Boyer portant spécifiquement sur <text:span text:style-name="T6">Porus</text:span>, la réception de la pièce est difficile à apprécier. Nous disposons de deux éléments pour justifier le succès de la pièce : d’une part, l’existence de l’édition de la pièce témoigne de son succès auprès du public ; d’autre part, l’épître dédicatoire peut également nous renseigner sur l’appréciation de la pièce : </text:p>
      <text:p text:style-name="_3c_quote_3e_">Pour moi, je crois [cet ouvrage] très médiocre, et peut-être au-dessous de l’approbation qu’il a reçue sur le Théâtre, si ce n’est qu’il fût assez heureux pour mériter la vôtre.<text:span text:style-name="T5"><text:note text:id="ftn25" text:note-class="footnote"><text:note-citation>25</text:note-citation><text:note-body><text:p text:style-name="Footnote"><text:span text:style-name="T31"><text:s/></text:span><text:span text:style-name="T33">Porus</text:span><text:span text:style-name="T31">, « A Monsieur le Chevalier de Rivières », p. </text:span><text:span text:style-name="T12">iv. </text:span></text:p></text:note-body></text:note></text:span> </text:p>
      <text:p text:style-name="Standard"><text:soft-page-break/>Il faut noter que la modestie de Boyer est caractéristique de sa rhétorique dédicatoire : l’auteur minimise son succès pour mettre en valeur son destinataire. <text:s/></text:p>
      <text:p text:style-name="P49">Au <text:span text:style-name="T11">xviii</text:span><text:span text:style-name="T24">e</text:span> siècle, l’<text:span text:style-name="T6">Histoire du théâtre français </text:span>des Frères Parfait (1746) est l’unique source témoignant de la réception de <text:span text:style-name="T6">Porus </text:span>: </text:p>
      <text:p text:style-name="_3c_quote_3e_">Nulles beautés dans cette Tragédie : il semble que l’Auteur n’en ait choisi le sujet que pour en dégrader les personnages ; aucuns ne ressemblent à l’idée que les Historiens nous en ont laissée.<text:span text:style-name="T5"><text:note text:id="ftn26" text:note-class="footnote"><text:note-citation>26</text:note-citation><text:note-body><text:p text:style-name="Footnote"><text:span text:style-name="T31"><text:s/></text:span><text:span text:style-name="T33">Histoire du Théâtre français depuis son origine jusqu’à présent</text:span><text:span text:style-name="T31">, Tome Septième, Paris, P. G. Le Mercier et Saillant, 1746 ; Genève, Slatkine Reprints, 1967 p. 163. </text:span></text:p></text:note-body></text:note></text:span></text:p>
      <text:p text:style-name="Standard">La critique acerbe des Frères Parfait est influencée par l’image posthume malheureuse de Boyer : les rivalités avec ses contemporains l’ont relégué au statut d’auteur médiocre, et les écrits de Boileau<text:note text:id="ftn27" text:note-class="footnote"><text:note-citation>27</text:note-citation><text:note-body><text:p text:style-name="P16"><text:span text:style-name="T31"><text:s/></text:span><text:span text:style-name="T33">Art Poétique</text:span><text:span text:style-name="T31">, chant </text:span><text:span text:style-name="T12">iv</text:span><text:span text:style-name="T31">, v. 33-38 : </text:span></text:p><text:p text:style-name="P11">Qui dit froid écrivain dit détestable auteur...<text:line-break/>Boyer est à Pinchêne, égal pour le lecteur ;<text:line-break/>On ne lit guère plus Rampale et Mesnardière,<text:line-break/>Que Magnon, du Souhait, Corbin et La Morlière.<text:line-break/>Un fou du moins fait rire et peut nous égayer ;<text:line-break/>Mais un froid écrivain ne sait rien qu'ennuyer.</text:p></text:note-body></text:note>, Furetière<text:note text:id="ftn28" text:note-class="footnote"><text:note-citation>28</text:note-citation><text:note-body><text:p text:style-name="Footnote"><text:span text:style-name="T31"><text:s/>Plusieurs écrits témoignent de l’animosité de Furetière envers Boyer : le </text:span><text:span text:style-name="T33">Second factum </text:span><text:span text:style-name="T31">que nous avons cité plus haut, le </text:span><text:span text:style-name="T33">Troisième factum</text:span><text:span text:style-name="T31"> (Amsterdam, H. Desbordes, 1688), le </text:span><text:span text:style-name="T33">Recueil de plusieurs vers, épigrammes et autres pièces qui ont été faites par Monsieur l’abbé de Furetière, et Messieurs de l’Académie Française</text:span><text:span text:style-name="T31">, Amsterdam, H. Desbordes, 1688, p. 3-6, p. 50 et p. 53 et </text:span><text:span text:style-name="T33">Les Couches de l’Académie ou Poème allégorique et burlesque</text:span><text:span text:style-name="T31">, Amsterdam, H. Desbordes, 1688, ch. 2, p. 18. </text:span></text:p></text:note-body></text:note> et Racine<text:note text:id="ftn29" text:note-class="footnote"><text:note-citation>29</text:note-citation><text:note-body><text:p text:style-name="Footnote"><text:span text:style-name="T31"><text:s/>On retrouve l’épigramme « Sur la Judith de Boyer » dans l’édition des </text:span><text:span text:style-name="T33">Œuvres complètes </text:span><text:span text:style-name="T31">de Racine par Georges Forestier, Paris, Gallimard, « Bibliothèque de la Pléiade », 1999, p. 1104.</text:span></text:p></text:note-body></text:note> ont contribué à livrer cette image négative à la postérité. <text:soft-page-break/>Le triomphe des Anciens a également renforcé le dénigrement de Boyer car il fut un partisan des Modernes. </text:p>
      <text:p text:style-name="P49">Les frères Parfait ont tort de faire du sujet de <text:span text:style-name="T6">Porus </text:span>un élément de composition banal et connu du lecteur, car il s’agit précisément d’un élément original de la pièce<text:note text:id="ftn30" text:note-class="footnote"><text:note-citation>30</text:note-citation><text:note-body><text:p text:style-name="Footnote"><text:span text:style-name="T31"><text:s/></text:span><text:span text:style-name="T33">Claude Boyer dramaturge</text:span><text:span text:style-name="T31">, Première partie, Chapitre III « Image posthume », p. 120. <text:s/></text:span></text:p></text:note-body></text:note> : Boyer a su entremêler deux histoires, celle de Porus et celle de Darius, pour construire sa tragédie. Si l’on s’accorde à reconnaître cette particularité, on comprend pourquoi l’amour a une place centrale dans la pièce : ses expressions pathétiques ont certainement ému le public de Boyer. </text:p>
      <text:p text:style-name="P49">Cependant, la critique des Frères Parfait renvoie à des débats cruciaux sur la définition de la tragédie classique, oscillant entre le tragique moderne soumis au code galant et un tragique ancien respectueux des codes épiques et héroïques<text:note text:id="ftn31" text:note-class="footnote"><text:note-citation>31</text:note-citation><text:note-body><text:p text:style-name="Footnote"><text:span text:style-name="T31"><text:s/>C’est la thèse soutenue par Carine Barbafieri dan </text:span><text:span text:style-name="T33">Atrée et Céladon. La galanterie dans le théâtre tragique de la France classique (1634-1702)</text:span><text:span text:style-name="T31">, Rennes, Presses Universitaires de Rennes, 2006. </text:span><text:span text:style-name="T33"><text:s text:c="2"/></text:span></text:p></text:note-body></text:note>. Comme de nombreux adversaires de la galanterie, les Frères Parfait dénigrent les tragédies qui se structurent autour d’un épisode amoureux<text:note text:id="ftn32" text:note-class="footnote"><text:note-citation>32</text:note-citation><text:note-body><text:p text:style-name="Footnote"><text:span text:style-name="T31"><text:s/></text:span><text:span text:style-name="T33">Atrée et Céladon</text:span><text:span text:style-name="T31">, p. 74-75. </text:span></text:p></text:note-body></text:note> : Porus est considéré comme un héros de tragédie « dégradé » parce que son héroïsme guerrier n’est mis en valeur qu’au dénouement. </text:p>
      <text:p text:style-name="P49">Les frères Parfait ont une conception particulièrement étroite de la tragédie, parce qu’elle s’appuie sur les éléments classiques de définition apportés en 1660 par Corneille<text:note text:id="ftn33" text:note-class="footnote"><text:note-citation>33</text:note-citation><text:note-body><text:p text:style-name="Footnote"><text:span text:style-name="T31"><text:s/></text:span><text:span text:style-name="T33">Discours sur le poème dramatique</text:span><text:span text:style-name="T31"> (</text:span><text:span text:style-name="T33">Œuvres complètes</text:span><text:span text:style-name="T31">, éd. G. Couton, Paris,</text:span><text:span text:style-name="T33"> </text:span><text:span text:style-name="T31">Gallimard « Bibliothèque de la Pléiade », 1987),</text:span><text:span text:style-name="T33"> </text:span><text:span text:style-name="T31">p. 124 : <text:s/></text:span></text:p><text:p text:style-name="_3c_quote_3e_">[La] dignité [de la tragédie] demande quelque grand intérêt d’État, ou quelque passion plus noble et plus mâle que l’amour telles que sont l’ambition et la vengeance ; et veut donner à craindre des malheurs plus grands, que la perte d’une maîtresse. Il est à propos d’y mêler l’amour, parce qu’il a toujours beaucoup d’agrément, et peut servir de fondement à ces intérêts, et à ces autres passions dont je parle ; mais il faut qu’il se contente du second rang dans le poème, et leur laisse le premier. </text:p><text:p text:style-name="Footnote"><text:span text:style-name="T31">La hiérarchie des passions qui animent les héros de </text:span><text:span text:style-name="T33">Porus</text:span><text:span text:style-name="T31"> est un problème dramatique majeur, puisqu’il met en cause la classification générique de la pièce (</text:span><text:span text:style-name="T33">cf.</text:span><text:span text:style-name="T31"> Chapitre </text:span><text:span text:style-name="T12">iv</text:span><text:span text:style-name="T31"> de la présente introduction). </text:span></text:p></text:note-body></text:note>. Ils regrettent que la question de l’héroïsme ne <text:soft-page-break/>constitue qu’un fil de l’intrigue de <text:span text:style-name="T6">Porus</text:span>, car selon eux les questions politiques doivent constituer l’intérêt majeur d’une tragédie classique. Cette approche est anachronique car dans les années 1640, les frontières entre les tragédies et tragi-comédies sont particulièrement poreuses. Le décalage avec l’histoire ancienne est rejeté par les frères Parfait, alors que la prépondérance des thématiques galantes dans la tragédie inscrit <text:span text:style-name="T6">Porus</text:span> dans une esthétique moderne en rupture avec la tradition des tragédies austères tirées de l’histoire ancienne. Les Frères Parfait attaquent donc la pièce de Boyer pour mieux disqualifier l’esthétique galante et tragi-comique du premier Boyer, mais ces principes de création sont en parfait accord avec les productions littéraires contemporaines de <text:span text:style-name="T6">Porus</text:span>. </text:p>
      <text:p text:style-name="Standard"/>
      <text:h text:style-name="P18" text:outline-level="1"><text:bookmark-start text:name="_Toc453853725"/>Chapitre II : Alexandre et Porus, de l’histoire à la tragédie<text:bookmark-end text:name="_Toc453853725"/> </text:h>
      <text:h text:style-name="Heading_20_2" text:outline-level="2"><text:bookmark-start text:name="_Toc453853726"/>Généalogies littéraires<text:bookmark-end text:name="_Toc453853726"/> </text:h>
      <text:p text:style-name="P52">Boyer est un dramaturge qui aspire à plaire à son public, c’est pourquoi il puise son inspiration dans les œuvres appréciées par les spectateurs de son temps afin de créer <text:span text:style-name="T6">Porus</text:span>. Cette démarche explique aussi bien le choix des thématiques qui structurent la pièce que les mécanismes dramatiques repris par Boyer. </text:p>
      <text:h text:style-name="Heading_20_3" text:outline-level="3"><text:bookmark-start text:name="_Toc453853727"/>Le réinvestissement de l’histoire ancienne<text:bookmark-end text:name="_Toc453853727"/> </text:h>
      <text:h text:style-name="Heading_20_4" text:outline-level="4">L’intérêt politique pour l’histoire </text:h>
      <text:p text:style-name="P49">L’histoire antique est une source privilégiée par les auteurs de tragédie parce qu’elle permet d’asseoir la dignité caractéristique du genre. La tragédie est le spectacle le plus prisé pour mettre en scène les personnages célèbres et invoquer des auteurs classiques et canonique, et la filiation humaniste entre littérature classique et littérature moderne renforce le prestige de la tragédie. Le recours à l’histoire vient ainsi fonder l’utilité du théâtre, et il s’agit d’un argument avancé dès la naissance de la tragédie moderne : </text:p>
      <text:p text:style-name="_3c_quote_3e_">Dès sa renaissance au <text:span text:style-name="T11">xvi</text:span><text:span text:style-name="T24">e</text:span> siècle, la tragédie, encore plus que dans la Fable, puisa ses sujets dans l’histoire, occasion privilégiée de réflexion politique, de méditation morale et philosophique, car la tragédie d’histoire propose des leçons aux spectateurs.<text:note text:id="ftn34" text:note-class="footnote"><text:note-citation>1</text:note-citation><text:note-body><text:p text:style-name="Bibliographiem"><text:s/><text:span text:style-name="Note_20_de_20_bas_20_de_20_page_20_Car"><text:span text:style-name="T51">Charles Mazouer, </text:span></text:span><text:span text:style-name="Note_20_de_20_bas_20_de_20_page_20_Car"><text:span text:style-name="T52">Le théâtre français de l’âge classique, t.1, Le premier </text:span></text:span><text:span text:style-name="Note_20_de_20_bas_20_de_20_page_20_Car"><text:span text:style-name="T16">xvii</text:span></text:span><text:span text:style-name="Note_20_de_20_bas_20_de_20_page_20_Car"><text:span text:style-name="T28">e</text:span></text:span><text:span text:style-name="Note_20_de_20_bas_20_de_20_page_20_Car"><text:span text:style-name="T52"> siècle</text:span></text:span><text:span text:style-name="Note_20_de_20_bas_20_de_20_page_20_Car"><text:span text:style-name="T51">, Paris, H. Champion, 2006, Deuxième partie, Chapitre </text:span></text:span><text:span text:style-name="Note_20_de_20_bas_20_de_20_page_20_Car"><text:span text:style-name="T15">iii</text:span></text:span><text:span text:style-name="Note_20_de_20_bas_20_de_20_page_20_Car"><text:span text:style-name="T51"> « Le retour de la tragédie » p. 322.</text:span></text:span> </text:p><text:p text:style-name="Footnote"/></text:note-body></text:note></text:p>
      <text:p text:style-name="Standard">L’histoire a donc un intérêt thématique pour les dramaturges, puisqu’elle pose des enjeux éthiques et politiques actuels. <text:s text:c="2"/></text:p>
      <text:p text:style-name="P49"><text:s/>Cette démarche est très appréciée par le public contemporain de Boyer car elle répond à une aspiration du <text:soft-page-break/>public à s’instruire ; elle permet également d’approfondir la réflexion sur l’exercice d’un pouvoir royal en pleine mutation au début du <text:span text:style-name="T11">xvii</text:span><text:span text:style-name="T24">e</text:span> siècle. La forme théâtrale est particulièrement pertinente pour évoquer ces questionnements, car elle aménage des moments de dialogue et d’affrontement entre des personnages plus ou moins archétypaux. En effet, les héros invoqués par les dramaturges portent avec eux un caractère plus ou moins conforme à l’<text:span text:style-name="T6">éthos </text:span>correspondant à leur rang, et l’adéquation des personnages aristocratiques aux vertus prônées par la tradition littéraire et philosophique satisfait le critère de convenance du personnage tragique posé par Aristote<text:note text:id="ftn35" text:note-class="footnote"><text:note-citation>2</text:note-citation><text:note-body><text:p text:style-name="Footnote"><text:span text:style-name="T31"><text:s/></text:span><text:span text:style-name="T33">Poétique</text:span><text:span text:style-name="T31">, traduction de M. Magnien, Paris, Libraire Générale Française, 1990, 1454a15-25 (p. 107) : concernant les caractères, Aristote explique que « Le second but à viser est la convenance : un caractère peut être viril, mais être virile ou trop intelligente ne convient pas à une femme. » La convenance correspond donc à l’adéquation entre le statut social d’un personnage et son caractère. </text:span></text:p></text:note-body></text:note> et repris par les théoriciens de l’âge classique. <text:s/></text:p>
      <text:p text:style-name="P49">Avant la Fronde, l’affaiblissement de l’aristocratie au profit de la puissance royale pousse Corneille<text:note text:id="ftn36" text:note-class="footnote"><text:note-citation>3</text:note-citation><text:note-body><text:p text:style-name="Footnote"><text:span text:style-name="T31"><text:s/>L’opposition entre le Comte et Don Diègue dans </text:span><text:span text:style-name="T33">Le Cid</text:span><text:span text:style-name="T31"> (I, </text:span><text:span text:style-name="T12">iv</text:span><text:span text:style-name="T31">) est ainsi fondée sur le refus de sacrifier l’orgueil aristocratique à la soumission aux ordres royaux. </text:span></text:p></text:note-body></text:note> et de nombreux dramaturges contemporains de Boyer à réfléchir aux relations entre l’aristocratie et le souverain, ce qui conduit à approfondir le lieu commun humaniste de la réflexion sur les qualités du bon roi. <text:span text:style-name="T6">Porus</text:span> interroge ces enjeux de deux points de vue différents, étant donné que le personnel dramatique comprend deux rois : d’une part, la relation asymétrique entre Porus et Alexandre renvoie à la question des relations entre le souverain et l’aristocratie ; d’autre part, Boyer met en scène le lieu commun du roi mal conseillé à travers le personnage d’Attale. </text:p>
      <text:p text:style-name="P49">Avec Alexandre, Boyer choisit un exemple de roi particulièrement pertinent car la propagande royale investit sa réputation glorieuse pour appuyer la montée de l’absolutisme sous Louis XIII. L’une des œuvres les plus représentatives de cette entreprise de valorisation de la monar<text:soft-page-break/>chie, l’<text:span text:style-name="T6">Hymne d’Alexandre le Grand avec des parallèles de lui et de Philippe et des Rois très Chrétiens Louis XIII heureusement régnant et Henri le Grand</text:span> d’Yves Duchat<text:note text:id="ftn37" text:note-class="footnote"><text:note-citation>4</text:note-citation><text:note-body><text:p text:style-name="Footnote"><text:span text:style-name="T31"><text:s/>Imprimé en 1624 à Paris chez J. Libert. </text:span></text:p></text:note-body></text:note>, témoigne de l’analogie que le pouvoir vise à établir entre les deux rois : le prestige du conquérant sert à justifier la politique de concentration du pouvoir menée par le roi moderne. En ce sens, la notion de « personnage-référentiel » forgée par Philippe Hamon<text:note text:id="ftn38" text:note-class="footnote"><text:note-citation>5</text:note-citation><text:note-body><text:p text:style-name="Footnote"><text:span text:style-name="T31"><text:s/>Ph. Hamon « Pour un statut sémiologique du personnage », </text:span><text:span text:style-name="T33">Poétique du récit</text:span><text:span text:style-name="T31">, Seuil, Paris, 1977, p. 121. Cité par Sabine Gruffat, « La représentation du héros amoureux dans les tragédies classiques : pour une conception évolutive du moi ? », </text:span><text:span text:style-name="T33">Littératures classiques</text:span><text:span text:style-name="T31">, n</text:span><text:span text:style-name="T25">o</text:span><text:span text:style-name="T31">77, 2012, p.11. </text:span></text:p></text:note-body></text:note> est pertinente pour définir l’image d’Alexandre à l’époque de Boyer, puisque la mention du conquérant macédonien dans une œuvre littéraire appelle la représentation d’une figure monarchique exemplaire, vertueuse et héroïque. Par conséquent, le « personnage-référentiel » d’Alexandre se fonde essentiellement sur le souvenir glorieux du roi parfait décrit par Plutarque, et non sur le portrait plus nuancé de Quinte-Curce. C’est sur ce modèle politique que Boyer fonde sa tragédie, comme Desmarets l’avait fait dans <text:span text:style-name="T6">Roxane</text:span><text:span text:style-name="T6"><text:note text:id="ftn39" text:note-class="footnote"><text:note-citation>6</text:note-citation><text:note-body><text:p text:style-name="Footnote"><text:span text:style-name="T31"><text:s/>La pièce a d’abord été imprimée à Paris par Henry le Gras en 1647 ; </text:span><text:span text:style-name="T34">Théâtre complet (1636-1643)</text:span><text:span text:style-name="T38"> de Desmarets, éd. Claire Isabelle</text:span><text:span text:style-name="T46"> </text:span><text:span text:style-name="T38">Chaineaux, Paris, H. Champion, 2005.</text:span></text:p></text:note-body></text:note></text:span>, tragi-comédie qui met également en scène le personnage d’Alexandre. </text:p>
      <text:p text:style-name="P49">Boyer exploite le thème de la légitimité monarchique dans <text:span text:style-name="T6">Porus</text:span> car il tisse dans les répliques de Porus et d’Arsacide le motif du refus du pouvoir absolu du conquérant sur les peuples<text:note text:id="ftn40" text:note-class="footnote"><text:note-citation>7</text:note-citation><text:note-body><text:p text:style-name="Footnote"><text:span text:style-name="T31"><text:s/>Arsacide justifie le ressentiment de Porus à l’égard d’Alexandre sur ces motifs politiques acte III, </text:span><text:span text:style-name="T12">i</text:span><text:span text:style-name="T31"> (v. 641-644), et Porus reproche à Alexandre d’exercer le pouvoir tyrannique (v. 1037-1040, acte IV, </text:span><text:span text:style-name="T12">vi</text:span><text:span text:style-name="T31">). Dans les deux cas, la qualification de « tyran » accuse Alexandre d’exercer un pouvoir excessif. Le ressentiment de Porus fait ressortir de façon éclatante la générosité d’Alexandre : le dénouement de la pièce vient infirmer les accusations et actualiser l’image positive du roi macédonien. </text:span></text:p></text:note-body></text:note>. Cependant, cette réflexion perd de sa per<text:soft-page-break/>tinence du fait de l’exemplarité d’Alexandre et de son respect pour l’aristocratie.<text:span text:style-name="T42"> </text:span>Alexandre est irréprochable dans <text:span text:style-name="T6">Porus</text:span>,<text:span text:style-name="T6"> </text:span>car il prend soin de préserver la dignité des princesses et de la reine captive et accorde la gloire à son adversaire en lui offrant non seulement sa clémence, mais aussi son amitié. La contestation du pouvoir considérable d’Alexandre a finalement peu de place dans <text:span text:style-name="T6">Porus</text:span>, parce que rien ne remet en cause sa souveraineté de façon convaincante : la vertu d’Alexandre indique au contraire que le pouvoir absolu, lorsqu’il est exercé par un bon roi, favorise l’élévation réciproque du souverain et des aristocrates qui l’entourent grâce à l’amitié. </text:p>
      <text:h text:style-name="Heading_20_4" text:outline-level="4">La réappropriation galante de l’histoire antique : le précédent romanesque</text:h>
      <text:p text:style-name="P49">L’histoire politique intéresse les auteurs de tragédie parce qu’elle permet aux spectateurs de s’instruire sur la vie et les mœurs des grands hommes sans se contraindre à une érudition déplaisante.<text:span text:style-name="T42"> </text:span>Le théâtre a une fonction similaire aux romans qui connaissent leur essor vers les années 1640 puisque, comme Boyer, les romanciers s’appuient sur le socle de la littérature classique de leur temps en tirant leurs sujets des historiens antiques comme Quinte-Curce, Plutarque, Justin ou Xénophon. Dans le roman comme dans le théâtre, la réappropriation des vies de héros antiques pousse les auteurs à insérer des intrigues amoureuses afin d’enrichir les récits militaires et politiques des historiens antiques : les héros gagnent ainsi une épaisseur psychologique qui favorise l’intérêt et la sympathie du lecteur ou du spectateur<text:note text:id="ftn41" text:note-class="footnote"><text:note-citation>8</text:note-citation><text:note-body><text:p text:style-name="Footnote"><text:span text:style-name="T31"><text:s/>Il s’agit de la thèse soutenue par Nathalie Grande dans son article « La métamorphose galante des héros antiques : modalités et enjeux d’une poétique », </text:span><text:span text:style-name="T33">Littératures classiques</text:span><text:span text:style-name="T31">, n</text:span><text:span text:style-name="T25">o</text:span><text:span text:style-name="T31"> 77, 2012, p. 229-244. </text:span></text:p></text:note-body></text:note>, et ce procédé appuie la visée morale que le public cultivé reconnaissait à ces œuvres.<text:span text:style-name="T48"> </text:span></text:p>
      <text:p text:style-name="P49">C’est pour cette raison que H. C. Lancaster évoque une filiation entre le sujet de <text:span text:style-name="T6">Porus</text:span> et le long roman de La Calprenède, <text:span text:style-name="T6">Cassandre</text:span><text:note text:id="ftn42" text:note-class="footnote"><text:note-citation>9</text:note-citation><text:note-body><text:p text:style-name="Footnote"><text:span text:style-name="T31"><text:s/>Le roman commence à être publié à partir de 1642. La Calprenède, </text:span><text:span text:style-name="T33">Cassandre</text:span><text:span text:style-name="T31">, Paris, Augustin Courbé, 1657 ; Genève, Slatkine, 1978. </text:span></text:p></text:note-body></text:note> : dans les deux œuvres, on trouve une mise en scène de la vie d’Alexandre fondée sur la lecture des historiens antiques et agrémentée par des in<text:soft-page-break/>trigues amoureuses amplifiées à partir des récits des historiens ou tout simplement fictives. Les deux auteurs exploitent des schémas amoureux similaires, puisque Perdiccas comme Oroondate sont amoureux de la fille de leur adversaire, Darius. La dissociation entre les personnages amoureux et les personnages héroïques appuie également le rapprochement de <text:span text:style-name="T6">Porus</text:span> et de <text:span text:style-name="T6">Cassandre</text:span> : dans les deux œuvres, Alexandre n’est pas un héros amoureux, et cette fonction est déléguée à un héros <text:span text:style-name="T6">a priori</text:span> secondaire<text:note text:id="ftn43" text:note-class="footnote"><text:note-citation>10</text:note-citation><text:note-body><text:p text:style-name="Footnote"><text:span text:style-name="T31"><text:s/>Les héros de </text:span><text:span text:style-name="T33">Cassandre </text:span><text:span text:style-name="T31">ont été étudiés par Marie-Gabrielle Lallemand dans son article « Galanterie des conquérant : l’Alexandre de La Calprenède et le Cyrus des Scudéry », </text:span><text:span text:style-name="T33">Littératures classiques</text:span><text:span text:style-name="T31">, n</text:span><text:span text:style-name="T25">o</text:span><text:span text:style-name="T31">77, 2012 p. 99-112. </text:span></text:p></text:note-body></text:note>, et ce alors même que Plutarque évoque le mariage entre Statira, une des filles de Darius, et Alexandre<text:note text:id="ftn44" text:note-class="footnote"><text:note-citation>11</text:note-citation><text:note-body><text:p text:style-name="Footnote"><text:span text:style-name="T31"><text:s/>Plutarque, </text:span><text:span text:style-name="T33">Les Vies parallèles</text:span><text:span text:style-name="T31">, t.2, « Vie d’Alexandre le Grand », tr. Jacques Amyot, éd. G. Walter, Paris, Gallimard « Bibliothèque de la Pléiade », 1951, </text:span><text:span text:style-name="T12">cxiv,</text:span><text:span text:style-name="T31"> p. 405. </text:span></text:p></text:note-body></text:note>. Sur ce plan, Oroondate et Porus occupent une fonction identique, puisque tous deux sont des personnages centraux non pas en raison de leur valeur militaire, mais parce qu’ils se comportent en amants passionnés. </text:p>
      <text:p text:style-name="P49"><text:span text:style-name="T6">Porus</text:span> comme <text:span text:style-name="T6">Cassandre </text:span>témoignent d’une inflexion majeure dans la conception de l’héroïsme au <text:span text:style-name="T11">xvii</text:span><text:span text:style-name="T24">e</text:span> siècle : à côté du héros militaire figure désormais le héros galant, et ce dernier menace le premier parce que le lecteur ou le spectateur s’y identifie plus aisément. Cette tension est particulièrement sensible dans <text:span text:style-name="T6">Porus</text:span>, car elle remet en cause la classification générique de la pièce. En effet, ce sont habituellement les tragi-comédies qui font des relations amoureuses une intrigue principale. La <text:span text:style-name="T6">Roxane </text:span>de Desmarets illustre bien le caractère problématique de la distinction des genres tragiques et tragi-comiques, puisque comme <text:span text:style-name="T6">Porus</text:span> elle expose des intrigues amoureuses inspirées de l’histoire d’Alexandre mais est présentée par son auteur comme une tragi-comédie. </text:p>
      <text:h text:style-name="Heading_20_3" text:outline-level="3"><text:bookmark-start text:name="_Toc453853728"/><text:soft-page-break/>Des structures dramatiques éprouvées<text:bookmark-end text:name="_Toc453853728"/></text:h>
      <text:h text:style-name="Heading_20_4" text:outline-level="4">Échos cornéliens </text:h>
      <text:p text:style-name="P49">Dans leur ensemble, les premières pièces de Boyer témoignent d’une forte imprégnation des pièces de Corneille. Dans <text:span text:style-name="T6">Porus</text:span>, cette influence est thématique et structurelle.</text:p>
      <text:p text:style-name="P49">La thématique cornélienne de la générosité a déjà été exploitée par Boyer dans sa première tragédie, <text:span text:style-name="T6">La Porcie romaine</text:span><text:note text:id="ftn45" text:note-class="footnote"><text:note-citation>12</text:note-citation><text:note-body><text:p text:style-name="Footnote"><text:span text:style-name="T31"><text:s/>Claude Boyer, </text:span><text:span text:style-name="T33">La Porcie Romaine</text:span><text:span text:style-name="T31">, Paris, Augustin Courbé, 1646. </text:span></text:p></text:note-body></text:note><text:span text:style-name="T6"> </text:span>:<text:span text:style-name="T42"> </text:span>Octave est prêt à faire preuve de clémence envers Brutus à la fin de la pièce<text:note text:id="ftn46" text:note-class="footnote"><text:note-citation>13</text:note-citation><text:note-body><text:p text:style-name="Footnote"><text:span text:style-name="T31"><text:s/>V, </text:span><text:span text:style-name="T12">iv. </text:span><text:span text:style-name="T31">A la dernière scène, Octave apprend que Brute et Porcie se sont déjà donné la mort. Ce dénouement nuit finalement à Octave, puisque ses ennemis ont pu faire preuve d’un courage qu’il ne peut partager, étant donné qu’il ne les a pas sauvés. <text:s text:c="3"/></text:span></text:p></text:note-body></text:note>, mais le pardon est accordé trop tard car le héros et son épouse ont déjà choisi de se suicider.<text:span text:style-name="T42"> </text:span>Le dénouement des deux pièces se distingue en ce que celui de <text:span text:style-name="T6">La Porcie romaine </text:span>est particulièrement abrupt : Boyer joue sur les effets de surprise pour amplifier le pathétique, tandis que la fin de <text:span text:style-name="T6">Porus</text:span> progresse par paliers vers la réhabilitation du héros<text:note text:id="ftn47" text:note-class="footnote"><text:note-citation>14</text:note-citation><text:note-body><text:p text:style-name="Footnote"><text:span text:style-name="T31"><text:s/>Nous expliquons la structure du dénouement dans le chapitre </text:span><text:span text:style-name="T12">iii </text:span><text:span text:style-name="T31">de la présente introduction. </text:span></text:p></text:note-body></text:note>. <text:s/>Dans <text:span text:style-name="T6">Porus</text:span>, la filiation avec Corneille est plus claire, puisque le titre de la pièce renvoie directement les spectateurs à <text:span text:style-name="T6">Cinna </text:span>: la « Générosité d’Alexandre » se superpose à la « Clémence d’Auguste » dans un titre qui comprend dans les deux cas une alternative entre les deux héros, introduite par la conjonction « ou », et les deux pièces sont des tragédies qui finissent de façon heureuse grâce au pardon inespéré du souverain. Boyer célèbre donc dans Porus des valeurs que l’on retrouve également dans les pièces contemporaines de Corneille, qui sont le courage, le respect et la magnanimité, et qui se fondent sur l’exaltation de l’orgueil aristocratique<text:note text:id="ftn48" text:note-class="footnote"><text:note-citation>15</text:note-citation><text:note-body><text:p text:style-name="Footnote"><text:span text:style-name="T31"><text:s/>La définition de l’héroïsme comme une exaltation du moi a été analysée par Paul Bénichou, dans son étude « L’héroïsme cornélien », </text:span><text:span text:style-name="T33">Morales du Grand Siècle</text:span><text:span text:style-name="T31">, Paris, Gallimard, 1988 (1947 pour la première édition). </text:span></text:p></text:note-body></text:note>. Cependant, Boyer enrichit les significa<text:soft-page-break/>tions de la générosité puisqu’il en fait une valeur à la fois politique et éthique : le pardon qu’Oraxène accorde à son amant pour l’avoir soupçonnée d’être infidèle est une marque de générosité dénuée de sens politique, comme le précise Sylvie Benzekri. <text:s/></text:p>
      <text:p text:style-name="P49">Boyer reprend dans <text:span text:style-name="T6">Porus </text:span>une autre structure cornélienne en introduisant dans sa pièce un couple d’amants ennemis. Perdiccas est ainsi soumis à la fois à sa loyauté envers Alexandre et à son désir de satisfaire son amante, Clairance : l’hommage rendu au <text:span text:style-name="T6">Cid </text:span>est d’autant plus clair que Boyer introduit l’hémistiche « Je ne vous hais point »<text:note text:id="ftn49" text:note-class="footnote"><text:note-citation>16</text:note-citation><text:note-body><text:p text:style-name="Footnote"><text:span text:style-name="T31"><text:s/></text:span><text:span text:style-name="T33">Porus</text:span><text:span text:style-name="T31">, I, </text:span><text:span text:style-name="T12">iii, </text:span><text:span text:style-name="T31">v. 177. Dans </text:span><text:span text:style-name="T33">Le Cid</text:span><text:span text:style-name="T31">, Chimène dit à Rodrigue « Va, je ne te hais point » à la fin de la scène </text:span><text:span text:style-name="T12">iv </text:span><text:span text:style-name="T31">de l’acte III (v. 973 dans la version de 1637). <text:s/></text:span></text:p></text:note-body></text:note> dans le dialogue entre les deux amants. Cette structure est également un héritage de la précédente pièce de Boyer, <text:span text:style-name="T6">La Sœur généreuse</text:span> : le couple d’amants ennemis est cependant introduit plus tardivement dans l’action, puisque le spectateur apprend tardivement la réciprocité de l’amour entre le prince Hermodor et la princesse Sophite<text:note text:id="ftn50" text:note-class="footnote"><text:note-citation>17</text:note-citation><text:note-body><text:p text:style-name="Footnote"><text:span text:style-name="T31"><text:s/>Au dénouement de la pièce, Sophite pardonne et épouse le prince Hermodor. <text:s text:c="3"/></text:span></text:p></text:note-body></text:note>. Cet obstacle permet également de nouer l’intrigue puisque comme dans <text:span text:style-name="T6">Le Cid</text:span> l’amant se trouvait contraint de s’en prendre à son amante pour venger l’affront fait à l’un de ses parents. Dans <text:span text:style-name="T6">Porus</text:span>, l’obstacle a une place secondaire car Perdiccas n’a pas d’influence sur les décisions de Porus et d’Alexandre. L’action principale n’est pas infléchie par l’existence de ce couple. </text:p>
      <text:h text:style-name="Heading_20_3" text:outline-level="3">La jalousie comme moteur dramatique : <text:span text:style-name="T6">La Sœur généreuse</text:span> </text:h>
      <text:p text:style-name="P49"><text:span text:style-name="T6">Porus</text:span> prolonge également des tentatives dramaturgiques antérieures puisque <text:span text:style-name="T6">La Sœur généreuse </text:span>est la première pièce où le dramaturge exploite le thème de la jalousie. Malgré leurs différences génériques, les deux pièces présentent des similitudes qui montrent, comme l’a souli<text:soft-page-break/>gné Sylvie Benzekri, que l’écriture des tragi-comédies sert d’appui à Boyer pour la composition de ses tragédies : </text:p>
      <text:p text:style-name="_3c_quote_3e_">Boyer combine les écritures assez librement et cela conforte notre hypothèse d’un passage par la tragi-comédie pour approfondir les structures des tragédies.<text:note text:id="ftn51" text:note-class="footnote"><text:note-citation>18</text:note-citation><text:note-body><text:p text:style-name="Footnote"><text:span text:style-name="T31"><text:s/></text:span><text:span text:style-name="T33">Claude Boyer dramaturge</text:span><text:span text:style-name="T31">, Deuxième partie, chapitre VI : « Les tragi-comédies », p. 277. </text:span></text:p></text:note-body></text:note> </text:p>
      <text:p text:style-name="Standard">La tragi-comédie est donc un terrain d’expérimentation de structures et de thématiques dramatiques pour Boyer, c’est pourquoi nous pouvons établir quelques analogies éclairantes entre <text:span text:style-name="T6">Porus</text:span> et <text:span text:style-name="T6">La Sœur généreuse</text:span>. <text:s/></text:p>
      <text:p text:style-name="P49">Dans les deux pièces, la jalousie est un motif dramatique majeur dans la mesure où cette passion pousse le personnage principal à agir. Dans <text:span text:style-name="T6">La Sœur généreuse</text:span>, la reine est jalouse parce que le roi est tombé amoureux d’une captive qui n’est autre qu’une reine ennemie, et la jalousie conduit la reine à charger son fils de tuer sa rivale : l’action rejoint <text:span text:style-name="T6">Porus</text:span> en ce que la jalousie mène dans les deux pièces à une tentative d’assassinat. En cela, la jalousie est un moteur dramatique puisqu’elle modifie les relations entre les personnages et constitue un péril pour les autres personnages. <text:s text:c="2"/></text:p>
      <text:p text:style-name="P49">Les deux pièces sont également analogues parce qu’elles mettent en place des structures symétriques : on retrouve ainsi deux sœurs captives qui interagissent avec deux amants. Cependant, l’originalité de <text:span text:style-name="T6">Porus </text:span>apparaît dans l’éthique adoptée par les personnages amoureux : Boyer privilégie désormais l’expression galante des sentiments amoureux, ce qui conforte l’hypothèse critique d’une inspiration romanesque de <text:span text:style-name="T6">Porus</text:span>. L’amour ne s’appuie plus sur les rapports de force entre les personnages mais sur leur capacité à faire preuve de dévouement à l’égard de l’être aimé : la civilité devient donc une valeur centrale des héros de Boyer, et le sentiment amoureux est teinté d’une mélancolie beaucoup plus nette que dans <text:span text:style-name="T6">La Sœur généreuse</text:span>. La conception courtoise de l’amour occupe désormais une place centrale : elle renforce la cohérence de la dramaturgie de Boyer en articulant l’héroïsme <text:soft-page-break/>guerrier et l’héroïsme galant à la fin de la pièce autour des valeurs de courage et de dévouement.<text:span text:style-name="T42"> </text:span></text:p>
      <text:p text:style-name="P49">La seconde modification apportée par Boyer consiste à modifier les procédés qui permettent le dénouement de l’action. Dans <text:span text:style-name="T6">La Sœur généreuse</text:span>, c’est la jalousie de la reine qui est éliminée car le roi renonce finalement à son amour pour la reine Clomire, tandis que dans <text:span text:style-name="T6">Porus</text:span> le malentendu permet de nier l’infidélité d’Argire. Cette modification a un effet similaire à la modification des rapports amoureux entre les personnages : les héros apparaissent plus admirables car fidèles, et la tragédie a une portée morale moins ambiguë. Le caractère extérieur du malentendu atténue la responsabilité des héros puisque les personnages découvrent que personne n’a commis de trahison, alors que le roi de Cilicie a commis une faute car il s’est réellement épris de sa captive. L’obstacle de l’infidélité est beaucoup plus difficile à éliminer lorsqu’il est vrai, c’est pourquoi le dénouement de <text:span text:style-name="T6">Porus </text:span>semble moins artificiel que celui de <text:span text:style-name="T6">La Sœur généreuse</text:span>. </text:p>
      <text:p text:style-name="P49">La comparaison entre les deux pièces montre bien que <text:span text:style-name="T6">Porus</text:span> obéit aux codes d’une esthétique tragi-comique que Boyer a déjà explorée dans <text:span text:style-name="T6">La Sœur généreuse</text:span>. Cependant, <text:span text:style-name="T6">La Sœur généreuse </text:span>se fonde sur un sujet purement romanesque, tandis que dans <text:span text:style-name="T6">Porus </text:span>Boyer s’appuie sur un sujet historique en s’inspirant des épisodes de la vie d’Alexandre le Grand. C’est à partir des sources historiques que Boyer réunit les veines historiques et galantes pour construire les épisodes de <text:span text:style-name="T6">Porus</text:span>.<text:span text:style-name="T42"> </text:span></text:p>
      <text:h text:style-name="Heading_20_2" text:outline-level="2"><text:bookmark-start text:name="_Toc453853729"/>Les sources historiques de <text:span text:style-name="T53">Porus</text:span><text:bookmark-end text:name="_Toc453853729"/></text:h>
      <text:p text:style-name="P52">Boyer construit sa tragédie en s’inspirant de l’histoire de deux rivaux d’Alexandre le Grand : Porus, roi des Indes, et Darius, roi de Perse. Leurs aventures sont relatées par Plutarque dans sa « Vie d’Alexandre le Grand »<text:span text:style-name="T6"> </text:span>et par Quinte-Curce dans son <text:span text:style-name="T6">Histoire d’Alexandre</text:span><text:note text:id="ftn52" text:note-class="footnote"><text:note-citation>19</text:note-citation><text:note-body><text:p text:style-name="Footnote"><text:span text:style-name="T31"><text:s/></text:span><text:span text:style-name="T33">Histoire d’Alexandre</text:span><text:span text:style-name="T31">, Quinte-Curce (traduction d’Annette Flobert), Paris, Gallimard « Folio Classique », 2007. </text:span></text:p></text:note-body></text:note>. Plutarque comme Quinte-Curce adoptent la perspective d’Alexandre en s’intéressant à ses choix politiques, militaires et éthiques. Boyer renverse ce point de vue pour construire <text:soft-page-break/>son intrigue, puisque le héros de <text:span text:style-name="T6">Porus</text:span> n’est pas le vainqueur, mais le vaincu : il s’agit là du premier apport du dramaturge. </text:p>
      <text:p text:style-name="P52">Boyer s’inspire ainsi de l’histoire de deux vaincus d’Alexandre, Porus et Darius. Leur destin et le caractère sont sensiblement différents : cette diversité des caractères explique pourquoi Porus est un personnage complexe, à la fois affecté furieusement par sa passion jalouse et capable de se comporter en souverain digne de l’amitié d’Alexandre. </text:p>
      <text:h text:style-name="Heading_20_3" text:outline-level="3">L’histoire de Porus<text:span text:style-name="T55"><text:note text:id="ftn53" text:note-class="footnote"><text:note-citation>20</text:note-citation><text:note-body><text:p text:style-name="Footnote"><text:span text:style-name="T31"><text:s/>La bataille de l’Hydaspe est rapportée dans les paragraphes </text:span><text:span text:style-name="T12">c </text:span><text:span text:style-name="T31">à </text:span><text:span text:style-name="T12">ciii </text:span><text:span text:style-name="T31">de la « Vie d’Alexandre » ; chez Quinte-Curce, elle est relatée au paragraphe </text:span><text:span text:style-name="T12">xiv </text:span><text:span text:style-name="T31">du quatrième livre de l’</text:span><text:span text:style-name="T33">Histoire d’Alexandre</text:span><text:span text:style-name="T31">. </text:span></text:p></text:note-body></text:note></text:span>, un sujet héroïqu<text:bookmark text:name="_Toc453853730"/>e </text:h>
      <text:p text:style-name="P49">L’histoire de Porus est la source la plus évidente de la pièce, car les noms des personnages principaux et le lieu de l’intrigue s’appuient sur les circonstances de sa rivalité avec Alexandre. Comme l’indique la liste liminaire des personnages<text:span text:style-name="T6"> </text:span>et la didascalie initiale, Boyer fait du roi des Indes et de ses adversaires les héros de sa pièce. La résistance de Porus contre l’avancée d’Alexandre en Inde débouche sur la bataille de l’Hydaspe qui eut lieu en 326 avant J.-C. Perdiccas correspond également à un personnage historique, lieutenant d’Alexandre<text:note text:id="ftn54" text:note-class="footnote"><text:note-citation>21</text:note-citation><text:note-body><text:p text:style-name="Footnote"><text:span text:style-name="T31"><text:s/>« Vie d’Alexandre le Grand », </text:span><text:span text:style-name="T33">Vies des hommes illustres</text:span><text:span text:style-name="T31">, t.2. </text:span></text:p></text:note-body></text:note> ; cependant, les historiens ne précisent pas davantage son rôle dans la rivalité avec Porus. <text:s/></text:p>
      <text:p text:style-name="P49">En donnant à son héros le nom de Porus, Boyer contribue à donner un prestige important à son héros : la tradition historique insiste en effet sur le physique imposant<text:note text:id="ftn55" text:note-class="footnote"><text:note-citation>22</text:note-citation><text:note-body><text:p text:style-name="Footnote"><text:span text:style-name="T31"><text:s/></text:span><text:span text:style-name="T33">Ibid</text:span><text:span text:style-name="T31">, </text:span><text:span text:style-name="T12">cii, </text:span><text:span text:style-name="T31">p. 396 : « Au reste, la plupart des historiens s’accordent à écrire que Porus quatre coudées et une palme de haut ». La traduction de Jacques Amyot est fautive d’après G. Walter : Porus mesure quatre coudées et un empan de haut, ce qui revient à environ deux mètres, ce qui reste impressionnant. </text:span></text:p></text:note-body></text:note> et sur les talents militaires du roi indien. L’issue de la guerre entre Porus et Alexandre est ainsi longtemps indécise car les deux adversaires rivalisent constamment de <text:soft-page-break/>stratégie et de force. Si Porus est finalement vaincu par Alexandre, Quinte-Curce souligne que cette victoire résulte d’une bataille difficile. Porus se révèle donc un personnage attrayant parce qu’il est un chef militaire à la mesure d’Alexandre le Grand. L’Inde correspond également une borne de l’empire d’Alexandre, et en cela la bataille de l’Hydaspe marque les bornes de la puissance du roi macédonien, ce qui renforce le prestige de Porus. </text:p>
      <text:p text:style-name="P49">Il est donc probable que Boyer ait choisi le personnage de Porus pour signaler au spectateur qu’il met en scène face à Alexandre un adversaire redoutable et héroïque. Son attitude est particulièrement digne et orgueilleuse dans le récit de Plutarque, puisque l’historien rapporte que lorsque Porus est fait prisonnier par Alexandre et que ce dernier lui demande comment il doit être traité, celui-ci lui répond qu’il veut être traité « royalement »<text:note text:id="ftn56" text:note-class="footnote"><text:note-citation>23</text:note-citation><text:note-body><text:p text:style-name="Footnote"><text:span text:style-name="T31"><text:s/>« Vie d’Alexandre le Grand », </text:span><text:span text:style-name="T33">Vies des hommes illustres, </text:span><text:span text:style-name="T31">t.2, </text:span><text:span text:style-name="T12">cii, </text:span><text:span text:style-name="T31">p. 396</text:span></text:p></text:note-body></text:note>. Cette réplique éloquente témoigne de la conscience de souverain du personnage : Porus ne perd jamais conscience de son rang malgré sa défaite et les menaces qui pèsent sur sa vie. Alexandre accepte alors de faire preuve de générosité : il laisse à Porus la vie sauve et lui donne « beaucoup d’autres pays » en plus de la souveraineté sur son royaume, et le roi des Indes devient un satrape d’Alexandre. </text:p>
      <text:p text:style-name="P49">Boyer s’appuie donc sur la générosité de Porus pour construire son dénouement : dans la tragédie, le roi reprend conscience de sa dignité de souverain, c’est pourquoi il veut se mesurer à Alexandre avant d’accepter son amitié. Boyer emprunte ainsi à l’histoire de Porus le courage et la générosité égales des deux personnages : là-dessus, les récits de Plutarque et de Quinte-Curce sont similaires. Cependant, le dramaturge attribue la réponse de Porus à Alexandre, rapportée par Plutarque, à l’épouse du roi indien : Argire dénonce ainsi le déguisement de Porus en sommant Alexandre de traiter dignement son prisonnier<text:note text:id="ftn57" text:note-class="footnote"><text:note-citation>24</text:note-citation><text:note-body><text:p text:style-name="Footnote"><text:span text:style-name="T31"><text:s/></text:span><text:span text:style-name="T33">Porus</text:span><text:span text:style-name="T31">,</text:span><text:span text:style-name="T33"> </text:span><text:span text:style-name="T56">IV, </text:span><text:span text:style-name="T17">vii</text:span><text:span text:style-name="T56"> (v. 1010) : </text:span><text:span text:style-name="T31">Songe à le moins traiter en esclave qu’en Roi. </text:span></text:p></text:note-body></text:note>. Cette allusion précise au récit de Plutarque fonde <text:soft-page-break/>H. C. Lancaster à faire de la « Vie d’Alexandre le Grand » la source la plus probable de Boyer<text:note text:id="ftn58" text:note-class="footnote"><text:note-citation>25</text:note-citation><text:note-body><text:p text:style-name="Footnote"><text:span text:style-name="T43"><text:s/></text:span><text:span text:style-name="T44">History of French dramatic literature, Part II, </text:span><text:span text:style-name="T43">vol. 2, p. 596 : « The historical facts of the encounter between Alexander and Porus, the latter’s capture, his display of fortitude, and the conqueror’s magnanimity were probably derived from Plutarch rather than from Quintus Curcius. » </text:span></text:p></text:note-body></text:note>. </text:p>
      <text:p text:style-name="P49">La situation matrimoniale de Porus n’est cependant précisée ni par Quinte-Curce, ni par Plutarque. Comme nous l’avons vu, les dramaturges contemporains de Boyer ont l’habitude de greffer une intrigue amoureuse sur des évènements tirés de l’histoire politique – ce procédé est particulièrement récurrent dans les romans – ; pourtant, Boyer ne tire pas l’idée de la jalousie de Porus envers sa femme captive de son imagination : il s’inspire de l’histoire de Darius relatée par les mêmes sources. Il s’agit là d’une technique originale de Boyer, puisque le dramaturge procède par combinaison des sources. <text:s/></text:p>
      <text:h text:style-name="Heading_20_3" text:outline-level="3">L’histoire de Darius<text:span text:style-name="T55"><text:note text:id="ftn59" text:note-class="footnote"><text:note-citation>26</text:note-citation><text:note-body><text:p text:style-name="Footnote"><text:span text:style-name="T31"><text:s/>Plutarque et Quinte-Curce consacrent de longs développements à l’histoire de la rivalité entre Darius et Alexandre, étant donné que les deux rois se rencontrèrent lors de plusieurs batailles. Chez Plutarque, la bataille d’Issos qui oppose Alexandre à Darius et ses conséquences sont évoquées du chapitre </text:span><text:span text:style-name="T12">xxxvi</text:span><text:span text:style-name="T31"> à </text:span><text:span text:style-name="T12">xxxviii (</text:span><text:span text:style-name="T31">éd. citée, p. 346-349). </text:span><text:span text:style-name="T12">C</text:span><text:span text:style-name="T31">hez Quinte-Curce, la bataille d’Issos et la situation dans le camp de Darius sont respectivement évoqués aux chapitres 11 et 12 de la troisième partie. </text:span></text:p></text:note-body></text:note></text:span>, une intrigue amoureus<text:bookmark text:name="_Toc453853731"/>e </text:h>
      <text:p text:style-name="P49">La rivalité entre Darius et Alexandre est beaucoup plus développée par Plutarque et Quinte-Curce car elle jalonne les débuts de la carrière militaire d’Alexandre. Cette histoire présente cependant un inconvénient pour le dramaturge, car elle postule une relation asymétrique entre les deux souverains. Si Boyer avait mis en scène Darius plutôt que Porus, son héros aurait été moins enclin à susci<text:soft-page-break/>ter l’intérêt et l’admiration de son spectateur, car les historiens présentent constamment Darius comme un personnage moins valeureux qu’Alexandre. Quinte-Curce en particulier ne cesse d’insister sur les défauts de Darius qui contribuent à ses défaites : celui-ci accorde une importance excessive à l’apparence – l’historien reprend en cela des motifs récurrents de la peinture des mœurs orientales par les Grecs – et ne fait jamais preuve d’héroïsme. Darius manque de sens stratégique et c’est ce qui fait de lui un mauvais chef d’armée.<text:span text:style-name="T42"> </text:span></text:p>
      <text:p text:style-name="P49">Boyer préfère donc greffer un épisode de l’histoire de Darius à son intrigue pour créer son Porus. Il reprend ainsi le récit des événements qui suivent la bataille d’Issos de novembre 333 av. J.-C pour créer l’intrigue amoureuse de sa pièce. La bataille s’achève sur la débandade de<text:span text:style-name="T42"> </text:span>l’armée de Darius car le choix du terrain lui est défavorable. Pour garder la vie sauve, le roi de Perse est contraint de prendre la fuite <text:span text:style-name="T6">incognito</text:span>,<text:span text:style-name="T42"> </text:span>c’est pourquoi la mère de Darius, sa femme, sa fille et son fils sont retenus prisonniers par Alexandre devenu maître du champ de bataille. La séparation de la famille royale est un épisode particulièrement pathétique : les reines et la princesse éplorées viennent demander en suppliantes la protection d’Alexandre. Ce dernier accepte et impose à son armée qu’on traite dignement la famille royale. Plutarque comme Quinte-Curce insistent donc sur la compassion et sur la magnanimité exemplaires d’Alexandre envers la famille de Darius : le conquérant respecte la fidélité de la reine envers son époux, et il ne convoite pas sa fille bien qu’elles fussent très belles.<text:span text:style-name="T42"> </text:span></text:p>
      <text:p text:style-name="P49">Pourtant, Darius soupçonne Alexandre d’avoir fait de sa femme une de ses concubines ; il envoie des ambassadeurs auprès de son adversaire pour lui proposer une rançon et réclame à plusieurs reprises la libération de sa famille. Alexandre est d’abord indigné par le manque de respect dont le roi de Perse fait preuve à son égard puisque Darius ne mentionne pas le titre de roi d’Alexandre dans sa lettre. Alexandre répond à Darius en refusant sa rançon et en lui proposant de venir le défier avant de retrouver ses proches. Darius accepte, mais son assassinat par un <text:soft-page-break/>traître fait avorter la rencontre entre les adversaires. Le destin tragique de Darius est un autre facteur qui explique pourquoi Boyer n’a pas repris l’identité du roi perse pour sa tragédie : la mort de Darius n’a pas d’intérêt dramatique puisqu’elle ne permet pas à Alexandre d’exercer sa générosité. Comme l’a expliqué Georges Forestier<text:note text:id="ftn60" text:note-class="footnote"><text:note-citation>27</text:note-citation><text:note-body><text:p text:style-name="Footnote"><text:span text:style-name="T31"><text:s/>« Notice sur </text:span><text:span text:style-name="T33">Alexandre le Grand </text:span><text:span text:style-name="T31">», Racine, </text:span><text:span text:style-name="T33">Œuvres complètes</text:span><text:span text:style-name="T31">, édition de G. Forestier, Paris, Gallimard « Bibliothèque de la Pléiade », 1999, p. 1286. </text:span></text:p></text:note-body></text:note>, le dénouement de l’intrigue par la clémence du souverain sur le modèle de <text:span text:style-name="T6">Cinna </text:span>serait devenu impossible si l’histoire de Darius avait été reprise en l’état par Boyer. </text:p>
      <text:h text:style-name="Heading_20_2" text:outline-level="2"><text:bookmark-start text:name="_Toc453853732"/>Le travail du dramaturge<text:bookmark-end text:name="_Toc453853732"/></text:h>
      <text:h text:style-name="Heading_20_3" text:outline-level="3"><text:bookmark-start text:name="_Toc453853733"/>La juxtaposition des sources : une écriture narrative de la tragédie<text:bookmark-end text:name="_Toc453853733"/></text:h>
      <text:p text:style-name="P49">Boyer a construit l’intrigue principale de <text:span text:style-name="T6">Porus</text:span> en juxtaposant l’histoire de Porus à celle de Darius. Contrairement à Corneille ou Racine, Boyer contamine les deux intrigues sans les enchevêtrer car les quatre premiers actes de la pièce recoupent les épisodes de l’histoire de Darius tandis que l’histoire de Porus est reprise uniquement au dénouement. C’est la succession des deux batailles qui permet à Boyer de juxtaposer les deux épisodes historiques, comme l’explique Georges Forestier : </text:p>
      <text:p text:style-name="_3c_quote_3e_">Le lien [est] est assuré par la bataille qui se déroule entre l’acte IV et V, bataille qui superpose celle d’Arbèles, qui succédait à l’entrevue des ambassadeurs de Darius avec Alexandre, et celle de l’Hydaspe, qui voyait la défaite de Porus.<text:span text:style-name="Footnote_20_Characters"> </text:span><text:note text:id="ftn61" text:note-class="footnote"><text:note-citation>28</text:note-citation><text:note-body><text:p text:style-name="Footnote"><text:span text:style-name="T31"><text:s/></text:span><text:span text:style-name="T33">Ibid.</text:span><text:span text:style-name="T31"> </text:span></text:p></text:note-body></text:note><text:s/></text:p>
      <text:p text:style-name="Standard">Boyer s’appuie donc sur la récurrence des affrontements entre Darius et Alexandre pour redoubler le combat entre les deux rois, mais la perspective du héros change sensiblement entre ces deux moments, et recoupe la différence de caractère qui distingue Darius de Porus.<text:span text:style-name="T48"> </text:span>Dans les quatre premiers actes, Porus est essentiellement mû par la jalousie nourrie par la séparation du couple royal à la suite d’une première défaite qui recoupe celle de Darius à Issos. L’intrigue amoureuse est ainsi au centre de la première <text:soft-page-break/>partie de la pièce. À la fin du quatrième acte, la rencontre entre Porus et Alexandre et la révélation de la trahison d’Attale renouvelle les enjeux dramatiques : c’est l’amitié d’Alexandre et la dignité de Porus qui importent désormais, et l’amour se trouve ainsi subordonné à l’aspiration à la gloire militaire. Les deux sources d’inspiration de Boyer servent donc deux dynamiques dramatiques qui sont distinctes tout au long de la pièce. Dans un premier temps, la jalousie sert de moteur à l’action ; dans un second temps, l’héroïsation du personnage est motivée par le courage et l’orgueil royal de Porus. </text:p>
      <text:p text:style-name="P49">En cela, la construction de la pièce a une forme narrative<text:note text:id="ftn62" text:note-class="footnote"><text:note-citation>29</text:note-citation><text:note-body><text:p text:style-name="Footnote"><text:span text:style-name="T31"><text:s/>Les catégories que nous évoquons ont été posées par G. Forestier dans son </text:span><text:span text:style-name="T33">Essai de génétique théâtrale : Corneille à l’œuvre</text:span><text:span text:style-name="T31">, Genève, Droz, 1996, chapitre 3 : « Génétique cornélienne », p. 125-198. </text:span></text:p></text:note-body></text:note> et non dramatique. La <text:span text:style-name="T6">dispositio </text:span>ne fait pas l’objet d’une réflexion dramaturgique qui interroge l’enchaînement des épisodes, puisque Boyer a suivi la disposition des faits telle qu’on la retrouve chez les historiens : le début, les obstacles et la fin de la pièce étaient fournis par ses sujets, bien que l’ensemble soit issu de la juxtaposition de deux récits. Le dramaturge a donc procédé par réduction des récits et non par déduction d’une progression dramatique construite à partir d’un dénouement. C’est l’absence de lien de nécessité entre les deux épisodes qui montre bien que l’écriture de <text:span text:style-name="T6">Porus</text:span> est narrative, comme le constate Sylvie Benzekri : </text:p>
      <text:p text:style-name="_3c_quote_3e_">Comme le dénouement n’influe pas sur le premier emprunt (la vie de Darius), nous pouvons dire que l’écriture est narrative.<text:note text:id="ftn63" text:note-class="footnote"><text:note-citation>30</text:note-citation><text:note-body><text:p text:style-name="Footnote"><text:span text:style-name="T31"><text:s/></text:span><text:span text:style-name="T33">Claude Boyer dramaturge</text:span><text:span text:style-name="T31">, p. 207. </text:span></text:p></text:note-body></text:note></text:p>
      <text:p text:style-name="P49">Le travail du dramaturge modifie donc l’<text:span text:style-name="T6">inventio </text:span>et non la <text:span text:style-name="T6">dispositio </text:span>de la fable : Boyer procède par juxtaposition et par ajout de deux éléments : le déguisement du roi et de nouveaux personnages. Cette dernière caractéristique correspond à un procédé caractéristique de la tragi-comédie : le redoublement du personnel dramatique et des intrigues amoureuses. <text:s/></text:p>
      <text:h text:style-name="Heading_20_3" text:outline-level="3"><text:bookmark-start text:name="_Toc453853734"/><text:soft-page-break/>La construction du système des personnages<text:bookmark-end text:name="_Toc453853734"/> </text:h>
      <text:h text:style-name="Heading_20_4" text:outline-level="4">L’introduction d’un obstacle extérieur : le mauvais conseiller <text:s/></text:h>
      <text:p text:style-name="P49">Boyer apporte certaines modifications à l’histoire qui lui permettent de disposer de ressorts dramatiques puissants pour la composition de sa pièce. <text:s/>Tout d’abord, il fonde la jalousie de Porus sur la calomnie d’un nouveau conseiller. Ce paramètre relève bien de l’<text:span text:style-name="T6">inventio</text:span>, puisque Boyer introduit un personnage qui n’est pas mentionné chez les historiens antiques mais qui est fréquemment inséré dans les tragédies de son temps. Le mauvais conseiller permet en effet de produire des malentendus qui poussent le roi à prendre de mauvaises décisions. La malhonnêteté du traître dégage en partie la responsabilité du roi, ce qui permet au dramaturge de ménager la sympathie du spectateur envers lui. La calomnie d’Attale a ainsi catalysé la fureur jalouse de Porus, et c’est ce qui rend plus vraisemblable son apaisement et son changement de caractère au dénouement, lorsque le malentendu sur la fidélité d’Argire est dissipé. La reconnaissance de la vertu de Porus par Alexandre vient souligner cette volonté de conserver la capacité du héros à susciter la sympathie et l’admiration du spectateur. <text:s text:c="3"/></text:p>
      <text:h text:style-name="Heading_20_4" text:outline-level="4">Le jeu des redoublements </text:h>
      <text:p text:style-name="P52">La reconfiguration des personnages du drame contribue également à accroître la complexité de la pièce. </text:p>
      <text:p text:style-name="P52">Plutarque et Quinte-Curce précisent en effet que la mère, la femme, la fille et le fils de Darius sont faits prisonniers par Alexandre, mais Boyer élimine la mère et le fils de Darius des <text:span text:style-name="T6">dramatis personae</text:span> de <text:span text:style-name="T6">Porus</text:span> pour deux raisons. En premier lieu, la mère et le très jeune fils de Darius ont un intérêt dramatique très faible, puisque leur âge leur attribue un pouvoir politique et affectif faibles. Boyer concentre donc les personnages principaux de sa pièce sur deux générations : d’une part, la génération de Porus et d’autre part la génération plus des filles de Porus. Cette répartition ne conduit pas à une opposition entre person<text:soft-page-break/>nages mûrs et personnages jeunes, car les parents ne sont jamais en situation de conflit avec leurs enfants. Argire et Oraxène sont toutes les deux favorables aux vœux d’Arsacide et Porus ne formule jamais son refus bien que la reine craint qu’Attale ait influencé Porus pour écarter le jeune prétendant. Seules les mœurs des jeunes sont sensiblement différentes par rapport à celles de Porus, puisqu’Arsacide, Perdiccas et leurs amantes adoptent des mœurs et un langage plus galants que leur aîné. </text:p>
      <text:p text:style-name="P52">Boyer construit donc des personnages qui fonctionnent par couple, et ces couples sont eux-mêmes créés grâce à un redoublement du personnel dramatique. Oraxène et Clairance sont ainsi les deux filles de Darius : les sources exploitées par Boyer précisent que Darius a une fille captive dans le camp d’Alexandre qui devient l’épouse de l’Ami d’Alexandre, Héphestion<text:note text:id="ftn64" text:note-class="footnote"><text:note-citation>31</text:note-citation><text:note-body><text:p text:style-name="Footnote"><text:span text:style-name="T31"><text:s/></text:span><text:span text:style-name="T33">Histoire d’Alexandre</text:span><text:span text:style-name="T31">, X, 5, 20. Quinte-Curce adopte ici la perspective de la mère de Darius : « Une de ses petites-filles était assise près d’elle : elle pleurait son mari, Héphestion, qui venait de mourir ». La petite-fille de la mère de Darius est donc la fille de Darius. </text:span></text:p></text:note-body></text:note> ; concernant l’autre fille de Darius, les historiens ne donnent aucune précision, c’est pourquoi il s’agit d’un personnage ajouté par Boyer. Les deux filles de Porus apparaissent par alternances dans la pièce : Clairance, présente au premier acte de la pièce, est ainsi absente du troisième acte car elle cède sa place à sa sœur, et cette répartition de la présence des héroïnes sur scène diversifie les enjeux des échanges entre les amants. </text:p>
      <text:p text:style-name="P52">Boyer a inséré ce premier jeune couple dans la structure de <text:span text:style-name="T6">Porus</text:span> et il l’a redoublé en introduisant Arsacide et Oraxène. Il en tire des effets dramatiques importants, puisque ces couples permettent d’enrichir les situations dramatiques de la pièce, car le dramaturge introduit ainsi des soutiens aux personnages principaux qui sont intéressants pour eux-mêmes : le spectateur voit sur scène des confidents qui poursuivent parallèlement des intérêts amoureux personnels<text:span text:style-name="T42">. </text:span>Ces intérêts sont fondés sur une jalousie réciproque des jeunes héros, et en cela le couple Arsacide / Oraxène permet à Boyer de faire écho à l’intrigue principale de la pièce, structurée également sur la jalou<text:soft-page-break/>sie. Le couple Perdiccas / Clairance permet de nouer l’intrigue secondaire de jalousie en faisant de Perdiccas le faux rival d’Arsacide, et la figure d’Attale vient enfin renforcer la cohérence de ces intrigues puisqu’il est le personnage responsable de tous les malentendus amoureux. </text:p>
      <text:p text:style-name="P52">Le système des personnages élaboré par Boyer fonctionne donc selon plusieurs jeux de symétrie, à la fois thématiques, actoriels et actanciels puisque certains couples se ressemblent par leurs malheurs, leur statut ou leur relation aux personnages principaux. Cette structure amplifie le plaisir du spectateur car les échanges amoureux gagnent en variété : la jalousie est ainsi traitée du point de vue de l’époux puis d’après la perspective plus inquiète du prétendant. Cet obstacle concerne deux couples sur trois, puisque la problématique de l’amour entre des personnages ennemis est également évoquée. Le redoublement du personnel dramatique enrichit donc les situations de dialogue en mettant des héros qui ont une individualité propre, elle-même dépendante de leur place dans l’architecture actancielle de la pièce et du statut des personnages : Perdiccas est ainsi bien distingué des autres héros masculins parce qu’il est partagé entre les deux camps qu’il veut servir. Ce procédé permet également d’enrichir l’expression mélancolique et pathétique des passions amoureuses, puisque l’âge et la position de force des personnages fait varier l’expression de l’inquiétude, du reproche et du dévouement envers l’être aimé. Ces variations se donnent dans la pièce dans l’oscillation permanente chez Porus et Arsacide entre le discours galant et la fureur héroïque. </text:p>
      <text:p text:style-name="Standard"/>
      <text:h text:style-name="P18" text:outline-level="1"><text:bookmark-start text:name="_Toc453853735"/>Chapitre III : Structure interne de la pièce<text:bookmark-end text:name="_Toc453853735"/> </text:h>
      <text:h text:style-name="Heading_20_2" text:outline-level="2"><text:bookmark-start text:name="_Toc453853736"/>Analyse structurelle de la pièce<text:bookmark-end text:name="_Toc453853736"/> </text:h>
      <text:h text:style-name="Heading_20_3" text:outline-level="3"><text:bookmark-start text:name="_Toc453853737"/>Fil de la pièce<text:bookmark-end text:name="_Toc453853737"/> <text:s/></text:h>
      <text:h text:style-name="Heading_20_4" text:outline-level="4">L’exposition </text:h>
      <text:p text:style-name="P49">Les fonctions de l’exposition sont multiples : une bonne exposition doit aborder tous les éléments nécessaires à la compréhension de l’intrigue en évoquant tous les acteurs de la pièce et en précisant les relations qui les unissent. Elle doit enfin permettre au spectateur de formuler des hypothèses concernant la suite de la pièce. </text:p>
      <text:p text:style-name="P49">Les dramaturges de l’âge classique, comme Corneille, fixent les limites de l’exposition au premier acte d’une pièce : <text:s/></text:p>
      <text:p text:style-name="_3c_quote_3e_">[…] je dirai qu[e le premier acte] doit contenir les semences de tout ce qui doit arriver, tant pour l’action principale, que pour les épisodiques, en sorte qu’il n’entre aucun acteur dans les actes suivants, qui ne soit connu par ce premier, ou du moins appelé par quelqu’un qui y aura été introduit. Cette maxime est nouvelle et assez sévère […] ; mais j’estime qu’elle sert beaucoup à fonder une véritable unité d’action, par la liaison de toutes celles qui concurrent dans le poème.<text:note text:id="ftn65" text:note-class="footnote"><text:note-citation>1</text:note-citation><text:note-body><text:p text:style-name="Footnote"><text:span text:style-name="T31"><text:s/>« De l’utilité et des parties du poème dramatique », </text:span><text:span text:style-name="T33">Trois discours sur le poème dramatique</text:span><text:span text:style-name="T31">,</text:span><text:span text:style-name="T33"> </text:span><text:span text:style-name="T31">in</text:span><text:span text:style-name="T33"> Œuvres</text:span><text:span text:style-name="T31">, éd. G. Couton, Gallimard « Bibliothèque de la Pléiade », vol. III, p. 135-136. </text:span></text:p></text:note-body></text:note></text:p>
      <text:p text:style-name="P49">Boyer se conforme à cet usage dans <text:span text:style-name="T6">Porus</text:span> car de nombreux éléments essentiels à la compréhension de l’intrigue sont livrés au cours du premier acte. Cependant, l’exposition n’est achevée qu’au début du second acte, car l’arrivée de Porus et d’Arsacide apporte un éclairage plus précis sur l’intrigue. </text:p>
      <text:h text:style-name="Heading_20_5" text:outline-level="5">Exposé de la situation des personnages</text:h>
      <text:p text:style-name="P49">Le premier acte de <text:span text:style-name="T6">Porus</text:span> expose la situation des acteurs de la pièce, à commencer par celle des deux rois. Bien que Porus et Arsacide ne fassent leur apparition <text:soft-page-break/>qu’au second acte, le dialogue initial entre Alexandre et Perdiccas permet d’informer le spectateur de la rivalité entre les deux rois. Cette rivalité militaire est fortement dramatisée, car le dialogue marque la transition entre l’état de trêve et l’affrontement militaire à venir. C’est pourquoi l’échange se termine sur une décision importante : Alexandre annonce qu’il se prépare au combat final avec Porus et exhorte Perdiccas à le suivre pour préparer la bataille. </text:p>
      <text:p text:style-name="P49">Le sort de l’épouse et des filles de Porus est également évoqué dès la première scène, dans la mesure où il s’agit d’une des conséquences de la première victoire d’Alexandre sur Porus. Alexandre rappelle ainsi que Perdiccas a contribué à faire emprisonner la femme de Porus, Argire. Le sort des prisonnières est évoqué selon deux points de vue : d’une part, les paroles d’Alexandre font comprendre au spectateur que la captivité des femmes est une victoire pour lui ; d’autre part, les deux dernières scènes du premier acte permettent de juger de la souffrance des captives. Clairance reproche ainsi à Perdiccas d’avoir causé le malheur de ses proches (scène <text:span text:style-name="T11">iii</text:span>) et Argire évoque en termes pathétiques la séparation qui déchire sa famille. Argire a appris que l’ambassadeur de Porus doit se rendre au camp d’Alexandre, mais elle ne s’attend pas à être libérée par le roi : seule l’intervention de Perdiccas auprès d’Alexandre pourrait permettre aux captives de retrouver la liberté. Cependant, l’influence du compagnon d’Alexandre sur les décisions du conquérant est faible en raison de l’hostilité résolue d’Alexandre à une conciliation des deux camps (scène <text:span text:style-name="T11">iv</text:span>). </text:p>
      <text:h text:style-name="Heading_20_5" text:outline-level="5">Les rivalités amoureuses </text:h>
      <text:p text:style-name="Standard"><text:tab/>Les informations qui concernent les rivalités amoureuses entre les personnages ne sont données qu’à partir de la seconde scène du premier acte. Certes, le désaccord de Perdiccas sur la conduite de la guerre contre Porus (scène <text:span text:style-name="T11">i</text:span>) laisse déjà penser qu’il aspire à satisfaire d’autres intérêts en favorisant la paix entre les deux camps. La scène de confidence entre Perdiccas et Oronte permet de confirmer les intuitions du spectateur <text:soft-page-break/>(scène <text:span text:style-name="T11">ii</text:span>) : le prince de Macédoine se plaint de son amour pour la fille de Porus et expose le dilemme qui le déchire entre l’obéissance à Alexandre et le respect dû à la famille de son amante. En cela, la présence de Perdiccas dans les quatre premières scènes de la pièce est significative, car elle montre bien qu’il s’agit d’un personnage pris entre deux loyautés contradictoires : celle envers son amante et celle envers Alexandre. Perdiccas exprime également ses craintes à l’égard d’un rival supposé : Arsacide serait déjà promis à la jeune fille d’après Attale, conseiller de Porus à qui Perdiccas a sauvé la vie. Cependant, la rencontre entre les amants permet d’apprendre au spectateur que l’amour entre les jeunes héros est réciproque (scène <text:span text:style-name="T11">iii).</text:span> </text:p>
      <text:p text:style-name="P49">Il faut attendre la fin du premier acte (scène <text:span text:style-name="T11">v</text:span>) pour que le spectateur ait les premiers éléments concernant l’intrigue principale de la pièce : Argire apprend à ses filles le refus de Porus de libérer son épouse. Les pressentiments malheureux d’Argire accentuent la tension dramatique car ils annoncent une situation malheureuse mais mystérieuse, puisque la jalousie n’est pas encore nommée. L’emportement du roi contre la reine est rapporté sous la forme d’un récit poignant de Clarice (scène <text:span text:style-name="T11">v</text:span>). </text:p>
      <text:p text:style-name="P49">La structure de l’exposition montre que Boyer a pris soin de retarder l’introduction des éléments principaux de l’intrigue à la fin de l’exposition de la pièce. Cette construction est particulièrement efficace, car elle permet de maintenir éveillée la curiosité du spectateur jusqu’à la fin du premier acte. En effet, l’intrigue principale de la pièce, à savoir la jalousie de Porus, n’est révélée qu’au début du second acte : il faut attendre l’arrivée du héros (acte II, scène <text:span text:style-name="T11">i) </text:span>pour apprendre les motifs de son mépris pour Argire, et cet éclaircissement permet de clore l’exposition. Boyer se sert d’un procédé éprouvé par les dramaturges de son temps pour préciser l’exposition : l’arrivée du héros au second acte est courante dans les pièces de l’âge classique, car elle permet de jouer sur les attentes du spectateur, puisque ce dernier s’attend à voir le héros dès l’ouverture de la pièce. L’exposition de la rivalité entre Perdiccas et Arsacide permet également de fermer le premier moment de la pièce, car l’entrée d’Arsacide sur scène <text:soft-page-break/><text:span text:style-name="T53">informe le spectateur des soupçons de trahison qui inquiètent le</text:span> personnage. La méfiance réciproque entre les jeunes princes permet de nouer un second affrontement motivé par la jalousie et parallèle à celui qui oppose Porus et Alexandre. <text:s/>La transition entre les deux premiers actes est donc particulièrement tendue, ce qui amplifie le plaisir et l’intérêt du spectateur. <text:s/></text:p>
      <text:h text:style-name="Heading_20_5" text:outline-level="5">Les « préparations »<text:note text:id="ftn66" text:note-class="footnote"><text:note-citation>2</text:note-citation><text:note-body><text:p text:style-name="Footnote"><text:span text:style-name="T31"><text:s/>Nous reprenons cette notion dramaturgique fréquemment employé dans les </text:span><text:span text:style-name="T33">Trois Discours sur le poème dramatique</text:span><text:span text:style-name="T31"> de Corneille : les préparations correspondent aux indices qui renvoient à la suite d’une pièce de théâtre. <text:s/></text:span></text:p></text:note-body></text:note> aménagées dans le premier act<text:bookmark text:name="_Toc483996262"/>e </text:h>
      <text:p text:style-name="Standard"><text:tab/>L’exposition de la pièce est également efficace parce qu’elle annonce les premiers éléments de résolution. En effet, Argire exprime sa méfiance à l’égard d’Attale et les motivations qui pourraient le pousser à trahir Porus (I, <text:span text:style-name="T11">iv, </text:span>v. 289-290). a rivalité amoureuse entre Arsacide et Attale pourrait pousser ce dernier à éveiller chez le roi des soupçons infondés à propos d’Argire, puisque celle-ci soutient ouvertement son rival. Le traître est ainsi déjà désigné par l’épouse du roi, ce qui permet à un spectateur attentif de saisir la duplicité du personnage. Attale est certes prêt à fournir des renseignements à Perdiccas, mais les informations données par Argire poussent le spectateur à soupçonner une ambition politique égoïste chez le conseiller de Porus. </text:p>
      <text:p text:style-name="Standard"><text:tab/> </text:p>
      <text:p text:style-name="P49">L’exposition de <text:span text:style-name="T6">Porus</text:span> dresse donc le bilan d’une situation déjà bloquée par les soupçons qui préoccupent les principaux acteurs : Perdiccas ne peut épouser Clairance à la fois parce qu’il doit se soumettre aux volontés de l’ennemi du père de la jeune fille et parce qu’il se croit menacé par un rival ; par ailleurs, les captives ne peuvent espérer leur libération, puisque Porus est pris d’une jalousie furieuse à l’égard de son épouse. Il s’agit là du fil principal de la tragédie, puisqu’il concerne les rapports entre le héros et Alexandre. <text:s/></text:p>
      <text:h text:style-name="Heading_20_4" text:outline-level="4"><text:soft-page-break/>Le nœud </text:h>
      <text:p text:style-name="P49">La notion de nœud s’entend par rapport au dénouement de la pièce. C’est ce qu’entend J. Scherer lorsqu’il formule cette définition : « le nœud est ce qui sera dénoué à la fin de la pièce »<text:note text:id="ftn67" text:note-class="footnote"><text:note-citation>3</text:note-citation><text:note-body><text:p text:style-name="Footnote"><text:span text:style-name="T31"><text:s/>Jacques Scherer, </text:span><text:span text:style-name="T33">La Dramaturgie classique</text:span><text:span text:style-name="T31">, Paris, Armand Colin, 2014 [Paris, Nizet, 1950], chapitre </text:span><text:span text:style-name="T12">iii</text:span><text:span text:style-name="T31"> « Le nœud : les obstacles » p. 87. </text:span></text:p></text:note-body></text:note>. Le nœud comprend donc tout ce qui empêche la résolution de l’action exposée au premier acte. Il s’agit de l’ensemble des obstacles rencontrés par les personnages pour satisfaire leurs ambitions : dans <text:span text:style-name="T6">Porus</text:span>, on constate que ces obstacles affectent les personnages selon une logique de superposition et de succession. </text:p>
      <text:h text:style-name="Heading_20_5" text:outline-level="5"><text:bookmark-start text:name="_Toc483996263"/>Le déguisement : une péripétie<text:bookmark-end text:name="_Toc483996263"/> <text:s text:c="2"/></text:h>
      <text:p text:style-name="P49">L’acte II s’ouvre sur un retournement de situation : Porus arrive avec Arsacide dans le camp d’Alexandre déguisé en suivant de son propre ambassadeur (scène <text:span text:style-name="T11">i</text:span>). Le recours au déguisement est cohérent, car le premier acte annonçait l’arrivée d’un ambassadeur du roi indien<text:note text:id="ftn68" text:note-class="footnote"><text:note-citation>4</text:note-citation><text:note-body><text:p text:style-name="Footnote"><text:span text:style-name="T31"><text:s/>I, </text:span><text:span text:style-name="T12">i : P</text:span><text:span text:style-name="T31">erdiccas demande à Alexandre de se rendre « favorable » à l’ambassadeur de Porus qui est déjà « annoncé » d’après le prince macédonien. </text:span></text:p></text:note-body></text:note>. L’arrivée des personnages déguisés contribue à enrichir les périls qui menacent les héros, puisque les personnages sont soumis à un nouvel obstacle : ils risquent d’être reconnus comme des espions et de mourir en représailles. Le déguisement retarde également le dénouement de la pièce, car il empêche l’affrontement frontal et loyal avec Alexandre annoncé par le titre de la pièce. Ce procédé permet toutefois de faire progresser l’action, car Porus peut ainsi s’expliquer avec Argire à l’insu d’Alexandre. La scène de délibération et de confession qui ouvre l’acte prépare la confrontation entre les deux époux à la scène suivante. Pourtant, Porus ne parvient pas à canaliser sa colère lorsqu’il s’adresse à Argire, car dès les premiers vers la scène repose sur un malentendu qui crée une équivoque sur les intentions d’Argire : la reine veut suspendre l’entretien avec Porus car elle craint qu’il ne soit découvert par Alexandre, mais Porus comprend qu’Argire veut l’écarter <text:soft-page-break/>pour pouvoir rester avec son amant. Argire a beau essayer de convaincre Porus de sa fidélité, ce dernier refuse de la croire. L’échange entre les deux époux tourne très rapidement à l’invective, ce qui conforte Porus dans sa jalousie furieuse (scène <text:span text:style-name="T11">ii)</text:span>.</text:p>
      <text:h text:style-name="Heading_20_5" text:outline-level="5"><text:bookmark-start text:name="_Toc483996264"/>La cristallisation des obstacles (acte II)<text:bookmark-end text:name="_Toc483996264"/></text:h>
      <text:p text:style-name="P49">La progression dramatique est donc freinée par deux obstacles majeurs. Le premier obstacle rencontré par le roi est d’ordre politique : Porus se met dans une situation indigne d’un roi et dangereuse en adoptant un déguisement descendant<text:note text:id="ftn69" text:note-class="footnote"><text:note-citation>5</text:note-citation><text:note-body><text:p text:style-name="Footnote"><text:span text:style-name="T31"><text:s/>Nous empruntons cette distinction à l’ouvrage de G. Forestier : </text:span><text:span text:style-name="T33">Esthétique de l’identité dans le théâtre français 1550 - 1580 : le déguisement et ses avatars</text:span><text:span text:style-name="T31">, Genève, Droz, 1988. </text:span></text:p></text:note-body></text:note> afin d’infiltrer le camp d’Alexandre. </text:p>
      <text:p text:style-name="P49"><text:s/>Le second obstacle est d’ordre éthique : les personnages ne sont pas disposés à la réconciliation, et la tension entre les époux ne fait que s’aiguiser du fait de la méfiance qu’ils éprouvent. La jalousie de Porus conduit Argire à se montrer moins conciliante à l’égard de son époux : lorsqu’Alexandre propose à Argire de choisir de rester libre ou captive, la reine est contrainte de refuser l’offre étonnamment basse de l’ambassadeur de Porus pour conserver son honneur (scène <text:span text:style-name="T11">iv</text:span><text:span text:style-name="T11"><text:note text:id="ftn70" text:note-class="footnote"><text:note-citation>6</text:note-citation><text:note-body><text:p text:style-name="Footnote"><text:span text:style-name="T31"><text:s/>La scène </text:span><text:span text:style-name="T12">iii </text:span><text:span text:style-name="T31">a une fonction de transition : Porus quitte la scène quand Alexandre se présente à Argire. </text:span></text:p></text:note-body></text:note></text:span><text:span text:style-name="T11">)</text:span>. Encore une fois, Boyer parvient à ménager l’attention du public en décevant avec habileté ses attentes : la proposition d’Alexandre est une issue possible aussitôt écartée par Argire. Par conséquent, la reine est un personnage central du second acte : elle contribue à infléchir l’action de la pièce, comme le montre sa présence à toutes les scènes du second acte, la première exceptée.</text:p>
      <text:p text:style-name="P49">À la fin du second acte, la situation est donc particulièrement inquiétante puisque Porus risque fortement d’être découvert et puni de mort par Alexandre, tandis qu’Argire envisage son suicide car elle ne peut se résoudre à être libérée pour suivre un mari jaloux et indigne d’elle (scène <text:span text:style-name="T11">v</text:span>). <text:s text:c="2"/></text:p>
      <text:h text:style-name="Heading_20_5" text:outline-level="5"><text:bookmark-start text:name="_Toc483996265"/><text:soft-page-break/>Vers une issue tragique ?<text:bookmark-end text:name="_Toc483996265"/> </text:h>
      <text:p text:style-name="P49">À l’acte III, Boyer reprend une structure identique à celle qui a ouvert l’acte précédent : la seconde confrontation entre Porus et Argire est précédée d’une scène de confidence et de délibération entre Porus et Arsacide (scène <text:span text:style-name="T11">i)</text:span>. Cependant, la tension dramatique gagne en intensité car Porus prend la décision de tuer son rival supposé, Alexandre, sur les conseils d’Arsacide qui y voit une revanche plus glorieuse. </text:p>
      <text:p text:style-name="P49">La décision de Porus recentre la dynamique de la tragédie autour de l’affrontement entre les deux monarques. En cela, Boyer satisfait l’attente de son spectateur en faisant correspondre l’action au titre de la tragédie suggérant la rencontre des deux héros. Ce regain de tension est amplifié par l’analogie établie par Arsacide entre la situation du roi et sa propre rivalité avec Perdiccas : ce motif, déjà présent à l’acte II, est ici mieux mis en valeur parce qu’il prépare le duel entre les amants après la confrontation entre Argire et Porus. De façon symétrique, les amants se préparent à risquer leur vie pour venger l’offense dont ils se jugent victimes (scènes <text:span text:style-name="T11">ii</text:span> et <text:span text:style-name="T11">iii</text:span>). </text:p>
      <text:p text:style-name="P49">La progression dramatique semble prendre la forme d’une tragique fuite en avant des chefs militaires. Porus et Arsacide ont ainsi tous deux le sentiment de se sacrifier en allant combattre leurs rivaux, ce qui suscite la compassion des autres personnages, comme le montre la péripétie qui clôt le troisième acte : Oraxène revient sur son attitude hostile à l’égard d’Arsacide et implore sa sœur d’empêcher sa mort parce qu’elle ne peut se résigner à mettre en danger son amant malgré sa jalousie (scène <text:span text:style-name="T11">iv</text:span>). Clairance reproche d’abord à sa sœur de se soucier davantage de son amour que de son honneur, mais elle-même change d’avis en apprenant que l’adversaire d’Arsacide n’est autre que son propre amant.</text:p>
      <text:p text:style-name="P49">À l’acte IV, les conflits cristallisés dans les actes précédents prennent une forme plus concrète : Perdiccas annonce d’abord que la guerre entre Indiens et Macédoniens va reprendre de façon imminente puisque Porus a refusé la paix d’Alexandre (scène <text:span text:style-name="T11">i</text:span>). Un premier duel a lieu sur <text:soft-page-break/>scène entre les deux jeunes rivaux à la scène suivante. Clairance et Oraxène tentent en vain de les arrêter (scène <text:span text:style-name="T11">ii</text:span>), ce qui accentue la tension dramatique : la mort des jeunes héros semble inévitable. </text:p>
      <text:p text:style-name="P49">Cependant, ce premier affrontement prépare le dénouement dans la mesure où il apporte une première révélation sur l’identité des princes indiens : Perdiccas apprend qu’il combat Arsacide. Le duel entre les deux rivaux est suspendu par l’arrivée d’Alexandre : instruit d’un complot contre lui, le roi décide de mettre en prison Arsacide en dépit de son titre princier (scène <text:span text:style-name="T11">iii</text:span>). Porus arrive sur scène pour empêcher l’emprisonnement du prince, sans succès : Alexandre ordonne également son emprisonnement (scène <text:span text:style-name="T11">v</text:span>)<text:note text:id="ftn71" text:note-class="footnote"><text:note-citation>7</text:note-citation><text:note-body><text:p text:style-name="Footnote"><text:span text:style-name="T31"><text:s/>La scène </text:span><text:span text:style-name="T12">iv </text:span><text:span text:style-name="T31">sert de transition : à l’arrivée de Porus, Clairance et Oraxene quittent la scène pour chercher leur mère afin d’apaiser la colère d’Alexandre et de protéger Porus. </text:span></text:p></text:note-body></text:note>. </text:p>
      <text:h text:style-name="Heading_20_4" text:outline-level="4">Le dénouement </text:h>
      <text:p text:style-name="P49">Le dénouement est destiné à éliminer les obstacles qui affectent les personnages. Il enveloppe donc les derniers événements d’une pièce de théâtre ; sa fonction est de mener tous les personnages à une situation stable : </text:p>
      <text:p text:style-name="_3c_quote_3e_">Le dénouement d’une pièce de théâtre comprend l’élimination du dernier obstacle ou la dernière péripétie et les événements qui peuvent en résulter.<text:note text:id="ftn72" text:note-class="footnote"><text:note-citation>8</text:note-citation><text:note-body><text:p text:style-name="Footnote"><text:span text:style-name="T31"><text:s/></text:span><text:span text:style-name="T33">La Dramaturgie classique</text:span><text:span text:style-name="T31">, ch. </text:span><text:span text:style-name="T12">vii</text:span><text:span text:style-name="T31"> « Le dénouement », p. 185. </text:span></text:p></text:note-body></text:note></text:p>
      <text:p text:style-name="P49"><text:s/>Les théoriciens de l’âge classique recommandent aux dramaturges de construire des dénouements nécessaires, complets et rapides<text:note text:id="ftn73" text:note-class="footnote"><text:note-citation>9</text:note-citation><text:note-body><text:p text:style-name="Footnote"><text:span text:style-name="T31"><text:s/></text:span><text:span text:style-name="T33">Ibid</text:span><text:span text:style-name="T31">, p. 186 : « le dénouement doit être, dans la dramaturgie classique, nécessaire, complet et rapide ». <text:s/></text:span></text:p></text:note-body></text:note>. </text:p>
      <text:p text:style-name="P49">Le dénouement de Porus résulte de deux révélations : la première est la véritable identité de Porus, révélée par Argire qui refuse de voir son époux traité comme un esclave prisonnier (scène <text:span text:style-name="T11">vi)</text:span> ; la seconde dévoile la trahison d’Attale : Alexandre fait lire à Porus le billet qui lui signale qu’Attale a averti le roi de Macédoine de l’arrivée <text:soft-page-break/>des deux héros dans le camp et attend pour récompense la main d’Oraxène. Ce dernier retournement de situation est favorable au héros : Alexandre comprend que son adversaire a été victime de la trahison d’un autre, c’est pourquoi il lui pardonne.</text:p>
      <text:p text:style-name="Standard"><text:tab/>Ainsi, le nœud principal de l’action semble dénoué, puisque la rivalité entre Porus et Alexandre prend fin grâce au pardon généreux d’Alexandre qui libère ses filles. Alexandre propose également à Argire de prendre sa liberté ou de rester dans son camp. Néanmoins, la pièce ne s’achève pas sur cette réconciliation car la situation ne peut être stable si Porus ne retrouve pas son rang de roi : Porus doit faire preuve de valeur, de loyauté et de générosité pour assumer son rang royal. Comme l’affirme Porus lui-même, seul le combat permet au héros de retrouver sa gloire, de prouver son dévouement envers son épouse et de mériter à nouveau son amour. C’est pourquoi l’acte IV s’achève sur l’annonce de deux nouveaux affrontements à venir pour Porus : le roi doit reprendre en main son armée soulevée par Attale avant de se mesurer à Alexandre (scène <text:span text:style-name="T11">vii</text:span>), malgré le mécontentement d’Argire qui refuse de voir son mari risquer encore une fois sa vie (scène <text:span text:style-name="T11">viii</text:span>).</text:p>
      <text:p text:style-name="Standard"><text:tab/> L’acte V rapporte les derniers combats sous la forme de deux récits : le châtiment d’Attale par Porus est décrit par Clarice (scène <text:span text:style-name="T11">i</text:span>), tandis que le récit du combat avec Alexandre est pris en charge par Phradate (scène <text:span text:style-name="T11">ii</text:span>). Les scènes suivantes (<text:span text:style-name="T11">iii</text:span> et <text:span text:style-name="T11">iv</text:span>) correspondent à l’arrivée d’Alexandre et de Porus sur scène et font retomber l’inquiétude des personnages et du spectateur : ces derniers s’assurent que les héros ont survécu. Le nœud de l’intrigue secondaire se résout à la dernière scène : le malentendu sur la rivalité entre Arsacide et Perdiccas est dissipé dès lors que chaque amant nomme la jeune fille qu’il veut épouser. La pièce s’achève sur les vœux réciproques d’Alexandre et de Porus devenus amis et sur les mariages des jeunes héros avec leurs amantes respectives. </text:p>
      <text:p text:style-name="Standard"><text:tab/></text:p>
      <text:p text:style-name="P52">Le dernier acte a donc une fonction centrale dans la stabilisation de la situation dramatique. Comme il est in<text:soft-page-break/>concevable que Porus accepte la clémence d’Alexandre en renonçant à sa propre gloire, le dernier acte met en scène la mutation du héros. Son courage et son autorité politique sont alors reconnus par tous les personnages, de sorte que le spectateur partage l’opinion du héros lorsqu’il affirme être devenu l’égal d’Alexandre. Le courage et la clémence à l’égard des soldats repentis de son armée fait bien du personnage un<text:span text:style-name="T6"> alter ego</text:span> du conquérant, loyal et généreux. </text:p>
      <text:list xml:id="list864686478" text:style-name="WWNum20">
        <text:list-item>
          <text:p text:style-name="P57"><text:bookmark-start text:name="_Toc453853738"/>Rythme de l’action et régularité de la pièce<text:bookmark-end text:name="_Toc453853738"/></text:p>
        </text:list-item>
      </text:list>
      <text:p text:style-name="P53"><text:span text:style-name="T6">Porus</text:span> compte 27 scènes réparties de la façon suivante : </text:p>
      <text:p text:style-name="P53">Nombre de scènes :</text:p>
      <text:list xml:id="list3409147536" text:style-name="WWNum40">
        <text:list-item>
          <text:p text:style-name="P20">Acte I : 5</text:p>
        </text:list-item>
        <text:list-item>
          <text:p text:style-name="P20">Acte II : 5</text:p>
        </text:list-item>
        <text:list-item>
          <text:p text:style-name="P20">Acte III : 4</text:p>
        </text:list-item>
        <text:list-item>
          <text:p text:style-name="P20">Acte IV : 8</text:p>
        </text:list-item>
        <text:list-item>
          <text:p text:style-name="P20">Acte V : 5</text:p>
        </text:list-item>
      </text:list>
      <text:p text:style-name="P53">Nombre de vers :</text:p>
      <text:list xml:id="list2839806759" text:style-name="WWNum41">
        <text:list-item>
          <text:p text:style-name="P21">Acte I : 296</text:p>
        </text:list-item>
        <text:list-item>
          <text:p text:style-name="P21">Acte II : 282</text:p>
        </text:list-item>
        <text:list-item>
          <text:p text:style-name="P21">Acte III : 310</text:p>
        </text:list-item>
        <text:list-item>
          <text:p text:style-name="P21">Acte IV : 341</text:p>
        </text:list-item>
        <text:list-item>
          <text:p text:style-name="P21">Acte V : 326</text:p>
        </text:list-item>
      </text:list>
      <text:p text:style-name="Standard"><text:tab/>Le compte des vers indique que les actes ont une longueur relativement semblable, puisque l’écart entre l’acte le plus bref (acte I) et l’acte le plus long (acte IV) est d’une quarantaine de vers seulement. Toutefois, une analyse plus fine suggère une amplification progressive des dialogues, caractéristique de la dynamique dramatique de la pièce : les rivalités amoureuses se nouent aux actes centraux de la pièce (III et IV), c’est pourquoi ce sont les plus longs. </text:p>
      <text:p text:style-name="Standard"><text:tab/>L’analyse de la répartition des scènes montre que <text:span text:style-name="T6">Porus</text:span> est une pièce bâtie de façon équilibrée, exception faite pour le quatrième acte : étant donné qu’il s’agit du premier moment de résolution de la pièce, Boyer a voulu en faire un moment central. La multiplication des scènes <text:soft-page-break/>s’explique d’abord par la variété des personnages qui interviennent car pour la première fois, tous les adversaires se rencontrent<text:note text:id="ftn74" text:note-class="footnote"><text:note-citation>10</text:note-citation><text:note-body><text:p text:style-name="Footnote"><text:span text:style-name="T31"><text:s/>Porus et Alexandre étaient déjà tous les deux sur scène à la scène </text:span><text:span text:style-name="T12">iii</text:span><text:span text:style-name="T31"> de l’acte II : cependant, il s’agit d’une scène de transition où Porus fuit la présence d’Alexandre sur les instances de sa femme et de son compagnon Arsacide. </text:span></text:p></text:note-body></text:note>. Le dynamisme de l’acte IV s’explique donc par la fréquence accrue des entrées et des sorties des personnages. En effet, les acteurs sont en mouvement sur scène : Clairance et Oraxène tentent ainsi d’empêcher le duel entre leurs amants respectifs puis quittent les lieux pour chercher leur mère à la fin de la quatrième scène. La découverte par Alexandre des hommes entrés dans son camp conduit Porus et Arsacide à quitter la scène car ils sont devenus prisonniers, mais ils reviennent aussitôt à la scène suivante. </text:p>
      <text:p text:style-name="P49">Enfin, l’étude de la nature des scènes, réparties entre scènes de confrontation et scènes de confession<text:note text:id="ftn75" text:note-class="footnote"><text:note-citation>11</text:note-citation><text:note-body><text:p text:style-name="Footnote"><text:span text:style-name="T31"><text:s/>Nous reprenons cette distinction de l’analyse structurelle de </text:span><text:span text:style-name="T33">Tyridate</text:span><text:span text:style-name="T31"> par L. Sergent : </text:span><text:span text:style-name="T33">cf. Tyridate ou Le Fils supposé</text:span><text:span text:style-name="T31">, Claude Boyer, éd. L. Sergent, Genève, Droz, 1998.</text:span></text:p></text:note-body></text:note> confirme l’impression que la tension se cristallise autour des actes centraux de la pièce. En effet, les deux premiers actes mettaient surtout en scène des moments de confession : quatre scènes sur les cinq<text:note text:id="ftn76" text:note-class="footnote"><text:note-citation>12</text:note-citation><text:note-body><text:p text:style-name="Footnote"><text:span text:style-name="T31"><text:s/>Il s’agit des scènes </text:span><text:span text:style-name="T12">i, ii, iv </text:span><text:span text:style-name="T31">et </text:span><text:span text:style-name="T12">v. </text:span><text:span text:style-name="T31">Nous invitons le lecteur à se reporter au tableau synoptique que nous avons dressé en annexe. </text:span></text:p></text:note-body></text:note> que comportent le premier acte ont une fonction délibérative ou informative ; on trouve une répartition sensiblement identique au second acte<text:note text:id="ftn77" text:note-class="footnote"><text:note-citation>13</text:note-citation><text:note-body><text:p text:style-name="Footnote"><text:span text:style-name="T31"><text:s/>Comme au premier acte, une seule scène est conflictuelle : il s’agit de la scène </text:span><text:span text:style-name="T12">ii</text:span><text:span text:style-name="T31"> qui correspond aux retrouvailles de Porus et Argire. </text:span></text:p></text:note-body></text:note>. L’équilibre se renverse à partir du troisième acte, puisque la moitié des scènes<text:note text:id="ftn78" text:note-class="footnote"><text:note-citation>14</text:note-citation><text:note-body><text:p text:style-name="Footnote"><text:span text:style-name="T31"><text:s/>Deux scènes conflictuelles sont au centre du troisième acte : la seconde scène de jalousie entre Porus et Argire est redoublée par l’affrontement entre Oraxène et Arsacide. <text:s/></text:span></text:p></text:note-body></text:note> de l’acte III ont une tonalité conflictuelle. L’acte IV est ainsi fortement dominé par les <text:soft-page-break/>affrontements, verbaux ou physiques, entre les personnages.</text:p>
      <text:p text:style-name="P49">Ces caractéristiques structurelles montrent que le quatrième acte de la pièce est un moment d’acmé précédant la résolution apportée par le dernier acte. La construction de <text:span text:style-name="T6">Porus</text:span> favorise le plaisir du spectateur puisque la tension s’amplifie progressivement mais se résorbe brusquement à la fin de l’acte IV, grâce aux révélations conjointes d’Argire et d’Alexandre. Le pardon d’Alexandre n’est précédé d’aucune pause délibérative, et cette solution de continuité vise à susciter une forte admiration pour Alexandre de la part du spectateur. On comprend que le sort des personnages semble donc déjà exposé à la fin du quatrième acte, puisque Porus est désormais certain de la fidélité d’Argire et que la dignité des héros est restaurée puisqu’Alexandre a pardonné leur trahison. Pour cette raison, H. C. Lancaster juge que l’acte V a une fonction d’épilogue. Cependant, ce dernier acte s’intègre dans la résolution de l’action puisqu’il permet de rétablir la dignité de Porus, sans laquelle le héros se refuse d’accepter l’amitié d’Alexandre.<text:span text:style-name="T42"> </text:span></text:p>
      <text:p text:style-name="P49">Si les théoriciens classiques préfèrent les dénouements rapides qui surprennent et marquent les esprits Boyer ne s’est pas soumis à cet usage pour des raisons liées au sujet de sa pièce : deux longs récits épiques sont insérés pour informer les personnages des exploits politiques et militaires accomplis par Porus en dehors de la scène. Le dénouement est structuré en plusieurs étapes qui permettent de rétablir complètement la dignité de Porus, c’est pourquoi l’élimination des rivalités amoureuses est finalement dissociée de la réhabilitation politique du héros. </text:p>
      <text:h text:style-name="Heading_20_2" text:outline-level="2"><text:bookmark-start text:name="_Toc453853739"/>Ressorts dramatiques<text:bookmark-end text:name="_Toc453853739"/> </text:h>
      <text:p text:style-name="P49">L’analyse structurelle de la pièce montre que <text:span text:style-name="T6">Porus</text:span> est une pièce riche en rebondissements, c’est pourquoi l’analyse de certaines structures dramatiques majeures employées par Boyer permet de comprendre de façon plus approfondie les ressorts et la dynamique de l’action. <text:s/></text:p>
      <text:h text:style-name="Heading_20_3" text:outline-level="3"><text:bookmark-start text:name="_Toc453853740"/><text:soft-page-break/>Les malentendus<text:bookmark-end text:name="_Toc453853740"/> </text:h>
      <text:p text:style-name="P49">Le malentendu est un procédé classique des pièces de théâtre du <text:span text:style-name="T11">xvii</text:span><text:span text:style-name="T24">e</text:span> siècle, car il s’agit d’un ressort dramaturgique simple et efficace : l’erreur d’un ou plusieurs personnages permet au dramaturge de construire une chaîne de réactions qui font progresser l’action sans qu’il soit contraint d’user d’un vrai obstacle, davantage soumis aux règles de la vraisemblance et plus difficile à éliminer lors de la résolution de l’intrigue. </text:p>
      <text:p text:style-name="P49">Boyer se plaît à multiplier les malentendus dans <text:span text:style-name="T6">Porus</text:span> car les personnages principaux comme les personnages secondaires sont victimes de méprises. On en compte quatre : Porus croit à tort que sa femme le trompe avec Alexandre ; Perdiccas se croit menacé par Arsacide dans son projet de mariage avec Clairance ; enfin Arsacide lui-même pense qu’Oraxène lui préfère Perdiccas. Enfin, la méprise dont est victime Alexandre lors de son retour à l’acte IV a un statut particulier, puisque l’information qu’il a reçue d’Attale est finalement avérée : bien que Porus et Arsacide ne soient pas des esclaves, ils sont tout de même deux espions qui projettent de tuer le conquérant macédonien. Ce dernier malentendu est habilement subordonné au malentendu principal concernant la fidélité d’Argire, puisque la jalousie infondée de Porus le pousse à s’infiltrer <text:span text:style-name="T6">incognito </text:span>dans le camp d’Alexandre et à former des projets de vengeance contre lui. Ce procédé amplifie le plaisir du spectateur, puisque la coïncidence entre les mensonges d’Attale et la réalité de la situation dramatique est surprenante et ludique : la cohérence de la composition de la pièce semble ainsi renforcée de manière brillante. </text:p>
      <text:p text:style-name="P49">On peut même dire que ce plaisir se produit à l’échelle de la tragédie entière, puisque tous les malentendus de la pièce permettent de creuser le décalage entre la perception de la situation par les personnages trompés et les informations recueillies par le spectateur. Dès le second acte, le dramaturge accorde à ce dernier une position de supériorité. Le spectateur occupe une place d’observateur objectif qui lui fait prendre un grand intérêt aux réactions des héros trompés, car il peut juger de leur attitude et éprouver de la compassion pour eux. </text:p>
      <text:p text:style-name="P49"><text:soft-page-break/><text:span text:style-name="T42"><text:s/></text:span></text:p>
      <text:p text:style-name="P49">Les malentendus ont une fonction dramatique centrale car la méfiance toujours plus grande des héros indiens les pousse à une confrontation directe avec leurs rivaux, et cette dynamique les transforme en acteurs majeurs du drame. Cependant, la solution de la vengeance contre Alexandre et Perdiccas n’est pas envisagée avant la seconde partie de la pièce, à l’acte III. Le malentendu a ainsi une fonction apparemment paradoxale : avant de se constituer en moteur de l’action, celui-ci est d’abord un obstacle à la résolution de la situation bloquée exposée au premier acte. En effet, Argire comme Alexandre se plaignent de l’enlisement de la guerre menée par Porus du fait de son ressentiment envers la reine. Dans le camp d’Alexandre, personne ne s’attend à l’arrivée de Porus parce qu’il semble affecter du mépris pour sa femme et ne vouloir rien faire pour la libérer. Les soupçons jaloux du roi ne le conduisent pas à reprendre le combat pour apporter une résolution à l’intrigue, c’est pourquoi le malentendu empêche la rencontre entre Alexandre et Porus au début de la pièce. </text:p>
      <text:p text:style-name="P49">La péripétie qui ouvre l’acte II apporte un premier retournement de situation : la jalousie infondée de Porus l’a poussé à s’introduire dans le camp de son adversaire pour faire savoir à Argire la déception et le ressentiment qu’il éprouve à son égard. Ces sentiments le poussent dans un premier temps à s’en prendre directement à son épouse, quitte à risquer sa vie en se faisant tuer par Alexandre. Les motivations d’Arsacide sont différentes, car dernier prône une attitude plus modérée en préférant d’abord s’assurer auprès d’Oraxène de son infidélité<text:note text:id="ftn79" text:note-class="footnote"><text:note-citation>15</text:note-citation><text:note-body><text:p text:style-name="Footnote"><text:span text:style-name="T43"><text:s/>II, </text:span><text:span text:style-name="T20">i, </text:span><text:span text:style-name="T43">v. 427-429.</text:span></text:p></text:note-body></text:note>. <text:s/></text:p>
      <text:p text:style-name="P49">Ainsi, Arsacide refuse de compromettre l’honneur d’Oraxène en l’accusant frontalement d’infidélité, mais les intentions des deux personnages se rejoignent en ce que tous deux veulent s’adresser directement aux femmes qui les auraient trahis. La faible rançon proposée par Porus témoigne également de son dédain pour Argire, ce qui pousse la reine à refuser sa libération par souci de sa di<text:soft-page-break/>gnité. Dans un premier temps, le malentendu contribue certes à faire intervenir les personnages, mais leur méfiance et leur orgueil empêche une résolution héroïque.<text:span text:style-name="T42"> </text:span></text:p>
      <text:p text:style-name="Standard"><text:tab/>Le second retournement de situation procède d’une prise de conscience commune à Arsacide et à Porus : l’objet de leur vengeance se déplace car tous deux se rendent compte qu’il est bien plus digne à des princes de s’en prendre d’abord à leurs rivaux<text:note text:id="ftn80" text:note-class="footnote"><text:note-citation>16</text:note-citation><text:note-body><text:p text:style-name="Footnote"><text:span text:style-name="T43"><text:s/>III, </text:span><text:span text:style-name="T20">i., </text:span><text:span text:style-name="T43">v. 603-606</text:span></text:p></text:note-body></text:note>. </text:p>
      <text:p text:style-name="P49">La persistance du malentendu permet donc de faire coïncider progressivement le fil politique de l’intrigue avec les rivalités amoureuses : pour apaiser la passion jalouse des héros, Arsacide et Porus doivent combattre Alexandre et Perdiccas. La jalousie provoquée par le malentendu devient motrice parce qu’elle pousse les personnages à se mesurer à leurs adversaires, Alexandre et Perdiccas : les héros indiens accomplissent ainsi leur devoir de chefs militaires et font progresser la guerre qui était jusqu’ici suspendue. Ce déplacement rend l’action plus cohérente et renoue avec les codes anciens de l’héroïsme, puisque le désir de vengeance est associé à la nécessité de faire preuve de courage pour être digne de son rang. Désormais, la qualité des personnages principaux entre en jeu puisqu’elle influence leur conduite. </text:p>
      <text:p text:style-name="P49">Cependant, il faut attendre le dénouement pour que la passion jalouse des héros soit sublimée par la passion de la gloire. Porus, dans ce même dialogue avec Arsacide, ne voit encore chez Alexandre qu’un « rival »<text:note text:id="ftn81" text:note-class="footnote"><text:note-citation>17</text:note-citation><text:note-body><text:p text:style-name="Footnote"><text:span text:style-name="T43"><text:s/>v. 680. </text:span></text:p></text:note-body></text:note> : cette désignation n’a pas de sens politique ici, puisqu’au <text:span text:style-name="T11">xvii</text:span><text:span text:style-name="T24">e</text:span> siècle le terme s’emploie surtout pour désigner un concurrent en amour. Si Porus qualifie le conquérant de « tyran », le mot n’a pas non plus de connotation politique, puisqu’Alexandre reste celui « qui ravit sa femme à son époux »<text:note text:id="ftn82" text:note-class="footnote"><text:note-citation>18</text:note-citation><text:note-body><text:p text:style-name="Footnote"><text:span text:style-name="T31"><text:s/>v. 681. </text:span></text:p></text:note-body></text:note>. L’attitude d’Arsacide est une fois de plus différente, puisque ce dernier invoque à la fois la fidélité à son <text:soft-page-break/>roi et sa rivalité avec Perdiccas pour reprendre le combat contre les Macédoniens. Les intentions d’Arsacide anticipent sur l’attitude adoptée par Porus après le dénouement de la pièce, car les deux derniers actes de la pièce montrent comment la morale aristocratique justifie désormais les combats menés par le roi, puisque celui-ci combat pour sa gloire afin de mériter l’admiration et le pardon de son épouse.</text:p>
      <text:p text:style-name="P49">Les malentendus insérés par Boyer permettent donc de précipiter la confrontation des adversaires et de débloquer la situation initiale de la pièce, car la méfiance des personnages les pousse dans un premier temps à s’introduire dans le lieu de l’action pour attaquer leurs amantes. En cela, les malentendus catalysent la jalousie éprouvée par le roi et par Arsacide. Les protestations du moi aristocratique rappellent ensuite les personnages à leur devoir, et la confrontation avec Alexandre et Perdiccas devient nécessaire pour résoudre les rivalités amoureuses et apaiser la jalousie éprouvée par les héros. Par conséquent, le malentendu permet de renforcer la cohérence de la pièce en unifiant la conduite des personnages autour des valeurs aristocratiques, ce qui suscite l’admiration du spectateur à l’égard des personnages à la fin de la pièce. Le déguisement participe également de cette métamorphose du héros : d’abord affecté par sa fureur jalouse, celui-ci retrouve au dénouement ses qualités royales pour devenir l’égal d’Alexandre. </text:p>
      <text:h text:style-name="Heading_20_3" text:outline-level="3"><text:bookmark-start text:name="_Toc453853741"/>Le déguisement<text:bookmark-end text:name="_Toc453853741"/> <text:s/></text:h>
      <text:p text:style-name="P49">Le déguisement est un thème d’une grande importance dans le théâtre du <text:span text:style-name="T11">xvii</text:span><text:span text:style-name="T24">e</text:span> siècle, étudié d’abord par Georges Forestier<text:note text:id="ftn83" text:note-class="footnote"><text:note-citation>19</text:note-citation><text:note-body><text:p text:style-name="Footnote"><text:span text:style-name="T31"><text:s/>Voir son ouvrage </text:span><text:span text:style-name="T33">Esthétique de l’identité dans le théâtre français (1550-1680) : le déguisement et ses avatars</text:span><text:span text:style-name="T31">, Genève, Droz, 1988. </text:span></text:p></text:note-body></text:note>.<text:span text:style-name="T11"> </text:span>Sylvie Benzekri<text:note text:id="ftn84" text:note-class="footnote"><text:note-citation>20</text:note-citation><text:note-body><text:p text:style-name="Footnote"><text:span text:style-name="T31"><text:s/></text:span><text:span text:style-name="T33">Claude Boyer dramaturge</text:span><text:span text:style-name="T31">, Troisième partie, chapitre X « Des procédés élargis au statuts de thèmes ? », p. 468. Sylvie Benzekri précise que 46% des œuvres de Boyer mettent en scène des personnages qui se déguisent (p. 466) : cette proportion est supérieure à celle de l’ensemble de la production théâtrale dans les genres pratiqués par Boyer.</text:span></text:p></text:note-body></text:note> montre que le dégui<text:soft-page-break/>sement est un thème caractéristique de l’œuvre de Boyer, employé pour la première fois dans <text:span text:style-name="T6">Porus</text:span>. Ici, le déguisement a cependant une place secondaire, puisqu’il n’est pas un élément indispensable de l’intrigue et sert uniquement de moyen aux héros pour satisfaire leur quête. </text:p>
      <text:p text:style-name="P49"><text:s/>Le déguisement est une forme particulière de malentendu dans la mesure où l’identité des personnages est dissimulée tout en étant connue du spectateur et de certains personnages, comme ici les proches de Porus. C’est pourquoi les effets produits par ce procédé sont semblables à ceux des malentendus verbaux : le spectateur prend plaisir à ce divertissement ; son intérêt pour les personnages est par ailleurs renforcé parce que le déguisement met en péril les héros qui peuvent être punis pour trahison. La tension dramatique de la pièce devient beaucoup plus forte, car la découverte de la véritable identité des personnages est un moment fortement attendu de la part du spectateur. Le déguisement permet au spectateur d’imaginer de multiples dénouements possibles : les personnages déguisés peuvent être reconnus ou non, et s’ils sont découverts ils peuvent être châtiés ou bien pardonnés. </text:p>
      <text:p text:style-name="P49">Boyer joue habilement sur cette attente dans la mesure où il retarde la rencontre entre Porus et Alexandre, ce qui suspend également la possibilité d’une reconnaissance du héros. <text:s/>Dans l’acte II, la rencontre entre Porus et Argire est particulièrement tendue car Argire craint l’arrivée d’Alexandre qui pourrait reconnaître Porus et le punir par la mort. La fin de la scène vient confirmer les inquiétudes de la reine puisqu’elle voit Alexandre arriver sur scène. Cependant, Arsacide parvient à éloigner le roi de la scène : la rencontre entre les protagonistes est ainsi évitée <text:span text:style-name="T6">in extremis</text:span>, à la surprise du spectateur. L’attente de la rencontre entre Porus et Alexandre est même prolongée jusqu’à la fin de l’acte IV, puisqu’Alexandre n’apparaît jamais sur scène à l’acte III, et la suspension tragique est amplifiée à l’acte IV lorsqu’Arsacide essaie d’empêcher l’emprisonnement du roi en le faisant passer pour un esclave : le déguisement démultiplie les issues possibles de l’action, puisque Porus pourrait alors être renvoyé <text:span text:style-name="T6">incogni</text:span><text:soft-page-break/><text:span text:style-name="T6">to</text:span>. Une fois de plus, Boyer se sert de ce procédé pour mieux détromper les conjectures du spectateur, puisqu’Argire dénonce Porus à la scène suivante<text:note text:id="ftn85" text:note-class="footnote"><text:note-citation>21</text:note-citation><text:note-body><text:p text:style-name="Footnote"><text:span text:style-name="T31"><text:s/>Nous empruntons cet exemple à Sylvie Benzekri. </text:span><text:span text:style-name="T44">Ibid</text:span><text:span text:style-name="T43">, p. 484. </text:span></text:p></text:note-body></text:note>. </text:p>
      <text:p text:style-name="P49">À un niveau symbolique, le déguisement traduit sur le plan scénique la discordance entre le caractère exemplaire du roi de tragédie et la jalousie de Porus : le déguisement, en tant qu’élément de mise en scène, se superpose au texte pour enrichir sa signification.<text:span text:style-name="T42"> </text:span>Porus a en effet choisi un déguisement descendant puisqu’il déclare qu’Arsacide et lui sont pris pour des « Suivants de [s]on Ambassadeur » : le héros adopte un rang bien inférieur à celui d’un roi. Cette transformation est corrélée à son comportement, et le mensonge affecte l’identité réelle du personnage. L’être se confond avec le paraître chez Porus, car la dissimulation permet au roi de s’affranchir plus facilement de ses devoirs aristocratiques, c’est pourquoi il vient tuer son vainqueur sans se soucier de sa loyauté envers Alexandre. Alexandre lui-même s’en indigne<text:note text:id="ftn86" text:note-class="footnote"><text:note-citation>22</text:note-citation><text:note-body><text:p text:style-name="Footnote"><text:span text:style-name="T43"><text:s/>IV, </text:span><text:span text:style-name="T20">vi, </text:span><text:span text:style-name="T43">v. 1011-1014.</text:span></text:p></text:note-body></text:note>. <text:s/></text:p>
      <text:p text:style-name="P27"><text:tab/>Grâce à son déguisement, Porus peut servir lâchement et sans scrupules ses intérêts : le roi ne vient pas combattre Alexandre comme tel mais adopte un déguisement pour le surprendre et l’atteindre plus aisément, et ce au mépris de sa dignité car contrairement à Arsacide, Porus a choisi son déguisement et ne se dénonce pas. La fin de l’acte IV confirme cette corrélation entre être et paraître, puisque Boyer fait suivre la révélation de l’identité de Porus de la découverte de la trahison d’Attale : l’agencement des péripéties permet de rapprocher la disparition du déguisement avec le retour à une attitude plus digne chez Porus. En retrouvant sa propre dignité de roi, Porus parvient à reconnaître en Alexandre un souverain magnanime qu’il souhaite désormais égaler. </text:p>
      <text:p text:style-name="P27"><text:tab/>Le mensonge est ainsi un ressort dramatique majeur de <text:span text:style-name="T6">Porus</text:span>, car le malentendu permet d’accélérer l’action et de tendre davantage les situations de conflit. Le déguisement a une fonction similaire et figure également le déca<text:soft-page-break/>lage entre l’attitude indigne de Porus et son <text:span text:style-name="T6">éthos</text:span> retrouvé à la fin de la pièce, lorsque tous les masques sont tombés. </text:p>
      <text:p text:style-name="P28"/>
      <text:h text:style-name="P19" text:outline-level="1"><text:bookmark-start text:name="_Toc453853742"/>Chapitre IV : Tragédie ou tragi-comédie ?<text:bookmark-end text:name="_Toc453853742"/> </text:h>
      <text:h text:style-name="Heading_20_2" text:outline-level="2"><text:bookmark-start text:name="_Toc453853743"/>Tragédie et tragi-comédie en 1646 : les enjeux de la classification générique<text:bookmark-end text:name="_Toc453853743"/></text:h>
      <text:p text:style-name="P52">Au début du <text:span text:style-name="T11">xvii</text:span><text:span text:style-name="T24">e siècle</text:span>, la distinction des genres théâtraux repose sur des critères formels : les théoriciens distinguent la tragédie de la tragi-comédie en établissant que la première est soumise à un ensemble de règles élaborées à partir de la lecture de la <text:span text:style-name="T6">Poétique </text:span>et qui font de la tragédie « l’imitation d’une action »<text:note text:id="ftn87" text:note-class="footnote"><text:note-citation>1</text:note-citation><text:note-body><text:p text:style-name="Footnote"><text:span text:style-name="T31"><text:s/></text:span><text:span text:style-name="T33">Poétique</text:span><text:span text:style-name="T31">, 1449b20-30 (p. 92) : « La tragédie est donc l’imitation d’une action noble ». </text:span></text:p></text:note-body></text:note>, pour reprendre les termes d’Aristote. Ces règles correspondent au respect des unités – action, lieu et temps –, de la vraisemblance et de la bienséance : elles concernent ainsi la structure interne et externe de la pièce et sont justifiées par la volonté d’adapter la pièce aux attentes du public. La tragi-comédie, au contraire, n’est pas soumise à ces règles à l’origine. <text:s/>Cependant, à partir des années 1640, la tragi-comédie et la tragédie tendent à se confondre parce que les deux genres se soumettent aux critères de régularité : en 1637, <text:span text:style-name="T6">Le Cid </text:span>montre que la tragi-comédie peut être irrégulière, étant donné que la pièce de Corneille se soumet aux règles des unités et de vraisemblance telles qu’elles étaient définies au moment de la représentation de la pièce. Par conséquent, les critères distinctifs de la tragi-comédie semblent ou bien éliminés, ou bien annexés par la tragédie parce que celle-ci peut avoir une fin heureuse d’après Aristote<text:span text:style-name="T42"><text:note text:id="ftn88" text:note-class="footnote"><text:note-citation>2</text:note-citation><text:note-body><text:p text:style-name="Footnote"><text:span text:style-name="T31"><text:s/>Dans la </text:span><text:span text:style-name="T33">Poétique</text:span><text:span text:style-name="T31">, Aristote précise que l’étendue de la tragédie doit permettre « le passage du malheur au bonheur ou du bonheur au malheur » (ch. </text:span><text:span text:style-name="T12">vii</text:span><text:span text:style-name="T31">, 1451a10-15), ce qui fonde les théoriciens classiques comme l’Abbé d’Aubignac (</text:span><text:span text:style-name="T33">La Pratique du théâtre</text:span><text:span text:style-name="T31">, éd. Hélène Baby, Paris, H. Champion, 2011, Livre II, Chapitre </text:span><text:span text:style-name="T12">x,</text:span><text:span text:style-name="T31"> p. 218-219) à admettre les dénouements heureux dans les tragédies : </text:span></text:p><text:p text:style-name="_3c_quote_3e_">Mais ce que nous avons fait sans fondement, est que nous avons ôté le nom de <text:span text:style-name="T6">Tragédie</text:span> aux Pièces de Théâtre dont la Catastrophe est heureuse, encore que le Sujet et les personnes soient Tragiques, c’est-à-dire héroïques, pour leur donner le nom de <text:span text:style-name="T6">Tragi-Comédies</text:span>. […] Or je ne veux absolument pas combattre ce nom, mais je prétends qu’il est inutile, puisque celui de <text:span text:style-name="T6">Tragédie</text:span> ne signifie pas moins que les Poèmes finissent par la joie, quand on y décrit les fortunes des personnes illustres.</text:p></text:note-body></text:note></text:span>, et la pratique vient confirmer cette <text:soft-page-break/>possibilité puisque <text:span text:style-name="T6">Cinna</text:span> est considérée comme une tragédie régulière malgré sa fin heureuse. </text:p>
      <text:p text:style-name="P52">La tragédie de Boyer semblerait alors construite sur un modèle similaire à celui de <text:span text:style-name="T6">Cinna</text:span> : il s’agirait d’une tragédie à fin heureuse. <text:span text:style-name="T6">Porus </text:span>est également une pièce régulière car les unités de lieu et de temps sont généralement respectées<text:note text:id="ftn89" text:note-class="footnote"><text:note-citation>3</text:note-citation><text:note-body><text:p text:style-name="Footnote"><text:span text:style-name="T31"><text:s/>L’unité de temps pose problème à un seul endroit de la pièce : à la fin de l’acte IV, la transition entre les scènes </text:span><text:span text:style-name="T12">vii </text:span><text:span text:style-name="T31">et </text:span><text:span text:style-name="T12">viii</text:span><text:span text:style-name="T31"> est confuse. Alexandre est censé sortir de scène du camp après son arrestation, mais il répond tout de même à Argire après sa sortie ; il s’adresse enfin à Porus comme s’il était revenu vers lui, bien qu’aucune didascalie n’indique clairement ce mouvement de retour. </text:span></text:p></text:note-body></text:note> : l’abondance des récits<text:note text:id="ftn90" text:note-class="footnote"><text:note-citation>4</text:note-citation><text:note-body><text:p text:style-name="Footnote"><text:span text:style-name="T31"><text:s/>On compte dans Porus quatre récits : I, </text:span><text:span text:style-name="T12">v</text:span><text:span text:style-name="T31"> ; III, </text:span><text:span text:style-name="T12">ii</text:span><text:span text:style-name="T31"> ; V, </text:span><text:span text:style-name="T12">i</text:span><text:span text:style-name="T31"> ; V, </text:span><text:span text:style-name="T12">ii</text:span><text:span text:style-name="T31">.</text:span></text:p></text:note-body></text:note> permet ainsi de restituer aux personnages et aux spectateurs les informations qui concernent les événements qui ont lieu en dehors de la scène. Pourtant, la régularité de <text:span text:style-name="T6">Porus</text:span> n’implique pas la concentration dramaturgique caractéristique de la tragédie de l’âge classique qui s’élabore à la même époque. Si l’unité de lieu rassemble les adversaires plus aisément et sert ainsi une concentration de l’action dans <text:span text:style-name="T6">Porus</text:span>, il n’en va pas de même pour l’unité de temps : la limitation du temps de l’action à une seule journée<text:note text:id="ftn91" text:note-class="footnote"><text:note-citation>5</text:note-citation><text:note-body><text:p text:style-name="Footnote"><text:span text:style-name="T31"><text:s/>Aristote précise que la durée maximale des événements d’une tragédie doit correspondre à « une seule révolution du soleil » (1449b13, p. 92 éd. citée).</text:span></text:p></text:note-body></text:note> n’a aucune incidence sur son déroulement car l’action ne se donne pas sous la forme d’une crise ; Boyer insère <text:soft-page-break/>d’ailleurs peu d’indications temporelles dans les répliques de ses personnages. L’examen des règles tragiques se révèle insuffisant pour caractériser l’esthétique de <text:span text:style-name="T6">Porus</text:span> car ce ne sont pas les règles qui permettent de valider l’appartenance de la pièce au genre de la tragédie, mais les principes dramaturgiques adoptés par Boyer. </text:p>
      <text:h text:style-name="Heading_20_2" text:outline-level="2"><text:bookmark-start text:name="_Toc453853744"/>Une dramaturgie tragi-comique<text:bookmark-end text:name="_Toc453853744"/> </text:h>
      <text:p text:style-name="P52">La classification générique de <text:span text:style-name="T6">Porus </text:span>est insatisfaisante dans la mesure où elle ne rend pas compte du fait que la différence tragédie classique et la tragi-comédie est d’ordre dramaturgique : en cela, les critères de l’<text:span text:style-name="T6">inventio</text:span> ne permettent pas de déterminer le genre de la pièce ; au contraire, la tragédie se distingue désormais de la tragi-comédie par une réflexion sur la <text:span text:style-name="T6">dispositio</text:span> de la pièce. La tragédie classique, basée sur une dramaturgie de l’intériorité, ne correspond donc pas à l’ancienne dramaturgie fondée sur le foisonnement des épisodes. Dans <text:span text:style-name="T6">Porus</text:span>, les caractéristiques tragi-comiques sont claires parce que la progression de l’action repose sur une dramaturgie de l’extériorité et de la gratuité : il s’agit là de notions critiques forgées par Hélène Baby<text:note text:id="ftn92" text:note-class="footnote"><text:note-citation>6</text:note-citation><text:note-body><text:p text:style-name="Footnote"><text:span text:style-name="T31"><text:s/></text:span><text:span text:style-name="T33">La Tragi-comédie de Corneille à Quinault</text:span><text:span text:style-name="T31">, Paris, Klincksieck, 2000.</text:span></text:p></text:note-body></text:note> pour désigner la supériorité de la prolifération des rebondissements et des codes structurels sur la volonté de faire coïncider la progression dramatique avec la résolution d’un problème moral qui se pose au héros tragique. L’analyse actancielle permet de montrer en quoi la structure de <text:span text:style-name="T6">Porus</text:span> repose essentiellement sur des schémas tragi-comiques.</text:p>
      <text:h text:style-name="Heading_20_3" text:outline-level="3"><text:bookmark-start text:name="_Toc453853745"/>Analyse actancielle<text:bookmark-end text:name="_Toc453853745"/> </text:h>
      <text:p text:style-name="P49">Le schéma actanciel est un outil d’analyse du récit applicable aux structures dramatiques : il permet de caractériser les personnages selon la fonction qui leur a été attribuée par le dramaturge dans la progression de l’action. </text:p>
      <text:p text:style-name="P49"><text:soft-page-break/><text:s/>Le sujet ou héros de l’action occupe une place centrale dans la mécanique dramatique, puisque son désir structure le mouvement de la pièce, comme le note Anne Ubersfeld<text:note text:id="ftn93" text:note-class="footnote"><text:note-citation>7</text:note-citation><text:note-body><text:p text:style-name="Footnote"><text:span text:style-name="T31"><text:s/></text:span><text:span text:style-name="T33">Lire le théâtre </text:span><text:span text:style-name="T31">I, Anne Ubersfeld, Paris, Belin, « Belin Sup Lettres », 1996, p. 58.</text:span></text:p></text:note-body></text:note>. Pour cette raison, le schéma actanciel d’une pièce se décrit d’après la perspective du héros. Cette perspective est cependant dédoublée dans <text:span text:style-name="T6">Porus</text:span>, puisque le malentendu créé par Attale déforme la perception du héros jaloux avant que sa méprise ne soit dissipée au dénouement. </text:p>
      <text:h text:style-name="Heading_20_4" text:outline-level="4">Le sujet et sa quête </text:h>
      <text:p text:style-name="P49">Le titre de la tragédie laisse entendre que Boyer met en scène deux héros : Porus et Alexandre. Pourtant, Alexandre ne saurait être le héros de la pièce, car il ne rencontre aucun péril. Sa situation est toujours stable car contrairement à Porus, il demeure en position de force. Le choix du lieu de l’action est ainsi significatif, puisqu’Alexandre se trouve sur son propre territoire et est soutenu par toute son armée. De plus, les premiers vers de la pièce rappellent qu’il est vainqueur de Porus, puisqu’il a réussi à emprisonner sa famille lors de la première bataille entre Indiens et Macédoniens. Cette supériorité se maintient au cours de la pièce, puisqu’Alexandre a réussi à devancer les projets d’assassinat de Porus en le faisant arrêter, et le duel avec le roi indien s’achève sur sa victoire. </text:p>
      <text:p text:style-name="P49">La stabilité de la situation d’Alexandre conduit donc le spectateur à lui attribuer un intérêt secondaire, c’est pourquoi Porus est le héros de la tragédie. Cette définition du héros comme personnage principal rejoint celle proposée par J. Scherer : </text:p>
      <text:p text:style-name="_3c_quote_3e_">Il n’y a point de définition précise du héros. Mais le lecteur ni le spectateur ne s’y trompent : ils savent bien que les héros sont ceux qui les intéressent, qui font battre leur cœur ou qui séduisent leur esprit. L’auteur n’a pas davantage hésité : c’est sur les héros qu’il a concentré la lumière, c’est eux qu’il a placé au centre de son action.<text:span text:style-name="T6"><text:note text:id="ftn94" text:note-class="footnote"><text:note-citation>8</text:note-citation><text:note-body><text:p text:style-name="Footnote"><text:span text:style-name="T31"><text:s/></text:span><text:span text:style-name="T33">La Dramaturgie classique</text:span><text:span text:style-name="T31">, p. 24. </text:span></text:p></text:note-body></text:note></text:span></text:p>
      <text:p text:style-name="Standard"><text:soft-page-break/>Boyer a suggéré la centralité du héros par des procédés classiques de la dramaturgie de son temps. Ainsi Porus apparaît dans tous les actes de la pièce, hormis le premier, et cette particularité s’explique par la complexité de la pièce et par la volonté de surprendre le spectateur qui s’attend à voir les héros éponymes de la pièce dès le premier acte. La répartition de la parole témoigne également de l’importance que Boyer a voulu accorder à son personnage, puisque Porus prononce le plus grand nombre de vers (363), tandis qu’Alexandre en prononce moins de la moitié (150 vers). </text:p>
      <text:p text:style-name="Standard"><text:tab/></text:p>
      <text:p text:style-name="P49">Le caractère de Porus est complexe, car le héros apparaît sur scène déjà métamorphosé par la jalousie. Comme l’explique Sylvie Benzekri, le <text:span text:style-name="T6">pathos</text:span> qui affecte le personnage subvertit son <text:span text:style-name="T6">éthos</text:span> royal. Porus est un héros amoureux dont la passion se renverse furieusement en jalousie, ce qui fait de lui un personnage inconstant. L’amour et la jalousie ne cessent de se combattre en lui, et ses mouvements de colère sont souvent réprimés par « un reste d’amour »<text:note text:id="ftn95" text:note-class="footnote"><text:note-citation>9</text:note-citation><text:note-body><text:p text:style-name="Footnote"><text:span text:style-name="T31"><text:s/>II, </text:span><text:span text:style-name="T12">ii, </text:span><text:span text:style-name="T31">v. 505. </text:span></text:p></text:note-body></text:note> aussitôt éliminé. <text:s/>Porus ne sait pas maîtriser ses passions lorsqu’il s’adresse à sa femme, comme le montre le ton particulièrement véhément qu’il emploie pour s’adresser à Argire. Tous les personnages parlent fréquemment de la « fureur »<text:note text:id="ftn96" text:note-class="footnote"><text:note-citation>10</text:note-citation><text:note-body><text:p text:style-name="Footnote"><text:span text:style-name="T31"><text:s/>Le terme est employé Argire (v. 293, 498), par Arsacide (v. 385), par Porus lui-même (v. 685, v. 990, v. 1108, v. 1140), par Oraxène (v. 736, v. 810), par Alexandre (v. 1014), par Clarice (v. 1235) pour qualifier la jalousie du héros. Il désigne plus rarement l’emportement des autres héros, notamment d’Arsacide. </text:span></text:p></text:note-body></text:note><text:span text:style-name="T6"> </text:span>de Porus, et le langage du roi illustre clairement son irascibilité. Ainsi ses répétitions récurrentes suggèrent la forte émotion du personnage et amplifient les reproches adressés à Argire : </text:p>
      <text:p text:style-name="_3c_quote_3e_"><text:soft-page-break/>Je connais, je connais la crainte qui te blesse.<text:span text:style-name="T6"><text:note text:id="ftn97" text:note-class="footnote"><text:note-citation>11</text:note-citation><text:note-body><text:p text:style-name="Footnote"><text:span text:style-name="T31"><text:s/>II, </text:span><text:span text:style-name="T12">ii.</text:span></text:p></text:note-body></text:note></text:span> </text:p>
      <text:p text:style-name="Standard">Boyer n’a donc nullement atténué la passion du personnage pour créer un personnage tempérant et conforme aux qualités attendues du héros. Porus a beau être la victime tragique du complot d’un mauvais conseiller, il reste un héros imparfait pour deux raisons : d’une part parce que la jalousie est condamnée sans appel par les mœurs galantes, et d’autre part parce que son comportement remet sérieusement en cause sa dignité de roi, puisque Porus veut tuer Alexandre sans prévenir loyalement son adversaire et en adoptant un déguisement indigne de son rang : comme le note Charles Mazouer<text:note text:id="ftn98" text:note-class="footnote"><text:note-citation>12</text:note-citation><text:note-body><text:p text:style-name="Footnote"><text:span text:style-name="T31"><text:s/></text:span><text:span text:style-name="T33">Le Théâtre français de l’âge classique</text:span><text:span text:style-name="T31">, </text:span><text:span text:style-name="T33">I : Le premier </text:span><text:span text:style-name="T14">xvii</text:span><text:span text:style-name="T27">e</text:span><text:span text:style-name="T14"> siècle</text:span><text:span text:style-name="T31">,</text:span><text:span text:style-name="T12"> </text:span><text:span text:style-name="T31">Livre II, chapitre </text:span><text:span text:style-name="T12">iii :</text:span><text:span text:style-name="T31"> « Le retour de la tragédie », p. 441 : « [Porus], ce roi des Indes que sa maladive et pitoyable jalousie dégrade ». Nous avons cité les remarques des Frères Parfait au premier chapitre de la présente introduction. </text:span></text:p></text:note-body></text:note> après les frères Parfait, Porus se dégrade en se déguisant car sa jalousie le prive de lucidité. Malgré les avertissements d’Arsacide et d’Argire, Porus ne s’intéresse jamais à l’hypothèse du complot avant le dénouement. Porus ne sait pas non plus maîtriser les apparences : la façon dont il est pris au piège de son déguisement le montre aussi bien que son manque de discrétion. Arsacide et Argire sont ainsi constamment contraints de calmer sa colère pour ne pas éveiller les soupçons des gardes ou d’Alexandre. <text:s/></text:p>
      <text:p text:style-name="P49">Le caractère de Porus semble ainsi en contradiction avec les représentations traditionnelles du héros de tragédie et du roi, bien que le dénouement vienne corriger cette image indigne, comme l’affirme Alexandre : </text:p>
      <text:p text:style-name="P11">Ces éloges grand Roi surprendraient Alexandre <text:line-break/>S’il ne savait la source où vous les allez prendre<text:line-break/>C’est de votre vertu, qui fait mille jaloux<text:line-break/>D’où naissent ces ruisseaux qui retournent chez vous.<text:line-break/><text:soft-page-break/>C’est elle qui fait voir aux plus puissants Monarques<text:line-break/>De son éclat fameux les plus brillantes marques.<text:note text:id="ftn99" text:note-class="footnote"><text:note-citation>13</text:note-citation><text:note-body><text:p text:style-name="Footnote"><text:span text:style-name="T43"><text:s/>V, </text:span><text:span text:style-name="T20">iv.</text:span></text:p></text:note-body></text:note></text:p>
      <text:p text:style-name="P49">Cette réhabilitation reste néanmoins peu convaincante aux yeux du spectateur : comme le note Sylvie Benzekri, Porus est un héros faillible car ses passions peuvent dérégler son caractère. La reprise de l’adjectif « jaloux » dans la réplique d’Alexandre donne une tonalité légèrement ironique à son jugement, puisqu’en évoquant l’émulation des rois admiratifs de Porus il glisse une allusion à sa jalousie furieuse. <text:s/></text:p>
      <text:p text:style-name="P49">La quête du héros se transforme au cours de la pièce, car les ambitions du roi se modifient avec la dissipation du malentendu dont il est victime. Porus est d’abord mû par la volonté de venger l’infidélité d’Argire par tous les moyens, fussent-ils indignes de lui. Par la suite, la colère de Porus s’exacerbe et la quête du héros devient l’ambition de s’en prendre à Alexandre lui-même, avant que son emportement se résorbe une fois la trahison d’Attale découverte. La dernière péripétie de la pièce bouleverse donc profondément les ambitions de Porus. La jalousie éteinte laisse place à la passion de la gloire. Porus se consacre alors à des missions proprement royales : il châtie le traître Attale et reconquiert son armée avant de se mesurer à Alexandre dans le cadre d’un duel loyal.</text:p>
      <text:p text:style-name="P49"><text:s text:c="3"/></text:p>
      <text:h text:style-name="Heading_20_4" text:outline-level="4">Adjuvants et opposants </text:h>
      <text:h text:style-name="Heading_20_5" text:outline-level="5"><text:bookmark-start text:name="_Toc483996266"/>Arsacide<text:bookmark-end text:name="_Toc483996266"/></text:h>
      <text:p text:style-name="P49">Avant le dénouement, Porus juge que le jeune prince Arsacide est son seul adjuvant. Arsacide est en effet le seul personnage digne de confiance aux yeux de Porus, puisqu’il se trouve dans le camp ennemi et <text:span text:style-name="T53">sa femme lui est hostile car</text:span> elle est censée l’avoir tra<text:soft-page-break/>hi. Arsacide endosse un rôle de confident, car lui seul peut être informé des projets de Porus : cette fonction se justifie par sa présence lors des deux scènes délibératives précédant les scènes de jalousie avec Argire. </text:p>
      <text:p text:style-name="P49">À la différence des confidents respectifs de Perdiccas et de la reine, Oronte et Clarice, Arsacide oriente les projets du roi en approuvant ou en désapprouvant ses emportements. Dans la première scène délibérative, Arsacide remet systématiquement en question ses soupçons et l’exhorte à faire preuve d’une plus grande circonspection. Arsacide tente ainsi de ramener Porus à une attitude plus lucide car il le somme constamment de s’expliquer. La dynamique du dialogue entre les personnages n’a donc pas qu’une fonction informative : il ne s’agit pas seulement de développer les griefs de Porus envers Arsacide, mais également de creuser l’écart entre la voie raisonnable choisie par Arsacide et l’attitude excessivement passionnée de Porus. Le personnage d’Arsacide fonctionne donc comme un contrepoint à Porus : son attitude plus raisonnable équilibre les positions de Porus. Arsacide est un personnage moins emporté et donc plus lucide : c’est lui qui, avec Argire, fournit au spectateur des indices sur le rôle d’Attale en suggérant à Porus l’hypothèse d’un complot fomenté par un mauvais conseiller. </text:p>
      <text:p text:style-name="P49">Cependant, l’attitude d’Arsacide change sensiblement entre les deux scènes de confidence avec Porus : s’il cherche d’abord à atténuer la jalousie du personnage dans un premier temps, Arsacide accepte par la suite l’idée de se venger de l’infidélité d’Argire et d’Oraxène en combattant Alexandre et Perdiccas. Dans cette seconde rencontre, Arsacide s’exprime beaucoup moins longuement car son désaccord avec le roi repose uniquement sur sa participation aux combats : il estime qu’il est de son devoir d’être le seul à risquer sa vie, ce qui le fonde à écarter le roi du danger des combats. </text:p>
      <text:p text:style-name="P49"><text:soft-page-break/>Le caractère d’Arsacide se distingue donc nettement de celui de Porus, car Arsacide est un personnage plus prudent : il rappelle à la discrétion son roi lorsqu’il risque d’être découvert et l’incite à faire preuve de méfiance envers ses conseillers. Arsacide est également plus sensible à ses devoirs aristocratiques, car il fait de la conscience de son rang un argument majeur pour désapprouver la colère de Porus<text:note text:id="ftn100" text:note-class="footnote"><text:note-citation>14</text:note-citation><text:note-body><text:p text:style-name="Footnote"><text:span text:style-name="T43"><text:s/>II, </text:span><text:span text:style-name="T20">i, </text:span><text:span text:style-name="T43">v. 381-384.</text:span></text:p></text:note-body></text:note>.</text:p>
      <text:p text:style-name="P49">Arsacide blâme la jalousie de Porus, car elle déshonore la femme aimée. En cela, le jeune prince a <text:span text:style-name="T53">des mœurs plus policées,</text:span> ce qui le rend plus sensible aux codes galants dans ses relations avec les femmes. Par conséquent, Arsacide est un personnage plus enclin à charmer le public de Boyer. Enfin, Arsacide est également plus courageux car il ne cache pas son identité lorsqu’il rencontre son adversaire Perdiccas. </text:p>
      <text:p text:style-name="P49">Arsacide est donc un adjuvant singulier, puisqu’il est plus exemplaire que le sujet du drame : du fait de son caractère et de son attitude à l’égard de Porus, il fonctionne comme un envers galant du héros. Boyer distingue le héros de son adjuvant en jouant sur leur différence d’âge, distinguant un héros archaïque d’un adjuvant plus moderne bien qu’inconstant. <text:s/></text:p>
      <text:p text:style-name="P49">Les principaux opposants à Porus sont illusoires, car les distorsions de la jalousie poussent le roi à s’en prendre à Argire et à Alexandre alors que leur attitude est exemplaire tout au long de la pièce. </text:p>
      <text:h text:style-name="Heading_20_5" text:outline-level="5"><text:bookmark-start text:name="_Toc483996267"/>Argire, une héroïne mélancolique<text:bookmark-end text:name="_Toc483996267"/> </text:h>
      <text:p text:style-name="P49">Argire suscite l’admiration du spectateur parce qu’il s’agit d’un personnage pathétique et exemplaire. </text:p>
      <text:p text:style-name="P49">Argire est un personnage pathétique, car la reine se montre particulièrement affectée par les malheurs qui touchent ses proches. Son inquiétude et les pleurs qui accompagnent l’expression de ses sentiments traduisent la souffrance qu’elle éprouve non seulement en raison de sa séparation avec son époux, <text:soft-page-break/>mais surtout du fait de la méfiance qu’il éprouve envers elle. Ses discours ont une tonalité tragique, car Argire attribue ses malheurs à une fatalité cruelle<text:note text:id="ftn101" text:note-class="footnote"><text:note-citation>15</text:note-citation><text:note-body><text:p text:style-name="Footnote"><text:span text:style-name="T43"><text:s/>I, </text:span><text:span text:style-name="T20">v, </text:span><text:span text:style-name="T43">v. 225-228.</text:span></text:p></text:note-body></text:note>.</text:p>
      <text:p text:style-name="P49">L’amour d’Argire pour Porus prend également une couleur tragique, car l’expression répétée de son dévouement conjugal ne convainc pas le roi lors de leur rencontre. La jalousie de Porus pousse Argire à se résigner au suicide afin de sortir d’une posture humiliante et douloureuse. Avant le dénouement, le seul horizon possible pour Argire est donc la mort, et cette attitude exacerbe la compassion du spectateur qui voit en elle un personnage qui souffre injustement. </text:p>
      <text:p text:style-name="P49">Les choix d’Argire montrent aussi que la reine est un personnage résigné et courageux : Argire est certes prête à mourir parce qu’elle souffre, mais elle justifie sa décision par la volonté de préserver son innocence à tout prix. Argire adopte ainsi une attitude mélancolique, puisqu’elle refuse catégoriquement de compromettre ses convictions et sa liberté pour garder .la vie sauve. La vertu d’Argire se fonde essentiellement sur son orgueil, puisque ses décisions sont toujours justifiées par la conscience de son rang royal. Son refus d’accepter la rançon indigne proposée par Porus est ainsi révélateur de sa détermination à placer sa dignité au-dessus de la satisfaction de son bonheur. La détermination d’Argire consolide sa vertu. Ce dernier terme est d’ailleurs employé sans cesse par les personnages pour qualifier le caractère de la reine : Alexandre comme Arsacide l’invoquent tous deux<text:note text:id="ftn102" text:note-class="footnote"><text:note-citation>16</text:note-citation><text:note-body><text:p text:style-name="Footnote"><text:span text:style-name="T31"><text:s/>Alexandre évoque la vertu d’Argire aux vers 550 et 1104, Arsacide au vers 614. </text:span></text:p></text:note-body></text:note> bien que leurs perspectives soient opposées. Les répliques d’Argire et le jugement des autres personnages se soutiennent réciproquement, ce qui convainc le spectateur de la fidélité de la reine avant même que la trahison d’Attale ne soit révélée. Ses intuitions témoignent également de sa grande lucidité. </text:p>
      <text:p text:style-name="P49"><text:soft-page-break/>Argire apparaît tout au long de la pièce comme un personnage royal, c’est pourquoi elle sait faire preuve de générosité comme Alexandre lui-même en pardonnant à son époux sa jalousie au dénouement. L’exemplarité d’Argire vient renforcer l’admiration du spectateur car la vertu de la reine rejaillit sur Porus au dénouement de la pièce : en faisant d’Argire l’enjeu du duel final avec Alexandre, le héros montre qu’il a conscience de poursuivre des ambitions nobles et glorieuses. </text:p>
      <text:h text:style-name="Heading_20_5" text:outline-level="5"><text:bookmark-start text:name="_Toc483996268"/>Alexandre<text:bookmark-end text:name="_Toc483996268"/></text:h>
      <text:p text:style-name="Standard"><text:span text:style-name="T42"><text:tab/></text:span>Alexandre est une figure exemplaire de souverain du fait de ses qualités militaires et civiles : il est en effet constamment en position de force par rapport aux héros indiens, et les personnages le considèrent comme un souverain universel élu par les dieux<text:note text:id="ftn103" text:note-class="footnote"><text:note-citation>17</text:note-citation><text:note-body><text:p text:style-name="Footnote"><text:span text:style-name="T31"><text:s/>V, </text:span><text:span text:style-name="T12">v</text:span><text:span text:style-name="T31">, v. 1181-1183.</text:span></text:p></text:note-body></text:note>.</text:p>
      <text:p text:style-name="P49">La souveraineté absolue d’Alexandre est d’autant mieux acceptée que le conquérant adopte un comportement exemplaire<text:span text:style-name="annotation_20_reference"> t</text:span>out au long de la pièce, et en cela il correspond au souverain idéal tel qu’il est décrit depuis l’Antiquité : le vériable souverain est celui qui est souverain de lui-même. Contrairement à Porus, Alexandre sait faire preuve de civilité, ce qui rend son comportement admirable : il ne cède jamais à la tentation de la tyrannie puisqu’il respecte la liberté de ses adversaires. Le traitement respectueux qu’il accorde à Argire et à ses filles le montre, car Alexandre a respecté la fidélité de la reine envers son mari. Alexandre sait donc reconnaître la dignité des captives, et c’est pour cette raison qu’il s’indigne du mépris de Porus<text:note text:id="ftn104" text:note-class="footnote"><text:note-citation>18</text:note-citation><text:note-body><text:p text:style-name="Footnote"><text:span text:style-name="T31"><text:s/>II, </text:span><text:span text:style-name="T12">iv, </text:span><text:span text:style-name="T31">v. 533-536.</text:span></text:p></text:note-body></text:note>. H. C. Lancaster souligne à juste titre que l’attitude d’Alexandre est équivoque : le spectateur est d’abord porté à croire qu’Alexandre est amoureux d’Argire. Cependant, la magnanimité d’Alexandre domine son <text:span text:style-name="T6">éthos</text:span> et lui permet d’atteindre le sublime à deux reprises dans la pièce : à la fin du second acte, Alexandre propose à Argire de choisir elle-même d’accepter ou non la rançon propo<text:soft-page-break/>sée par l’ambassadeur de Porus et au dénouement de la pièce, Alexandre pardonne Porus de sa tentative d’assassinat. Alexandre incite ses interlocuteurs à se comporter avec orgueil et dignité, comme on le voit dans ces deux interventions : Argire refuse l’offre de Porus car elle s’accorde avec Alexandre pour dire que la rançon proposée par l’ambassadeur est humiliante, et Porus s’engage à retrouver son autorité politique après qu’Alexandre l’a encouragé à châtier lui-même Attale. Alexandre instaure ainsi la relation de réciprocité avec Porus reconnue par les deux rois à la fin de la pièce. <text:s text:c="2"/></text:p>
      <text:h text:style-name="Heading_20_5" text:outline-level="5"><text:bookmark-start text:name="_Toc483996269"/>Perdiccas<text:bookmark-end text:name="_Toc483996269"/> </text:h>
      <text:p text:style-name="P49">Perdiccas est un personnage déchiré par son engagement envers deux ordres<text:span text:style-name="T6"> a priori </text:span>inconciliables : d’une part, il est le lieutenant d’Alexandre, et d’autre part, il est amoureux de Clairance, ce qui le pousse à être favorable aux aspirations des prisonnières : il cherche ainsi à disposer Alexandre à la réconciliation avec Porus dès la première scène, mais la détermination du roi reste inflexible. La volonté de reprendre les combats exprimée par Alexandre tend donc le dilemme : en tant qu’adversaire militaire du père de Clairance<text:span text:style-name="T42">,</text:span> Perdiccas est un héros placé dans une situation similaire à celle de Rodrigue dans le <text:span text:style-name="T6">Cid</text:span>, puisqu’il forme avec Clairance un couple d’amants ennemis, et l’hommage rendu à Corneille dans la bouche de Clairance « Je ne vous hais point. »<text:note text:id="ftn105" text:note-class="footnote"><text:note-citation>19</text:note-citation><text:note-body><text:p text:style-name="Footnote"><text:span text:style-name="T31"><text:s/>v. 177.</text:span></text:p></text:note-body></text:note> met en évidence la filiation entre les deux couples de personnages. Le thème du geôlier captif de son amour est repris dans la scène amoureuse entre Perdiccas et Clairance, et il s’agit d’un lieu commun de la littérature galante. <text:s/></text:p>
      <text:p text:style-name="P49">Le malentendu dont sont victimes Perdiccas et Arsacide conduit le spectateur à rapprocher les deux personnages, car leurs réactions sont symétriques : tous deux font preuve de courage en se résignant à défendre leur amour en s’engageant dans un duel. Par <text:soft-page-break/>là, Perdiccas reconnaît la générosité de son adversaire, et c’est pour cette raison qu’il souhaite épargner la vie d’Arsacide lorsqu’Alexandre le fait arrêter et croit qu’il est l’un des espions envoyés par Porus. Selon Perdiccas, Arsacide mérite de vivre parce qu’il a le courage de combattre son rival dans un combat loyal. </text:p>
      <text:h text:style-name="Heading_20_5" text:outline-level="5"><text:bookmark-start text:name="_Toc483996270"/>Attale<text:bookmark-end text:name="_Toc483996270"/></text:h>
      <text:p text:style-name="Standard"><text:tab/>Le personnage du mauvais conseiller est un ressort bien connu des dramaturges du <text:span text:style-name="T11">xvii</text:span><text:span text:style-name="T24">e</text:span> siècle : il sert souvent à nouer l’action d’une tragédie à partir d’un malentendu qui vise à précipiter les rois dans des situations malheureuses. </text:p>
      <text:p text:style-name="Standard"><text:tab/>Étant donné qu’Attale trompe la confiance du roi en calomniant sa femme, celui-ci apparaît d’abord comme le destinateur de la quête de Porus, puisqu’il informe le roi et inspire au roi un vain projet de vengeance. Cependant, la lettre d’Attale destinée à Alexandre et lue par Porus vient éclairer sans ambiguïté les intentions du personnage en confirmant les intuitions d’Argire et les accusations d’Arsacide (III, 3) : Attale a menti à Porus afin de déstabiliser le roi et recevoir d’Alexandre la main d’Oraxène. La sollicitude du personnage est alors dénoncée par Porus, qui n’y reconnaît qu’une hypocrisie perfide. Cet opposant est enfin vaincu car Porus le punit par la mort. <text:s/></text:p>
      <text:p text:style-name="Standard"><text:tab/>Attale est particulièrement redoutable car son intervention auprès de Porus donne à sa trahison la forme d’une mécanique tragique inexorable : l’entourage du roi a beau être lucide sur les intentions du traître, il est pourtant impossible d’en convaincre le roi. Attale a su jouer sur l’aveuglement du personnage en le rendant paranoïaque du fait de sa jalousie, comme le montrent les difficultés d’Arsacide à raisonner Porus. Boyer a fait preuve d’habileté dans la conception de ses personnages, car la tension dramatique ne peut que se renforcer au cours de l’action à mesure que les personnages éprouvent une méfiance de plus en plus forte à l’égard d’autrui. <text:s text:c="2"/></text:p>
      <text:p text:style-name="Standard"><text:soft-page-break/><text:tab/>Attale est donc omniprésent dans la progression de l’action puisqu’il est à l’origine de tous les malentendus de la pièce : par là, il est responsable de plusieurs chaînes de réactions plus ou moins passionnées selon le caractère des personnages. Pourtant, Boyer fait toujours intervenir Attale en dehors de l’espace scénique. Ce choix d’écriture est révélateur des visées du dramaturge puisque Boyer ne fait figurer aucun personnage radicalement mauvais sur scène. Du fait de l’absence d’Attale, le mal a une place minimale dans la pièce : aucun discours ne vient le justifier, ce qui lui ôte toute épaisseur psychologique ; Boyer le prive également de grandeur puisqu’Attale se cache lorsqu’il est confronté à Porus (V, 1). Le dénouement illustre donc sans ambiguïté la victoire de la magnanimité sur la méchanceté, ce qui appuie l’édification du spectateur : la résolution de l’intrigue vient rappeler que la malhonnêteté condamne à l’oubli et que seule la vertu est glorieuse.</text:p>
      <text:h text:style-name="Heading_20_3" text:outline-level="3"><text:bookmark-start text:name="_Toc452719801"/><text:bookmark-start text:name="_Toc453853746"/>Symétries<text:bookmark-end text:name="_Toc452719801"/><text:bookmark-end text:name="_Toc453853746"/> </text:h>
      <text:p text:style-name="P49">Le goût pour les couples de personnages secondaires est caractéristique de l’époque préclassique, mais cette pratique est progressivement abandonnée au profit d’une plus forte différenciation des personnages<text:note text:id="ftn106" text:note-class="footnote"><text:note-citation>20</text:note-citation><text:note-body><text:p text:style-name="Footnote"><text:span text:style-name="T31"><text:s/>Jacques Scherer note cette inflexion dans </text:span><text:span text:style-name="T33">La Dramaturgie classique</text:span><text:span text:style-name="T31">, chapitre premier : « Les personnages », p. 57. </text:span></text:p></text:note-body></text:note>.<text:span text:style-name="T42"> </text:span>Boyer se sert de ce mode d’organisation des personnages de sa pièce pour en tirer des effets dramatiques et pathétiques efficaces. <text:s/></text:p>
      <text:p text:style-name="P49">Boyer crée une symétrie entre les personnages principaux et leurs confidents, car ces personnages se trouvent dans une situation identique à celle de leurs proches. Ainsi Porus et Arsacide partagent tous deux l’inquiétude d’être trompé par leurs amantes, et les deux filles de Porus mettent également en danger la vie de leurs prétendants en refusant de dissiper les erreurs de leurs amants. </text:p>
      <text:p text:style-name="P49">Les scènes de confidence jouent sur la symétrie des situations, puisque les personnages avouent eux-<text:soft-page-break/>mêmes que leurs conseils sont modalisés par leurs propres inquiétudes, comme l’explique Arsacide à Porus<text:note text:id="ftn107" text:note-class="footnote"><text:note-citation>21</text:note-citation><text:note-body><text:p text:style-name="Footnote"><text:span text:style-name="T31"><text:s/>II, </text:span><text:span text:style-name="T12">ii, </text:span><text:span text:style-name="T31">v. 407-410.</text:span></text:p></text:note-body></text:note>. Cet aveu suscite une forte compassion de la part du spectateur, car la retenue d’Arsacide renforce la qualité morale du personnage et la dignité de ses passions. Ces situations similaires visent également à renforcer la complexité psychologique des personnages, puisque Arsacide se trouve partagé entre deux devoirs : sa loyauté envers le roi le pousse à garder une attitude aristocratique, mais ses propres soupçons suscitent en lui une compassion très forte pour le roi malheureux. En cela, ses conseils ne sont pas neutres et la façon dont il noue son dialogue avec Oraxène témoigne de cette inquiétude : l’objet de la discussion se déplace progressivement des soupçons du roi aux siens, ce qui suscite la colère de la princesse. </text:p>
      <text:p text:style-name="Standard"><text:tab/>Le même procédé est à l’œuvre dans la relation entre les deux princesses. Lorsqu’Oraxène prend conscience que son attitude orgueilleuse avec Arsacide le conduit à risquer sa vie pour combattre son rival supposé, celle-ci demande à Clairance de dire au prince qu’elle tient à lui malgré l’offense que lui inflige sa jalousie. Clairance reproche d’abord à sa sœur de faire davantage de cas de son amour que de son orgueil, mais en apprenant que Perdiccas est concerné, celle-ci partage l’avis de sa sœur et se précipite pour sauver son amant. La réplique qui termine l’échange entre les princesses est ainsi significative : </text:p>
      <text:p text:style-name="_3c_quote_3e_">J’apprends de ton orgueil comme je dois agir.<text:note text:id="ftn108" text:note-class="footnote"><text:note-citation>22</text:note-citation><text:note-body><text:p text:style-name="Footnote"><text:span text:style-name="T31"><text:s/>III, </text:span><text:span text:style-name="T12">iv. </text:span></text:p></text:note-body></text:note></text:p>
      <text:p text:style-name="Standard">Le jeu des pronoms montre bien ici le jugement réciproque qui s’exerce entre les personnages et oriente leur action. </text:p>
      <text:p text:style-name="P49">La compassion est donc un moteur dramatique central, puisqu’il permet de modifier le comportement des personnages : en approuvant les actions d’autrui <text:soft-page-break/>par compassion, le cours des actions se trouve sensiblement modifié. </text:p>
      <text:p text:style-name="Standard"><text:tab/></text:p>
      <text:p text:style-name="P49">Le dénouement se structure aussi sur cette volonté de construire des personnages symétriques, puisque Porus devient progressivement l’<text:span text:style-name="T6">alter ego</text:span> d’Alexandre, qui est lui-même une image exemplaire du souverain. Porus parvient au même équilibre des passions caractéristiques de la magnanimité royale, puisque son ardeur sert désormais des projets dignes de son rang : la colère est désormais mise au service de la justice, puisque Porus châtie Attale avec sévérité, et le roi fait également preuve de clémence en acceptant de pardonner les soldats rebelles qui se sont repentis<text:note text:id="ftn109" text:note-class="footnote"><text:note-citation>23</text:note-citation><text:note-body><text:p text:style-name="Footnote"><text:span text:style-name="T31"><text:s/>V, </text:span><text:span text:style-name="T12">i. </text:span></text:p></text:note-body></text:note>. Cette identification réciproque des souverains est aisément identifiable dans les derniers vers de la pièce<text:note text:id="ftn110" text:note-class="footnote"><text:note-citation>24</text:note-citation><text:note-body><text:p text:style-name="Footnote"><text:span text:style-name="T31"><text:s/>V, </text:span><text:span text:style-name="T12">v</text:span><text:span text:style-name="T31">, v. 1547-1555.</text:span></text:p></text:note-body></text:note> : les deux personnages prononcent des vœux dont la structure et les objets sont semblables : Alexandre comme Porus aspirent réciproquement à la gloire et à la générosité de l’autre. L’évocation de l’amitié vient renforcer le caractère symétrique de la magnanimité des héros, puisque la vertu de l’un élève l’autre. Les personnages fonctionnent désormais comme des miroirs car ils ont adopté le même langage, et l’alternative du titre fait sens : la générosité d’Alexandre n’écrase pas Porus, elle permet à sa propre grandeur de s’épanouir. Seul le personnage du méchant ne s’intègre dans aucune symétrie puisqu’Attale est indigne de l’amitié ou de la rivalité aristocratique : il est ainsi exclu de toute relation avec les autres personnages, c’est pourquoi il est éliminé à la fin de la pièce. <text:s/></text:p>
      <text:p text:style-name="P49">Le redoublement des situations dramatiques a donc deux effets principaux : d’une part, la charge pathétique des dialogues est renforcée par l’empathie des personnages, ce qui a pour conséquence de faciliter l’identification du spectateur aux personnages de la pièce. Le second effet de ces symétries est propre<text:soft-page-break/>ment dramatique, puisque la compassion fait agir les personnages. La cohérence de la pièce s’en trouve renforcée, car l’action progresse vers un dénouement où tous les personnages partagent les mêmes valeurs qui associent dévouement amoureux et conscience des devoirs aristocratiques. Cette combinaison est harmonieuse, mais elle atténue l’individualité des personnages : la profusion de « bons sentiments » critiquée par Charles Mazouer<text:note text:id="ftn111" text:note-class="footnote"><text:note-citation>25</text:note-citation><text:note-body><text:p text:style-name="Footnote"><text:span text:style-name="T31"><text:s/></text:span><text:span text:style-name="T33">Le Théâtre français de l’âge classique, </text:span><text:span text:style-name="T31">t. 1, Livre II, chapitre </text:span><text:span text:style-name="T12">iv : </text:span><text:span text:style-name="T31">« Le retour de la tragédie », p. 441 : « </text:span><text:span text:style-name="T33">Porus</text:span><text:span text:style-name="T31"> tout entier éclate de bons sentiments ».</text:span></text:p></text:note-body></text:note> est un ressort pathétique puissant, mais elle affadit les forts caractères qui se distinguaient dans la pièce.</text:p>
      <text:h text:style-name="Heading_20_3" text:outline-level="3"><text:bookmark-start text:name="_Toc453853747"/>Les motifs tragi-comiques : personnages et actions<text:bookmark-end text:name="_Toc453853747"/></text:h>
      <text:h text:style-name="Heading_20_4" text:outline-level="4">Le personnel dramatique </text:h>
      <text:p text:style-name="P49">L’analyse structurelle de <text:span text:style-name="T6">Porus </text:span>a montré que le personnel dramatique fonctionne par couples puisque seuls Alexandre, Attale et la suite des personnages aristocratiques ne s’intègrent pas dans des relations amoureuses réciproques. Il s’agit là d’une structure systématiquement employée dans les tragi-comédies, et ce motif permet l’élaboration d’intrigues semblables car fondées sur la même progression : le couple doit lutter pour établir ou pour préserver la relation amoureuse qui unit les héros. Dans <text:span text:style-name="T6">Porus</text:span>, il n’en va pas autrement puisque tous les couples sont intégrés dans une quête similaire : le spectateur attend qu’Argire et Oraxène puissent dissiper les soupçons de jalousie qui minent leurs couples, et il espère également Perdiccas et Clairance puissent se marier malgré la guerre qui désunit les deux camps auxquels ils appartiennent. Dans le cas de Perdiccas et Clairance, les actants témoignent de la codification tragi-comique des acteurs, puisque le thème des amants ennemis est un lieu commun de la littérature romanesque et tragi-comique<text:note text:id="ftn112" text:note-class="footnote"><text:note-citation>26</text:note-citation><text:note-body><text:p text:style-name="Footnote"><text:span text:style-name="T31"><text:s/>Nous en avons vu des exemples dans </text:span><text:span text:style-name="T33">Le Cid</text:span><text:span text:style-name="T31"> et dans </text:span><text:span text:style-name="T33">Cassandre</text:span><text:span text:style-name="T31"> (</text:span><text:span text:style-name="T33">cf. </text:span><text:span text:style-name="T31">chapitre </text:span><text:span text:style-name="T12">ii </text:span><text:span text:style-name="T31">de la présente introduction). </text:span></text:p></text:note-body></text:note>. </text:p>
      <text:p text:style-name="P49"><text:soft-page-break/>L’organisation du personnel dramatique va de pair avec une prolifération gratuite des personnages. Les symétries que nous avons constatées dans le schéma actanciel de <text:span text:style-name="T6">Porus</text:span> ne s’intègrent pas dans un système dramatique fermé : les liens de dépendance entre les trois couples de la pièce sont au contraires lâches, malgré les liens familiaux et politiques qui unissent les personnages principaux. </text:p>
      <text:p text:style-name="P49">Les intrigues amoureuses sont également doublées d’une quête similaire à celle du <text:span text:style-name="T6">Cid</text:span>, que Georges Forestier définit comme « l’assomption épique du guerrier au statut de héros »<text:note text:id="ftn113" text:note-class="footnote"><text:note-citation>27</text:note-citation><text:note-body><text:p text:style-name="Footnote"><text:span text:style-name="T31"><text:s/>Georges Forestier, </text:span><text:span text:style-name="T33">Essai de génétique théâtrale : Corneille à l’œuvre</text:span><text:span text:style-name="T31">, Paris, Klincksieck, 1996, chapitre 3, p. 125. </text:span></text:p></text:note-body></text:note> : la progression de l’hostilité à l’amitié entre Porus et Alexandre puis entre Perdiccas et Arsacide esquisse en effet le même mouvement dramatique. Cette progression s’appuie sur une autre caractéristique des personnages tragi-comiques, à savoir la situation précaire du héros. Dans <text:span text:style-name="T6">Porus</text:span>, la position de vaincu du roi vient souligner cet invariant générique qui appelle systématiquement à un retournement favorable à la fin de la pièce. </text:p>
      <text:h text:style-name="Heading_20_4" text:outline-level="4">Actions types et chaînes actorielles </text:h>
      <text:p text:style-name="Standard"><text:span text:style-name="T42"><text:tab/></text:span>Parmi les huit obstacles types recensés par Hélène Baby dans son étude structurelle de la tragi-comédie<text:note text:id="ftn114" text:note-class="footnote"><text:note-citation>28</text:note-citation><text:note-body><text:p text:style-name="Footnote"><text:span text:style-name="T31"><text:s/></text:span><text:span text:style-name="T33">La Tragi-comédie de Corneille à Quinault</text:span><text:span text:style-name="T31">, Deuxième partie, chapitre 2, p. 119, note 78. Les huit obstacles, classés en ordre décroissant de fréquence, sont les suivants : le combat, la prison, la fausse mort, la fausse trahison, le procès, la menace de mort, la séparation et la folie. </text:span></text:p></text:note-body></text:note>, Boyer en emploie quatre dans <text:span text:style-name="T6">Porus</text:span>. Le combat est un obstacle dramatique majeur puisqu’il parcourt la pièce entière : l’intrigue de la pièce résulte de la guerre entre Porus et Alexandre, et le duel entre <text:soft-page-break/>les jeunes amants déstabilise leurs couples respectifs<text:note text:id="ftn115" text:note-class="footnote"><text:note-citation>29</text:note-citation><text:note-body><text:p text:style-name="Footnote"><text:span text:style-name="T31"><text:s/></text:span><text:span text:style-name="T33">Porus</text:span><text:span text:style-name="T31">, IV, </text:span><text:span text:style-name="T12">ii </text:span><text:span text:style-name="T31">et V, scène dernière. </text:span></text:p></text:note-body></text:note>. La prison est également un obstacle structurant, puisque les personnages féminins sont en captivité avant que Porus et Arsacide soient eux-mêmes arrêtés dans le camp d’Alexandre. La captivité des deux héros indiens est la conséquence de la dénonciation par Attale de l’infiltration de Porus et Arsacide dans le camp d’Alexandre. La fausse trahison concerne les deux héros indiens, Porus et Arsacide puisqu’ils soupçonnent leurs amantes d’infidélité : la jalousie implique dans un premier temps la rupture entre les amants, comme le montre la tonalité polémique des échanges entre Porus et Argire d’une part, puis entre Arsacide et Oraxène. </text:p>
      <text:p text:style-name="Standard"><text:tab/>L’enchaînement de ces actions<text:note text:id="ftn116" text:note-class="footnote"><text:note-citation>30</text:note-citation><text:note-body><text:p text:style-name="Footnote"><text:span text:style-name="T31"><text:s/>Hélène Baby synthétise les boucles actorielles possibles dans un schéma : </text:span><text:span text:style-name="T33">cf.</text:span><text:span text:style-name="T31"> </text:span><text:span text:style-name="T33">La Tragi-comédie de Corneille à Quinault</text:span><text:span text:style-name="T31">, p. 121. </text:span></text:p></text:note-body></text:note> est certes soumis à une relation de causalité, puisque les héros masculins se comportent en parfaits amants en éprouvant une jalousie furieuse à l’égard de leurs amantes : mais il s’agit là d’une psychologie conventionnelle, puisqu’elle s’appuie sur un code galant nourri par la littérature romanesque ou épique. Cependant, la prolifération des obstacles témoigne d’une juxtaposition et d’une superposition des obstacles : <text:s/>ce ne sont pas les personnages qui décident de leur position de force ou de faiblesse, mais ce sont au contraire les événements qui bouleversent la progression de l’action. La clémence d’Alexandre témoigne de façon significative de cette méthode de composition, puisque contrairement à <text:span text:style-name="T6">Cinna</text:span>, celui-ci accorde son pardon à Porus sans exposer aucune dynamique psychologique ou politique qui permettrait d’expliquer son geste. La progression de l’action est donc placée sous le signe de la contingence bien que le dénouement de la pièce se plie aux codes tragi-comiques : Boyer ne cherche donc pas à plier l’évolution des sentiments de ses personnages à la structure de sa pièce composée de boucles d’obstacles conduisant tant bien que mal à l’affirma<text:soft-page-break/>tion du héros. La structure semble donc aliéner la liberté des héros : </text:p>
      <text:p text:style-name="_3c_quote_3e_">Composé d’actants, d’acteurs et d’actions types, l’univers tragi-comique apparaît, sur le plan externe de la création, comme un jeu de soldats de plomb que le dramaturge dispose à sa guise, selon des stratégies régulièrement respectées.<text:note text:id="ftn117" text:note-class="footnote"><text:note-citation>31</text:note-citation><text:note-body><text:p text:style-name="Footnote"><text:span text:style-name="T31"><text:s/></text:span><text:span text:style-name="T33">La Tragi-comédie de Corneille à Quinault</text:span><text:span text:style-name="T31">, p. 123. </text:span></text:p></text:note-body></text:note> </text:p>
      <text:p text:style-name="Standard">Dans la tragi-comédie, l’intériorité des personnages est illusoire parce que la structure de la pièce est rigoureusement codifiée. Ce constat conduit Hélène Baby à définir la dramaturgie tragi-comique comme une dramaturgie de l’extériorité. </text:p>
      <text:h text:style-name="Heading_20_3" text:outline-level="3"><text:bookmark-start text:name="_Toc453853748"/>Une dramaturgie de l’extériorité<text:bookmark-end text:name="_Toc453853748"/> </text:h>
      <text:p text:style-name="P49">C’est la nature de l’opposant qui permet de déterminer les particularités de la dramaturgie tragi-comique : contrairement aux pièces classiques, les opposants de la tragi-comédie sont extérieurs aux héros. Par conséquent, l’obstacle n’est jamais intériorisé par le personnage qui y est soumis, c’est pourquoi son élimination physique suffit à dénouer la tragédie. C’est pour cette raison que l’action de la tragi-comédie est réversible et que les problèmes moraux qui se posent aux personnages ne sont pas approfondis par les dialogues ou les monologues. L’absence de cette dernière forme montre bien que dans <text:span text:style-name="T6">Porus</text:span>, la délibération est également un leurre puisque ce sont les structures dramatiques, comme la symétrie qui rapproche les personnages qui interagissent, ou une révélation soudaine qui entraînent les revirements des personnages. </text:p>
      <text:p text:style-name="P49">Le personnage d’Attale est significatif de la prépondérance de l’extériorité dans la dramaturgie de Porus. Attale est en effet le seul opposant aux héros de <text:span text:style-name="T6">Porus</text:span>, mais il est paradoxalement absent de la scène théâtrale : l’extériorité de l’obstacle est donc redoublée parce qu’elle se donne à la fois par l’intervention d’une médiation dans le processus de la jalousie et de la rivalité amoureuse, et parce qu’il ne ren<text:soft-page-break/>voie à aucun élément qui puisse s’intégrer à l’intériorité de la relation des héros à leurs amantes.<text:span text:style-name="T42"> </text:span></text:p>
      <text:p text:style-name="P49">Cependant, la régularité de <text:span text:style-name="T6">Porus</text:span> favorise une concentration de la structure de la pièce, puisque les unités de temps et de lieu contraignent le dramaturge à employer un obstacle unique pour nouer tous les fils de la pièce. Attale est en effet au centre de la mécanique dramatique, puisqu’il est responsable de toutes les fausses trahisons qui affectent les personnages. La concentration des obstacles permet de masquer le fait que les fausses trahisons sont le fruit de la contingence, notamment parce que l’obstacle se donne sous la forme de rencontres entre le traître et les personnages trahis. La rencontre entre Perdiccas et Attale est ainsi placée sous le signe de la coïncidence<text:note text:id="ftn118" text:note-class="footnote"><text:note-citation>32</text:note-citation><text:note-body><text:p text:style-name="Footnote"><text:span text:style-name="T31"><text:s/></text:span><text:span text:style-name="T33">Porus</text:span><text:span text:style-name="T31">, I, </text:span><text:span text:style-name="T12">ii, </text:span><text:span text:style-name="T31">v. 53-68 : Perdiccas explique à Oronte qu’il a rencontré Attale alors qu’il s’apprêtait à rejoindre l’armée des soldats de Porus. Le prince macédonien a sauvé la vie à son adversaire, et ce dernier lui aurait rendu service en l’avertissant que Clairance est déjà promise à un autre. L’obstacle au mariage entre Perdiccas et Clairance dépend donc d’une rencontre fortuite avec Attale, c’est pourquoi il s’agit d’une coïncidence. </text:span></text:p><text:p text:style-name="Citation_20_vers_20_note"/></text:note-body></text:note>, ce qui affaiblit la cohérence dramatique de la pièce. Pour pallier ces faiblesses dramaturgiques, Boyer recourt à un procédé éprouvé par les auteurs de tragi-comédie : la multiplication des actions sans incidence sur le déroulement du fil principal asseoit ainsi le principe d’une dramaturgie de la gratuité.</text:p>
      <text:h text:style-name="Heading_20_3" text:outline-level="3"><text:bookmark-start text:name="_Toc453853749"/>Une dramaturgie de la gratuité<text:bookmark-end text:name="_Toc453853749"/></text:h>
      <text:p text:style-name="P49">Dans <text:span text:style-name="T6">Porus</text:span>, l’extériorité de l’obstacle principal implique que la résolution de l’intrigue est particulièrement aisée pour le dramaturge : il suffit de rétablir la vérité sur le rôle d’Attale pour que les personnages retrouvent leur souveraineté et leur dignité. Pour susciter l’intérêt du spectateur tout au long de la pièce, Boyer procède donc à la multiplication des actions. C’est pour cette raison que les multiples intrigues <text:soft-page-break/>amoureuses et l’intrigue politique s’intègrent difficilement dans <text:span text:style-name="T6">Porus</text:span> : le spectateur a plutôt l’impression que les obstacles sont indépendants et juxtaposés malgré l’apparence de subordination fournie par le contexte de la rivalité militaire entre Porus et Alexandre. </text:p>
      <text:p text:style-name="P49">Boyer a superposé les thématiques pour rendre sa pièce plus divertissante. La richesse des fils dramatiques est le signe d’une dramaturgie de la gratuité, car les éléments de l’intrigue ne se combinent pas pour participer au dénouement : le caractère soudain du pardon d’Alexandre témoigne clairement de la solution de continuité mise en place à défaut d’une cohérence dramatique qui parcourrait la pièce et déterminerait l’enchaînement des actions. Les actions des premiers actes ne font que retarder le dénouement de la pièce sans le fonder sur des mécanismes psychologiques. <text:s text:c="2"/></text:p>
      <text:p text:style-name="P49"><text:s/></text:p>
      <text:p text:style-name="P49">Le choix de désigner <text:span text:style-name="T6">Porus </text:span>comme une tragédie se fonde donc sur des critères externes : il est probable que Boyer ait choisi de définir <text:span text:style-name="T6">Porus</text:span> comme une tragédie parce qu’elle répond aux critères de la grandeur tragique, puisqu’elle met en scène un sujet historique tiré de la littérature antique. La qualification de <text:span text:style-name="T6">Porus</text:span> comme tragi-comédie a pu également poser problème à Boyer dans la mesure où le nom de tragi-comédie ne laisse aucun doute sur la fin heureuse de la pièce. L’abbé d’Aubignac témoigne bien de l’impossibilité de créer des dénouements surprenants dans la tragi-comédie :</text:p>
      <text:p text:style-name="_3c_quote_3e_">Mais j’ajoute que ce nom seul peut détruire toutes les beautés d’un Poème, qui consistent en la Péripétie ; car il est toujours d’autant plus agréable que de plusieurs apparences funestes, le retour et l’issue en est heureuse et contre l’attente des Spectateurs ; mais dès lors qu’on a dit <text:span text:style-name="T6">Tragi-comédie</text:span>, on découvre quelle en sera la Catastrophe ; si bien que tous les Incidents, qui troublent l’espérance et les desseins des principaux Personnages, ne touchent point le spectateur, prévenu de la connaissance qu’il a du succès <text:soft-page-break/>contraire à leur crainte et à leur douleur ; et quelques plaintes pathétiques qu’ils fassent, nous n’entrons pas bien avant dans leur sentiment, parce que nous prenons cela trop certainement pour une feinte, au lieu que si nous en ignorions l’événement, nous appréhenderions pour eux, toutes leurs passions s’imprimeraient vivement en notre cœur, et nous goûterions avec plus de satisfaction le retour favorable de leur fortune.<text:note text:id="ftn119" text:note-class="footnote"><text:note-citation>33</text:note-citation><text:note-body><text:p text:style-name="Footnote"><text:span text:style-name="T31"><text:s/></text:span><text:span text:style-name="T33">La Pratique du théâtre</text:span><text:span text:style-name="T31">, Livre II, chapitre </text:span><text:span text:style-name="T12">x</text:span><text:span text:style-name="T31">, éd. citée, p. 219.</text:span></text:p></text:note-body></text:note> </text:p>
      <text:p text:style-name="P49">L’hypothèse du choix de la tragédie pour ménager les effets de surprise est donc cohérente avec la progression par rebondissements de <text:span text:style-name="T6">Porus </text:span>: Boyer aurait ainsi voulu susciter l’étonnement du spectateur en dissimulant la fin heureuse de sa pièce, comme Corneille l’a fait pour <text:span text:style-name="T6">Cinna</text:span>. Cependant, la structure tragi-comique de <text:span text:style-name="T6">Porus </text:span>permet de distinguer en quoi Boyer s’est écarté de son modèle, <text:span text:style-name="T6">Cinna</text:span>. </text:p>
      <text:p text:style-name="P49">La singularité de la tragédie de Boyer tient également à la volonté du dramaturge de de satisfaire un autre goût du public déjà affirmé dans les années 1640, à savoir la galanterie. <text:s/></text:p>
      <text:h text:style-name="Heading_20_2" text:outline-level="2"><text:bookmark-start text:name="_Toc453853750"/>Une tragédie galante<text:bookmark-end text:name="_Toc453853750"/> </text:h>
      <text:p text:style-name="P52">Le langage galant fonctionne comme une rhétorique, car ses invariants persuadent efficacelent les héros de la fidélité de leurs amantes et de leur supériorité. Malgré la rancœur des héros jaloux, la mélancolie des héroïnes bouleverse le discours de leurs interlocuteurs et permet de ne jamais rompre totalement la relation entre les personnages. </text:p>
      <text:p text:style-name="P52">Cependant, la tonalité galante dans <text:span text:style-name="T6">Porus</text:span> est problématique parce qu’elle conduit à la transgression du critère de constance des héros de tragédie. Boyer fait de la coexistence du code héroïque et du code galant dans sa pièce un choix esthétique en privilégiant une rhétorique des contrastes qui amplifie le caractère passionnel de l’amour. <text:s/></text:p>
      <text:h text:style-name="Heading_20_3" text:outline-level="3"><text:bookmark-start text:name="_Toc453853751"/><text:soft-page-break/>La rhétorique galante<text:bookmark-end text:name="_Toc453853751"/></text:h>
      <text:h text:style-name="Heading_20_4" text:outline-level="4">Une rhétorique de l’agrément</text:h>
      <text:p text:style-name="P59"><text:span text:style-name="T55">Le langage galant se caractérise en premier lieu par la volonté d’adoucir le langage en adoptant une attitude polie et raffinée. L’exigence de civilité qui s’impose dans la vie mondaine envahit le théâtre avec l’apparition dans les dialogues de deux formes de discours : le compliment et la raillerie. </text:span></text:p>
      <text:p text:style-name="P59"><text:span text:style-name="T55">Dans </text:span><text:span text:style-name="T9">Porus</text:span><text:span text:style-name="T55">, l’usage du compliment est remarquable parce qu’il s’appuie sur une tradition historique : Alexandre est en effet par excellence le héros galant, parce qu’il sait à la fois vaincre et faire preuve de civilité. C’est pour cette raison que Porus ne cesse de redouter son adversaire, mais il commet une erreur parce qu’il réduit la galanterie à la séduction des femmes. Porus croit qu’Alexandre séduit les femmes en abusant de son pouvoir, mais il affirme au contraire la supériorité de son interlocutrice pour lui être agréable et faire preuve d’une honnêteté digne de son rang. La discussion entre Alexandre et Argire est significative, parce qu’elle est parcourue par les compliments du roi envers sa captive</text:span><text:note text:id="ftn120" text:note-class="footnote"><text:note-citation>34</text:note-citation><text:note-body><text:p text:style-name="Footnote"><text:span text:style-name="T43"><text:s/>I, </text:span><text:span text:style-name="T20">iv, </text:span><text:span text:style-name="T43">v. 550-552.</text:span></text:p></text:note-body></text:note><text:span text:style-name="T55">.</text:span> <text:span text:style-name="T55">Une lecture trop rapide verrait dans le compliment d’Alexandre la preuve d’une ambiguïté dans les sentiments du conquérant : il flatterait ainsi Argire pour la séduire et la dérober à Porus. Cependant, la fin de la scène affaiblit cette hypothèse parce qu’Alexandre ne renie pas la liberté d’Argire : au contraire, il l’autorise à décider de son sort</text:span><text:span text:style-name="T55"><text:note text:id="ftn121" text:note-class="footnote"><text:note-citation>35</text:note-citation><text:note-body><text:p text:style-name="Footnote"><text:span text:style-name="T43"><text:s/>v. 557-560.</text:span></text:p></text:note-body></text:note></text:span><text:span text:style-name="T55">. Si Alexandre aspirait réellement à conquérir Argire, il ne prendrait pas le risque de lui laisser choisir entre sa liberté et sa captivité.</text:span> <text:s/></text:p>
      <text:p text:style-name="P59"><text:span text:style-name="T55"><text:s/></text:span></text:p>
      <text:p text:style-name="P59"><text:span text:style-name="T55">La raillerie est également un trait qui imprègne les discours des personnages de </text:span><text:span text:style-name="T9">Porus</text:span><text:span text:style-name="T55"> : la colère des héroïnes blessées par les soupçons de leurs amants est ainsi adoucie par l’ironie de leurs répliques. Les discours d’Oraxène sont exemplaires de ce point de vue, puisque la jeune princesse assène son amant ja</text:span><text:soft-page-break/><text:span text:style-name="T55">loux de reproches très incisifs parce qu’il se montre trop colérique envers elle : <text:s/></text:span></text:p>
      <text:p text:style-name="P12"><text:s text:c="53"/>Je me lasse<text:line-break/>D’entendre des discours de si mauvaise grâce ; <text:line-break/>Ces reproches éloquents sont si mal inventés, <text:line-break/>Que qui peut les souffrir les a bien mérités<text:span text:style-name="T78"><text:note text:id="ftn122" text:note-class="footnote"><text:note-citation>36</text:note-citation><text:note-body><text:p text:style-name="Footnote"><text:span text:style-name="T43"><text:s/>III, </text:span><text:span text:style-name="T20">iii. </text:span></text:p></text:note-body></text:note></text:span> ; <text:s/></text:p>
      <text:p text:style-name="Standard">La périphrase qui clôt la réponse d’Oraxène n’a que l’apparence de la maxime, car elle désigne Arsacide sans équivoque. Le discours de la princesse revêt un aspect ludique pour le spectateur parce qu’il est ironique et permet de riposter habilement aux reproches de l’amant en le renvoyant à son propre jugement puisque c’est à lui de juger s’il est concerné par le constat de son interlocutrice. En héroïne galante, Oraxène manie l’art de la conversation car elle sait répondre avec élégance aux reproches passionnés de son amant. </text:p>
      <text:h text:style-name="Heading_20_4" text:outline-level="4">Souffrance amoureuse et persuasion <text:s/></text:h>
      <text:p text:style-name="P59"><text:span text:style-name="T55">La galanterie dans la tragédie ne saurait se réduire à un art de la conversation, puisque la gravité des enjeux conduit les personnages à éprouver des sentiments pathétiques. L’idéal galant affectionne les manifestations corporelles de la passion amoureuse : l’isotopie des larmes, des soupirs et de la douleur sont donc privilégiées par les dramaturges qui aspirent à émouvoir leur public. </text:span></text:p>
      <text:p text:style-name="P59"><text:span text:style-name="T55">Dans </text:span><text:span text:style-name="T9">Porus</text:span><text:span text:style-name="T55">, les manifestations de la souffrance abondent parce qu’elles permettent d’amplifier les tensions de la pièce : les pleurs inondent les visages des amants qui se retrouvent et s’invectivent. Ils sont même inévitables : </text:span></text:p>
      <text:p text:style-name="_3c_quote.l_3e_">N’espère pas d’échapper à mes pleurs.<text:note text:id="ftn123" text:note-class="footnote"><text:note-citation>37</text:note-citation><text:note-body><text:p text:style-name="Footnote"><text:span text:style-name="T31"><text:s/>Argire s’adresse à Porus (</text:span><text:span text:style-name="T12">III, ii). </text:span></text:p></text:note-body></text:note> </text:p>
      <text:p text:style-name="Standard">Les souffrances physiques des personnages ont ainsi une force persuasive, puisqu’ils permettent d’éviter une rupture totale entre les amants. Les pleurs fonc<text:soft-page-break/>tionnent comme une preuve – insuffisante, certes – qui fait douter de l’infidélité de l’amante : </text:p>
      <text:p text:style-name="P11"><text:s text:c="13"/>Ne crains rien trop chère criminelle<text:line-break/>Malgré ta trahison je t’aime, et ma douleur<text:line-break/>Sent bien que t’outrager c’est croître mon malheur<text:note text:id="ftn124" text:note-class="footnote"><text:note-citation>38</text:note-citation><text:note-body><text:p text:style-name="Footnote"><text:span text:style-name="T31"><text:s/></text:span><text:span text:style-name="T33">Ibidem. </text:span><text:span text:style-name="T31">Porus répond à Argire. </text:span></text:p></text:note-body></text:note>. </text:p>
      <text:p text:style-name="P60"><text:span text:style-name="T55">La souffrance des personnages atténue donc la fureur des personnages jaloux et permet de jouer sur l’attente d’une réconciliation entre les amants. Le pathétique des scènes de confrontations, appuyées sur la profusion des larmes, affecte d’autant mieux le spectateur que Boyer intègre la souffrance des personnages à la mécanique tragique et implacable du malentendu dont est victime Argire. </text:span></text:p>
      <text:h text:style-name="Heading_20_4" text:outline-level="4">La mélancolie</text:h>
      <text:p text:style-name="P49">Les héros comme les héroïnes de <text:span text:style-name="T6">Porus</text:span> sont empreints de mélancolie parce qu’ils sont submergés par leurs émotions : la place centrale des pleurs et des soupirs dans les échanges amoureux montre que les héros sont fortement affectés par la trahison dont ils se jugent victimes. Cependant, la mélancolie ne se réduit pas à la disposition à la tristesse : les héroïnes mélancoliques sont également valorisées par la tradition romanesque et théâtrale parce qu’elles font preuve d’une sensibilité exceptionnelle et d’une résignation exemplaire. </text:p>
      <text:p text:style-name="P49">Argire est l’héroïne mélancolique par excellence, parce qu’elle fait preuve de constance dans ses sentiments : elle ne renie jamais son amour pour Porus et ne perd pas la conscience de sa dignité de reine. Enfin, le rapport qu’elle entretient avec la fatalité est symptomatique de sa vision tragique du monde. La reine est donc l’un des personnages les plus lucides de la pièce, puisque dès son arrivée sur la scène, elle est la seule à deviner les causes de la jalousie de Porus en soupçonnant l’influence négative d’Attale. Argire correspond donc aux canons de la mélancolique définis par Melle de Scudéry et analysés par Carine Barbafieri : </text:p>
      <text:p text:style-name="_3c_quote_3e_"><text:soft-page-break/>C’est donc la sagesse méfiante et l’esprit constant, qui inspirent une conduite sans caprice, ainsi que l’acuité d’esprit […] que valorise, dans la femme mélancolique, la <text:span text:style-name="T6">Clélie</text:span>.<text:note text:id="ftn125" text:note-class="footnote"><text:note-citation>39</text:note-citation><text:note-body><text:p text:style-name="Footnote"><text:span text:style-name="T31"><text:s/></text:span><text:span text:style-name="T33">Atrée et Céladon</text:span><text:span text:style-name="T31">, Deuxième partie, Chapitre </text:span><text:span text:style-name="T12">v : </text:span><text:span text:style-name="T31">« Le goût des larmes », p. 175. <text:s/></text:span></text:p></text:note-body></text:note> </text:p>
      <text:p text:style-name="Standard">Dans la tragédie galante, la mélancolie est un trait de caractère admirable car il témoigne de la sensibilité, de la constance et de l’intelligence des personnages féminins. </text:p>
      <text:h text:style-name="Heading_20_3" text:outline-level="3"><text:bookmark-start text:name="_Toc453853752"/>Tragique et galanterie : une esthétique du contraste<text:bookmark-end text:name="_Toc453853752"/> </text:h>
      <text:p text:style-name="P49">L’association de l’héroïsme tragique et de la galanterie est une gageure pour les dramaturges, car il pousse à construire des personnages inconstants : les personnages se montrent tendres et mélancoliques envers leurs amants, mais leurs résolutions doivent illustrer leur courage et leur détermination. </text:p>
      <text:p text:style-name="P49">Boyer apporte une solution originale à ce problème esthétique, puisqu’il assume l’inconstance de ses personnages et ne cesse de jouer sur l’oscillation entre la fureur et la tendresse. Les vocatifs employés par les amants ne cessent de rappeler la contradiction des sentiments : la « trop chère criminelle » attaquée par Porus n’est autre que son épouse, Argire. Le décalage entre les passions tragiques destructrices et la tendresse se donne toujours sur le mode du paradoxe, ce qui donne un aspect sublime à la contradiction des héros. Ainsi Porus s’étonne : </text:p>
      <text:p text:style-name="P11">Dieux un reste d’amour entreprend sa défense ? <text:line-break/>Et dans sa trahison cherche son innocence ;<text:line-break/>Ma haine s’affaiblit sous son premier effort : <text:line-break/>Je sens qu’elle chancelle, et qu’il se rend plus fort.<text:note text:id="ftn126" text:note-class="footnote"><text:note-citation>40</text:note-citation><text:note-body><text:p text:style-name="Footnote"><text:span text:style-name="T31"><text:s/></text:span><text:span text:style-name="T33">Porus</text:span><text:span text:style-name="T31">, II, </text:span><text:span text:style-name="T12">ii. </text:span></text:p></text:note-body></text:note> </text:p>
      <text:p text:style-name="Standard">L’interrogation intervient dans le dialogue pour redoubler l’étonnement du spectateur face aux revirements du personnage, et elle atteint le sublime parce qu’elle est inexplicable pour le héros. </text:p>
      <text:p text:style-name="P49"><text:soft-page-break/>Au niveau structurel, il apparaît clairement que le trouble des personnages prépare leur repentir une fois la trahison d’Attale dévoilée : les figures de contrastes soulignent ainsi brillamment les « préparations » du dénouement. <text:s text:c="2"/></text:p>
      <text:h text:style-name="Heading_20_1" text:outline-level="1"><text:bookmark-start text:name="_Toc453853753"/>Conclusion<text:bookmark-end text:name="_Toc453853753"/></text:h>
      <text:p text:style-name="P49">L’étude de <text:span text:style-name="T6">Porus </text:span>montre qu’en 1646 Boyer est un dramaturge conscient de l’efficacité dramatique des procédés hérités de la tragi-comédie : l’emploi d’une structure narrative lui permet de proposer une pièce extrêmement riche en rebondissements et en surprise. Cependant, la comparaison de <text:span text:style-name="T6">Porus </text:span>à <text:span text:style-name="T6">Cinna </text:span>dessert la pièce de Boyer, car une analyse de la progression dramatique de <text:span text:style-name="T6">Porus</text:span> à l’aune des critères classiques révèle tout son caractère arbitraire. </text:p>
      <text:p text:style-name="P49"><text:span text:style-name="T6">Porus</text:span> est une pièce ludique, parce que les dialogues renvoient sans cesse à des situations dramatiques renfermées dans la pièce. Ces symétries éclairent la variété de l’expression du sentiment amoureux dans la pièce qui se donnent dans la rencontre de l’esthétique galante avec l’héroïsme ancien. <text:span text:style-name="T6">Porus </text:span>illustre donc bien comment ces deux conceptions du tragique ne cessent de se confronter au <text:span text:style-name="T11">xvii</text:span><text:span text:style-name="T24">e</text:span> siècle. </text:p>
      <text:h text:style-name="Heading_20_1" text:outline-level="1">Le texte de la présente édition</text:h>
      <text:p text:style-name="P29"><text:span text:style-name="T7">Porus ou la Générosité d’Alexandre</text:span><text:span text:style-name="T77"> a été publiée pour la première fois en février 1648.</text:span></text:p>
      <text:h text:style-name="Heading_20_1" text:outline-level="1">Établissement du texte </text:h>
      <text:p text:style-name="P29"><text:span text:style-name="T77">Nous avons consulté plusieurs exemplaires disponibles de cette édition dans les bibliothèques parisiennes des deux éditions de la tragédie </text:span><text:span text:style-name="T7">Porus ou la Générosité d’Alexandre</text:span><text:span text:style-name="T77">, composée en alexandrins : il s’agit de l’édition originale de 1648 et de l’édition pirate</text:span><text:span text:style-name="T41"> </text:span><text:span text:style-name="T77">de 1665. Dans cette édition, le titre de la tragédie est devenu </text:span><text:span text:style-name="T7">Le Grand Alexandre ou Porus Roy des Indes</text:span><text:span text:style-name="T77">. </text:span></text:p>
      <text:h text:style-name="Heading_20_2" text:outline-level="2"><text:soft-page-break/>Les exemplaires consultés <text:s/></text:h>
      <text:h text:style-name="Heading_20_3" text:outline-level="3">Édition de 1648 </text:h>
      <text:p text:style-name="P29">Nous avons consulté deux exemplaires disponibles dans les bibliothèques parisiennes : </text:p>
      <text:list xml:id="list3050506827" text:style-name="WWNum5">
        <text:list-item>
          <text:p text:style-name="P22">Bibliothèque Nationale de France (Rés. YF-522) : la version numérisée du texte, disponible sur le site de la Bibliothèque. Cette version a servi de support à notre édition critique.</text:p>
        </text:list-item>
        <text:list-item>
          <text:p text:style-name="P22">Bibliothèque de la Comédie-Française (2 BOY Por 1648) : cet exemplaire nous a permis de vérifier la ponctuation du texte lorsque la version numérisée manquait de lisibilité. La page de titre comporte les annotations manuscrites suivantes : « &lt;Bo&gt;yer » « &lt;pré&gt;sentée sur le théâtre du Marais le …. 1647 » « 164[2] avec Privilege du [R]o[y] »<text:note text:id="ftn127" text:note-class="footnote"><text:note-citation>1</text:note-citation><text:note-body><text:p text:style-name="Footnote"><text:span text:style-name="T31"><text:s/>Cette annotation manuscrite est difficile à déchiffrer : nous indiquons entre crochets droits les informations dont nous ne sommes pas sûre ; entre crochets obliques nous ajoutons les caractères qui ne sont pas lisibles sur l’exemplaire mais qui aideraient à mieux comprendre l’annotation. </text:span></text:p></text:note-body></text:note> </text:p>
        </text:list-item>
      </text:list>
      <text:p text:style-name="P29">Nous donnons la description de l’édition : <text:s text:c="2"/></text:p>
      <text:p text:style-name="P29">1 vol. in-4° de [VIII] – 103 p. </text:p>
      <text:p text:style-name="P29">[I] PORVS / OV LA / GENEROSITE / D’ALEXANDRE / TRAGEDIE / [Fleuron du libraire] / A PARIS / Chez TOVSSAINCT QVINET, au Palais, sous la montée / de la Cour des Aydes / [filet] / M. DC. XVLIII. / <text:span text:style-name="T5">AVEC PRIVILEGE DV ROY</text:span>. </text:p>
      <text:p text:style-name="P29">[II] verso blanc de la page de titre</text:p>
      <text:p text:style-name="P29">[III-VI] A MONSIEVR / MONSIEVR / LE CHEVALIER DE RIVIERES </text:p>
      <text:p text:style-name="P29">[VII] <text:span text:style-name="T5">Extraict du Privilege du Roy.</text:span></text:p>
      <text:p text:style-name="P29">[VIII] PERSONNAGES. </text:p>
      <text:list xml:id="list728547249" text:style-name="WWNum7">
        <text:list-item>
          <text:list>
            <text:list-item>
              <text:p text:style-name="P23">: texte de la pièce comprenant cinq actes. </text:p>
            </text:list-item>
          </text:list>
        </text:list-item>
      </text:list>
      <text:h text:style-name="Heading_20_3" text:outline-level="3"><text:soft-page-break/>Édition contrefaite de 1665 <text:s/></text:h>
      <text:p text:style-name="P29">Il s’agit d’une édition conçue pour concurrencer le succès de l’<text:span text:style-name="T6">Alexandre le Grand</text:span> de Racine. La page de titre indique que le titre de la pièce a été modifié et est devenu « Le Grand Alexandre ou Porus Roy des Indes ». </text:p>
      <text:p text:style-name="P29">L’exemplaire que nous avons consulté se trouve à la Bibliothèque de la Comédie-Française (2 BOY Gra 1665). </text:p>
      <text:p text:style-name="P29">Nous donnons la description de l’édition :</text:p>
      <text:p text:style-name="P29">1 vol. in-8° de [II] – 70 p. </text:p>
      <text:p text:style-name="P29">[I] LE GRAND / ALEXANDRE / OV / PORVS / ROY DES INDES / TRAGEDIE / <text:span text:style-name="T6">Representée sur le Theatre Royal de l’Hostel de Bourgogne</text:span><text:note text:id="ftn128" text:note-class="footnote"><text:note-citation>2</text:note-citation><text:note-body><text:p text:style-name="Footnote"><text:span text:style-name="T31"><text:s/>Dans l’exemplaire que nous avons consulté, on trouve l’annotation manuscrite « Par Navitault » au-dessous. </text:span></text:p></text:note-body></text:note> / [Fleuron du libraire] / A PARIS, / Par la Compagnie des Libraires / du Palais / [filet] / M. DC. LXV. </text:p>
      <text:p text:style-name="P29">[II] PERSONNAGES. <text:s/></text:p>
      <text:p text:style-name="P29">1-70 : texte de la pièce comprenant cinq actes. </text:p>
      <text:p text:style-name="P29">L’édition n’indique pas le nom de l’auteur et ne comporte ni dédicace ni extrait du privilège du roi, c’est pourquoi nous pensons qu’il s’agit d’une édition contrefaite de la pièce. Comme l’indique François Rey dans son éphéméride<text:note text:id="ftn129" text:note-class="footnote"><text:note-citation>3</text:note-citation><text:note-body><text:p text:style-name="P15"><text:span text:style-name="T31"><text:s/>Disponible à l’adresse suivante : </text:span><text:a xlink:type="simple" xlink:href="http://www.moliere.paris-sorbonne.fr/base.php?Chronologie_moliéresque" text:style-name="Internet_20_link" text:visited-style-name="Visited_20_Internet_20_Link"><text:span text:style-name="Internet_20_link"><text:span text:style-name="T31">http://www.moliere.paris-sorbonne.fr/base.php?Chronologie_moliéresque</text:span></text:span></text:a><text:span text:style-name="T31"> [consulté le 18 avril 2016]. </text:span></text:p></text:note-body></text:note> consacré à la carrière de Molière, cette édition a été suspendue sur décision de la Communauté des libraires le 14 janvier 1666. </text:p>
      <text:p text:style-name="P29"><text:span text:style-name="T77">Les variantes que nous avons constatées consistent en de rares modifications de graphie sans incidence sur la compréhension du texte. Certaines corrections de ponctuation ont été confirmées grâce à la consultation de l’exemplaire disponible de cette édition. <text:s/></text:span></text:p>
      <text:h text:style-name="Heading_20_2" text:outline-level="2"><text:soft-page-break/>Les corrections opérées </text:h>
      <text:p text:style-name="P29">Nous avons introduit des repères correspondant aux cahiers et aux pages de l’édition originale de la pièce : les nombres entre crochets indiquent la page correspondante de l’édition originale, et les lettres entre crochets indiquent un changement de cahier. Nous avons constaté deux erreurs de pagination dans l’édition originale : la page 48 est chiffrée « 50 », la page 97 « 9 » : nous corrigeons les renvois dans notre édition. </text:p>
      <text:p text:style-name="P29">Nous avons scrupuleusement respecté la graphie de l’exemplaire de l’édition originale, en conservant les accents effectifs et diacritiques qui figuraient dans le texte, les lettres surnuméraires qui ne sont pas prononcées, et la graphie des verbes conjugués. Nous avons également respecté l’équivalence orthographique entre certaines voyelles qui n’est plus admise aujourd’hui : par exemple, « ay » équivaut au <text:span text:style-name="T11">xvii</text:span><text:span text:style-name="T24">e</text:span> siècle à « ai », « an » à « en », ou encore « ez » à « és ».</text:p>
      <text:p text:style-name="P29">Nous n’avons pas signalé les variations orthographiques de mots identiques afin de ne pas surcharger les notes. </text:p>
      <text:p text:style-name="P29">Les termes signalés par un astérisque correspondent à ceux dont la signification au <text:span text:style-name="T11">xvii</text:span><text:span text:style-name="T24">e</text:span> siècle a changé pour un lecteur du <text:span text:style-name="T11">xxi</text:span><text:span text:style-name="T24">e</text:span> siècle. Nous renvoyons ainsi le lecteur au glossaire situé à la fin de la présente édition. </text:p>
      <text:p text:style-name="P29">Les corrections d’usage que nous avons opérées sont les suivantes : </text:p>
      <text:list xml:id="list3041902876" text:style-name="WWNum4">
        <text:list-item>
          <text:p text:style-name="P24">Nous avons rétabli en caractères romains le texte des personnages et en italiques les didascalies<text:note text:id="ftn130" text:note-class="footnote"><text:note-citation>4</text:note-citation><text:note-body><text:p text:style-name="Footnote"><text:span text:style-name="T31"><text:s/>À partir du cahier N de l’édition </text:span><text:span text:style-name="T33">princeps</text:span><text:span text:style-name="T31">, la typographie employée pour les didascalies est parfois identique à celle des rubriques des personnages qui prennent la parole (avant les vers 1522, 1526 et 1529) : nous corrigeons et signalons ces didascalies en italiques plutôt qu’en capitales.</text:span></text:p></text:note-body></text:note>. </text:p>
        </text:list-item>
        <text:list-item>
          <text:p text:style-name="P24"><text:soft-page-break/>Les didascalies inscrites en marge du texte par l’imprimeur sont reproduites entre parenthèses dans notre édition.</text:p>
        </text:list-item>
        <text:list-item>
          <text:p text:style-name="P24">Nous avons rétabli la distinction entre les consonnes « u » et « v » et « i » et « j ». </text:p>
        </text:list-item>
        <text:list-item>
          <text:p text:style-name="P24">Nous avons délié l’esperluette « &amp; » en « et ». </text:p>
        </text:list-item>
        <text:list-item>
          <text:p text:style-name="P24">Nous avons dénasalisé les voyelles qui étaient surmontées d’un tilde. Les mots affectés par cette modification sont les suivants : vers 838 « grãds » ; v. 930 « Pardõnez », « grãds », « imprud<text:span text:style-name="T79">ẽ</text:span><text:span text:style-name="T80">nt », v. 1117 « quãd », « reduiroi</text:span><text:span text:style-name="T79">ẽ</text:span><text:span text:style-name="T80">t » ; v. 1342 « abandõnez-vous » ; v. 1369 « R’anim</text:span><text:span text:style-name="T79">ẽ</text:span><text:span text:style-name="T80">nt » ; « prõte » ; </text:span>v. 1427 : « sãg ». </text:p>
        </text:list-item>
      </text:list>
      <text:p text:style-name="P30"><text:tab/></text:p>
      <text:p text:style-name="P29">Nous avons également corrigé les quelques coquilles présentes dans le texte. Elles sont probablement dues à des erreurs d’impression : certaines ont été corrigées dans la réédition de 1665. Ces coquilles sont dues à des confusions ou à des problèmes d’accord grammatical. Nous dressons la liste des corrections opérées : <text:s/></text:p>
      <text:list xml:id="list108948209" text:style-name="WWNum6">
        <text:list-item>
          <text:p text:style-name="P25">[VI] : « comprer » corrigé en « compter »</text:p>
        </text:list-item>
        <text:list-item>
          <text:p text:style-name="P25">vers 362 « vouloient » corrigé en « vouloit » </text:p>
        </text:list-item>
        <text:list-item>
          <text:p text:style-name="P25">v. 550 « seul » corrigé en « seule »</text:p>
        </text:list-item>
        <text:list-item>
          <text:p text:style-name="P25">v. 677 « quelqu’il soit » corrigé en « quel qu’il soit » </text:p>
        </text:list-item>
        <text:list-item>
          <text:p text:style-name="P25">v. 778 « à » corrigé en « a »</text:p>
        </text:list-item>
        <text:list-item>
          <text:p text:style-name="P25">v. 808 « dont » corrigé en « donc » </text:p>
        </text:list-item>
        <text:list-item>
          <text:p text:style-name="P25">v. 814 « mérite » corrigé en « mérites » </text:p>
        </text:list-item>
        <text:list-item>
          <text:p text:style-name="P25">v. 909 « plaigniez » corrigé en « plaignez »</text:p>
        </text:list-item>
        <text:list-item>
          <text:p text:style-name="P25">vers 927 « Amener » corrigé en « Amenez »</text:p>
        </text:list-item>
        <text:list-item>
          <text:p text:style-name="P25">v. 1430 « qu’elle » corrigé en « quelle » </text:p>
        </text:list-item>
        <text:list-item>
          <text:p text:style-name="P25">v. 1487 « peut » corrigé en « peust ».</text:p>
        </text:list-item>
      </text:list>
      <text:p text:style-name="P29">Nous avons ajouté certains pronoms lorsque le respect de la métrique nous y contraignait : vers 850 « je », v.1372 « le ». </text:p>
      <text:p text:style-name="P29">Nous avons également modifié la graphie d’un mot lorsque celle-ci posait des problèmes de métriques : ainsi nous avons remplacé « avec » par « avecque » au vers 1553 pour rétablir l’alexandrin. <text:s/></text:p>
      <text:p text:style-name="P29"><text:soft-page-break/>Nous avons signalé les corrections importantes, comme l’attribution erronée d’une réplique ou la confusion entre des personnages dans les notes de bas de page. Nous avons procédé de même pour indiquer l’interprétation possible de certains vers difficiles. </text:p>
      <text:p text:style-name="P29">Au <text:span text:style-name="T11">xvii</text:span><text:span text:style-name="T24">e</text:span> siècle, l’usage était de n’indiquer dans la rubrique qui ouvre chaque scène que les personnages qui faisaient leur entrée sur scène sans rappeler ceux qui restaient sur la scène. Afin de faciliter la compréhension du lecteur, nous nous conformons à l’usage actuel en indiquant entre crochets les personnages présents sur scène qui n’étaient pas mentionnés dans l’édition originale. </text:p>
      <text:p text:style-name="P29">Nous avons respecté la ponctuation dans la mesure où elle ne posait pas de sérieux problème de compréhension du texte. Nous avons ainsi opéré les modifications suivantes : </text:p>
      <text:list xml:id="list1416597726652" text:continue-list="list3041902876" text:style-name="WWNum4">
        <text:list-item>
          <text:p text:style-name="P24">Nous avons systématiquement remplacé par trois points de suspension les séries de deux (vers v. 668, v. 718), quatre (vers 79, 405, 937, 1467, 1520), ou cinq points (vers 81).  </text:p>
        </text:list-item>
        <text:list-item>
          <text:p text:style-name="P24">Nous avons déplacé le point d’interrogation du vers 580 à la fin de la phrase du vers 582. <text:s/></text:p>
        </text:list-item>
        <text:list-item>
          <text:p text:style-name="P24">Nous avons déplacé la virgule du vers 878 : nous avions « Que t’a faict Perdicas insensible, Oraxene ». Il semble plus logique que ce soit Oraxene qui soit qualifiée d’insensible par sa sœur puisqu’elle refuse de sauver la vie de son amant. </text:p>
        </text:list-item>
        <text:list-item>
          <text:p text:style-name="P24">Nous avons remplacé le point d’exclamation par une virgule au vers 388. </text:p>
        </text:list-item>
        <text:list-item>
          <text:p text:style-name="P24">Nous avons remplacé certains points d’interrogations en points d’exclamation : vers 604, v. 1081, v.1248. </text:p>
        </text:list-item>
        <text:list-item>
          <text:p text:style-name="P24">Nous avons remplacé certains points d’exclamation en points d’interrogation : </text:p>
        </text:list-item>
        <text:list-item>
          <text:p text:style-name="P24">Nous avons remplacé certains points par des points d’interrogation : v. 772, v. 968, v. 1331</text:p>
        </text:list-item>
        <text:list-item>
          <text:p text:style-name="P24">Nous avons remplacé certains points par des virgules : <text:s/>vers 237, v. 515.</text:p>
        </text:list-item>
        <text:list-item>
          <text:p text:style-name="P24"><text:soft-page-break/>Nous avons remplacé certains points virgules par des virgules : vers 201, v. 255, v. 275, v. 679, v. 947.</text:p>
        </text:list-item>
        <text:list-item>
          <text:p text:style-name="P24">Nous avons remplacé la virgule par un point virgule au vers 678.</text:p>
        </text:list-item>
        <text:list-item>
          <text:p text:style-name="P24"> Nous avons ajouté certaines virgules : vers 917, v. 1135. <text:s/></text:p>
        </text:list-item>
        <text:list-item>
          <text:p text:style-name="P24">Nous avons supprimé certains points virgules : vers 94, v. 193, v. 201, v. 247, v. 500, v. 643. </text:p>
        </text:list-item>
        <text:list-item>
          <text:p text:style-name="P24">Nous avons supprimé certains points : vers 619, v. 639, v. 669. </text:p>
        </text:list-item>
        <text:list-item>
          <text:p text:style-name="P24">Nous avons supprimé certains points d’exclamation : vers 70, v. 853. </text:p>
        </text:list-item>
      </text:list>
      <text:p text:style-name="P29">Nous avons respecté l’usage des majuscules et des minuscules dans la mesure où il n’était pas dû aux choix de l’imprimeur : c’est pourquoi nous avons supprimé les capitales employées dans les premiers mots de chaque scène.</text:p>
      <text:p text:style-name="P41"/>
      <text:section text:style-name="Sect1" text:name="TextSection">
        <text:p text:style-name="P10"><text:span text:style-name="T81">PORUS</text:span></text:p>
        <text:p text:style-name="_3c_docTitle_3e_"><text:span text:style-name="T81">OU LA</text:span></text:p>
        <text:p text:style-name="_3c_docTitle_3e_"><text:span text:style-name="T81">GENEROSITE </text:span></text:p>
        <text:p text:style-name="_3c_docTitle_3e_"><text:span text:style-name="T81">D’ALEXANDRE</text:span></text:p>
        <text:p text:style-name="_3c_docTitle_3e_"><text:span text:style-name="T82">TRAGEDIE. </text:span></text:p>
        <text:p text:style-name="P29"/>
        <text:p text:style-name="_3c_docImprint_3e_">A PARIS,</text:p>
        <text:p text:style-name="_3c_docImprint_3e_">Chez TOUSSAINCT QUINET, au Palais, sous la montée </text:p>
        <text:p text:style-name="_3c_docImprint_3e_">de la Cour des Aydes.</text:p>
        <text:h text:style-name="P31" text:outline-level="1"><draw:rect text:anchor-type="as-char" style:rel-width="1%" draw:z-index="198" draw:style-name="gr1" draw:text-style-name="P61" svg:width="0.177cm" svg:height="0.003cm"><text:p/></draw:rect></text:h>
        <text:p text:style-name="_3c_docImprint_3e_">M. DC. XLVIII. </text:p>
        <text:p text:style-name="_3c_docImprint_3e_">AVEC PRIVILEGE DU ROY.</text:p>
        <text:h text:style-name="P45" text:outline-level="1"><text:tab/></text:h>
        <text:p text:style-name="P28">A MONSIEUR<text:tab/>[III]</text:p>
        <text:h text:style-name="P33" text:outline-level="1">MONSIEUR </text:h>
        <text:h text:style-name="P33" text:outline-level="1">LE CHEVALIER </text:h>
        <text:h text:style-name="P33" text:outline-level="1">DE RIVIERES<text:note text:id="ftn131" text:note-class="footnote"><text:note-citation>0</text:note-citation><text:note-body><text:p text:style-name="Footnote"><text:span text:style-name="T31"><text:s/>Il s’agit de François de Chevery de Rivières, nommé premier gentilhomme de la chambre du prince de Condé en 1648. Après avoir fait partie de l’entourage très proche du prince, il prit ses distances avec lui lors de sa rébellion. Il meurt en 1674 sans alliance ni descendance : son seul héritier fut son neveu Jean-Charles, baron de Rivière, qui resta au service du prince (</text:span><text:span text:style-name="T33">cf. </text:span><text:span text:style-name="T31">Katia Béguin, Les Princes de Condé : rebelles, courtisans et mécènes du Grand Siècle, Seyssel, Champ Vallon, 1999, p. 412.)</text:span></text:p></text:note-body></text:note></text:h>
        <text:p text:style-name="P29">CONSEILLER DU ROY EN SES CONSEILS, GOUVERNEUR DE LA VILLE d’Espernay, premier Gentilhomme de la Chambre de Monseigneur le Prince<text:note text:id="ftn132" text:note-class="footnote"><text:note-citation>0</text:note-citation><text:note-body><text:p text:style-name="Footnote"><text:span text:style-name="T31"><text:s/>Il s’agit de Louis II de Bourbon (1621-1686), dit le Grand Condé. <text:s text:c="3"/></text:span></text:p></text:note-body></text:note>, et Gouverneur pour son Altesse de la Ville et Chasteau de Nerac, et Duché d’Albret<text:note text:id="ftn133" text:note-class="footnote"><text:note-citation>0</text:note-citation><text:note-body><text:p text:style-name="P17"><text:span text:style-name="T31"><text:s/>Les déterminants qui suivent le groupe nominal « la ville » sont souvent sous-entendus dans la langue du </text:span><text:span text:style-name="T12">xvii</text:span><text:span text:style-name="T25">e</text:span><text:span text:style-name="T31"> siècle : « </text:span><text:span text:style-name="T56">L’ellipse du déterminant devant chaque nom coordonné est proscrite par les remarqueurs, mais elle subsiste tout au long du </text:span><text:span text:style-name="T17">xvii</text:span><text:span text:style-name="T64">e</text:span><text:span text:style-name="T56"> siècle. » (N. Fournier, </text:span><text:span text:style-name="T58">Grammaire du français classique</text:span><text:span text:style-name="T56">,</text:span><text:span text:style-name="T58"> </text:span><text:span text:style-name="T56">Paris, Belin, 2002,</text:span><text:span text:style-name="T58"> </text:span><text:span text:style-name="T56">§204, p. 141).</text:span></text:p></text:note-body></text:note>. <text:s/></text:p>
        <text:h text:style-name="P31" text:outline-level="1">MONSIEUR, </text:h>
        <text:p text:style-name="P29">Comme je n’ay autre dessein, en vous offrant cet ouvrage, que de vous témoigner, [IV] combien je vous <text:soft-page-break/>honore, je n’ay pas beaucoup examiné s’il estoit digne de vous estre offert : l’impatience que j’avois de vous rendre ce devoir, <text:s/>a arraché ce present de mes mains pour le mettre dans les vostres, sans en considerer la valeur : Et je ne pretens pas surprendre<text:note text:id="ftn134" text:note-class="footnote"><text:note-citation>0</text:note-citation><text:note-body><text:p text:style-name="Footnote"><text:span text:style-name="T31"><text:s/></text:span><text:span text:style-name="T32">Surprendre </text:span><text:span text:style-name="T31">a ici le sens de</text:span><text:span text:style-name="T32"> </text:span><text:span text:style-name="T31">tromper (Richelet). </text:span></text:p></text:note-body></text:note> vostre jugement par l’illustre titre que je luy fais porter, qui semble vous promettre quelque chose de grand. Pour moy je le croy tres-mediocre, et peut-estre au dessous de l’approbation qu’il a receüe sur le Theatre, si ce n’est qu’il fust assez heureux pour meriter la vostre. S’il arrivoit toutefois qu’il n’eust pas l’heur* de vous plaire, je me consolerois aisément de la disgrace, pourveu qu’il fust envers vous un témoignage de mes respects et de l’estime que je fais de vostre merite : Je borne toute mon ambition à ce glorieux avantage ; Sçachant bien, MONSIEUR, que ces belles qualitez qui vous ont acquis avec justice la veritable reputation de Gentilhomme tres-accomply ; Que cette judicieuse conduite qui vous faict reüssir dans [V] les emplois les plus difficiles, et qu’en fin<text:note text:id="ftn135" text:note-class="footnote"><text:note-citation>0</text:note-citation><text:note-body><text:p text:style-name="Footnote"><text:span text:style-name="T31"><text:s/></text:span><text:span text:style-name="T32">En fin </text:span><text:span text:style-name="T31">est une variante graphique de la conjonction « enfin » (Richelet).</text:span></text:p></text:note-body></text:note> cette adresse d’esprit qui vous a faict meriter la confiance de nostre <text:span text:style-name="T11">GRAND PRINCE</text:span>, vous donnent une place à la teste de ces ouvrages qui ne meurent jamais, et qui font durer autant qu’eux la gloire de leurs protecteurs. Aussi voyant le peu de raport qu’il y a de ce travail avec la dignité de vostre protection, je n’ay garde de la luy promettre, quoy que j’osasse esperer assez legitimement de<text:note text:id="ftn136" text:note-class="footnote"><text:note-citation>0</text:note-citation><text:note-body><text:p text:style-name="Footnote"><text:span text:style-name="T31"><text:s/>Cette construction du verbe espérer avec la préposition « de » précédant l’infinitif est encore valable au XVII</text:span><text:span text:style-name="T25">e </text:span><text:span text:style-name="T31">siècle (</text:span><text:span text:style-name="T39">G. Spillebout et G. Antoine, </text:span><text:span text:style-name="T32">Grammaire de la langue française du </text:span><text:span text:style-name="T13">xvii</text:span><text:span text:style-name="T27">e</text:span><text:span text:style-name="T33"> siècle</text:span><text:span text:style-name="T31">, Paris, Eurédit, 2007, p.260). On retrouve ce phénomène au vers 820. </text:span></text:p></text:note-body></text:note> l’obtenir de cette genereuse bonté, qui se rend si facile à tous ceux qui l’implorent, et qui est desja venüe jusqu’à moy par le ressentiment<text:note text:id="ftn137" text:note-class="footnote"><text:note-citation>0</text:note-citation><text:note-body><text:p text:style-name="Footnote"><text:span text:style-name="T31"><text:s/></text:span><text:span text:style-name="T32">Ressentiment </text:span><text:span text:style-name="T31">signifie ici le « ressouvenir d’une grace reçue, d’un bon office reçu. » (Richelet). </text:span></text:p></text:note-body></text:note> que je dois à toutes les graces que mes plus proches en ont recües. Je rens, <text:soft-page-break/>MONSIEUR, ce respect à vos sentimens, de ne vouloir pas leur faire quelque violence<text:note text:id="ftn138" text:note-class="footnote"><text:note-citation>0</text:note-citation><text:note-body><text:p text:style-name="Footnote"><text:span text:style-name="T31"><text:s/>Comprendre : par respect pour vous, je ne veux pas forcer en quelque façon votre appréciation de la pièce dans un sens favorable. <text:s/></text:span></text:p></text:note-body></text:note> en faveur de cette piece, quoy que je sçache bien que vostre estime, à quelque titre qu’elle l’obtint, lui pourroit acquerir infailliblement celle du public, je me reserve de la demander pour des efforts plus grands et moins indignes de cette faveur, puisque je fais vœu dés à [VI] present de mettre en vos mains le destin de tous mes ouvrages, et d’abandonner entierement leur reputation à la justice de vostre jugement. Agreés cependant, que je me serve de celuy-cy pour avoir l’honneur de vous faire la reverence, et de vous asseurer que je suis veritablement, </text:p>
        <text:h text:style-name="P31" text:outline-level="1">MONSIEUR, </text:h>
        <text:h text:style-name="P34" text:outline-level="1">Vostre tres humble, tres-obeissant et tres obligé Serviteur B. </text:h>
        <text:h text:style-name="P35" text:outline-level="1"><text:span text:style-name="T5"><text:tab/></text:span></text:h>
        <text:h text:style-name="P46" text:outline-level="1"><text:span text:style-name="T5">Extraict du Privilege du Roy.<text:tab/></text:span><text:tab/>[VII]</text:h>
        <text:p text:style-name="P29">Par grace et Privilege du Roy donné à Paris le vingtiesme Novembre mil six cens quarante-sept, signé, Par le Roy en son Conseil, le Brun. Il est permis à TOUSSAINCT QUINET, Marchand Libraire à Paris d’imprimer ou faire imprimer une Tragedie intitulee <text:span text:style-name="T5">Porus, ou la generosité d’Alexandre</text:span>, et ce durant le temps et espace de sept ans entiers et accomplis, à compter du jour que<text:note text:id="ftn139" text:note-class="footnote"><text:note-citation>0</text:note-citation><text:note-body><text:p text:style-name="Footnote"><text:span text:style-name="T31"><text:s/>Le relatif </text:span><text:span text:style-name="T32">que</text:span><text:span text:style-name="T31"> équivaut ici au « où » employé aujourd’hui, car </text:span><text:span text:style-name="T32">que</text:span><text:span text:style-name="T31"> a une valeur temporelle au </text:span><text:span text:style-name="T12">xvii</text:span><text:span text:style-name="T25">e</text:span><text:span text:style-name="T31"> siècle (</text:span><text:span text:style-name="T39">G. Spillebout</text:span><text:span text:style-name="T31">, p. 158). </text:span></text:p></text:note-body></text:note> ledit Livre sera achevé d’imprimer, et defenses sont faites à tous autres d’en vendre ny<text:note text:id="ftn140" text:note-class="footnote"><text:note-citation>0</text:note-citation><text:note-body><text:p text:style-name="Footnote"><text:span text:style-name="T31"><text:s/></text:span><text:span text:style-name="T32">Ny </text:span><text:span text:style-name="T31">équivaut ici à un « ou » de coordination, car l’expression « défense est faite de… » rend la phrase implicitement négative et permet une coordination par « ni » (</text:span><text:span text:style-name="T39">G. Spillebout</text:span><text:span text:style-name="T31">, p. 364). </text:span></text:p></text:note-body></text:note> distribuer d’autre impression que de celle qu’aura fait ou fait faire ledit Quinet, à peine de trois mil livres d’amende, ainsi qu’il est plus amplement porté par les lettres qui sont en vertu du present Extraict tenües pour bien et deuëment signifiees, à ce qu’aucun n’en pretende cause<text:note text:id="ftn141" text:note-class="footnote"><text:note-citation>0</text:note-citation><text:note-body><text:p text:style-name="Footnote"><text:span text:style-name="T31"><text:s/></text:span><text:span text:style-name="T32">Cause</text:span><text:span text:style-name="T31"> siginifie</text:span><text:span text:style-name="T32"> </text:span><text:span text:style-name="T31">ici « Sujet, raison, prétexte. » (Richelet). </text:span></text:p></text:note-body></text:note> d’ignorance. </text:p>
        <text:p text:style-name="P32">Achevée d’imprimer pour la premiere fois le vingt-</text:p>
        <text:p text:style-name="P32">huictiesme Fevrier 1648. </text:p>
        <text:h text:style-name="P33" text:outline-level="1">Les Exemplaires ont esté fournis. </text:h>
        <text:h text:style-name="P35" text:outline-level="1"><text:tab/></text:h>
        <text:p text:style-name="Standard"/>
        <text:h text:style-name="P47" text:outline-level="1"><text:tab/>PERSONNAGES.<text:tab/>[VIII]</text:h>
        <text:p text:style-name="_3c_role_3e_">PORUS, </text:p>
        <text:p text:style-name="_3c_roleDesc_3e_">Roy des Indes. </text:p>
        <text:p text:style-name="_3c_role_3e_">ARGIRE, </text:p>
        <text:p text:style-name="_3c_roleDesc_3e_">Femme de Porus. Prisonniere d’Alexandre.</text:p>
        <text:p text:style-name="_3c_role_3e_">ORAXENE, </text:p>
        <text:p text:style-name="_3c_roleDesc_3e_">Fille de Porus. Prisonniere d’Alexandre.</text:p>
        <text:p text:style-name="_3c_role_3e_">CLAIRANCE, </text:p>
        <text:p text:style-name="_3c_roleDesc_3e_">Fille de Porus. Prisonniere d’Alexandre.</text:p>
        <text:p text:style-name="_3c_role_3e_">CLARICE,</text:p>
        <text:p text:style-name="_3c_roleDesc_3e_">Confidente d’Argire. </text:p>
        <text:p text:style-name="_3c_role_3e_">PHRADATE,</text:p>
        <text:p text:style-name="_3c_roleDesc_3e_">Escuyer d’Argire. </text:p>
        <text:p text:style-name="_3c_role_3e_">ARSACIDE,</text:p>
        <text:p text:style-name="_3c_roleDesc_3e_">Prince des Indes. </text:p>
        <text:p text:style-name="_3c_role_3e_">ALEXANDRE, </text:p>
        <text:p text:style-name="_3c_role_3e_">PERDICCAS,</text:p>
        <text:p text:style-name="_3c_roleDesc_3e_">Prince de Macedoine<text:note text:id="ftn142" text:note-class="footnote"><text:note-citation>0</text:note-citation><text:note-body><text:p text:style-name="Footnote"><text:span text:style-name="T31"><text:s/>Perdiccas accompagne Alexandre le Grand dans toutes ses campagnes militaires. </text:span></text:p></text:note-body></text:note>. </text:p>
        <text:p text:style-name="_3c_role_3e_"><text:soft-page-break/>ORONTE,</text:p>
        <text:p text:style-name="_3c_roleDesc_3e_"><text:s/>Capitaine des Gardes d’Alexandre. </text:p>
        <text:p text:style-name="_3c_role_3e_">TROUPE DES GARDES</text:p>
        <text:p text:style-name="P7">La Scene est dans le camp d’Alexandre sur les <text:line-break/>bords du fleuve Hydaspe<text:span text:style-name="T83"><text:note text:id="ftn143" text:note-class="footnote"><text:note-citation>0</text:note-citation><text:note-body><text:p text:style-name="Footnote"><text:span text:style-name="T31"><text:s/>Il s’agit du lieu de la bataille qui a opposé Porus à Alexandre le Grand vers 326 avant J.-C. L’Hydaspe est situé au nord de l’Inde actuelle, dans la province du Pendjab.</text:span></text:p></text:note-body></text:note></text:span><text:span text:style-name="T83">.</text:span></text:p>
        <text:p text:style-name="Standard"/>
        <text:p text:style-name="P10"><text:tab/><text:tab/><text:tab/>PORUS, OU <text:tab/><text:tab/><text:tab/><text:tab/><text:span text:style-name="_3c_pb_3e_">[A, 1]</text:span></text:p>
        <text:p text:style-name="_3c_docTitle_3e_">LA GENEROSITE</text:p>
        <text:p text:style-name="_3c_docTitle_3e_">D’ALEXANDRE.</text:p>
        <text:p text:style-name="Acte">ACTE I.</text:p>
        <text:p text:style-name="Scene">SCENE PREMIERE.</text:p>
        <text:p text:style-name="_3c_stage_3e_">ALEXANDRE, PERDICCAS, ORONTE.</text:p>
        <text:p text:style-name="_3c_speaker_3e_">ALEXANDRE.</text:p>
      </text:section>
      <text:section text:style-name="Sect1" text:name="Section1">
        <text:p text:style-name="_3c_l.n_3e_">Enfin voici le jour favorable à ma gloire, </text:p>
        <text:p text:style-name="_3c_l.n_3e_">Qui finissant la treve avance ma victoire ; </text:p>
        <text:p text:style-name="_3c_l.n_3e_">Puisque Porus d’accord avecque<text:note text:id="ftn144" text:note-class="footnote"><text:note-citation>0</text:note-citation><text:note-body><text:p text:style-name="Footnote"><text:span text:style-name="T31"><text:s/></text:span><text:span text:style-name="T32">Avecque </text:span><text:span text:style-name="T31">est le doublet poétique de la préposition « avec », en trois syllabes. </text:span></text:p></text:note-body></text:note> mes souhaits </text:p>
        <text:p text:style-name="_3c_l.n_3e_">Semble ne plus songer à demander la paix. </text:p>
        <text:p text:style-name="_3c_l.n_3e_">Perdiccas, toy qui fis sa premiere deffaite<text:note text:id="ftn145" text:note-class="footnote"><text:note-citation>0</text:note-citation><text:note-body><text:p text:style-name="Footnote"><text:span text:style-name="T31"><text:s/>Boyer ne s’inspire pas uniquement de l’histoire de Porus pour construire l’intrigue de sa tragédie, il reprend également des éléments de l’histoire de Darius, comme le montre G. Forestier (voir la </text:span><text:span text:style-name="T32">Notice </text:span><text:span text:style-name="T31">d’</text:span><text:span text:style-name="T32">Alexandre le Grand</text:span><text:span text:style-name="T31"> de Racine, </text:span><text:span text:style-name="T32">Œuvres complètes</text:span><text:span text:style-name="T31">, p. 1285-1286). Darius, roi des Perses, avait perdu une première bataille contre Alexandre à Issos en 333 av. J.-C, et Alexandre a fait de sa femme et de ses filles ses prisonnières. Pour plus de détails, voir le chapitre </text:span><text:span text:style-name="T12">ii</text:span><text:span text:style-name="T31"> de notre introduction.</text:span></text:p></text:note-body></text:note>, </text:p>
        <text:p text:style-name="_3c_l.n_3e_">Songe à ne point laisser ta victoire imparfaite ; </text:p>
        <text:p text:style-name="_3c_l.n_3e_">Tu m’as desja livré ce qu’il a de plus cher ; <text:tab/><text:span text:style-name="_3c_pb_3e_">[2]</text:span></text:p>
        <text:p text:style-name="_3c_l.n_3e_">Il adore sa femme et ne peut l’approcher : </text:p>
        <text:p text:style-name="_3c_l.n_3e_">Depuis qu’elle est aux fers, sa valeur* endormie</text:p>
        <text:p text:style-name="_3c_l.n_3e_">Semble suivre en prison cette illustre ennemie<text:note text:id="ftn146" text:note-class="footnote"><text:note-citation>0</text:note-citation><text:note-body><text:p text:style-name="Footnote"><text:span text:style-name="T31"><text:s/></text:span><text:span text:style-name="T32">Cette illustre ennemie :</text:span><text:span text:style-name="T31"> il s’agit d’Argire, l’épouse de Porus. </text:span></text:p></text:note-body></text:note> ; </text:p>
        <text:p text:style-name="_3c_l.n_3e_">Et son cœur amoureux pressé de sa douleur</text:p>
        <text:p text:style-name="_3c_l.n_3e_"><text:soft-page-break/>N’exhale qu’en soupirs sa premiere chaleur*. </text:p>
        <text:p text:style-name="_3c_l.n_3e_">Va, fais que sans tarder nos troupes triomphantes</text:p>
        <text:p text:style-name="_3c_l.n_3e_">Poussent jusques<text:note text:id="ftn147" text:note-class="footnote"><text:note-citation>0</text:note-citation><text:note-body><text:p text:style-name="Footnote"><text:span text:style-name="T31"><text:s/></text:span><text:span text:style-name="T32">Jusques</text:span><text:span text:style-name="T31"> est le doublet poétique du relatif « jusqu’ » : la voyelle « e » ne s’élide pas puisqu’elle est suivie de la consonne « s », ce qui permet d’ajouter une syllabe au vers. </text:span></text:p></text:note-body></text:note> au bout<text:note text:id="ftn148" text:note-class="footnote"><text:note-citation>0</text:note-citation><text:note-body><text:p text:style-name="Footnote"><text:span text:style-name="T31"><text:s/>Comprendre : fais que nos troupes fassent reculer le plus possible l’ennemi. Les troupes de Porus sont en position défensive, car l’Hydaspe délimite la frontière du royaume indien. </text:span></text:p></text:note-body></text:note> ses cohortes tremblantes : </text:p>
        <text:p text:style-name="_3c_l.n_3e_">Nos destins sont trop beaux pour s’achever ainsi, </text:p>
        <text:p text:style-name="_3c_l.n_3e_">Et nos premiers combats ont trop bien reüssi. </text:p>
        <text:p text:style-name="_3c_speaker_3e_">PERDICCAS. </text:p>
        <text:p text:style-name="_3c_l.n_3e_">Ne vous estonnez* point en l’estat où vous estes</text:p>
        <text:p text:style-name="_3c_l.n_3e_">Si j’ose m’opposer aux cours de vos conquestes : </text:p>
        <text:p text:style-name="_3c_l.n_3e_">Voyant que le bonheur marche à vostre costé, </text:p>
        <text:p text:style-name="_3c_l.n_3e_">Tant d’obstacles vaincus, l’Hydaspe surmonté, </text:p>
        <text:p text:style-name="_3c_l.n_3e_">Porus presque deffait, ses troupes estonnees*, </text:p>
        <text:p text:style-name="_3c_l.n_3e_">Sa femme dans les fers, ses filles enchaisnees, </text:p>
        <text:p text:style-name="_3c_l.n_3e_">Quelque ardeur, dont pour vous je me sente piquer, </text:p>
        <text:p text:style-name="_3c_l.n_3e_">Mon courage fremit, quand je vais l’attaquer ; </text:p>
        <text:p text:style-name="_3c_l.n_3e_">Et malgré les efforts d’une ardeur si pressante, </text:p>
        <text:p text:style-name="_3c_l.n_3e_">La pitié rend pour luy mon ame languissante<text:note text:id="ftn149" text:note-class="footnote"><text:note-citation>0</text:note-citation><text:note-body><text:p text:style-name="Footnote"><text:span text:style-name="T31"><text:s/></text:span><text:span text:style-name="T32">Languissant :</text:span><text:span text:style-name="T31"> </text:span><text:span text:style-name="T40">faible (</text:span><text:span text:style-name="T31">Richelet</text:span><text:span text:style-name="T40">). </text:span></text:p></text:note-body></text:note>. </text:p>
        <text:p text:style-name="_3c_l.n_3e_">Que la mesme pitié vous parle en sa faveur ; </text:p>
        <text:p text:style-name="_3c_l.n_3e_">Rendez-vous favorable à son Ambassadeur ; </text:p>
        <text:p text:style-name="_3c_l.n_3e_">Desja quelques Courriers<text:note text:id="ftn150" text:note-class="footnote"><text:note-citation>0</text:note-citation><text:note-body><text:p text:style-name="Footnote"><text:span text:style-name="T31"><text:s/>Au </text:span><text:span text:style-name="T12">xvii</text:span><text:span text:style-name="T25">e</text:span><text:span text:style-name="T31"> siècle,</text:span><text:span text:style-name="T12"> </text:span><text:span text:style-name="T32">courrier</text:span><text:span text:style-name="T31"> désigne</text:span><text:span text:style-name="T32"> </text:span><text:span text:style-name="T31">« </text:span><text:span text:style-name="T56">celuy qui court la Poste. » (J. Nicot, </text:span><text:span text:style-name="T58">Le Trésor de la langue française, tant ancienne que moderne</text:span><text:span text:style-name="T56">, Paris, David Douceur, 1606). </text:span></text:p></text:note-body></text:note> annoncent sa venuë. </text:p>
        <text:p text:style-name="_3c_speaker_3e_"><text:soft-page-break/>ALEXANDRE. </text:p>
        <text:p text:style-name="_3c_l.n_3e_">Cette pitié pour luy ne m’est pas incognuë : </text:p>
        <text:p text:style-name="_3c_l.n_3e_">De mon dernier triomphe elle a rompu le cours ; <text:tab/><text:span text:style-name="_3c_pb_3e_">[3]</text:span></text:p>
        <text:p text:style-name="_3c_l.n_3e_">Et me couste desja la perte de deux jours : </text:p>
        <text:p text:style-name="_3c_l.n_3e_">Il est temps qu’en ces lieux j’acheve ma conqueste ; </text:p>
        <text:p text:style-name="_3c_l.n_3e_">Et que j’y fasse choir la derniere tempeste. </text:p>
        <text:p text:style-name="_3c_l.n_3e_">Je ne puis qu’avec honte, ayant trop attendu, </text:p>
        <text:p text:style-name="_3c_l.n_3e_">Respondre à ma valeur* du temps que j’ay perdu<text:note text:id="ftn151" text:note-class="footnote"><text:note-citation>0</text:note-citation><text:note-body><text:p text:style-name="Footnote"><text:span text:style-name="T31"><text:s/></text:span><text:span text:style-name="T33">Répondre de </text:span><text:span text:style-name="T31">a le sens d’« assurer » (Richelet) au </text:span><text:span text:style-name="T12">xvii</text:span><text:span text:style-name="T25">e</text:span><text:span text:style-name="T31"> siècle : ici, Alexandre ne peut assurer sa valeur qu’avec honte, parce qu’il l’a négligée en ayant accepté une trêve avec Porus.</text:span></text:p></text:note-body></text:note>. </text:p>
        <text:p text:style-name="_3c_l.n_3e_">Puisque c’est aujourd’huy que doit finir la tréve, </text:p>
        <text:p text:style-name="_3c_l.n_3e_">Que Porus en profite avant qu’elle s’acheve ; <text:s/></text:p>
        <text:p text:style-name="_3c_l.n_3e_">Je vay donner bon ordre à ce dernier combat. </text:p>
        <text:p text:style-name="_3c_l.n_3e_">Et toy mets pour demain les troupes en estat. </text:p>
        <text:p text:style-name="Scene">SCENE II.</text:p>
        <text:p text:style-name="_3c_stage_3e_">PERDICCAS, ORONTE.</text:p>
        <text:p text:style-name="_3c_speaker_3e_">PERDICCAS. </text:p>
        <text:p text:style-name="_3c_l.n_3e_">Que je combatte encor<text:note text:id="ftn152" text:note-class="footnote"><text:note-citation>0</text:note-citation><text:note-body><text:p text:style-name="Footnote"><text:span text:style-name="T31"><text:s/></text:span><text:span text:style-name="T32">Encor </text:span><text:span text:style-name="T31">est un</text:span><text:span text:style-name="T32"> </text:span><text:span text:style-name="T31">doublet poétique de l’adverbe « encore » qui permet au mot de ne compter que deux syllabes devant un mot commençant par une consonne. <text:s/></text:span></text:p></text:note-body></text:note> le pere de Clairance ! </text:p>
        <text:p text:style-name="_3c_l.n_3e_">Ah ! mon amour s’oppose à cette obeissance ; </text:p>
        <text:p text:style-name="_3c_l.n_3e_">Et malgré ses rigueurs, et malgré mon devoir</text:p>
        <text:p text:style-name="_3c_l.n_3e_">Elle prend sur mon cœur un absolu pouvoir. </text:p>
        <text:p text:style-name="_3c_l.n_3e_">Fidele confident de ma secrette flame*</text:p>
        <text:p text:style-name="_3c_l.n_3e_">Que d’ennemis cruels tyranisent mon ame ! </text:p>
        <text:p text:style-name="_3c_l.n_3e_">Alexandre et Clairance y regnent à leur tour<text:note text:id="ftn153" text:note-class="footnote"><text:note-citation>0</text:note-citation><text:note-body><text:p text:style-name="Footnote"><text:span text:style-name="T31"><text:s/>Comprendre : à tour de rôle.</text:span></text:p></text:note-body></text:note> ; </text:p>
        <text:p text:style-name="_3c_l.n_3e_"><text:soft-page-break/>Et quand je n’y voudrois recevoir que l’amour, </text:p>
        <text:p text:style-name="_3c_l.n_3e_">Un jaloux desespoir avec elle<text:note text:id="ftn154" text:note-class="footnote"><text:note-citation>0</text:note-citation><text:note-body><text:p text:style-name="Footnote"><text:span text:style-name="T31"><text:s/>Le pronom </text:span><text:span text:style-name="T32">elle </text:span><text:span text:style-name="T31">reprend ici l’</text:span><text:span text:style-name="T32">amour</text:span><text:span text:style-name="T31">, qui peut être féminin au </text:span><text:span text:style-name="T12">xvii</text:span><text:span text:style-name="T25">e</text:span><text:span text:style-name="T31"> siècle.</text:span></text:p></text:note-body></text:note> y preside. <text:tab/><text:span text:style-name="_3c_pb_3e_">[4]</text:span></text:p>
        <text:p text:style-name="_3c_l.n_3e_">Clairance (me dit-il) n’est que pour Arsacide. </text:p>
        <text:p text:style-name="_3c_speaker_3e_">ORONTE. </text:p>
        <text:p text:style-name="_3c_l.n_3e_">Je vous plains. Mais, Seigneur, comment l’avez-vous sceu ? </text:p>
        <text:p text:style-name="_3c_speaker_3e_">PERDICCAS. </text:p>
        <text:p text:style-name="_3c_l.n_3e_">Alors que sur l’avis<text:note text:id="ftn155" text:note-class="footnote"><text:note-citation>0</text:note-citation><text:note-body><text:p text:style-name="Footnote"><text:span text:style-name="T31"><text:s/></text:span><text:span text:style-name="T32">Avis :</text:span><text:span text:style-name="T31"> avertissement (Richelet). </text:span></text:p></text:note-body></text:note> que j’en avois receu ; <text:span text:style-name="T41"><text:s/></text:span></text:p>
        <text:p text:style-name="_3c_l.n_3e_">Avec cinq cens chevaux dans la forest prochaine<text:note text:id="ftn156" text:note-class="footnote"><text:note-citation>0</text:note-citation><text:note-body><text:p text:style-name="Footnote"><text:span text:style-name="T31"><text:s/></text:span><text:span text:style-name="T32">Prochain </text:span><text:span text:style-name="T31">a ici le sens de « proche » :</text:span><text:span text:style-name="T32"> </text:span><text:span text:style-name="T31">« </text:span><text:span text:style-name="T56">Qui n'est pas loin. Il se dit du temps et du lieu. » (Furetière). </text:span></text:p></text:note-body></text:note>, </text:p>
        <text:p text:style-name="_3c_l.n_3e_">Je surpris<text:note text:id="ftn157" text:note-class="footnote"><text:note-citation>0</text:note-citation><text:note-body><text:p text:style-name="Footnote"><text:span text:style-name="T31"><text:s/></text:span><text:span text:style-name="T32">Surprendre </text:span><text:span text:style-name="T31">signifie ici</text:span><text:span text:style-name="T32"> </text:span><text:span text:style-name="T31">« saisir, intercepter » (</text:span><text:span text:style-name="T56">Furetière</text:span><text:span text:style-name="T31">). </text:span></text:p></text:note-body></text:note> les soldats qui conduisoient la Reyne ; </text:p>
        <text:p text:style-name="_3c_l.n_3e_">Attale en combattant du cheval renversé, </text:p>
        <text:p text:style-name="_3c_l.n_3e_">Alloit estre des miens de mille coups percé ; </text:p>
        <text:p text:style-name="_3c_l.n_3e_">Je lui sauvay le jour*, et pour ce bon office<text:note text:id="ftn158" text:note-class="footnote"><text:note-citation>0</text:note-citation><text:note-body><text:p text:style-name="Standard"><text:s/><text:span text:style-name="T84">Office </text:span><text:span text:style-name="T85">signifie ici « </text:span><text:span text:style-name="T86">plaisir, service qu'on fait, qu'on rend a quelqu'un. » (</text:span><text:span text:style-name="T87">Académie</text:span><text:span text:style-name="T86">).</text:span><text:span text:style-name="T88"> </text:span></text:p></text:note-body></text:note></text:p>
        <text:p text:style-name="_3c_l.n_3e_">Il m’a depuis rendu ce signalé* service ; </text:p>
        <text:p text:style-name="_3c_l.n_3e_">Sçachant quel rang Porus luy donne dans sa cour ; <text:s/></text:p>
        <text:p text:style-name="_3c_l.n_3e_">Je creus que je devois luy fier<text:note text:id="ftn159" text:note-class="footnote"><text:note-citation>0</text:note-citation><text:note-body><text:p text:style-name="Footnote"><text:span text:style-name="T31"><text:s/>Diérèse : on lit « fi-er », le mot compte pour deux syllabes. On retrouve le même phénomène aux vers 282, 296, 305, 454, 655. </text:span></text:p></text:note-body></text:note> mon amour ; </text:p>
        <text:p text:style-name="_3c_l.n_3e_">Il m’escrit que Clairance est ailleurs engagee. </text:p>
        <text:p text:style-name="_3c_l.n_3e_">Mais pour rendre le calme à mon ame affligee, </text:p>
        <text:p text:style-name="_3c_l.n_3e_"><text:soft-page-break/>Il flate mon espoir, et contre mon rival*</text:p>
        <text:p text:style-name="_3c_l.n_3e_">Me promet un secours qui lui sera fatal ; </text:p>
        <text:p text:style-name="_3c_l.n_3e_">Je m’en tais par son ordre, et je cache à Clairance</text:p>
        <text:p text:style-name="_3c_l.n_3e_">De mes jaloux soupçons la juste defiance<text:note text:id="ftn160" text:note-class="footnote"><text:note-citation>0</text:note-citation><text:note-body><text:p text:style-name="Footnote"><text:span text:style-name="T31"><text:s/>Diérèse : on lit « de-fi-ance », le mot compte pour trois syllabes. </text:span><text:span text:style-name="T56">On retrouve le même phénomène vers 305, 581, 805. </text:span></text:p></text:note-body></text:note>. </text:p>
        <text:p text:style-name="_3c_l.n_3e_">Mais adieu ; cet objet* se presente à mes yeux. </text:p>
        <text:p text:style-name="P2"><text:tab/>SCENE III.<text:tab/><text:span text:style-name="_3c_pb_3e_">[5]</text:span></text:p>
        <text:p text:style-name="_3c_stage_3e_"><text:span text:style-name="T83">PERDICCAS, CLAIRANCE</text:span> <text:span text:style-name="T53">s’enfuit en le voyant</text:span>.</text:p>
        <text:p text:style-name="_3c_speaker_3e_">PERDICCAS.</text:p>
        <text:p text:style-name="_3c_l.n_3e_">Faut-il que mon abord* vous chasse de ces lieux ? </text:p>
        <text:p text:style-name="_3c_l.n_3e_">Quoy ! serez-vous tousjours à ce poinct insensible ! </text:p>
        <text:p text:style-name="_3c_l.n_3e_">Dieux quel est mon destin ! helas est-il possible  </text:p>
        <text:p text:style-name="_3c_l.n_3e_">Que ce cœur qui pour vous souffre mille trespas, </text:p>
        <text:p text:style-name="_3c_l.n_3e_">Treuve tant de rigueurs où regnent tant d’appas* ? </text:p>
        <text:p text:style-name="_3c_speaker_3e_">CLAIRANCE.</text:p>
        <text:p text:style-name="_3c_l.n_3e_">Perdiccas c’en est trop ; ce procedé<text:note text:id="ftn161" text:note-class="footnote"><text:note-citation>0</text:note-citation><text:note-body><text:p text:style-name="Footnote"><text:span text:style-name="T31"><text:s/></text:span><text:span text:style-name="T32">Procédé : </text:span><text:span text:style-name="T31">« Conduite que tient une personne à l’égard d’une autre. » (Richelet,).</text:span></text:p></text:note-body></text:note> m’offence : </text:p>
        <text:p text:style-name="_3c_l.n_3e_">Si vous aviez pour moy la moindre complaisance ; </text:p>
        <text:p text:style-name="_3c_l.n_3e_">Apres ce que j’ai dict pour en rompre le cours, </text:p>
        <text:p text:style-name="_3c_l.n_3e_">Vous ne me<text:note text:id="ftn162" text:note-class="footnote"><text:note-citation>0</text:note-citation><text:note-body><text:p text:style-name="Footnote"><text:span text:style-name="T31"><text:s/>Au </text:span><text:span text:style-name="T12">xvii</text:span><text:span text:style-name="T25">e </text:span><text:span text:style-name="T31">siècle, l’usage veut que « quand un infinitif est précédé d’un verbe qui le régit, le pronom complément de l’infinitif se place devant le premier verbe et non devant l’infinitif. » (G. Spillebout, p .407). En français moderne, la phrase serait construite de la manière suivante : « vous ne devriez plus m’adresser ce discours ». </text:span></text:p></text:note-body></text:note> devriez<text:note text:id="ftn163" text:note-class="footnote"><text:note-citation>0</text:note-citation><text:note-body><text:p text:style-name="Footnote"><text:span text:style-name="T31"><text:s/>Synérèse : on lit « de-vriez », le mot ne compte que pour deux syllabes. </text:span></text:p></text:note-body></text:note> plus addresser ce discours. </text:p>
        <text:p text:style-name="_3c_l.n_3e_">Loing de vous souvenir que Porus est mon pere<text:note text:id="ftn164" text:note-class="footnote"><text:note-citation>0</text:note-citation><text:note-body><text:p text:style-name="Footnote"><text:span text:style-name="T31"><text:s/>Cette phrase concerne Perdiccas, comprendre : vous êtes loin de vous souvenir que Porus est mon père…</text:span></text:p></text:note-body></text:note> ; </text:p>
        <text:p text:style-name="_3c_l.n_3e_">Que vous mistes aux fers et ma sœur et ma mere… </text:p>
        <text:p text:style-name="_3c_speaker_3e_">PERDICCAS. </text:p>
        <text:p text:style-name="_3c_l.n_3e_">Madame…</text:p>
        <text:p text:style-name="_3c_speaker_3e_"><text:soft-page-break/>CLAIRANCE. <text:tab/><text:span text:style-name="_3c_pb_3e_">[6]</text:span></text:p>
        <text:p text:style-name="_3c_l.part_3e_"><text:tab/><text:tab/>Laissez-moy ; considerez mes fers ; </text:p>
        <text:p text:style-name="_3c_l.n_3e_">N’estes-vous pas l’autheur des maux que j’ay souffers ? </text:p>
        <text:p text:style-name="_3c_l.n_3e_">Et cependant…</text:p>
        <text:p text:style-name="_3c_speaker_3e_">PERDICCAS </text:p>
        <text:p text:style-name="_3c_l.part_3e_"><text:tab/><text:tab/><text:tab/>Helas ! considerez Clairance</text:p>
        <text:p text:style-name="_3c_l.n_3e_">Si c’est ou mon malheur, ou moy qui vous offence ; </text:p>
        <text:p text:style-name="_3c_l.n_3e_">L’aveugle deïté<text:note text:id="ftn165" text:note-class="footnote"><text:note-citation>0</text:note-citation><text:note-body><text:p text:style-name="Footnote"><text:span text:style-name="T31"><text:s/></text:span><text:span text:style-name="T32">Déïté : </text:span><text:span text:style-name="T31">divinité (Richelet). </text:span></text:p></text:note-body></text:note> qui preside aux combats<text:note text:id="ftn166" text:note-class="footnote"><text:note-citation>0</text:note-citation><text:note-body><text:p text:style-name="Footnote"><text:span text:style-name="T31"><text:s/>La Fortune est la divinité que l’on représente généralement les yeux bandés. Cependant, elle n’est pas nécessairement associée à la guerre : il semble qu’il y ait ici une contamination avec Mars, le dieu romain de la guerre évoqué au vers 93. L’expression « la fortune de Mars » employée au vers 1223 vient renforcer cette association. </text:span></text:p></text:note-body></text:note> </text:p>
        <text:p text:style-name="_3c_l.n_3e_">M’a fait vous offenser, ne vous cognoissant pas ; </text:p>
        <text:p text:style-name="_3c_l.n_3e_">J’attaque en ennemy l’ennemy d’Alexandre ; </text:p>
        <text:p text:style-name="_3c_l.n_3e_">Apres un long combat je le force à se rendre ; </text:p>
        <text:p text:style-name="_3c_l.n_3e_">Un succez que mon cœur aborre avec raison, </text:p>
        <text:p text:style-name="_3c_l.n_3e_">Fait tomber en mes mains toute vostre maison ; </text:p>
        <text:p text:style-name="_3c_l.n_3e_">Vous estes prisonniere ; et bien* voila mon crime ; </text:p>
        <text:p text:style-name="_3c_l.n_3e_">Vostre hayne, Madame, est-elle legitime ? </text:p>
        <text:p text:style-name="_3c_l.n_3e_">L’amour punit-il pas<text:note text:id="ftn167" text:note-class="footnote"><text:note-citation>0</text:note-citation><text:note-body><text:p text:style-name="Footnote"><text:span text:style-name="T31"><text:s/>L’omission de la négation « ne » dans les phrases interrogatives est fréquente au début du </text:span><text:span text:style-name="T12">xvii</text:span><text:span text:style-name="T25">e</text:span><text:span text:style-name="T31"> siècle (G. Spillebout, p. 368-369). </text:span></text:p></text:note-body></text:note> assez cruellement</text:p>
        <text:p text:style-name="_3c_l.n_3e_">Ce malheur arrivé sans mon consentement ? </text:p>
        <text:p text:style-name="_3c_l.n_3e_">A peine le Dieu Mars amoureux de ma gloire  </text:p>
        <text:p text:style-name="_3c_l.n_3e_">Sembloit vous attacher au char de ma victoire, </text:p>
        <text:p text:style-name="_3c_l.n_3e_">Que vostre œil adorable amusant* ma raison</text:p>
        <text:p text:style-name="_3c_l.n_3e_"><text:soft-page-break/>Dans mon char triomphant me menoit en prison ; </text:p>
        <text:p text:style-name="_3c_l.n_3e_">Ne vous cognoissant pas je vous ay desservie, </text:p>
        <text:p text:style-name="_3c_l.n_3e_">Vous pour qui maintenant je donnerois ma vie. </text:p>
        <text:p text:style-name="_3c_l.n_3e_">Vous pour qui…</text:p>
        <text:p text:style-name="_3c_speaker_3e_">CLAIRANCE. <text:tab/><text:span text:style-name="_3c_pb_3e_">[7]</text:span></text:p>
        <text:p text:style-name="_3c_l.part_3e_"><text:tab/><text:tab/><text:tab/>Brisons là<text:note text:id="ftn168" text:note-class="footnote"><text:note-citation>0</text:note-citation><text:note-body><text:p text:style-name="Footnote"><text:span text:style-name="T31"><text:s/></text:span><text:span text:style-name="T32">Brisons là :</text:span><text:span text:style-name="T31"> formule employée « Lors qu'on veut empescher quelqu'un de continuer un discours qui desplaist, et luy imposer silence »</text:span><text:span text:style-name="T33"> </text:span><text:span text:style-name="T39">(Académie). </text:span></text:p></text:note-body></text:note> : je n’en ay que trop sceu. </text:p>
        <text:p text:style-name="_3c_speaker_3e_">PERDICCAS. </text:p>
        <text:p text:style-name="_3c_l.n_3e_">Ah ! vous ne sçavez pas tout ce que j’ay conceu. <text:tab/></text:p>
        <text:p text:style-name="_3c_l.n_3e_">Je veux vous satisfaire au despens de ma vie ; </text:p>
        <text:p text:style-name="_3c_l.n_3e_">Vostre injuste rigueur dans mon sang assouvie</text:p>
        <text:p text:style-name="_3c_l.n_3e_">Perdra le souvenir de ce funeste jour, </text:p>
        <text:p text:style-name="_3c_l.n_3e_">Qui me vit offenser l’objet de mon amour. </text:p>
        <text:p text:style-name="_3c_l.n_3e_">Ouy, ce bras* pour Clairance à moy-mesme funeste</text:p>
        <text:p text:style-name="_3c_l.n_3e_">Va tirer de ce flanc tout le sang qui lui reste, </text:p>
        <text:p text:style-name="_3c_l.n_3e_">Et puis que<text:note text:id="ftn169" text:note-class="footnote"><text:note-citation>0</text:note-citation><text:note-body><text:p text:style-name="Footnote"><text:span text:style-name="T31"><text:s/></text:span><text:span text:style-name="T32">Puis que :</text:span><text:span text:style-name="T31"> autre graphie de la conjonction « puisque » qui pouvait s’employer au </text:span><text:span text:style-name="T12">xvii</text:span><text:span text:style-name="T25">e</text:span><text:span text:style-name="T31"> siècle (Furetière). </text:span></text:p></text:note-body></text:note> ma douleur ne la satisfait pas, </text:p>
        <text:p text:style-name="_3c_l.n_3e_">Je ne balance point à courir au trespas : </text:p>
        <text:p text:style-name="_3c_l.n_3e_">Trop heureux, si ma mort, inhumaine Clairance, </text:p>
        <text:p text:style-name="_3c_l.n_3e_">Signalant* mon amour plaist à vostre vengeance ; </text:p>
        <text:p text:style-name="_3c_l.n_3e_">Trop heureux, si je puis en me privant du jour*, </text:p>
        <text:p text:style-name="_3c_l.n_3e_">Servir à vostre haine, autant qu’à mon amour. </text:p>
        <text:p text:style-name="_3c_l.n_3e_">Mais pourray-je percer ce cœur qui vous adore ? </text:p>
        <text:p text:style-name="_3c_l.n_3e_">Mais vous me l’ordonnez, et je conteste encore ! </text:p>
        <text:p text:style-name="_3c_l.n_3e_">Ah ! j’y cours, j’obeïs, et le trespas m’est doux, </text:p>
        <text:p text:style-name="_3c_l.n_3e_"><text:soft-page-break/>Puis qu’il le faut souffrir et par vous et pour vous. </text:p>
        <text:p text:style-name="_3c_l.n_3e_">C’est le seul avantage où mon amour aspire ; </text:p>
        <text:p text:style-name="_3c_l.n_3e_">Je verse avec plaisir le sang qui vous sceut nuire ; </text:p>
        <text:p text:style-name="_3c_l.n_3e_">Et voyant par mes vœux* vostre esprit offencé </text:p>
        <text:p text:style-name="_3c_l.n_3e_">Je rougis du regret d’avoir tant balancé. </text:p>
        <text:p text:style-name="_3c_speaker_3e_">CLAIRANCE. <text:tab/><text:span text:style-name="_3c_pb_3e_">[8]</text:span></text:p>
        <text:p text:style-name="_3c_l.n_3e_">Ah ! plutost rougissez d’en avoir la pensee ; </text:p>
        <text:p text:style-name="_3c_l.n_3e_">Par vostre desespoir vous m’avez offensee ; </text:p>
        <text:p text:style-name="_3c_l.n_3e_">Et soubçonner en moy tant d’inhumanité, </text:p>
        <text:p text:style-name="_3c_l.n_3e_">C’est plus que de m’avoir osté la liberté. </text:p>
        <text:p text:style-name="_3c_l.n_3e_">Prince cognoissez mieux les bontez de Clairance. </text:p>
        <text:p text:style-name="_3c_speaker_3e_">PERDICCAS. </text:p>
        <text:p text:style-name="_3c_l.n_3e_">Et c’est de ces bontez, dont<text:note text:id="ftn170" text:note-class="footnote"><text:note-citation>0</text:note-citation><text:note-body><text:p text:style-name="Footnote"><text:span text:style-name="T31"><text:s/>Ici </text:span><text:span text:style-name="T32">dont</text:span><text:span text:style-name="T31"> a une fonction de complément d’objet indirect du verbe « devoir »</text:span><text:span text:style-name="T56"> (G. Spillebout, p. 161). </text:span></text:p></text:note-body></text:note> je doy la vengeance. </text:p>
        <text:p text:style-name="_3c_speaker_3e_">CLAIRANCE. </text:p>
        <text:p text:style-name="_3c_l.n_3e_">Mais vous m’offrez en vain un secours etranger, </text:p>
        <text:p text:style-name="_3c_l.n_3e_">Quand celuy de mon pere est prest à me vanger ; </text:p>
        <text:p text:style-name="_3c_l.n_3e_">Dedans vostre deffaite il cherche sa victoire ; </text:p>
        <text:p text:style-name="_3c_l.n_3e_">Ne vous dérobez point à l’éclat de sa gloire* ; </text:p>
        <text:p text:style-name="_3c_l.n_3e_">Vous cherchez un trépas, que j’empesche aujourd’huy, </text:p>
        <text:p text:style-name="_3c_l.n_3e_">Pour le rendre plus noble, et pour vous et pour luy. </text:p>
        <text:p text:style-name="_3c_l.n_3e_">Porus vous va reduire au poinct<text:note text:id="ftn171" text:note-class="footnote"><text:note-citation>0</text:note-citation><text:note-body><text:p text:style-name="Footnote"><text:span text:style-name="T31"> Comprendre : il va vous contraindre à vous défendre. </text:span></text:p></text:note-body></text:note> de vous defendre ; </text:p>
        <text:p text:style-name="_3c_l.n_3e_">Il vous cherche plutost, qu’il ne cherche Alexandre ; </text:p>
        <text:p text:style-name="_3c_l.n_3e_">Ne vous desrobez point à sa juste douleur. </text:p>
        <text:p text:style-name="_3c_speaker_3e_">PERDICCAS. </text:p>
        <text:p text:style-name="_3c_l.n_3e_"><text:soft-page-break/>Et bien* je vay m’offrir, Madame, à sa valeur* ; </text:p>
        <text:p text:style-name="_3c_l.n_3e_">Ce cœur infortuné luy doit cette victime. </text:p>
        <text:p text:style-name="_3c_speaker_3e_">CLAIRANCE. <text:tab/><text:span text:style-name="_3c_pb_3e_">[B, 9]</text:span></text:p>
        <text:p text:style-name="_3c_l.n_3e_">Mais helas pourroit-il vous immoler sans crime ! <text:tab/></text:p>
        <text:p text:style-name="_3c_l.n_3e_">Le coup qu’il porteroit seroit trop inhumain, </text:p>
        <text:p text:style-name="_3c_l.n_3e_">Et je ferois des vœux, pour desarmer sa main. </text:p>
        <text:p text:style-name="_3c_l.n_3e_">Vous avez adouci la prison de Clairance ; </text:p>
        <text:p text:style-name="_3c_l.n_3e_">Elle vous doit au moins cette recognoissance, </text:p>
        <text:p text:style-name="_3c_l.n_3e_">Et les soins obligeans qu’elle a receus de vous</text:p>
        <text:p text:style-name="_3c_l.n_3e_">Estouffent la moitié de son juste courroux. </text:p>
        <text:p text:style-name="_3c_l.n_3e_">Mais…</text:p>
        <text:p text:style-name="_3c_speaker_3e_">PERDICCAS.</text:p>
        <text:p text:style-name="_3c_l.part_3e_"><text:tab/><text:tab/>Et bien* prononcez. </text:p>
        <text:p text:style-name="_3c_speaker_3e_">CLAIRANCE.</text:p>
        <text:p text:style-name="_3c_l.part_3e_"><text:tab/><text:tab/><text:tab/><text:tab/><text:tab/>Dieux que je suis sensible ! </text:p>
        <text:p text:style-name="_3c_l.n_3e_">Je devois le haïr, mais il m’est impossible<text:note text:id="ftn172" text:note-class="footnote"><text:note-citation>0</text:note-citation><text:note-body><text:p text:style-name="Footnote"><text:span text:style-name="T31"> </text:span><text:span text:style-name="T32">Il m’est impossible :</text:span><text:span text:style-name="T31"> cela m’est impossible. Le pronom </text:span><text:span text:style-name="T32">il </text:span><text:span text:style-name="T31">peut être employé comme le démonstratif neutre « cela » au </text:span><text:span text:style-name="T12">xvii</text:span><text:span text:style-name="T25">e</text:span><text:span text:style-name="T31"> siècle. (G. Spillebout, p. 152). </text:span></text:p></text:note-body></text:note>. </text:p>
        <text:p text:style-name="_3c_speaker_3e_">PERDICCAS. </text:p>
        <text:p text:style-name="_3c_l.n_3e_">Ne me faites point grace ou justice à demy.<text:note text:id="ftn173" text:note-class="footnote"><text:note-citation>0</text:note-citation><text:note-body><text:p text:style-name="Footnote"><text:span text:style-name="T31"><text:s/>On retrouve le même vers dans </text:span><text:span text:style-name="T33">La Sœur généreuse</text:span><text:span text:style-name="T31">, tragi-comédie de Boyer publiée en 1647 (Paris, Augustin Courbé, V, </text:span><text:span text:style-name="T12">v, </text:span><text:span text:style-name="T31">p. 133) : c’est l’amant ennemi de Sophite, le prince Hermodor, qui l’adresse à la princesse. </text:span></text:p></text:note-body></text:note> </text:p>
        <text:p text:style-name="_3c_speaker_3e_">CLAIRANCE. </text:p>
        <text:p text:style-name="_3c_l.n_3e_">Je commence à le voir sans voir mon ennemy. </text:p>
        <text:p text:style-name="_3c_l.n_3e_">Calmez ce desespoir ; vivez. </text:p>
        <text:p text:style-name="_3c_speaker_3e_"><text:soft-page-break/>PERDICCAS. </text:p>
        <text:p text:style-name="_3c_l.part_3e_"><text:tab/><text:tab/><text:tab/><text:tab/><text:tab/>Helas ! Princesse</text:p>
        <text:p text:style-name="_3c_l.n_3e_">Que la foible pitié qui pour moy s’interesse*, <text:tab/></text:p>
        <text:p text:style-name="_3c_l.n_3e_">En destournant ma mort me sçait mal secourir ! <text:tab/><text:span text:style-name="_3c_pb_3e_">[10]</text:span></text:p>
        <text:p text:style-name="_3c_l.n_3e_">Vous devez me laisser esperer, ou mourir.</text:p>
        <text:p text:style-name="_3c_l.n_3e_">L’un des deux<text:note text:id="ftn174" text:note-class="footnote"><text:note-citation>0</text:note-citation><text:note-body><text:p text:style-name="Footnote"><text:span text:style-name="T31"><text:s/></text:span><text:span text:style-name="T32">L’un des deux : </text:span><text:span text:style-name="T31">l’espoir ou la mort. <text:s/></text:span></text:p></text:note-body></text:note> doit finir mes mortelles allarmes* : </text:p>
        <text:p text:style-name="_3c_l.n_3e_">Parlez. </text:p>
        <text:p text:style-name="_3c_speaker_3e_">CLAIRANCE. </text:p>
        <text:p text:style-name="_3c_l.part_3e_"><text:tab/>Que je sçay mal resister à vos larmes ! </text:p>
        <text:p text:style-name="_3c_l.n_3e_">Mais aussi dans l’estat où nous reduit le sort, </text:p>
        <text:p text:style-name="_3c_l.n_3e_">Que j’ay peu de pouvoir d’empescher vostre mort ! </text:p>
        <text:p text:style-name="_3c_l.n_3e_">Ce que vous demandez n’est pas en ma puissance, </text:p>
        <text:p text:style-name="_3c_l.n_3e_">Pourray-je à vos desirs donner quelque esperance ? </text:p>
        <text:p text:style-name="_3c_l.n_3e_">Je suis fille d’un Roy, contre qui le malheur </text:p>
        <text:p text:style-name="_3c_l.n_3e_">Encore tous les jours arme vostre valeur*. </text:p>
        <text:p text:style-name="_3c_l.n_3e_">Jettez les yeux sur luy, regardez Alexandre ; </text:p>
        <text:p text:style-name="_3c_l.n_3e_">Et me dittes<text:note text:id="ftn175" text:note-class="footnote"><text:note-citation>0</text:note-citation><text:note-body><text:p text:style-name="Footnote"><text:span text:style-name="T32"><text:s/>Et me dittes :</text:span><text:span text:style-name="T31"> en français classique, le pronom personnel complément devient atone et est antéposé lorsqu’il complète des impératifs coordonnés. (N. Fournier, §115, p. 84) On retrouve le même phénomène au vers 723 et au vers 1334.</text:span><text:span text:style-name="T47"> </text:span></text:p></text:note-body></text:note> apres, que pouvez-vous pretendre ?</text:p>
        <text:p text:style-name="_3c_l.n_3e_">Vivez, Prince vivez, mais sans songer à moy ; </text:p>
        <text:p text:style-name="_3c_l.n_3e_">Abandonnez Clairance ; et servez vostre Roy. </text:p>
        <text:p text:style-name="_3c_speaker_3e_">PERDICCAS. </text:p>
        <text:p text:style-name="_3c_l.n_3e_">Je l’ay quitté pour vous, dans ce desordre extréme </text:p>
        <text:p text:style-name="_3c_l.n_3e_">Je puis bien le quitter* en me quittant moy-meme* ; </text:p>
        <text:p text:style-name="_3c_l.n_3e_">Je ne suis plus à luy ; je ne suis plus à moy ; </text:p>
        <text:p text:style-name="_3c_l.n_3e_"><text:soft-page-break/>Et vous seule avez droit de me donner la loy. </text:p>
        <text:p text:style-name="_3c_l.n_3e_">Mon amour m’a rendu malgré ma resistance, </text:p>
        <text:p text:style-name="_3c_l.n_3e_">De sujet d’Alexandre esclave de Clairance ; <text:s/></text:p>
        <text:p text:style-name="_3c_l.n_3e_">Esclave temeraire infidele sujet,   </text:p>
        <text:p text:style-name="_3c_l.n_3e_">Pouvois-je resister à ce divin objet* ? </text:p>
        <text:p text:style-name="_3c_l.n_3e_">Non ; puis qu’il falloit estre insensible ou rebelle : <text:tab/><text:span text:style-name="_3c_pb_3e_">[11]</text:span></text:p>
        <text:p text:style-name="_3c_l.n_3e_">Falloit-il pas quitter* Alexandre pour elle ? </text:p>
        <text:p text:style-name="_3c_l.n_3e_">Comme si sa rigueur s’oppose à mon amour<text:note text:id="ftn176" text:note-class="footnote"><text:note-citation>0</text:note-citation><text:note-body><text:p text:style-name="Footnote"><text:span text:style-name="T31"><text:s/>Nous n’arrivons pas à expliquer la présence de </text:span><text:span text:style-name="T32">comme</text:span><text:span text:style-name="T31"> avant la proposition éventuelle en « si ».</text:span><text:span text:style-name="T35"> </text:span><text:span text:style-name="T31"><text:s/></text:span></text:p></text:note-body></text:note>, </text:p>
        <text:p text:style-name="_3c_l.n_3e_">Si Clairance me hait ; il faut quitter* le jour*. </text:p>
        <text:p text:style-name="_3c_speaker_3e_">CLAIRANCE. </text:p>
        <text:p text:style-name="_3c_l.n_3e_">Ah ! je ne vous hay point.<text:note text:id="ftn177" text:note-class="footnote"><text:note-citation>0</text:note-citation><text:note-body><text:p text:style-name="Footnote"><text:span text:style-name="T31"><text:s/>L’hémistiche du </text:span><text:span text:style-name="T33">Cid</text:span><text:span text:style-name="T31"> « Va, je ne te hais point »</text:span><text:span text:style-name="T33"> </text:span><text:span text:style-name="T31">(III, </text:span><text:span text:style-name="T12">iv</text:span><text:span text:style-name="T31">, v. 973) est resté célèbre : Boyer rend ici un hommage à Corneille. </text:span></text:p></text:note-body></text:note> </text:p>
        <text:p text:style-name="_3c_speaker_3e_">PERDICCAS. </text:p>
        <text:p text:style-name="_3c_l.part_3e_"><text:tab/><text:tab/><text:tab/><text:tab/>Mais vostre indifference </text:p>
        <text:p text:style-name="_3c_l.n_3e_">M’ordonne de mourir en m’ostant l’esperance. </text:p>
        <text:p text:style-name="_3c_l.n_3e_">Ou souffrez* que j’espere, ou ne pretendez pas</text:p>
        <text:p text:style-name="_3c_l.n_3e_">Que je puisse un moment differer mon trépas. </text:p>
        <text:p text:style-name="_3c_speaker_3e_">CLAIRANCE. </text:p>
        <text:p text:style-name="_3c_l.n_3e_">Esperez. </text:p>
        <text:p text:style-name="_3c_speaker_3e_">PERDICCAS. </text:p>
        <text:p text:style-name="_3c_l.part_3e_"><text:tab/><text:tab/>O bonté qu’il faut que je revere ! </text:p>
        <text:p text:style-name="_3c_speaker_3e_">CLAIRANCE. </text:p>
        <text:p text:style-name="_3c_l.n_3e_">Mais puis-je ainsi traitter l’ennemy de mon pere ? </text:p>
        <text:p text:style-name="_3c_speaker_3e_">PERDICCAS. </text:p>
        <text:p text:style-name="_3c_l.n_3e_">Vous voulez donc ma mort. <text:s/></text:p>
        <text:p text:style-name="_3c_speaker_3e_"><text:soft-page-break/>CLAIRANCE. <text:tab/><text:span text:style-name="_3c_pb_3e_">[12]</text:span></text:p>
        <text:p text:style-name="_3c_l.part_3e_"><text:tab/><text:tab/><text:tab/><text:tab/>Ah que vous me pressez ! </text:p>
        <text:p text:style-name="_3c_speaker_3e_">PERDICCAS. </text:p>
        <text:p text:style-name="_3c_l.n_3e_">Helas je cognoy bien à vos soupirs forcez,<text:tab/></text:p>
        <text:p text:style-name="_3c_l.n_3e_">Que vous m’allez defendre un espoir legitime. </text:p>
        <text:p text:style-name="_3c_speaker_3e_">CLAIRANCE. </text:p>
        <text:p text:style-name="_3c_l.n_3e_">Je ne vous defends rien, Prince je vous estime. </text:p>
        <text:p text:style-name="_3c_l.n_3e_">Esperez j’y consens ; mais cachez bien vos feux*. </text:p>
        <text:p text:style-name="_3c_l.n_3e_">Peut-estre que les Dieux respondront à vos vœux. </text:p>
        <text:p text:style-name="_3c_speaker_3e_">PERDICCAS. </text:p>
        <text:p text:style-name="_3c_l.n_3e_">De quel plus doux espoir peut-on flater mon ame ? </text:p>
        <text:p text:style-name="_3c_speaker_3e_">CLAIRANCE. </text:p>
        <text:p text:style-name="_3c_l.n_3e_">Prince la Reyne vient, cachez luy vostre flame*. </text:p>
        <text:p text:style-name="_3c_speaker_3e_">PERDICCAS. </text:p>
        <text:p text:style-name="_3c_l.n_3e_">O ! Dieux que cet abord* me couste de plaisirs ! </text:p>
        <text:p text:style-name="Scene"><text:tab/><text:tab/>SCENE IV.<text:tab/><text:tab/><text:tab/><text:tab/><text:span text:style-name="_3c_pb_3e_">[13]</text:span></text:p>
        <text:p text:style-name="_3c_stage_3e_">ARGIRE, PERDICCAS, ORAXENE, CLARICE.</text:p>
        <text:p text:style-name="_3c_speaker_3e_">ARGIRE. </text:p>
        <text:p text:style-name="_3c_l.n_3e_">Quelque juste douleur qui forme nos soupirs, <text:tab/></text:p>
        <text:p text:style-name="_3c_l.n_3e_">Nous cessons de treuver nostre sort déplorable</text:p>
        <text:p text:style-name="_3c_l.n_3e_">Depuis qu’à nos ennuis* vous estes favorable<text:note text:id="ftn178" text:note-class="footnote"><text:note-citation>0</text:note-citation><text:note-body><text:p text:style-name="Footnote"><text:span text:style-name="T31"><text:s/>Comprendre : depuis que vous souhaitez remédier à nos malheurs. </text:span></text:p></text:note-body></text:note>. </text:p>
        <text:p text:style-name="_3c_speaker_3e_">PERDICCAS. </text:p>
        <text:p text:style-name="_3c_l.n_3e_">Pour l’estre avec succez que ne m’est-il permis<text:note text:id="ftn179" text:note-class="footnote"><text:note-citation>0</text:note-citation><text:note-body><text:p text:style-name="Footnote"><text:span text:style-name="T31"><text:s/></text:span><text:span text:style-name="T32">Que ne m’est-il permis :</text:span><text:span text:style-name="T31"> ici « que » est un interrogatif à valeur causale, équivalent de l’interrogatif « pourquoi » employé aujourd’hui. (G. Spillebout, p. 176 et 177). On retrouve le même phénomène au vers 511. </text:span></text:p></text:note-body></text:note></text:p>
        <text:p text:style-name="_3c_l.n_3e_"><text:soft-page-break/>De vous offrir ce bras* contre vos ennemis ?</text:p>
        <text:p text:style-name="_3c_l.n_3e_">Et de la mesme main qui fit naistre vos peines </text:p>
        <text:p text:style-name="_3c_l.n_3e_">Leur rendre vos malheurs et détacher vos chaisnes ? </text:p>
        <text:p text:style-name="_3c_l.n_3e_">Que ne puis-je guerir tout le mal que j’ay fait ? </text:p>
        <text:p text:style-name="_3c_l.n_3e_">Hé bien injuste sort n’es-tu pas satisfait ? </text:p>
        <text:p text:style-name="_3c_l.n_3e_">Je voudrois, et ne puis luy rendre sa victoire, </text:p>
        <text:p text:style-name="_3c_l.n_3e_">Il ne m’a fait jouïr<text:note text:id="ftn180" text:note-class="footnote"><text:note-citation>0</text:note-citation><text:note-body><text:p text:style-name="Footnote"><text:span text:style-name="T31"><text:s/>Diérèse : le mot se lit « jou-ïr », et compte pour deux syllabes. On retrouve le même phénomène au vers 314.</text:span></text:p></text:note-body></text:note> que d’une fausse gloire</text:p>
        <text:p text:style-name="_3c_l.n_3e_">Que mon cœur indigné ne peut que detester, </text:p>
        <text:p text:style-name="_3c_l.n_3e_">Puis qu’aux prix de vos fers il falloit l’acheter. </text:p>
        <text:p text:style-name="_3c_l.n_3e_">Ah ! combien le regret m’en est insupportable ! </text:p>
        <text:p text:style-name="_3c_l.n_3e_">Mais las* que ce regret vous est peu profitable ! </text:p>
        <text:p text:style-name="_3c_l.n_3e_">A vos maux effectifs<text:note text:id="ftn181" text:note-class="footnote"><text:note-citation>0</text:note-citation><text:note-body><text:p text:style-name="Footnote"><text:span text:style-name="T31"><text:s/></text:span><text:span text:style-name="T32">Effectif :</text:span><text:span text:style-name="T31"> « Réel et positif » (Furetière).</text:span></text:p></text:note-body></text:note>, à vos ennuis* pressans<text:tab/><text:span text:style-name="_3c_pb_3e_">[14]</text:span></text:p>
        <text:p text:style-name="_3c_l.n_3e_">Il n’offre que des vœux, et des vœux impuissans. </text:p>
        <text:p text:style-name="_3c_speaker_3e_">ARGIRE. </text:p>
        <text:p text:style-name="_3c_l.n_3e_">Bien-tost vostre secours nous sera plus utile ; </text:p>
        <text:p text:style-name="_3c_l.n_3e_">A nostre Ambassadeur vous rendrez tout facile : </text:p>
        <text:p text:style-name="_3c_l.n_3e_">Et quoy qu’il puisse offrir pour nostre liberté, </text:p>
        <text:p text:style-name="_3c_l.n_3e_">J’espère moins de luy, que de vostre bonté. </text:p>
        <text:p text:style-name="_3c_speaker_3e_">PERDICCAS. </text:p>
        <text:p text:style-name="_3c_l.n_3e_">De mon peu de credit il ne faut rien attendre ; </text:p>
        <text:p text:style-name="_3c_l.n_3e_">Mais j’ose vous jurer cognoissant Alexandre, </text:p>
        <text:p text:style-name="_3c_l.n_3e_">Qu’il n’est pas en estat de vous rien refuser<text:note text:id="ftn182" text:note-class="footnote"><text:note-citation>0</text:note-citation><text:note-body><text:p text:style-name="Footnote"><text:span text:style-name="T31"><text:s/></text:span><text:span text:style-name="T56">Comprendre : il n’est pas en état de vous refuser quelque chose. Rien peut avoir un sens positif dans un contexte négatif, c’est pourquoi il signifie « quelque chose » ici (N. Fournier, §362, p. 238 et 239). </text:span></text:p></text:note-body></text:note>. </text:p>
        <text:p text:style-name="_3c_l.n_3e_">Et de tout mon pouvoir je vais l’y disposer. </text:p>
        <text:p text:style-name="Scene"><text:soft-page-break/>SCENE V.</text:p>
        <text:p text:style-name="_3c_stage_3e_">ARGIRE, ORAXENE, CLAIRANCE [, CLARICE].</text:p>
        <text:p text:style-name="_3c_speaker_3e_">ARGIRE. </text:p>
        <text:p text:style-name="_3c_l.n_3e_">Que les Grecs ont sur nous des avantages rares ! </text:p>
        <text:p text:style-name="_3c_l.n_3e_">Et que c’est à bon droict qu’ils nous nomment barbares<text:note text:id="ftn183" text:note-class="footnote"><text:note-citation>0</text:note-citation><text:note-body><text:p text:style-name="Footnote"><text:span text:style-name="T31"><text:s/></text:span><text:span text:style-name="T32">Barbare </text:span><text:span text:style-name="T31">a ici son sens étymologique d’« étranger ». <text:s/></text:span></text:p></text:note-body></text:note> ! </text:p>
        <text:p text:style-name="_3c_speaker_3e_">ORAXENE.<text:tab/><text:span text:style-name="_3c_pb_3e_">[15]</text:span></text:p>
        <text:p text:style-name="_3c_l.n_3e_">Ce prince vaut beaucoup.<text:tab/><text:tab/></text:p>
        <text:p text:style-name="P37"><text:tab/></text:p>
        <text:p text:style-name="_3c_speaker_3e_">CLAIRANCE. </text:p>
        <text:p text:style-name="_3c_l.part_3e_"><text:tab/><text:tab/><text:tab/><text:tab/>Enfin le Ciel nous rit<text:note text:id="ftn184" text:note-class="footnote"><text:note-citation>0</text:note-citation><text:note-body><text:p text:style-name="Footnote"><text:span text:style-name="T31"><text:s/></text:span><text:span text:style-name="T32">Rire </text:span><text:span text:style-name="T31">signifie ici, apporter la réussite (Richelet). <text:s/></text:span></text:p></text:note-body></text:note> : </text:p>
        <text:p text:style-name="_3c_l.n_3e_">Mais vostre estonnement* me trouble, et m’interdit<text:note text:id="ftn185" text:note-class="footnote"><text:note-citation>0</text:note-citation><text:note-body><text:p text:style-name="Footnote"><text:span text:style-name="T31"><text:s/></text:span><text:span text:style-name="T32">Interdire </text:span><text:span text:style-name="T31">signifie ici « </text:span><text:span text:style-name="T56">estonner, troubler » (</text:span><text:span text:style-name="T61">Académie</text:span><text:span text:style-name="T56">). On retrouve généralement ce sens quand le participe passé du verbe est employé, comme on le voit aux vers 234 et 1526. </text:span></text:p></text:note-body></text:note>. </text:p>
        <text:p text:style-name="_3c_speaker_3e_">ARGIRE. </text:p>
        <text:p text:style-name="_3c_l.n_3e_">Ah ! Clairance. </text:p>
        <text:p text:style-name="_3c_speaker_3e_">ORAXENE. </text:p>
        <text:p text:style-name="_3c_l.part_3e_"><text:tab/><text:tab/>Ah ! ma sœur. </text:p>
        <text:p text:style-name="_3c_speaker_3e_">CLAIRANCE. </text:p>
        <text:p text:style-name="_3c_l.part_3e_"><text:tab/><text:tab/><text:tab/><text:tab/><text:tab/>Un espoir plein de charmes</text:p>
        <text:p text:style-name="_3c_l.n_3e_">Doit-il pas essuyer le reste de nos larmes ? </text:p>
        <text:p text:style-name="_3c_l.n_3e_">Le sort nous traicte-il avec trop de respect ? </text:p>
        <text:p text:style-name="_3c_l.n_3e_"><text:soft-page-break/>Le bien qu’il nous promet vous devient-il suspect ? </text:p>
        <text:p text:style-name="_3c_speaker_3e_">ARGIRE. </text:p>
        <text:p text:style-name="_3c_l.n_3e_">Dans l’estat où tu vois et ta sœur et ta mere</text:p>
        <text:p text:style-name="_3c_l.n_3e_">Apprends que le destin nous devient si contraire ; <text:s/></text:p>
        <text:p text:style-name="_3c_l.n_3e_">Que malgré la rigueur de tant de maux souffers</text:p>
        <text:p text:style-name="_3c_l.n_3e_">Nostre moindre malheur est celuy de nos fers. </text:p>
        <text:p text:style-name="_3c_speaker_3e_">CLAIRANCE. <text:tab/><text:span text:style-name="_3c_pb_3e_">[16]</text:span></text:p>
        <text:p text:style-name="_3c_l.n_3e_">Que peut-il adjouter au mal qui nous outrage ? <text:tab/></text:p>
        <text:p text:style-name="_3c_l.n_3e_">N’a-il<text:note text:id="ftn186" text:note-class="footnote"><text:note-citation>0</text:note-citation><text:note-body><text:p text:style-name="Footnote"><text:span text:style-name="T31"><text:s/>Le « t » euphonique de l’interrogation est manquant, comme cela arrive souvent dans les textes du </text:span><text:span text:style-name="T12">xvii</text:span><text:span text:style-name="T25">e</text:span><text:span text:style-name="T31"> siècle.</text:span></text:p></text:note-body></text:note> pas déployé sa plus cruelle rage ? </text:p>
        <text:p text:style-name="_3c_l.n_3e_">Enfin nostre constance* a lassé son courroux ; </text:p>
        <text:p text:style-name="_3c_l.n_3e_">Qu’aurions-nous à souffrir, et qu’apprehendez-vous ? </text:p>
        <text:p text:style-name="_3c_speaker_3e_">ARGIRE. </text:p>
        <text:p text:style-name="_3c_l.n_3e_">Je prevoy des malheurs dont la funeste suite</text:p>
        <text:p text:style-name="_3c_l.n_3e_">Rend avec ma raison ma constance* interdite<text:note text:id="ftn187" text:note-class="footnote"><text:note-citation>0</text:note-citation><text:note-body><text:p text:style-name="Footnote"><text:span text:style-name="T31"><text:s/>Sur le sens d’</text:span><text:span text:style-name="T32">interdite</text:span><text:span text:style-name="T31">, se reporter à la note du vers 220. </text:span></text:p></text:note-body></text:note>. </text:p>
        <text:p text:style-name="_3c_l.n_3e_">Porus que ton mépris m’est aujourd’huy fatal ! </text:p>
        <text:p text:style-name="_3c_l.n_3e_">Qui te peut obliger à nous traicter si mal ? </text:p>
        <text:p text:style-name="_3c_l.n_3e_">Tu vois à mille maux ta femme abandonnee, </text:p>
        <text:p text:style-name="_3c_l.n_3e_">Le debris* malheureux de ton triste hymenee*, </text:p>
        <text:p text:style-name="_3c_l.n_3e_">Ta famille, ton sang languir dans la prison, </text:p>
        <text:p text:style-name="_3c_l.n_3e_">Le destin resolu d’accabler<text:note text:id="ftn188" text:note-class="footnote"><text:note-citation>0</text:note-citation><text:note-body><text:p text:style-name="Footnote"><text:span text:style-name="T31"><text:s/>Au </text:span><text:span text:style-name="T12">xvii</text:span><text:span text:style-name="T25">e </text:span><text:span text:style-name="T31">siècle, le verbe </text:span><text:span text:style-name="T32">résoudre</text:span><text:span text:style-name="T31"> peut se construire avec la préposition </text:span><text:span text:style-name="T32">de </text:span><text:span text:style-name="T31">et un infinitif (N. Fournier, §88, p. 72). </text:span></text:p></text:note-body></text:note> ta maison ; </text:p>
        <text:p text:style-name="_3c_l.n_3e_">Et ton cœur insensible à ces rudes allarmes*</text:p>
        <text:p text:style-name="_3c_l.n_3e_">Regarde avec courroux nos soupirs et nos larmes. </text:p>
        <text:p text:style-name="_3c_speaker_3e_"><text:tab/>CLAIRANCE. </text:p>
        <text:p text:style-name="_3c_l.n_3e_"><text:soft-page-break/>Madame, jugez mieux d’un pere et d’un époux. </text:p>
        <text:p text:style-name="_3c_speaker_3e_">ARGIRE. </text:p>
        <text:p text:style-name="_3c_l.n_3e_">Helas si tu sçavois. </text:p>
        <text:p text:style-name="_3c_speaker_3e_">CLAIRANCE. </text:p>
        <text:p text:style-name="_3c_l.part_3e_"><text:tab/><text:tab/><text:tab/>Dequoy<text:note text:id="ftn189" text:note-class="footnote"><text:note-citation>0</text:note-citation><text:note-body><text:p text:style-name="Footnote"><text:span text:style-name="T31"><text:s/></text:span><text:span text:style-name="T32">Dequoy</text:span><text:span text:style-name="T31"> est une variante graphique de l’interrogatif </text:span><text:span text:style-name="T32">de quoi</text:span><text:span text:style-name="T31"> (Richelet,). </text:span></text:p></text:note-body></text:note> l’accusez-vous ? </text:p>
        <text:p text:style-name="_3c_speaker_3e_">ARGIRE. <text:span text:style-name="T5">A Clarice</text:span><text:span text:style-name="T53"><text:note text:id="ftn190" text:note-class="footnote"><text:note-citation>0</text:note-citation><text:note-body><text:p text:style-name="Footnote"><text:span text:style-name="T31"><text:s/>L’édition originale de 1648 et celle de 1665 mentionnent « A Clerance ». Nous corrigeons car la réplique d’Argire et la réplique suivante indiquent que la reine s’adresse à sa confidente. <text:s text:c="3"/></text:span></text:p></text:note-body></text:note></text:span><text:span text:style-name="T5">. <text:tab/></text:span><text:span text:style-name="_3c_pb_3e_">[17]</text:span></text:p>
        <text:p text:style-name="_3c_l.n_3e_">Clarice conte lui ce que je voulois taire, <text:tab/></text:p>
        <text:p text:style-name="_3c_l.n_3e_">Apprends la cruauté d’un espoux et d’un pere. </text:p>
        <text:p text:style-name="_3c_speaker_3e_">CLARICE. </text:p>
        <text:p text:style-name="_3c_l.n_3e_">Quand la Reine eut mandé Phradate devers<text:note text:id="ftn191" text:note-class="footnote"><text:note-citation>0</text:note-citation><text:note-body><text:p text:style-name="Footnote"><text:span text:style-name="T31"><text:s/></text:span><text:span text:style-name="T32">Devers </text:span><text:span text:style-name="T31">est préposition équivalente à « vers » aujourd’hui. (Richelet).</text:span></text:p></text:note-body></text:note> luy</text:p>
        <text:p text:style-name="_3c_l.n_3e_">Pour lui faire sçavoir l’excez de vostre ennuy*, </text:p>
        <text:p text:style-name="_3c_l.n_3e_">Le Roy triste et pensif<text:note text:id="ftn192" text:note-class="footnote"><text:note-citation>0</text:note-citation><text:note-body><text:p text:style-name="Footnote"><text:span text:style-name="T31"><text:s/></text:span><text:span text:style-name="T32">Pensif </text:span><text:span text:style-name="T31">peut vouloir dire « occupé d'une pensée qui chagrine, qui embarrasse. » (Académie). </text:span></text:p></text:note-body></text:note> fait en ouvrant sa lettre</text:p>
        <text:p text:style-name="_3c_l.n_3e_">Tout ce qu’en ce moment la douleur peut permettre, </text:p>
        <text:p text:style-name="_3c_l.n_3e_">S’engage bien avant<text:note text:id="ftn193" text:note-class="footnote"><text:note-citation>0</text:note-citation><text:note-body><text:p text:style-name="Footnote"><text:span text:style-name="T31"><text:s/></text:span><text:span text:style-name="T32">Avant :</text:span><text:span text:style-name="T31"> ici, il s’agit de l’adverbe qui signfie « profondément » au </text:span><text:span text:style-name="T12">xvii</text:span><text:span text:style-name="T25">e</text:span><text:span text:style-name="T31"> siècle. (Richelet). </text:span></text:p></text:note-body></text:note> dedans vos déplaisirs*,</text:p>
        <text:p text:style-name="_3c_l.n_3e_">Et mesle à vos sanglots ses pleurs et ses soupirs ; </text:p>
        <text:p text:style-name="_3c_l.n_3e_">Mais à peine a-il leu, qu’il crie et qu’il deteste ; </text:p>
        <text:p text:style-name="_3c_l.n_3e_">Qu’on m’éloigne (dit-il) cet objet* si funeste. </text:p>
        <text:p text:style-name="_3c_l.n_3e_">Phradate alors surpris de ce grand changement,</text:p>
        <text:p text:style-name="_3c_l.n_3e_"><text:soft-page-break/>Et ne sçachant d’où vient ce prompt ressentiment</text:p>
        <text:p text:style-name="_3c_l.n_3e_">Quoy qu’il se treuve seul avec luy dans sa tante,</text:p>
        <text:p text:style-name="_3c_l.n_3e_">Croit qu’il parle à quelqu’autre, et son ame tremblante</text:p>
        <text:p text:style-name="_3c_l.n_3e_">Cherche de tous costez cet objet* odieux<text:note text:id="ftn194" text:note-class="footnote"><text:note-citation>0</text:note-citation><text:note-body><text:p text:style-name="Footnote"><text:span text:style-name="T31"><text:s/>Diérèse : on lit « o-di-eux », le mot compte pour trois syllabes. On retrouve le même phénomène aux vers 576 et 880. </text:span></text:p></text:note-body></text:note>, </text:p>
        <text:p text:style-name="_3c_l.n_3e_">De qui le Roy se plaint, et qui blesse ses yeux. </text:p>
        <text:p text:style-name="_3c_l.n_3e_">Mais il congnoist enfin où vient fondre l’orage ; </text:p>
        <text:p text:style-name="_3c_l.n_3e_">Il s’écarte et voyant la colere et la rage, </text:p>
        <text:p text:style-name="_3c_l.n_3e_">Qui dans le cœur du Roy par de bruslans transports*</text:p>
        <text:p text:style-name="_3c_l.n_3e_">Contre la Reyne mesme envoyoit<text:note text:id="ftn195" text:note-class="footnote"><text:note-citation>0</text:note-citation><text:note-body><text:p text:style-name="Footnote"><text:span text:style-name="T31"><text:s/>Le verbe est conjugué au singulier car lorsque le sujet (ici, le pronom relatif « qui ») est composé de deux groupes nominaux coordonnés (« la colere et la rage », v. 263), le verbe s’accorde fréquemment au singulier : « il réunit les divers éléments du GN [groupe nominal] en une seule entité » (N. Fournier, § 21, p. 28). </text:span></text:p></text:note-body></text:note> ses efforts<text:note text:id="ftn196" text:note-class="footnote"><text:note-citation>0</text:note-citation><text:note-body><text:p text:style-name="Footnote"><text:span text:style-name="T31"><text:s/>« Effort se dit aussi de tout ce qu'on fait avec violence. » (Furetière). </text:span></text:p></text:note-body></text:note>, <text:s text:c="2"/></text:p>
        <text:p text:style-name="_3c_l.n_3e_">Il écoute de loin ce qu’elle luy fait dire</text:p>
        <text:p text:style-name="_3c_l.n_3e_">Il l’entend murmurer*. Dieux souffrez-vous* qu’Argire </text:p>
        <text:p text:style-name="_3c_l.n_3e_">Me traite indignement ; et que cette prison</text:p>
        <text:p text:style-name="_3c_l.n_3e_">Couste tant de desordre à toute ma maison ? </text:p>
        <text:p text:style-name="_3c_l.n_3e_">Que je sois sans secours, que le Ciel me trahisse, <text:span text:style-name="_3c_pb_3e_"><text:tab/>[18]</text:span></text:p>
        <text:p text:style-name="_3c_l.n_3e_">Que les miens soient aux fers, que mon trosne perisse,</text:p>
        <text:p text:style-name="_3c_l.n_3e_">Mais faut-il… A ces mots il se taist ; et soudain</text:p>
        <text:p text:style-name="_3c_l.n_3e_">Il reprend un discours sans ordre et sans dessein. </text:p>
        <text:p text:style-name="_3c_speaker_3e_">CLAIRANCE. </text:p>
        <text:p text:style-name="_3c_l.n_3e_">Dieux ! </text:p>
        <text:p text:style-name="_3c_speaker_3e_">CLARICE. </text:p>
        <text:p text:style-name="_3c_l.part_3e_"><text:soft-page-break/><text:tab/>Phradate n’a peu comprendre davantage</text:p>
        <text:p text:style-name="_3c_l.n_3e_">De ce discours confus, qu’interrompoit sa rage. </text:p>
        <text:p text:style-name="_3c_l.n_3e_">Lors* Attale approchant le Roy, pour luy parler, </text:p>
        <text:p text:style-name="_3c_l.n_3e_">Apres un long conseil on le fait r’appeller. </text:p>
        <text:p text:style-name="_3c_l.n_3e_">Phradate, dit le Roy, rapportes<text:note text:id="ftn197" text:note-class="footnote"><text:note-citation>0</text:note-citation><text:note-body><text:p text:style-name="Footnote"><text:span text:style-name="T31"><text:s/>Le « s » final de l’impératif permet de prononcer le « e » final du verbe, qui compte ainsi pour trois syllabes. <text:s/></text:span></text:p></text:note-body></text:note> à la Reyne, </text:p>
        <text:p text:style-name="_3c_l.n_3e_">Que mes Ambassadeurs vont terminer sa peine ; </text:p>
        <text:p text:style-name="_3c_l.n_3e_">Dis luy… ne luy dis rien ; retire-toy d’ici ; </text:p>
        <text:p text:style-name="_3c_l.n_3e_">Phradate alors s’écarte, et s’en revient ainsi. </text:p>
        <text:p text:style-name="_3c_speaker_3e_">CLAIRANCE. </text:p>
        <text:p text:style-name="_3c_l.n_3e_">Imputez au regret<text:note text:id="ftn198" text:note-class="footnote"><text:note-citation>0</text:note-citation><text:note-body><text:p text:style-name="Footnote"><text:span text:style-name="T31"><text:s/></text:span><text:span text:style-name="T32">Regret :</text:span><text:span text:style-name="T31"> « signifie aussi quelquefois simplement, douleur, déplaisir, chagrin. » (Académie). </text:span></text:p></text:note-body></text:note> de nostre servitude</text:p>
        <text:p text:style-name="_3c_l.n_3e_">Ces violens<text:note text:id="ftn199" text:note-class="footnote"><text:note-citation>0</text:note-citation><text:note-body><text:p text:style-name="Footnote"><text:span text:style-name="T31"><text:s/>Diérèse : le mot se lit « vi-o-lens », et compte pour trois syllabes. On retrouve le même phénomène aux vers 738, 800, 826. </text:span></text:p></text:note-body></text:note> transports* et son inquietude,</text:p>
        <text:p text:style-name="_3c_l.n_3e_">Se treuvant accablé du poids de nos malheurs, </text:p>
        <text:p text:style-name="_3c_l.n_3e_">Il ne peut autrement exprimer ses douleurs ; </text:p>
        <text:p text:style-name="_3c_l.n_3e_">Si<text:note text:id="ftn200" text:note-class="footnote"><text:note-citation>0</text:note-citation><text:note-body><text:p text:style-name="Footnote"><text:span text:style-name="T31"><text:s/>Comprendre : « à moins que vous n’ayez par ailleurs de sujet de vous plaindre ». </text:span></text:p></text:note-body></text:note> vous n’avez d’ailleurs<text:note text:id="ftn201" text:note-class="footnote"><text:note-citation>0</text:note-citation><text:note-body><text:p text:style-name="Footnote"><text:span text:style-name="T31"><text:s/></text:span><text:span text:style-name="T33">D’ailleurs</text:span><text:span text:style-name="T31"> a parfois le sens de « par ailleurs » au </text:span><text:span text:style-name="T12">xvii</text:span><text:span text:style-name="T25">e</text:span><text:span text:style-name="T31"> siècle : « </text:span><text:span text:style-name="T33">ailleurs </text:span><text:span text:style-name="T31">sert parfois de conjonction ou de transition, quand on veut alléguer une nouvelle raison. </text:span><text:span text:style-name="T33">D’ailleurs</text:span><text:span text:style-name="T31">, il me semble, etc. » (Richelet).</text:span></text:p></text:note-body></text:note> de sujet de vous plaindre. </text:p>
        <text:p text:style-name="_3c_speaker_3e_">ARGIRE. </text:p>
        <text:p text:style-name="_3c_l.n_3e_">Où l’on escoute Attale, Argire doit tout craindre. </text:p>
        <text:p text:style-name="_3c_speaker_3e_">CLAIRANCE. </text:p>
        <text:p text:style-name="_3c_l.n_3e_"><text:soft-page-break/>Quelque estat que le Roy fasse de ces conseils, <text:tab/><text:span text:style-name="_3c_pb_3e_">[19]</text:span></text:p>
        <text:p text:style-name="_3c_l.n_3e_">Que peut-il contre vous ? </text:p>
        <text:p text:style-name="_3c_speaker_3e_">ARGIRE. </text:p>
        <text:p text:style-name="_3c_l.part_3e_"><text:tab/><text:tab/><text:tab/><text:tab/>Que peuvent ses pareils ! </text:p>
        <text:p text:style-name="_3c_l.n_3e_">Préférant dans les vœux* qu’il fit pour Oraxene, </text:p>
        <text:p text:style-name="_3c_l.n_3e_">Ceux d’Arsacide aux siens, j’ay mérité sa haine ; </text:p>
        <text:p text:style-name="_3c_l.n_3e_">Et voyant que le Roy s’obstine à l’écouter</text:p>
        <text:p text:style-name="_3c_l.n_3e_">Sa haine est un malheur que je doy redouter ; </text:p>
        <text:p text:style-name="_3c_l.n_3e_">Mais quoy que sa fureur contre moy puisse dire, </text:p>
        <text:p text:style-name="_3c_l.n_3e_">Rien ne peut ébranler la constance* d’Argire, </text:p>
        <text:p text:style-name="_3c_l.n_3e_">Ni Porus m’imposer d’assez severe loy ; </text:p>
        <text:p text:style-name="_3c_l.n_3e_">Pour me faire oublier mon espoux et mon Roy. </text:p>
        <text:p text:style-name="_3c_label_3e_">[Fin du premier Acte]</text:p>
        <text:p text:style-name="P38"/>
        <text:p text:style-name="P3"><text:tab/>ACTE II<text:tab/><text:span text:style-name="_3c_pb_3e_">[20]</text:span></text:p>
        <text:p text:style-name="Scene">SCENE PREMIERE. </text:p>
        <text:p text:style-name="_3c_stage_3e_">[ORONTE,] PORUS, et ARSACIDE inconnus<text:note text:id="ftn202" text:note-class="footnote"><text:note-citation>0</text:note-citation><text:note-body><text:p text:style-name="Footnote"><text:span text:style-name="T31"><text:s/>Au </text:span><text:span text:style-name="T12">xvii</text:span><text:span text:style-name="T25">e</text:span><text:span text:style-name="T31"> siècle,</text:span><text:span text:style-name="T12"> </text:span><text:span text:style-name="T32">inconnu </text:span><text:span text:style-name="T31">signifie à la fois « Qui ne veut point se faire connoistre, ou qui ne peut l'estre en effet. » (Furetière). Les personnages se sont déguisés pour arriver dans le camp d’Alexandre sans se faire reconnaître. <text:s/></text:span></text:p></text:note-body></text:note>.</text:p>
        <text:p text:style-name="_3c_speaker_3e_">ORONTE <text:span text:style-name="T91">s’en allant</text:span>. </text:p>
        <text:p text:style-name="_3c_l.n_3e_">Ouy Seigneur de ce pas je m’en vay vers la Reyne. <text:tab/></text:p>
        <text:p text:style-name="_3c_speaker_3e_">PORUS. </text:p>
        <text:p text:style-name="_3c_l.n_3e_">Quoy verray-je grands Dieux cet objet de ma hayne ! </text:p>
        <text:p text:style-name="_3c_l.n_3e_">Sçachant sa perfidie, et voyant que son cœur</text:p>
        <text:p text:style-name="_3c_l.n_3e_">Au milieu de ses fers adore ce vainqueur. </text:p>
        <text:p text:style-name="_3c_l.n_3e_">Non, perfide, non, non, brûle pour Alexandre. </text:p>
        <text:p text:style-name="_3c_l.n_3e_">Lasche. </text:p>
        <text:p text:style-name="_3c_speaker_3e_">ARSACIDE. </text:p>
        <text:p text:style-name="_3c_l.part_3e_"><text:tab/>Seigneur je crains qu’on ne vous puisse entendre. </text:p>
        <text:p text:style-name="_3c_l.n_3e_">Devorez vos douleurs, ne parlez qu’à demy<text:note text:id="ftn203" text:note-class="footnote"><text:note-citation>0</text:note-citation><text:note-body><text:p text:style-name="Footnote"><text:span text:style-name="T31"><text:s/></text:span><text:span text:style-name="T32">Parler à demy </text:span><text:span text:style-name="T31">signifie éviter d’en dire trop.  <text:s/></text:span></text:p></text:note-body></text:note> ; </text:p>
        <text:p text:style-name="_3c_l.n_3e_">Tout doit estre suspect dans un camp ennemy. </text:p>
        <text:p text:style-name="_3c_l.n_3e_">Alexandre pourroit par quelque defiance<text:tab/><text:span text:style-name="_3c_pb_3e_">[21]</text:span></text:p>
        <text:p text:style-name="_3c_l.n_3e_">Vous faisant observer tromper vostre esperance<text:note text:id="ftn204" text:note-class="footnote"><text:note-citation>0</text:note-citation><text:note-body><text:p text:style-name="Footnote"><text:span text:style-name="T31"><text:s/></text:span><text:span text:style-name="T32">Esperance</text:span><text:span text:style-name="T31"> « se prend quelquefois pour la chose en laquelle on espere. » (Académie). </text:span></text:p></text:note-body></text:note>. </text:p>
        <text:p text:style-name="_3c_speaker_3e_">PORUS. </text:p>
        <text:p text:style-name="_3c_l.n_3e_">On nous prend pour Suivans de mon Ambassadeur. </text:p>
        <text:p text:style-name="_3c_speaker_3e_">ARSACIDE. </text:p>
        <text:p text:style-name="_3c_l.n_3e_"><text:soft-page-break/>Mais on pourroit enfin sortir de cet erreur<text:note text:id="ftn205" text:note-class="footnote"><text:note-citation>0</text:note-citation><text:note-body><text:p text:style-name="Footnote"><text:span text:style-name="T31"><text:s/></text:span><text:span text:style-name="T32">Cet erreur :</text:span><text:span text:style-name="T31"> le masculin est un latinisme encore employé au </text:span><text:span text:style-name="T12">xvii</text:span><text:span text:style-name="T25">e</text:span><text:span text:style-name="T31"> siècle, bien que la forme féminine soit la seule attestée dans les dictionnaires de l’époque. </text:span></text:p></text:note-body></text:note>. </text:p>
        <text:p text:style-name="_3c_speaker_3e_">PORUS. </text:p>
        <text:p text:style-name="_3c_l.n_3e_">Où penses-tu mon cœur, et qui t’oblige à feindre ? </text:p>
        <text:p text:style-name="_3c_l.n_3e_">Esclate, il n’est plus temps d’esperer ni de craindre,</text:p>
        <text:p text:style-name="_3c_l.n_3e_">Argire me trahit, fay ton dernier effort ; </text:p>
        <text:p text:style-name="_3c_l.n_3e_">Asseure d’un seul coup ma vengeance et sa mort. </text:p>
        <text:p text:style-name="_3c_l.n_3e_">De l’éclat d’un vainqueur orgueilleux* de ma perte</text:p>
        <text:p text:style-name="_3c_l.n_3e_">Argire est éblouye, Argire s’est offerte </text:p>
        <text:p text:style-name="_3c_l.n_3e_">A ce cruel fleau de tous les Potentats<text:note text:id="ftn206" text:note-class="footnote"><text:note-citation>0</text:note-citation><text:note-body><text:p text:style-name="Footnote"><text:span text:style-name="T31"><text:s/></text:span><text:span text:style-name="T32">Potentat :</text:span><text:span text:style-name="T31"> « Monarque, Roi, Prince absolu et souverain. » (Richelet). </text:span></text:p></text:note-body></text:note>, </text:p>
        <text:p text:style-name="_3c_l.n_3e_">De qui l’ambition<text:note text:id="ftn207" text:note-class="footnote"><text:note-citation>0</text:note-citation><text:note-body><text:p text:style-name="Footnote"><text:span text:style-name="T31"><text:s/>Diérèse : on lit « am-bi-ti-on », le mot compte pour quatre syllabes. On retrouve le même phénomène au vers 484. </text:span></text:p></text:note-body></text:note> devore mes estats. </text:p>
        <text:p text:style-name="_3c_l.n_3e_">Ouy, c’est elle mon cœur, ouy c’est cette infidelle ; </text:p>
        <text:p text:style-name="_3c_l.n_3e_">Estouffe les soupirs, que tu pousses pour elle. </text:p>
        <text:p text:style-name="_3c_l.n_3e_">A ce coup ma raison ne m’abandonne pas ; </text:p>
        <text:p text:style-name="_3c_l.n_3e_">Parle moy de son crime en cachant ses appas*. </text:p>
        <text:p text:style-name="_3c_l.n_3e_">Je crains qu’en sa faveur mon amour s’interesse*, </text:p>
        <text:p text:style-name="_3c_l.n_3e_">Que l’ingrate m’arrache une indigne tendresse ; </text:p>
        <text:p text:style-name="_3c_l.n_3e_">Et que tous ses attraits venans pour me trahir, </text:p>
        <text:p text:style-name="_3c_l.n_3e_">Ne me fassent aimer ce que je dois haïr. </text:p>
        <text:p text:style-name="_3c_l.n_3e_">Argire, lasche Argire, est-ce ainsi que ton ame</text:p>
        <text:p text:style-name="_3c_l.n_3e_">Soustient la pureté de sa premiere flame* ? </text:p>
        <text:p text:style-name="_3c_l.n_3e_">Va perfide il est temps ; sors enfin de mon cœur. <text:tab/><text:span text:style-name="_3c_pb_3e_">[22]</text:span></text:p>
        <text:p text:style-name="_3c_l.n_3e_"><text:soft-page-break/>Sers d’infame trophée au char de mon vainqueur. </text:p>
        <text:p text:style-name="_3c_l.n_3e_">Puisqu’il faut à son tour que ma haine s’exprime, </text:p>
        <text:p text:style-name="_3c_l.n_3e_">Je ne te cognois plus à travers de<text:note text:id="ftn208" text:note-class="footnote"><text:note-citation>0</text:note-citation><text:note-body><text:p text:style-name="Footnote"><text:span text:style-name="T31"><text:s/></text:span><text:span text:style-name="T33">A travers </text:span><text:span text:style-name="T31">est ici complété par la préposition </text:span><text:span text:style-name="T33">de</text:span><text:span text:style-name="T31"> bien que les dictionnaires de l’époque (Richelet, Académie) indiquent que l’expression doit être suivie de l’accusatif (complément d’objet direct), et qu’</text:span><text:span text:style-name="T33">au travers</text:span><text:span text:style-name="T31"> est suivi du génitif (complément du nom). </text:span></text:p></text:note-body></text:note> ton crime, </text:p>
        <text:p text:style-name="_3c_l.n_3e_">Et mon cœur convaincu d’un si grand changement</text:p>
        <text:p text:style-name="_3c_l.n_3e_">S’abandonne sans peine à son ressentiment. </text:p>
        <text:p text:style-name="_3c_speaker_3e_">ARSACIDE. </text:p>
        <text:p text:style-name="_3c_l.n_3e_">Ouy, Seigneur, je l’advoüe ; il est vrai que la Reine</text:p>
        <text:p text:style-name="_3c_l.n_3e_">Se rend par cet amour digne de vostre haine. </text:p>
        <text:p text:style-name="_3c_l.n_3e_">Mais sur quel fondement vos soupçons sont formez ? </text:p>
        <text:p text:style-name="_3c_l.n_3e_">Est-ce sur des billets que l’envie a semez ? </text:p>
        <text:p text:style-name="_3c_l.n_3e_">C’est de vos ennemis le lache stratageme. </text:p>
        <text:p text:style-name="_3c_speaker_3e_">PORUS. </text:p>
        <text:p text:style-name="_3c_l.n_3e_">Je ne le sçay que trop. Arsacide elle l’aime. </text:p>
        <text:p text:style-name="_3c_speaker_3e_">ARSACIDE. </text:p>
        <text:p text:style-name="_3c_l.n_3e_">Donnez à vos soupçons plus d’éclaircissement. </text:p>
        <text:p text:style-name="_3c_speaker_3e_">PORUS. </text:p>
        <text:p text:style-name="_3c_l.n_3e_">Je donne à mes soupçons un meilleur fondement, </text:p>
        <text:p text:style-name="_3c_l.n_3e_">J’asseure ces billets sur sa premiere lettre ; </text:p>
        <text:p text:style-name="_3c_l.n_3e_">J’y vis un certain feu* qui commençoit de naistre ; </text:p>
        <text:p text:style-name="_3c_l.n_3e_">Et son ame en desordre agissant lâchement </text:p>
        <text:p text:style-name="_3c_l.n_3e_">Ceder sans resistance à cet embrazement. </text:p>
        <text:p text:style-name="_3c_l.n_3e_">Mais dois-je plus<text:note text:id="ftn209" text:note-class="footnote"><text:note-citation>0</text:note-citation><text:note-body><text:p text:style-name="Footnote"><text:span text:style-name="T31"><text:s/>Comprendre : mais dois-je encore douter… ? « Plus » signifie ici « davantage ».</text:span><text:span text:style-name="T90"> </text:span></text:p></text:note-body></text:note> douter de son injuste flame* ? </text:p>
        <text:p text:style-name="_3c_l.n_3e_"><text:soft-page-break/>Et qu’Alexandre enfin ne regne dans son ame.</text:p>
        <text:p text:style-name="_3c_l.n_3e_">Elle ne m’escrit plus que ses fers sont pesans, <text:tab/><text:span text:style-name="_3c_pb_3e_">[23]</text:span></text:p>
        <text:p text:style-name="_3c_l.n_3e_">Et ne m’entretient plus que de riches presens, </text:p>
        <text:p text:style-name="_3c_l.n_3e_">Que du bon traitement que luy fait Alexandre ; </text:p>
        <text:p text:style-name="_3c_l.n_3e_">Que sa prison n’a rien qui puisse la surprendre, </text:p>
        <text:p text:style-name="_3c_l.n_3e_">Qu’il n’appartient qu’à lui de ranger sous ses loix</text:p>
        <text:p text:style-name="_3c_l.n_3e_">Par sa rare douceur les Reines et les Rois. </text:p>
        <text:p text:style-name="_3c_l.n_3e_">Je versay sur sa lettre un deluge de larmes ; </text:p>
        <text:p text:style-name="_3c_l.n_3e_">Malgré sa trahison voyant encor ses charmes, </text:p>
        <text:p text:style-name="_3c_l.n_3e_">Je me persuaday que mes yeux imposteurs</text:p>
        <text:p text:style-name="_3c_l.n_3e_">Envelopoient mes sens en des songes trompeurs : </text:p>
        <text:p text:style-name="_3c_l.n_3e_">Mais enfin ma raison se voyant degagée</text:p>
        <text:p text:style-name="_3c_l.n_3e_">De cette aveugle amour<text:note text:id="ftn210" text:note-class="footnote"><text:note-citation>0</text:note-citation><text:note-body><text:p text:style-name="Footnote"><text:span text:style-name="T31"><text:s/></text:span><text:span text:style-name="T32">Cette aveugle amour :</text:span><text:span text:style-name="T31"> se reporter à la note du vers 49. </text:span></text:p></text:note-body></text:note> où je l’avois plongee, </text:p>
        <text:p text:style-name="_3c_l.n_3e_">Et traisnant apres elle une suite d’horreurs, </text:p>
        <text:p text:style-name="_3c_l.n_3e_">Me fit voir de plus prés son crime et mes malheurs.</text:p>
        <text:p text:style-name="_3c_l.n_3e_">Mon ame en ce moment sembla voir Alexandre, </text:p>
        <text:p text:style-name="_3c_l.n_3e_">Qui malgré mes efforts vouloit tout entreprendre. </text:p>
        <text:p text:style-name="_3c_l.n_3e_">Je le vis triomphant de ses rares appas* ; </text:p>
        <text:p text:style-name="_3c_l.n_3e_">Arsacide que vis-je ? ou que ne vis-je pas ? </text:p>
        <text:p text:style-name="_3c_speaker_3e_">ARSACIDE. </text:p>
        <text:p text:style-name="_3c_l.n_3e_">Cet objet qui vous trompe, et qui vous épouvente</text:p>
        <text:p text:style-name="_3c_l.n_3e_">N’est rien qu’une vapeur<text:note text:id="ftn211" text:note-class="footnote"><text:note-citation>0</text:note-citation><text:note-body><text:p text:style-name="Footnote"><text:span text:style-name="T31"><text:s/>Une </text:span><text:span text:style-name="T32">vapeur</text:span><text:span text:style-name="T31"> désigne au sens figuré « des choses subtiles, passageres et de peu de durée » (Furetière). </text:span></text:p></text:note-body></text:note> que vostre amour enfante. </text:p>
        <text:p text:style-name="_3c_l.n_3e_">La Reine vous a veu trop sensible à ses pleurs</text:p>
        <text:p text:style-name="_3c_l.n_3e_">Ressentir la moitié de ses vives douleurs ; </text:p>
        <text:p text:style-name="_3c_l.n_3e_"><text:soft-page-break/>Et pour vous esloigner de ce triste partage<text:note text:id="ftn212" text:note-class="footnote"><text:note-citation>0</text:note-citation><text:note-body><text:p text:style-name="Footnote"><text:span text:style-name="T31"><text:s/></text:span><text:span text:style-name="T32">Partage :</text:span><text:span text:style-name="T31"> sort, « se dit figurément des dons du ciel et de la terre qui ont été departis aux creatures. » (Furetière). </text:span></text:p></text:note-body></text:note></text:p>
        <text:p text:style-name="_3c_l.n_3e_">Vous parle d’Alexandre avec tant d’avantage. </text:p>
        <text:p text:style-name="_3c_speaker_3e_">PORUS. <text:tab/><text:span text:style-name="_3c_pb_3e_">[24]</text:span></text:p>
        <text:p text:style-name="_3c_l.n_3e_">Ah ! non, non, dis plutost que son cœur amoureux<text:tab/></text:p>
        <text:p text:style-name="_3c_l.n_3e_">N’a pû parler de lui sans decouvrir ces feux*, </text:p>
        <text:p text:style-name="_3c_l.n_3e_">Dont<text:note text:id="ftn213" text:note-class="footnote"><text:note-citation>0</text:note-citation><text:note-body><text:p text:style-name="Footnote"><text:span text:style-name="T31"><text:s/></text:span><text:span text:style-name="T32">Dont</text:span><text:span text:style-name="T31"> a le même emploi que le relatif « d’où » au </text:span><text:span text:style-name="T12">xvii</text:span><text:span text:style-name="T25">e</text:span><text:span text:style-name="T31"> siècle (N. Fournier, § 320, p. 212 - 213). <text:s/></text:span></text:p></text:note-body></text:note> malgré le devoir une ame revoltee</text:p>
        <text:p text:style-name="_3c_l.n_3e_">De l’estime à l’amour se voit precipitee. </text:p>
        <text:p text:style-name="_3c_l.n_3e_">Mon esprit prevoyoit ce sensible malheur : </text:p>
        <text:p text:style-name="_3c_l.n_3e_">Du mal qui l’approchoit il souffroit la douleur, </text:p>
        <text:p text:style-name="_3c_l.n_3e_">Et le pressentiment de cette grande perte </text:p>
        <text:p text:style-name="_3c_l.n_3e_">Ne l’affligeoit pas moins, que s’il l’avoit soufferte. </text:p>
        <text:p text:style-name="_3c_speaker_3e_">ARSARCIDE. </text:p>
        <text:p text:style-name="_3c_l.n_3e_">Quoy Seigneur, ce grand cœur se rend-il sans combat ? </text:p>
        <text:p text:style-name="_3c_l.n_3e_">Un soupçon lui fait peur, un phantôme l’abbat ? </text:p>
        <text:p text:style-name="_3c_l.n_3e_">Formez-vous un penser* avec si peu de peine</text:p>
        <text:p text:style-name="_3c_l.n_3e_">Si peu digne de vous, si mortel à la Reine ? </text:p>
        <text:p text:style-name="_3c_l.n_3e_">Et loin d’estre venu pour la desabuser, </text:p>
        <text:p text:style-name="_3c_l.n_3e_">Ne voudriez<text:note text:id="ftn214" text:note-class="footnote"><text:note-citation>0</text:note-citation><text:note-body><text:p text:style-name="Footnote"><text:span text:style-name="T31"><text:s/>Synérèse : on lit « vou-driez », le mot compte pour deux syllabes. <text:s/></text:span></text:p></text:note-body></text:note> vous la voir qu’afin de l’accuser ? </text:p>
        <text:p text:style-name="_3c_l.n_3e_">Si c’est vostre dessein, une fureur si grande</text:p>
        <text:p text:style-name="_3c_l.n_3e_">Merite plus de maux qu’elle n’en apprehende. </text:p>
        <text:p text:style-name="_3c_l.n_3e_">Seigneur pardonnez-moy, si je sors du respect ; </text:p>
        <text:p text:style-name="_3c_l.n_3e_">Le discours d’un flateur vous doit estre suspect ; </text:p>
        <text:p text:style-name="_3c_l.n_3e_"><text:soft-page-break/>Mais celui qu’a formé la grandeur de mon zele</text:p>
        <text:p text:style-name="_3c_l.n_3e_">S’il est moins complaisant, est d’autant plus fidelle. </text:p>
        <text:p text:style-name="_3c_speaker_3e_">PORUS. </text:p>
        <text:p text:style-name="_3c_l.n_3e_">Ah ! Soupçons trop cruels qui m’avez allarmé* ; </text:p>
        <text:p text:style-name="_3c_l.n_3e_">Dans quel gouffre d’horreurs m’avez-vous abismé<text:note text:id="ftn215" text:note-class="footnote"><text:note-citation>0</text:note-citation><text:note-body><text:p text:style-name="Footnote"><text:span text:style-name="T31"><text:s/></text:span><text:span text:style-name="T32">Abîmer :</text:span><text:span text:style-name="T31"> « Précipiter dans des abîmes, dans des goufres profonds, comme dans les enfers, faire périr. » (Richelet).</text:span></text:p></text:note-body></text:note> ? </text:p>
        <text:p text:style-name="_3c_l.n_3e_">Enfans tumultueux de mon amour extréme, <text:tab/><text:span text:style-name="_3c_pb_3e_">[D, 25]</text:span></text:p>
        <text:p text:style-name="_3c_l.n_3e_">Ou souffrez* que je meure, ou souffrez* que je l’aime, </text:p>
        <text:p text:style-name="_3c_l.n_3e_">Appaisez le desordre où vous m’avez reduit, </text:p>
        <text:p text:style-name="_3c_l.n_3e_">Et ne détruisez pas celle qui vous produit<text:note text:id="ftn216" text:note-class="footnote"><text:note-citation>0</text:note-citation><text:note-body><text:p text:style-name="Footnote"><text:span text:style-name="T31"><text:s/></text:span><text:span text:style-name="T32">Celle qui vous produit :</text:span><text:span text:style-name="T31"> Argire, à l’origine des inquiétudes de Porus. </text:span></text:p></text:note-body></text:note>. </text:p>
        <text:p text:style-name="_3c_l.n_3e_">N’estes-vous pas lassez de causer mon martyre ? </text:p>
        <text:p text:style-name="_3c_l.n_3e_">Qu’avez-vous observé dans la prison d’Argire ? </text:p>
        <text:p text:style-name="_3c_l.n_3e_">Que luy reprochez-vous ? ah ! que vous me pressez ! </text:p>
        <text:p text:style-name="_3c_l.n_3e_">Argire est criminelle, et vous me punissez. </text:p>
        <text:p text:style-name="_3c_l.n_3e_">Juges, témoins, bourreaux, de mon sort déplorable</text:p>
        <text:p text:style-name="_3c_l.n_3e_">Vous perdez l’innocent et sauvez la coupable.</text:p>
        <text:p text:style-name="_3c_l.n_3e_">Vous venez m’exposer l’horreur de son forfait, </text:p>
        <text:p text:style-name="_3c_l.n_3e_">Et vous vangez sur moy le tort qu’elle me fait. </text:p>
        <text:p text:style-name="_3c_speaker_3e_">ARSACIDE. </text:p>
        <text:p text:style-name="_3c_l.n_3e_">Mais Seigneur vous devez…</text:p>
        <text:p text:style-name="_3c_speaker_3e_">PORUS. </text:p>
        <text:p text:style-name="_3c_l.part_3e_"><text:tab/><text:tab/><text:tab/><text:tab/>Que veux-tu que je fasse ? </text:p>
        <text:p text:style-name="_3c_l.n_3e_">Pese mes déplaisirs*, regarde ma disgrace. </text:p>
        <text:p text:style-name="_3c_speaker_3e_">ARSACIDE. </text:p>
        <text:p text:style-name="_3c_l.n_3e_">Helas ! je tache en vain de flater vos malheurs. </text:p>
        <text:p text:style-name="_3c_l.n_3e_"><text:soft-page-break/>Je sens que vos souspirs réveillent mes douleurs</text:p>
        <text:p text:style-name="_3c_l.n_3e_">Voulant vous consoler ma constance* se trouble : </text:p>
        <text:p text:style-name="_3c_l.n_3e_">Plus je combats vos maux, plus le mien se redouble. </text:p>
        <text:p text:style-name="_3c_l.n_3e_">Ouy Seigneur, mes malheurs sont sans comparaison, </text:p>
        <text:p text:style-name="_3c_l.n_3e_">Et de mon désespoir j’attens ma guerison</text:p>
        <text:p text:style-name="_3c_l.n_3e_">Qui pourroit resister à mon sort deplorable ?<text:tab/><text:span text:style-name="_3c_pb_3e_">[26]</text:span></text:p>
        <text:p text:style-name="_3c_l.n_3e_">Vous m’aviez accordée une fille adorable,</text:p>
        <text:p text:style-name="_3c_l.n_3e_">L’hymen* desja tout prest d’allumer son flambeau ; </text:p>
        <text:p text:style-name="_3c_l.n_3e_">Promettoit à mes feux* le destin le plus beau.</text:p>
        <text:p text:style-name="_3c_l.n_3e_">Un excez de bonheur alloit suivre ma peine, </text:p>
        <text:p text:style-name="_3c_l.n_3e_">Et les Dieux assemblez pour former Oraxene, </text:p>
        <text:p text:style-name="_3c_l.n_3e_">N’avoient jamais uni par de si doux accords</text:p>
        <text:p text:style-name="_3c_l.n_3e_">Les charmes d’un esprit à la beauté d’un corps. </text:p>
        <text:p text:style-name="_3c_l.n_3e_">Et cependant le sort déployant ses caprices</text:p>
        <text:p text:style-name="_3c_l.n_3e_">De mes plus doux plaisirs a formé mes supplices. </text:p>
        <text:p text:style-name="_3c_l.n_3e_">Oraxene est captive, et ce malheur fatal</text:p>
        <text:p text:style-name="_3c_l.n_3e_">Dans le camp ennemi me suscite un rival*. </text:p>
        <text:p text:style-name="_3c_l.n_3e_">Mais un rival* aymé. </text:p>
        <text:p text:style-name="_3c_speaker_3e_">PORUS. </text:p>
        <text:p text:style-name="_3c_l.part_3e_"><text:tab/><text:tab/><text:tab/>L’on te trompe Arsacide.</text:p>
        <text:p text:style-name="_3c_l.n_3e_">D’où te naist un penser* si bas et si timide* ? </text:p>
        <text:p text:style-name="_3c_speaker_3e_">ARSACIDE. </text:p>
        <text:p text:style-name="_3c_l.n_3e_">Je sçay… mais non, souffrez* que malgré ma douleur</text:p>
        <text:p text:style-name="_3c_l.n_3e_">J’espargne à ma Princesse un affront plein d’horreur. </text:p>
        <text:p text:style-name="_3c_l.n_3e_">Il faut qu’auparavant sa bouche m’en asseure : </text:p>
        <text:p text:style-name="_3c_l.n_3e_">Je pourrois toutefois sans luy faire une injure<text:note text:id="ftn217" text:note-class="footnote"><text:note-citation>0</text:note-citation><text:note-body><text:p text:style-name="Footnote"><text:span text:style-name="T31"><text:s/></text:span><text:span text:style-name="T32">Je pourrois toutefois :</text:span><text:span text:style-name="T31"> ici le pronom complément « le » est omis, comme cela arrive souvent dans les textes du </text:span><text:span text:style-name="T12">xvii</text:span><text:span text:style-name="T25">e</text:span><text:span text:style-name="T31"> siècle (</text:span><text:span text:style-name="T32">Grammaire de la langue française du </text:span><text:span text:style-name="T13">xvii</text:span><text:span text:style-name="T26">e</text:span><text:span text:style-name="T32"> siècle</text:span><text:span text:style-name="T31">, G. Spillebout, p. 153). </text:span></text:p></text:note-body></text:note>. </text:p>
        <text:p text:style-name="_3c_speaker_3e_"><text:soft-page-break/>PORUS. </text:p>
        <text:p text:style-name="_3c_l.n_3e_">Quoy…</text:p>
        <text:p text:style-name="_3c_speaker_3e_">ARSACIDE. <text:tab/><text:span text:style-name="_3c_pb_3e_">[27]</text:span></text:p>
        <text:p text:style-name="_3c_l.part_3e_"><text:tab/>Je me plains, Seigneur de mon sort rigoureux, <text:tab/></text:p>
        <text:p text:style-name="_3c_l.n_3e_">Et je dis seulement que je suis malheureux. </text:p>
        <text:p text:style-name="Scene">SCENE II.</text:p>
        <text:p text:style-name="_3c_stage_3e_">ORONTE, PORUS, ARGIRE, CLAIRANCE.</text:p>
        <text:p text:style-name="_3c_speaker_3e_">ORONTE s’en allant. </text:p>
        <text:p text:style-name="_3c_l.n_3e_">Madame les voici. </text:p>
        <text:p text:style-name="_3c_speaker_3e_">ARGIRE. </text:p>
        <text:p text:style-name="_3c_l.part_3e_"><text:tab/><text:tab/><text:tab/>Dieux que voy-je Clairance ! </text:p>
        <text:p text:style-name="_3c_speaker_3e_">CLAIRANCE. </text:p>
        <text:p text:style-name="_3c_l.n_3e_">Ah ! Madame. </text:p>
        <text:p text:style-name="_3c_speaker_3e_">PORUS bas. </text:p>
        <text:p text:style-name="_3c_l.part_3e_"><text:tab/><text:tab/>Peux-tu soustenir ma presence ! </text:p>
        <text:p text:style-name="_3c_l.n_3e_">Perfide me trahir.</text:p>
        <text:p text:style-name="_3c_speaker_3e_">ARGIRE. <text:tab/><text:span text:style-name="_3c_pb_3e_">[28]</text:span></text:p>
        <text:p text:style-name="_3c_l.part_3e_"><text:tab/><text:tab/>Est-ce vous ? ah ! Seigneur. </text:p>
        <text:p text:style-name="_3c_l.n_3e_">Comment puis-je acquitter cette extréme faveur ? </text:p>
        <text:p text:style-name="_3c_l.n_3e_">Mais las* ! quelle terreur vient surprendre ma joye ? </text:p>
        <text:p text:style-name="_3c_l.n_3e_">Dans ces lieux ennemis faut-il que je vous voye ? </text:p>
        <text:p text:style-name="_3c_l.n_3e_">Pourquoy vous faites-vous un sort si rigoureux ? </text:p>
        <text:p text:style-name="_3c_l.n_3e_">Et pourquoy m’offrez-vous un bien si dangereux ? </text:p>
        <text:p text:style-name="_3c_l.n_3e_">Puis-je voir sans trembler dans ce peril extréme </text:p>
        <text:p text:style-name="_3c_l.n_3e_">Un espoux qui m’est cher cent fois plus que moy-mesme ? </text:p>
        <text:p text:style-name="_3c_l.n_3e_">Retirez-vous, Seigneur, de ces dangers pressans, </text:p>
        <text:p text:style-name="_3c_l.n_3e_"><text:soft-page-break/>Et delivrez mon cœur des troubles que je sens. </text:p>
        <text:p text:style-name="_3c_l.n_3e_">Fuyez, qu’avez-vous fait Arsacide ? </text:p>
        <text:p text:style-name="_3c_speaker_3e_">PORUS.</text:p>
        <text:p text:style-name="_3c_l.part_3e_"><text:tab/><text:tab/><text:tab/><text:tab/><text:tab/><text:tab/>Madame…</text:p>
        <text:p text:style-name="_3c_speaker_3e_">ARGIRE.</text:p>
        <text:p text:style-name="_3c_l.n_3e_">Que de craintes en foule entrent dedans mon ame !</text:p>
        <text:p text:style-name="_3c_l.n_3e_">Je voy de tous costez des gouffres entr’ouverts ; </text:p>
        <text:p text:style-name="_3c_l.n_3e_">Et tout me parle icy de prison et de fers.</text:p>
        <text:p text:style-name="_3c_l.n_3e_">De l’excez de mes maux ma constance* troublee</text:p>
        <text:p text:style-name="_3c_l.n_3e_">Par cet abord* fatal est enfin accablee. </text:p>
        <text:p text:style-name="_3c_l.n_3e_">Sauvez-vous, et souffrez*…</text:p>
        <text:p text:style-name="_3c_speaker_3e_">PORUS.</text:p>
        <text:p text:style-name="_3c_l.part_3e_"><text:tab/><text:tab/><text:tab/><text:tab/>Arrestez. </text:p>
        <text:p text:style-name="_3c_speaker_3e_"><text:tab/><text:tab/><text:tab/>ARGIRE. <text:tab/><text:tab/><text:tab/><text:span text:style-name="_3c_pb_3e_">[29]</text:span></text:p>
        <text:p text:style-name="_3c_l.part_3e_"><text:tab/><text:tab/><text:tab/><text:tab/><text:tab/><text:tab/>Je ne puis. <text:tab/></text:p>
        <text:p text:style-name="_3c_speaker_3e_">PORUS. </text:p>
        <text:p text:style-name="_3c_l.n_3e_">M’abandonnerez-vous en l’estat où je suis ? </text:p>
        <text:p text:style-name="_3c_l.n_3e_">Non, je ne doy pas craindre un traitement si rude ; </text:p>
        <text:p text:style-name="_3c_l.n_3e_">Vous estes trop sensible à mon inquietude. </text:p>
        <text:p text:style-name="_3c_speaker_3e_">ARGIRE. </text:p>
        <text:p text:style-name="_3c_l.n_3e_">Laissez-moy. </text:p>
        <text:p text:style-name="_3c_speaker_3e_">PORUS. </text:p>
        <text:p text:style-name="_3c_l.part_3e_"><text:tab/><text:tab/>Cet accueil est un peu surprenant. </text:p>
        <text:p text:style-name="_3c_speaker_3e_">ARGIRE. </text:p>
        <text:p text:style-name="_3c_l.n_3e_">Je ne puis vous sauver qu’en vous abandonnant. </text:p>
        <text:p text:style-name="_3c_l.n_3e_">Considerez, Seigneur, que mon amour extréme</text:p>
        <text:p text:style-name="_3c_l.n_3e_">Ne pourroit s’empescher d’agir contre vous-mesme. </text:p>
        <text:p text:style-name="_3c_l.n_3e_"><text:soft-page-break/>Mes sanglots, vos regards, mes soupirs et vos feux*</text:p>
        <text:p text:style-name="_3c_l.n_3e_">Sont ici contre nous des témoins dangereux. </text:p>
        <text:p text:style-name="_3c_l.n_3e_">Menageons mieux Seigneur, quelque espoir qui nous reste, </text:p>
        <text:p text:style-name="_3c_l.n_3e_">Et puis que le destin nous est encore funeste, </text:p>
        <text:p text:style-name="_3c_l.n_3e_">Attendons que le Ciel touché de nos tourmens</text:p>
        <text:p text:style-name="_3c_l.n_3e_">Accorde à nostre amour de plus heureux momens. </text:p>
        <text:p text:style-name="_3c_speaker_3e_"><text:tab/><text:tab/><text:tab/><text:tab/>PORUS. <text:tab/><text:tab/><text:tab/><text:span text:style-name="_3c_pb_3e_">[30]</text:span></text:p>
        <text:p text:style-name="_3c_l.n_3e_">Je cognoy, je cognoy la crainte qui te blesse. </text:p>
        <text:p text:style-name="_3c_l.n_3e_">Cette fausse pitié, qui pour moy s’interesse*, </text:p>
        <text:p text:style-name="_3c_l.n_3e_">Ces sanglots malformez, et ces brûlants soupirs</text:p>
        <text:p text:style-name="_3c_l.n_3e_">Me declarent assez quels sont tes déplaisirs* ; </text:p>
        <text:p text:style-name="_3c_l.n_3e_">Va, perfide, va, cours apres ton Alexandre. </text:p>
        <text:p text:style-name="_3c_speaker_3e_">ARGIRE. </text:p>
        <text:p text:style-name="_3c_l.n_3e_">Qu’entens-je ? </text:p>
        <text:p text:style-name="_3c_speaker_3e_">PORUS. </text:p>
        <text:p text:style-name="_3c_l.part_3e_"><text:tab/><text:tab/>Ce reproche a droit de te surprendre. </text:p>
        <text:p text:style-name="_3c_speaker_3e_">ARGIRE. </text:p>
        <text:p text:style-name="_3c_l.n_3e_">Quoy, Seigneur, est-ce ainsi…</text:p>
        <text:p text:style-name="_3c_speaker_3e_">PORUS. </text:p>
        <text:p text:style-name="_3c_l.part_3e_"><text:tab/><text:tab/><text:tab/><text:tab/><text:tab/>Je ne t’écoute plus, </text:p>
        <text:p text:style-name="_3c_l.n_3e_">Tu fais pour t’excuser des efforts superflus. </text:p>
        <text:p text:style-name="_3c_speaker_3e_">ARGIRE. </text:p>
        <text:p text:style-name="_3c_l.n_3e_">Ce sont donc les soupçons dont vostre ame est saisie ? </text:p>
        <text:p text:style-name="_3c_l.n_3e_">C’est donc la trahison de vostre jalousie<text:note text:id="ftn218" text:note-class="footnote"><text:note-citation>0</text:note-citation><text:note-body><text:p text:style-name="Footnote"><text:span text:style-name="T31"><text:s/></text:span><text:span text:style-name="T33">Trahison </text:span><text:span text:style-name="T31">signifie ici « une action de surprise dont on ne se défie point, dont on n’a pas le temps de se parer. » (Académie). Nous suggérons d’interpréter le vers de la façon suivante : « C’est ainsi (sous votre déguisement de serviteur) que votre jalousie se trahit. » : Argire reproche à Porus de s’être déguisé pour la rencontrer et l’accuser à tort d’infidélité.</text:span></text:p></text:note-body></text:note>, </text:p>
        <text:p text:style-name="_3c_l.n_3e_"><text:soft-page-break/>Qui vous donnent en proye à tous ces mouvemens<text:note text:id="ftn219" text:note-class="footnote"><text:note-citation>0</text:note-citation><text:note-body><text:p text:style-name="Footnote"><text:span text:style-name="T31"><text:s/>Comprendre : qui font de vous la proie de tous ces mouvements. Le pluriel renvoie aux soupçons et à la jalousie de Porus. </text:span></text:p></text:note-body></text:note>,</text:p>
        <text:p text:style-name="_3c_l.n_3e_">Et vous font consentir à ces déguisemens ? </text:p>
        <text:p text:style-name="_3c_l.n_3e_">Quoy, Seigneur, non content de<text:note text:id="ftn220" text:note-class="footnote"><text:note-citation>0</text:note-citation><text:note-body><text:p text:style-name="Footnote"><text:span text:style-name="T31"><text:s/>La relative au vers suivant définit les </text:span><text:span text:style-name="T33">mortelles alarmes</text:span><text:span text:style-name="T31">, c’est pourquoi on attend </text:span><text:span text:style-name="T33">des mortelles alarmes</text:span><text:span text:style-name="T31"> plutôt que </text:span><text:span text:style-name="T33">de mortelles alarmes</text:span><text:span text:style-name="T31">. </text:span></text:p></text:note-body></text:note> mortelles allarmes*</text:p>
        <text:p text:style-name="_3c_l.n_3e_">Que m’a fait ressentir le malheur de vos armes…</text:p>
        <text:p text:style-name="_3c_speaker_3e_">PORUS. <text:tab/><text:span text:style-name="_3c_pb_3e_">[31]</text:span></text:p>
        <text:p text:style-name="_3c_l.n_3e_">Alexandre t’attend, va donc, je te promets</text:p>
        <text:p text:style-name="_3c_l.n_3e_">Pour ne te plus choquer de ne te voir jamais. </text:p>
        <text:p text:style-name="_3c_l.n_3e_">Perfide qu’attens-tu ? qui peut donc te contraindre ? </text:p>
        <text:p text:style-name="_3c_l.n_3e_">Si tu ne crains que moy, tu n’as plus rien à craindre. </text:p>
        <text:p text:style-name="_3c_l.n_3e_">Va lâche. </text:p>
        <text:p text:style-name="_3c_speaker_3e_">ARGIRE. </text:p>
        <text:p text:style-name="_3c_l.part_3e_"><text:tab/>Justes Dieux ! </text:p>
        <text:p text:style-name="_3c_speaker_3e_">PORUS. </text:p>
        <text:p text:style-name="_3c_l.part_3e_"><text:tab/><text:tab/><text:tab/>Vole apres ton amant. </text:p>
        <text:p text:style-name="_3c_l.n_3e_">Sa passion se plaint de ton retardement. </text:p>
        <text:p text:style-name="_3c_l.n_3e_">Mais ton crime te suit, et ton ame étourdie</text:p>
        <text:p text:style-name="_3c_l.n_3e_">Par les remors affreux de cette perfidie</text:p>
        <text:p text:style-name="_3c_l.n_3e_">T’occupant pleinement arreste ici tes pas. </text:p>
        <text:p text:style-name="_3c_speaker_3e_">ARGIRE. </text:p>
        <text:p text:style-name="_3c_l.n_3e_">Ah ! barbare, ah ! cruel je ne m’estonne pas</text:p>
        <text:p text:style-name="_3c_l.n_3e_">Si ton Ambassadeur pour rompre nostre chaisne</text:p>
        <text:p text:style-name="_3c_l.n_3e_"><text:soft-page-break/>Presente une rançon indigne d’une Reyne. </text:p>
        <text:p text:style-name="_3c_speaker_3e_">PORUS. </text:p>
        <text:p text:style-name="_3c_l.n_3e_">Si l’offre que je fais est au dessous de toy, <text:s/></text:p>
        <text:p text:style-name="_3c_l.n_3e_">Je puis abandonner ce qui n’est plus à moy. </text:p>
        <text:p text:style-name="_3c_speaker_3e_">ARGIRE. <text:tab/><text:span text:style-name="_3c_pb_3e_">[32]</text:span></text:p>
        <text:p text:style-name="_3c_l.n_3e_">Puisque mon innocence a perdu l’avantage</text:p>
        <text:p text:style-name="_3c_l.n_3e_">De se faire cognoistre à celuy qui l’outrage, </text:p>
        <text:p text:style-name="_3c_l.n_3e_">Suivez aveuglement vostre jalouse humeur : </text:p>
        <text:p text:style-name="_3c_l.n_3e_">Argire aime Alexandre, Argire est dans son cœur, </text:p>
        <text:p text:style-name="_3c_l.n_3e_">Je presse vostre hayne, et sers vostre vengeance, </text:p>
        <text:p text:style-name="_3c_l.n_3e_">J’arme vostre fureur contre mon innocence : </text:p>
        <text:p text:style-name="_3c_l.n_3e_">Mais je puis mettre fin à mon sort inhumain ; </text:p>
        <text:p text:style-name="_3c_l.n_3e_">Puisqu’il me reste encor et mon cœur* et ma main</text:p>
        <text:p text:style-name="_3c_l.n_3e_">Pour punir vos soupçons et me rendre justice, </text:p>
        <text:p text:style-name="_3c_l.n_3e_">Je me dois à moy-mesme un si beau sacrifice ; </text:p>
        <text:p text:style-name="_3c_l.n_3e_">Et mon sang soupçonné de cette lascheté </text:p>
        <text:p text:style-name="_3c_l.n_3e_">Brûle de vous monstrer quelle est sa pureté. </text:p>
        <text:p text:style-name="_3c_speaker_3e_">PORUS</text:p>
        <text:p text:style-name="_3c_l.n_3e_">Dieux un reste d’amour entreprend sa defence ? </text:p>
        <text:p text:style-name="_3c_l.n_3e_">Et dans sa trahison cherche son innocence ; </text:p>
        <text:p text:style-name="_3c_l.n_3e_">Ma haine s’affoiblit sous son premier effort : </text:p>
        <text:p text:style-name="_3c_l.n_3e_">Je sens qu’elle chancelle, et qu’il<text:note text:id="ftn221" text:note-class="footnote"><text:note-citation>0</text:note-citation><text:note-body><text:p text:style-name="Footnote"><text:span text:style-name="T31"><text:s/>Le pronom </text:span><text:span text:style-name="T32">il </text:span><text:span text:style-name="T31">renvoie au « reste d’amour » évoqué au vers 505. </text:span></text:p></text:note-body></text:note> se rend plus fort. </text:p>
        <text:p text:style-name="_3c_l.n_3e_">Revenez mes soupçons, voyez voyez qu’Argire</text:p>
        <text:p text:style-name="_3c_l.n_3e_">Sur ma rage lassee establit son Empire*. </text:p>
        <text:p text:style-name="_3c_l.n_3e_">Que ne redonnez-vous à mon cœur abbatu</text:p>
        <text:p text:style-name="_3c_l.n_3e_">Malgré tous ses appas* un reste de vertu ? </text:p>
        <text:p text:style-name="_3c_l.n_3e_"><text:soft-page-break/>Vous rendez-vous si tost à l’éclat de ses charmes, </text:p>
        <text:p text:style-name="_3c_l.n_3e_">Et pour me secourir n’avez-vous que des larmes ? </text:p>
        <text:p text:style-name="_3c_speaker_3e_">ARGIRE<text:tab/><text:span text:style-name="_3c_pb_3e_">[E,33]</text:span></text:p>
        <text:p text:style-name="_3c_l.n_3e_">Ah ! si vous ne voulez me rendre mon honneur, </text:p>
        <text:p text:style-name="_3c_l.n_3e_">Du moins pour m’arracher aux desirs d’un vainqueur, </text:p>
        <text:p text:style-name="_3c_l.n_3e_">Percez ce cœur, chassez cette indigne tendresse. </text:p>
        <text:p text:style-name="_3c_l.n_3e_">Haïssez, haïssez avec moins de foiblesse. </text:p>
        <text:p text:style-name="_3c_l.n_3e_">Argire doit mourir puisque vous le voulez, </text:p>
        <text:p text:style-name="_3c_l.n_3e_">Portez le dernier coup à ses sens desolez<text:note text:id="ftn222" text:note-class="footnote"><text:note-citation>0</text:note-citation><text:note-body><text:p text:style-name="Footnote"><text:span text:style-name="T31"><text:s/></text:span><text:span text:style-name="T32">Désolé </text:span><text:span text:style-name="T31">signifie « Triste, afligé, ruiné, perdu. ». (Richelet). </text:span></text:p></text:note-body></text:note>. </text:p>
        <text:p text:style-name="_3c_l.n_3e_">Mais Alexandre vient. Dieux mon ame abatüe</text:p>
        <text:p text:style-name="_3c_l.n_3e_">Pourra-elle cacher la douleur qui la tüe ? </text:p>
        <text:p text:style-name="_3c_l.n_3e_">Estouffez ces transports*. Ne me regardez pas. </text:p>
        <text:p text:style-name="_3c_l.n_3e_">Cachez-vous. </text:p>
        <text:p text:style-name="_3c_speaker_3e_">PORUS. </text:p>
        <text:p text:style-name="_3c_l.part_3e_"><text:tab/><text:tab/>Moy ! </text:p>
        <text:p text:style-name="_3c_speaker_3e_">ARGIRE. </text:p>
        <text:p text:style-name="_3c_l.part_3e_"><text:tab/><text:tab/><text:tab/>Seigneur il dresse ici ses pas. <text:s/></text:p>
        <text:p text:style-name="P36"><text:s/></text:p>
        <text:p text:style-name="Scene"><text:tab/><text:tab/><text:tab/>SCENE III.<text:tab/><text:tab/><text:span text:style-name="_3c_pb_3e_">[34]</text:span></text:p>
        <text:p text:style-name="_3c_stage_3e_">ALEXANDRE, PORUS, ARGIRE, ARSACIDE, CLAIRANCE, <text:span text:style-name="T53">Troupe des </text:span>Gardes<text:span text:style-name="T53">.</text:span></text:p>
        <text:p text:style-name="_3c_speaker_3e_">ALEXANDRE. </text:p>
        <text:p text:style-name="_3c_l.n_3e_">Qu’on nous laisse ici seuls, gardes qu’on se retire. </text:p>
        <text:p text:style-name="_3c_speaker_3e_">PORUS. </text:p>
        <text:p text:style-name="_3c_l.n_3e_">Arsacide ! </text:p>
        <text:p text:style-name="_3c_speaker_3e_">ARSACIDE. </text:p>
        <text:p text:style-name="_3c_l.part_3e_"><text:soft-page-break/><text:tab/><text:tab/>Seigneur. </text:p>
        <text:p text:style-name="_3c_speaker_3e_">PORUS</text:p>
        <text:p text:style-name="_3c_l.part_3e_"><text:tab/><text:tab/><text:tab/><text:tab/>Quoy luy quitter* Argire ! </text:p>
        <text:p text:style-name="_3c_l.n_3e_">Non, il faut par sa mort l’arracher de ses bras. </text:p>
        <text:p text:style-name="_3c_speaker_3e_">ARSACIDE. </text:p>
        <text:p text:style-name="_3c_l.n_3e_">C’est se perdre, Seigneur, et ne se vanger pas. <text:s/></text:p>
        <text:p text:style-name="Scene"><text:tab/>SCENE IV<text:tab/><text:tab/><text:span text:style-name="_3c_pb_3e_">[35]</text:span></text:p>
        <text:p text:style-name="_3c_stage_3e_">ALEXANDRE, ARGIRE.</text:p>
        <text:p text:style-name="_3c_speaker_3e_">ALEXANDRE. </text:p>
        <text:p text:style-name="_3c_l.n_3e_">Je ne puis vous celer<text:note text:id="ftn223" text:note-class="footnote"><text:note-citation>0</text:note-citation><text:note-body><text:p text:style-name="Footnote"><text:span text:style-name="T31"><text:s/></text:span><text:span text:style-name="T32">Celer </text:span><text:span text:style-name="T31">signifie « Cacher, taire. » (</text:span><text:span text:style-name="T39">Académie</text:span><text:span text:style-name="T31">). </text:span></text:p></text:note-body></text:note> ce que je viens d’apprendre, </text:p>
        <text:p text:style-name="_3c_l.n_3e_">L’offre de vostre époux me fait peine à comprendre<text:note text:id="ftn224" text:note-class="footnote"><text:note-citation>0</text:note-citation><text:note-body><text:p text:style-name="Footnote"><text:span text:style-name="T31"><text:s/>Comprendre : je peine à comprendre l’offre de votre époux. </text:span></text:p></text:note-body></text:note></text:p>
        <text:p text:style-name="_3c_l.n_3e_">M’offrant une rançon, que je n’ose accepter</text:p>
        <text:p text:style-name="_3c_l.n_3e_">Je doute avec raison s’il veut vous racheter. </text:p>
        <text:p text:style-name="_3c_l.n_3e_">Je m’estonne qu’un Roy dont l’amour est extréme, </text:p>
        <text:p text:style-name="_3c_l.n_3e_">Qui perd en vous perdant la moitié de soy-mesme<text:note text:id="ftn225" text:note-class="footnote"><text:note-citation>0</text:note-citation><text:note-body><text:p text:style-name="Footnote"><text:span text:style-name="T31"><text:s/>Comprendre : de lui-même. Les emplois de soi et de lui ne sont pas encore bien distingués au </text:span><text:span text:style-name="T12">xvii</text:span><text:span text:style-name="T25">e</text:span><text:span text:style-name="T31"> siècle. (N. Fournier, §274 et 275, p. 193 et 194). </text:span></text:p></text:note-body></text:note></text:p>
        <text:p text:style-name="_3c_l.n_3e_">Ait pour vous des pensers* jusques-là ravalez, </text:p>
        <text:p text:style-name="_3c_l.n_3e_">Et qu’il offre si peu pour ce que vous valez. </text:p>
        <text:p text:style-name="_3c_speaker_3e_">ARGIRE. </text:p>
        <text:p text:style-name="_3c_l.n_3e_">Seigneur, pour m’affranchir s’il t’offroit davantage ; <text:s/></text:p>
        <text:p text:style-name="_3c_l.n_3e_">Ta générosité recevroit quelque outrage : </text:p>
        <text:p text:style-name="_3c_l.n_3e_">D’elle seule aujourd’huy j’attens ma liberté, </text:p>
        <text:p text:style-name="_3c_l.n_3e_">Tu vois qu’elle s’oppose à ma captivité. </text:p>
        <text:p text:style-name="_3c_l.n_3e_"><text:soft-page-break/>Ne luy<text:note text:id="ftn226" text:note-class="footnote"><text:note-citation>0</text:note-citation><text:note-body><text:p text:style-name="Footnote"><text:span text:style-name="T31"><text:s/>Le pronom </text:span><text:span text:style-name="T32">luy </text:span><text:span text:style-name="T31">désigne la générosité d’Alexandre. </text:span></text:p></text:note-body></text:note> dérobe pas une illustre matiere<text:note text:id="ftn227" text:note-class="footnote"><text:note-citation>0</text:note-citation><text:note-body><text:p text:style-name="Footnote"><text:span text:style-name="T31"><text:s/></text:span><text:span text:style-name="T32">Matière</text:span><text:span text:style-name="T31"> « se dit figurément en Morale, des sujets d'écrire ou de discourir, ou de faire quelque autre action. » (Furetière). </text:span></text:p></text:note-body></text:note>, </text:p>
        <text:p text:style-name="_3c_l.n_3e_">Qu’elle doit pleinement exercer la premiere. </text:p>
        <text:p text:style-name="_3c_speaker_3e_">ALEXANDRE. <text:tab/><text:span text:style-name="_3c_pb_3e_">[36]</text:span></text:p>
        <text:p text:style-name="_3c_l.n_3e_">Un qui vous coignoistroit bien moins que je ne fais</text:p>
        <text:p text:style-name="_3c_l.n_3e_">Sur l’offre qu’il me fait ne vous rendroit jamais, </text:p>
        <text:p text:style-name="_3c_l.n_3e_">Si j’estois comme luy pour vous tirer des chaisnes</text:p>
        <text:p text:style-name="_3c_l.n_3e_">J’offrirois et mon thrône et le sang de mes veines ; </text:p>
        <text:p text:style-name="_3c_l.n_3e_">Et mon cœur méprisant le sceptre et le danger</text:p>
        <text:p text:style-name="_3c_l.n_3e_">A quel prix que ce fust vous iroit dégager. </text:p>
        <text:p text:style-name="_3c_l.n_3e_">Mais pourroit-il tomber dans ce désordre extréme. </text:p>
        <text:p text:style-name="_3c_l.n_3e_">Vostre vertu vous rend seule égale à vous-mesme ; </text:p>
        <text:p text:style-name="_3c_l.n_3e_">Et je ne puis souffrir de semblable revers</text:p>
        <text:p text:style-name="_3c_l.n_3e_">Puisqu’il n’est qu’une Argire en tout cet Univers. </text:p>
        <text:p text:style-name="_3c_speaker_3e_">ARGIRE. </text:p>
        <text:p text:style-name="_3c_l.n_3e_">Argire vaut si peu, que je croy qu’Alexandre</text:p>
        <text:p text:style-name="_3c_l.n_3e_">Ne feroit qu’à regret ce que je viens d’entendre. </text:p>
        <text:p text:style-name="_3c_l.n_3e_">Porus fait ce qu’il doit ; et j’estime qu’aussi</text:p>
        <text:p text:style-name="_3c_l.n_3e_">Si vous la cognoissiez vous agiriez ainsi. </text:p>
        <text:p text:style-name="_3c_speaker_3e_">ALEXANDRE. </text:p>
        <text:p text:style-name="_3c_l.n_3e_">Je cognois mieux que luy le merite d’Argire, </text:p>
        <text:p text:style-name="_3c_l.n_3e_">Et pour vous confirmer ce que je viens de dire</text:p>
        <text:p text:style-name="_3c_l.n_3e_">Je vous laisse à vous-mesme, il ne tiendra qu’à vous</text:p>
        <text:p text:style-name="_3c_l.n_3e_">De me faire accepter l’offre de vostre époux. </text:p>
        <text:p text:style-name="Scene"><text:soft-page-break/><text:tab/>SCENE V.<text:tab/><text:tab/><text:span text:style-name="_3c_pb_3e_">[37]</text:span></text:p>
        <text:p text:style-name="_3c_stage_3e_">CLAIRANCE, ARGIRE.</text:p>
        <text:p text:style-name="_3c_speaker_3e_">CLAIRANCE. </text:p>
        <text:p text:style-name="_3c_l.n_3e_">O ! Dieux fut-il jamais ame plus genereuse* ! </text:p>
        <text:p text:style-name="_3c_speaker_3e_">ARGIRE. </text:p>
        <text:p text:style-name="_3c_l.n_3e_">O Dieux fut-il jamais Reyne plus malheureuse ! </text:p>
        <text:p text:style-name="_3c_speaker_3e_">CLAIRANCE. </text:p>
        <text:p text:style-name="_3c_l.n_3e_">Sa generosité* va finir vos ennuis*. </text:p>
        <text:p text:style-name="_3c_speaker_3e_">ARGIRE. </text:p>
        <text:p text:style-name="_3c_l.n_3e_">Ah ! que tu juges mal de l’état où je suis ! </text:p>
        <text:p text:style-name="_3c_l.n_3e_">Que l’offre qu’il me fait est peu digne d’envie ! </text:p>
        <text:p text:style-name="_3c_l.n_3e_">Si d’un plus grand malheur cette grace est suivie ; </text:p>
        <text:p text:style-name="_3c_l.n_3e_">Et s’il faut que ce cœur en cette extremité*</text:p>
        <text:p text:style-name="_3c_l.n_3e_">De mesme que ses fers craigne la liberté. </text:p>
        <text:p text:style-name="_3c_l.n_3e_">Voy quel est de mon sort le bizarre caprice : </text:p>
        <text:p text:style-name="_3c_l.n_3e_">Le comble de mes vœux fait mon plus grand suplice. </text:p>
        <text:p text:style-name="_3c_l.n_3e_">Je trouve un ennemy si je cherche un époux. </text:p>
        <text:p text:style-name="_3c_l.n_3e_">Si je fuis mon vainqueur ; c’est pour suivre un jaloux. </text:p>
        <text:p text:style-name="_3c_l.n_3e_">Profitons toutefois des faveurs d’Alexandre ;<text:tab/><text:span text:style-name="_3c_pb_3e_">[38]</text:span></text:p>
        <text:p text:style-name="_3c_l.n_3e_">Allons, allons presser ce que j’en ose attendre. </text:p>
        <text:p text:style-name="_3c_l.n_3e_">Pour perir promptement abandonnons ces lieux ; </text:p>
        <text:p text:style-name="_3c_l.n_3e_">Exposons-nous entiers aux traits* d’un furieux ; </text:p>
        <text:p text:style-name="_3c_l.n_3e_">Et sans examiner le couroux qui l’anime,</text:p>
        <text:p text:style-name="_3c_l.n_3e_">Allons à ses soupçons offrir cette victime. </text:p>
        <text:p text:style-name="_3c_label_3e_">Fin du second Acte.</text:p>
        <text:p text:style-name="P36"/>
        <text:p text:style-name="P3"><text:tab/>ACTE III.<text:tab/><text:span text:style-name="_3c_pb_3e_">[39]</text:span></text:p>
        <text:p text:style-name="Scene">SCENE PREMIERE.</text:p>
        <text:p text:style-name="_3c_stage_3e_">PORUS, ARSACIDE.</text:p>
        <text:p text:style-name="_3c_speaker_3e_">PORUS. </text:p>
        <text:p text:style-name="_3c_l.n_3e_">He bien cher Arsacide, en doy-je plus douter ? </text:p>
        <text:p text:style-name="_3c_l.n_3e_">Diras-tu desormais que j’ay tort d’éclater<text:note text:id="ftn228" text:note-class="footnote"><text:note-citation>0</text:note-citation><text:note-body><text:p text:style-name="Footnote"><text:span text:style-name="T31"><text:s/></text:span><text:span text:style-name="T32">Éclater :</text:span><text:span text:style-name="T31"> « On dit, qu’</text:span><text:span text:style-name="T33">Une personne esclatte,</text:span><text:span text:style-name="T31"> pour dire, qu'Elle fait paroistre son ressentiment. » (Académie).</text:span></text:p></text:note-body></text:note>  </text:p>
        <text:p text:style-name="_3c_l.n_3e_">Et que je dois bannir l’injuste deffiance, </text:p>
        <text:p text:style-name="_3c_l.n_3e_">Dont la vertu d’Argire et mon amour s’offense ?</text:p>
        <text:p text:style-name="_3c_l.n_3e_">Elle le suit l’ingrate, et je suis dans ces lieux</text:p>
        <text:p text:style-name="_3c_l.n_3e_">Un objet importun à son cœur, à ses yeux. </text:p>
        <text:p text:style-name="_3c_l.n_3e_">Mais lâche que je suis ! Alexandre a peu dire</text:p>
        <text:p text:style-name="_3c_l.n_3e_">Qu’on nous laisse ici seuls ; soldats qu’on se retire ; </text:p>
        <text:p text:style-name="_3c_l.n_3e_">Et loin de l’immoler à mon ressentiment </text:p>
        <text:p text:style-name="_3c_l.n_3e_">J’obeïs en esclave à son commandement. </text:p>
        <text:p text:style-name="_3c_l.n_3e_">Quoy dans le temps qu’il faut signaler* ma vengeance, </text:p>
        <text:p text:style-name="_3c_l.n_3e_">J’escoute des discours si remplis d’insolence ? </text:p>
        <text:p text:style-name="_3c_l.n_3e_">Qui s’oppose à sa perte et qui retient mon bras*<text:note text:id="ftn229" text:note-class="footnote"><text:note-citation>0</text:note-citation><text:note-body><text:p text:style-name="Footnote"><text:span text:style-name="T31"> Le pronom </text:span><text:span text:style-name="T33">qui </text:span><text:span text:style-name="T31">équivaut parfois au français moderne « que » : « La langue classique se caractéruse par l’indétermination du trait /± humain pour le pronom </text:span><text:span text:style-name="T33">qui</text:span><text:span text:style-name="T31"> » (N. Fournier §297, p. 206)</text:span><text:span text:style-name="T36"> <text:s text:c="2"/></text:span></text:p></text:note-body></text:note> ? </text:p>
        <text:p text:style-name="_3c_l.n_3e_">Puis-je vivre, le voir, et ne me vanger pas ? </text:p>
        <text:p text:style-name="_3c_l.n_3e_">Quoy Porus, quoy ce Roy qui sceut se faire craindre<text:tab/><text:span text:style-name="_3c_pb_3e_">[40]</text:span></text:p>
        <text:p text:style-name="_3c_l.n_3e_">Cherche et voit son rival*, et s’amuse* à se plaindre ! </text:p>
        <text:p text:style-name="_3c_l.n_3e_">Et sans me souvenir ny de luy, ny de moy, </text:p>
        <text:p text:style-name="_3c_l.n_3e_"><text:soft-page-break/>J’obeis<text:note text:id="ftn230" text:note-class="footnote"><text:note-citation>0</text:note-citation><text:note-body><text:p text:style-name="Footnote"><text:span text:style-name="T31"><text:s/>Diérèse : on lit « ob-e-is », le mot compte pour trois syllabes. On retrouve le même phénomène aux vers 634, 636, 847. </text:span></text:p></text:note-body></text:note> en esclave et je reçois sa loy. </text:p>
        <text:p text:style-name="_3c_l.n_3e_">Que suis-je devenu ! je me cherche moy-mesme ; </text:p>
        <text:p text:style-name="_3c_l.n_3e_">Et ne me trouve plus dans ce desordre extreme. </text:p>
        <text:p text:style-name="_3c_l.n_3e_">Vous ay-je donc quittez* trône, sceptre, grandeur, </text:p>
        <text:p text:style-name="_3c_l.n_3e_">Pour servir mon rival* et mon Ambassadeur ? </text:p>
        <text:p text:style-name="_3c_l.n_3e_">Mais gardez-vous encor de monstrer ma naissance : </text:p>
        <text:p text:style-name="_3c_l.n_3e_">Vous quittant* je vous sers autant que ma vengeance. </text:p>
        <text:p text:style-name="_3c_l.n_3e_">Trône ! pour t’affermir un rival* massacré</text:p>
        <text:p text:style-name="_3c_l.n_3e_">Doit estre ma victime et ton premier degré* ; </text:p>
        <text:p text:style-name="_3c_l.n_3e_">Enfin sceptre, grandeur, je ne puis vous reprendre</text:p>
        <text:p text:style-name="_3c_l.n_3e_">Que je ne sois vengé d’Argire et d’Alexandre. </text:p>
        <text:p text:style-name="_3c_l.n_3e_">C’est à toy<text:note text:id="ftn231" text:note-class="footnote"><text:note-citation>0</text:note-citation><text:note-body><text:p text:style-name="Footnote"><text:span text:style-name="T31"><text:s/>Porus semble s’adresser ici à Arsacide, comme le montre la fin de la tirade. <text:s text:c="3"/></text:span></text:p></text:note-body></text:note> seulement que ce cœur mal traicté </text:p>
        <text:p text:style-name="_3c_l.n_3e_">Demande du secours en cette extremité* ; </text:p>
        <text:p text:style-name="_3c_l.n_3e_">C’est par toy, c’est par toy que cette ame outragee</text:p>
        <text:p text:style-name="_3c_l.n_3e_">Doit estre pleinement satisfaite et vengee. </text:p>
        <text:p text:style-name="_3c_l.n_3e_">Arsacide fais voir que pour me secourir</text:p>
        <text:p text:style-name="_3c_l.n_3e_">Tu sçais…</text:p>
        <text:p text:style-name="_3c_speaker_3e_">ARSACIDE. </text:p>
        <text:p text:style-name="P4">Ouy je sçauray vous vanger ou mourir. </text:p>
        <text:p text:style-name="_3c_l.n_3e_">Mais pensez-vous qu’Argire… </text:p>
        <text:p text:style-name="_3c_speaker_3e_">PORUS.</text:p>
        <text:p text:style-name="_3c_l.part_3e_"><text:tab/><text:tab/><text:tab/><text:tab/><text:tab/>Oses-tu la defendre ? </text:p>
        <text:p text:style-name="_3c_speaker_3e_">ARSACIDE.<text:tab/><text:span text:style-name="_3c_pb_3e_">[F, 41]</text:span></text:p>
        <text:p text:style-name="_3c_l.n_3e_">Separez sa vertu du crime d’Alexandre ; </text:p>
        <text:p text:style-name="_3c_l.n_3e_"><text:soft-page-break/>Et perdant ce rival* Seigneur ne soüillez pas</text:p>
        <text:p text:style-name="_3c_l.n_3e_">Par des soupçons si noirs de si divins appas* ; </text:p>
        <text:p text:style-name="_3c_l.n_3e_">Ecoutez la raison autant que vostre hayne. </text:p>
        <text:p text:style-name="_3c_l.n_3e_">Encor que Perdiccas soit aimé d’Oraxene, </text:p>
        <text:p text:style-name="_3c_l.n_3e_">Et qu’un méme destin pour accroître nos maux</text:p>
        <text:p text:style-name="_3c_l.n_3e_">De ces deux ennemis ait fait nos deux rivaux* ; </text:p>
        <text:p text:style-name="_3c_l.n_3e_">Aussi pressé que vous du mal qui nous possede, </text:p>
        <text:p text:style-name="_3c_l.n_3e_">Malgré mon desespoir, j’en pese le remede ; </text:p>
        <text:p text:style-name="_3c_l.n_3e_">Et celui-ci, Seigneur, est si peu de saison ; </text:p>
        <text:p text:style-name="_3c_l.n_3e_">Qu’il avance la mort, et non la guerison. </text:p>
        <text:p text:style-name="_3c_l.n_3e_">Allons…</text:p>
        <text:p text:style-name="_3c_speaker_3e_">PORUS.</text:p>
        <text:p text:style-name="_3c_l.part_3e_"><text:tab/><text:tab/>Et bien* sans perdre un moment davantage, </text:p>
        <text:p text:style-name="_3c_l.n_3e_">Retourne dans le camp et laisse agir ma rage : </text:p>
        <text:p text:style-name="_3c_l.n_3e_">Tiens nos soldats tous prests à combattre demain ; </text:p>
        <text:p text:style-name="_3c_l.n_3e_">Les traictez sont rompus ; cependant de ma main</text:p>
        <text:p text:style-name="_3c_l.n_3e_">Par ma juste douleur puissament animee</text:p>
        <text:p text:style-name="_3c_l.n_3e_">Je cours perdre Alexandre au cœur de son armee.</text:p>
        <text:p text:style-name="_3c_speaker_3e_">ARSACIDE. </text:p>
        <text:p text:style-name="_3c_l.n_3e_">C’est à moi qu’appartient ce dangereux employ</text:p>
        <text:p text:style-name="_3c_l.n_3e_">Vous…</text:p>
        <text:p text:style-name="_3c_speaker_3e_">PORUS. <text:tab/><text:span text:style-name="_3c_pb_3e_">[42]</text:span></text:p>
        <text:p text:style-name="_3c_l.part_3e_"><text:tab/><text:tab/>Va parts Arsacide ; obeïs à ton Roy. </text:p>
        <text:p text:style-name="_3c_speaker_3e_">ARSACIDE. </text:p>
        <text:p text:style-name="_3c_l.n_3e_">Quoy vous abandonner ; et trahir ma querelle ! </text:p>
        <text:p text:style-name="_3c_l.n_3e_">Non, non, l’obeissance est ici criminelle ; </text:p>
        <text:p text:style-name="_3c_l.n_3e_">Double interest m’engage à courir ce danger : </text:p>
        <text:p text:style-name="_3c_l.n_3e_"><text:soft-page-break/>J’ay mon Prince à servir ; mon amour à vanger ; </text:p>
        <text:p text:style-name="_3c_l.n_3e_">Ces devoirs opposez à mon obeissance </text:p>
        <text:p text:style-name="_3c_l.n_3e_">De leur costé sans sans peine emportent la balance. </text:p>
        <text:p text:style-name="_3c_l.n_3e_">Et m’instruisant par eux de vos commandemens</text:p>
        <text:p text:style-name="_3c_l.n_3e_">Je sens qu’ils sont d’accord avec mes sentimens. </text:p>
        <text:p text:style-name="_3c_l.n_3e_">Vous plutost en qui seul tout nostre espoir se fonde ; </text:p>
        <text:p text:style-name="_3c_l.n_3e_">Dont le salut importe à la moitié du monde, </text:p>
        <text:p text:style-name="_3c_l.n_3e_">Qui de l’autre moitié redoutant le malheur</text:p>
        <text:p text:style-name="_3c_l.n_3e_">Oppose à son tyran vostre seule valeur* ; </text:p>
        <text:p text:style-name="_3c_l.n_3e_">Menagez pour son bien une teste si chere ; </text:p>
        <text:p text:style-name="_3c_l.n_3e_">Je suffis au dessein que l’amour nous suggere. </text:p>
        <text:p text:style-name="_3c_l.n_3e_">Et vous, en qui l’Indie<text:note text:id="ftn232" text:note-class="footnote"><text:note-citation>0</text:note-citation><text:note-body><text:p text:style-name="Footnote"><text:span text:style-name="T31"><text:s/></text:span><text:span text:style-name="T32">Indie </text:span><text:span text:style-name="T31">est une graphie différente pour désigner l’Inde. <text:s/></text:span></text:p></text:note-body></text:note> a mis tout son espoir : </text:p>
        <text:p text:style-name="_3c_l.n_3e_">Reservez-vous, Seigneur, à ce premier devoir. </text:p>
        <text:p text:style-name="_3c_l.n_3e_">Retournez dans le camp, et par vostre presence</text:p>
        <text:p text:style-name="_3c_l.n_3e_">Rendez à vos soldats leur premiere asseurance ; </text:p>
        <text:p text:style-name="_3c_l.n_3e_">Demain, si le demon* qui veille en sa faveur, </text:p>
        <text:p text:style-name="_3c_l.n_3e_">Sauve vostre ennemi des traits* de ma fureur ; </text:p>
        <text:p text:style-name="_3c_l.n_3e_">Vous pourrez pour finir cette sanglante guerre, </text:p>
        <text:p text:style-name="_3c_l.n_3e_">Disputer contre luy l’empire* de la terre ; </text:p>
        <text:p text:style-name="_3c_l.n_3e_">Le deffier en Roy, le vaincre aux yeux de tous.<text:tab/><text:span text:style-name="_3c_pb_3e_">[43]</text:span></text:p>
        <text:p text:style-name="_3c_l.n_3e_">Mais tout autre dessein est indigne de vous. </text:p>
        <text:p text:style-name="_3c_speaker_3e_">PORUS. </text:p>
        <text:p text:style-name="_3c_l.n_3e_">Helas ! quand tes discours eschauffent mon courage</text:p>
        <text:p text:style-name="_3c_l.n_3e_">Que je hay les desseins que m’inspire ma rage !</text:p>
        <text:p text:style-name="_3c_l.n_3e_">Mais aussi quand je voy l’excez de mon malheur,</text:p>
        <text:p text:style-name="_3c_l.n_3e_">Que tes discours sont froids auprez de ma fureur : </text:p>
        <text:p text:style-name="_3c_l.n_3e_"><text:soft-page-break/>Autrefois du seul bruit de ses grandes merveilles ; </text:p>
        <text:p text:style-name="_3c_l.n_3e_">Quand le nom d’Alexandre eut frappé mes oreilles</text:p>
        <text:p text:style-name="_3c_l.n_3e_">Avec le méme effect je sentis dans mon cœur</text:p>
        <text:p text:style-name="_3c_l.n_3e_">Allumer le desir d’attaquer ce vainqueur. </text:p>
        <text:p text:style-name="_3c_l.n_3e_">Quand j’appris qu’il venoit fondre sur cette terre, </text:p>
        <text:p text:style-name="_3c_l.n_3e_">Mon ame avecque joye embrassa cette guerre, </text:p>
        <text:p text:style-name="_3c_l.n_3e_">Et me voir prevenu* par ce fameux vainqueur<text:note text:id="ftn233" text:note-class="footnote"><text:note-citation>0</text:note-citation><text:note-body><text:p text:style-name="Footnote"><text:span text:style-name="T31"> Alexandre a prévenu Porus en ravissant sa femme Argire et en devenant ainsi son rival, selon lui. </text:span></text:p></text:note-body></text:note></text:p>
        <text:p text:style-name="_3c_l.n_3e_">Est le seul déplaisir* qui troubla ce bonheur…</text:p>
        <text:p text:style-name="_3c_l.n_3e_">Mais depuis quand le Ciel ennemi de ma gloire</text:p>
        <text:p text:style-name="_3c_l.n_3e_">Dés le premier combat lui livra la victoire ; </text:p>
        <text:p text:style-name="_3c_l.n_3e_">Au malheureux moment qu’il<text:note text:id="ftn234" text:note-class="footnote"><text:note-citation>0</text:note-citation><text:note-body><text:p text:style-name="Footnote"><text:span text:style-name="T31"><text:s/>Le relatif « que » équivaut ici au « où », relatif temporel employé aujourd’hui. </text:span></text:p></text:note-body></text:note> mit dans sa prison</text:p>
        <text:p text:style-name="_3c_l.n_3e_">Ma femme et mes enfans ; je perdis la raison. </text:p>
        <text:p text:style-name="_3c_l.n_3e_">Comme d’un gouffre affreux de ce malheur extrême</text:p>
        <text:p text:style-name="_3c_l.n_3e_">S’éleverent des maux pires que ce mal méme ;</text:p>
        <text:p text:style-name="_3c_l.n_3e_">Je resté sans vertu*, sans cœur*, sans jugement ; </text:p>
        <text:p text:style-name="_3c_l.n_3e_">Et tu vois un effet de ce déreglement*. <text:s/></text:p>
        <text:p text:style-name="_3c_l.n_3e_">Mon dessein quel qu’il soit ne doit plus le surprendre ; </text:p>
        <text:p text:style-name="_3c_l.n_3e_">Je cherche mon rival* ; et non pas Alexandre ; <text:s/></text:p>
        <text:p text:style-name="_3c_l.n_3e_">Et je cherche en rival*, en amant, en jaloux,</text:p>
        <text:p text:style-name="_3c_l.n_3e_">Un tiran qui ravit sa femme à son espoux. </text:p>
        <text:p text:style-name="_3c_l.n_3e_">Le delay d’un moment redouble mon offence ;<text:tab/><text:span text:style-name="_3c_pb_3e_">[44]</text:span></text:p>
        <text:p text:style-name="_3c_l.n_3e_">Et tu veux d’une nuict reculer ma vengeance. </text:p>
        <text:p text:style-name="_3c_l.n_3e_">Ce conseil me nuiroit, plus que mon desespoir : </text:p>
        <text:p text:style-name="_3c_l.n_3e_">Aussi pour arracher Argire à son pouvoir</text:p>
        <text:p text:style-name="_3c_l.n_3e_"><text:soft-page-break/>Sans en plus consulter que ma fureur extréme, </text:p>
        <text:p text:style-name="_3c_l.n_3e_">Je cours perdre Alexandre, et l’ingrate, et moy-méme.</text:p>
        <text:p text:style-name="_3c_l.n_3e_">Enfin pour amoindrir l’excez de mon malheur</text:p>
        <text:p text:style-name="_3c_l.n_3e_">Je veux tout accorder à ma forte douleur. </text:p>
        <text:p text:style-name="Scene">SCENE II.</text:p>
        <text:p text:style-name="_3c_stage_3e_">ARGIRE, PORUS, ARSACIDE, ORAXENE.</text:p>
        <text:p text:style-name="_3c_speaker_3e_">ARGIRE. </text:p>
        <text:p text:style-name="_3c_l.n_3e_">Ne luy refuse rien, fais ce qu’elle t’inspire<text:note text:id="ftn235" text:note-class="footnote"><text:note-citation>0</text:note-citation><text:note-body><text:p text:style-name="Footnote"><text:span text:style-name="T31"><text:s/>Les pronoms </text:span><text:span text:style-name="T32">luy</text:span><text:span text:style-name="T31"> et </text:span><text:span text:style-name="T32">elle </text:span><text:span text:style-name="T31">renvoient ici à la « forte douleur » évoquée par Porus au vers 688. </text:span></text:p></text:note-body></text:note> ; </text:p>
        <text:p text:style-name="_3c_l.n_3e_">La cruelle qu’elle est a soif du sang d’Argire ; </text:p>
        <text:p text:style-name="_3c_l.n_3e_">Je viens pour te l’offrir, Seigneur, que tardes-tu </text:p>
        <text:p text:style-name="_3c_l.n_3e_">Desja de cette main je l’aurois répandu ; </text:p>
        <text:p text:style-name="_3c_l.n_3e_">Si ne te pouvant pas monstrer mon innocence, </text:p>
        <text:p text:style-name="_3c_l.n_3e_">Je ne t’avois voulu reserver ta vengeance. </text:p>
        <text:p text:style-name="_3c_speaker_3e_">PORUS. </text:p>
        <text:p text:style-name="_3c_l.n_3e_">Va mon honneur la veut devoir à mes efforts ; </text:p>
        <text:p text:style-name="_3c_l.n_3e_">Et non pas à l’effect de tes lâches remords ; </text:p>
        <text:p text:style-name="_3c_l.n_3e_">Si tu veux m’obliger, songe à te mieux defendre</text:p>
        <text:p text:style-name="_3c_l.n_3e_">Appelle à ton secours la valeur* d’Alexandre, </text:p>
        <text:p text:style-name="_3c_l.n_3e_">Je la veux égorger à ses yeux dans ses bras ; <text:tab/><text:span text:style-name="_3c_pb_3e_">[45]</text:span></text:p>
        <text:p text:style-name="_3c_l.n_3e_">Et sa mort autrement ne me vangeroit pas. </text:p>
        <text:p text:style-name="_3c_speaker_3e_">ARGIRE. </text:p>
        <text:p text:style-name="_3c_l.n_3e_">Ah ! Porus est-ce ainsi que ton amour m’offence ? </text:p>
        <text:p text:style-name="_3c_l.n_3e_">Vangez Dieux immortels, vangez mon innocence : </text:p>
        <text:p text:style-name="_3c_l.n_3e_">Mais où m’emporte ici mon premier mouvement* ? </text:p>
        <text:p text:style-name="_3c_l.n_3e_">Dieux ne la vengez pas sauvez-la seulement. </text:p>
        <text:p text:style-name="_3c_l.n_3e_">Mon ame au desespoir vous demandoit un crime : </text:p>
        <text:p text:style-name="_3c_l.n_3e_"><text:soft-page-break/>C’est mon Roy qui l’offence et mon Roy qui l’opprime ; </text:p>
        <text:p text:style-name="_3c_l.n_3e_">Conservez-la<text:span text:style-name="T96"><text:note text:id="ftn236" text:note-class="footnote"><text:note-citation>0</text:note-citation><text:note-body><text:p text:style-name="Footnote"><text:span text:style-name="T31"><text:s/>Le pronom complément </text:span><text:span text:style-name="T32">la </text:span><text:span text:style-name="T31">renvoie à l’âme d’Argire mentionnée au vers 705. </text:span></text:p></text:note-body></text:note></text:span> grands Dieux, et soyez son appuy ; </text:p>
        <text:p text:style-name="_3c_l.n_3e_">Ce seroit m’accabler, que la vanger sur luy.<text:span text:style-name="T96"><text:note text:id="ftn237" text:note-class="footnote"><text:note-citation>0</text:note-citation><text:note-body><text:p text:style-name="Footnote"><text:span text:style-name="T35"><text:s/></text:span><text:span text:style-name="T31">Comprendre : ce serait m’accabler, que de venger mon innocence sur lui. Argire est certes offensée par Porus en raison des soupçons d’infidélité qu’il fait peser sur elle, mais elle éprouve encore de l’amour pour lui, comme le montre le vers 715 : « Je t’aimeray tousjours dans l’un ou l’autre sort. ». </text:span></text:p></text:note-body></text:note></text:span> </text:p>
        <text:p text:style-name="_3c_l.n_3e_">Que t’ay-je fait cruel, pour estre ainsi traitee ? </text:p>
        <text:p text:style-name="_3c_speaker_3e_">PORUS. </text:p>
        <text:p text:style-name="_3c_l.n_3e_">De quels divers transports* mon ame est agitee ! </text:p>
        <text:p text:style-name="_3c_l.n_3e_">Fuyons.</text:p>
        <text:p text:style-name="_3c_speaker_3e_">ARGIRE. </text:p>
        <text:p text:style-name="_3c_l.part_3e_"><text:tab/>N’espere pas d’échapper à mes pleurs ; </text:p>
        <text:p text:style-name="_3c_l.n_3e_">Il faut ici finir ma vie, ou mes malheurs ; </text:p>
        <text:p text:style-name="_3c_l.n_3e_">J’y veux vivre innocente ou mourir en coupable, </text:p>
        <text:p text:style-name="_3c_l.n_3e_">Ta haine ou ton amour me sera favorable, </text:p>
        <text:p text:style-name="_3c_l.n_3e_">Je t’aimeray tousjours dans l’un ou l’autre sort. </text:p>
        <text:p text:style-name="_3c_l.n_3e_">Detrompé d’un faux crime, ou vangé par ma mort. </text:p>
        <text:p text:style-name="_3c_speaker_3e_">PORUS. </text:p>
        <text:p text:style-name="_3c_l.n_3e_">Dieux pourquoy falloit-il qu’elle fut infidelle ! </text:p>
        <text:p text:style-name="_3c_speaker_3e_">ARGIRE. <text:tab/><text:span text:style-name="_3c_pb_3e_">[46]</text:span></text:p>
        <text:p text:style-name="_3c_l.n_3e_">Ne puis-je…</text:p>
        <text:p text:style-name="_3c_speaker_3e_">PORUS. </text:p>
        <text:p text:style-name="_3c_l.part_3e_"><text:tab/><text:tab/>Ne crains rien trop chere criminelle : </text:p>
        <text:p text:style-name="_3c_l.n_3e_">Malgré ta trahison je t’ayme, et ma douleur </text:p>
        <text:p text:style-name="_3c_l.n_3e_">Sent bien que t’outrager c’est croistre mon malheur. </text:p>
        <text:p text:style-name="_3c_l.n_3e_"><text:soft-page-break/>Vis, et souffre* qu’ailleurs je porte ma vengeance. </text:p>
        <text:p text:style-name="_3c_speaker_3e_">ARGIRE. </text:p>
        <text:p text:style-name="_3c_l.n_3e_">Ah ! plus que tes rigueurs je hay cette indulgence. </text:p>
        <text:p text:style-name="_3c_l.n_3e_">Rends-moy mon innocence, ou me prive<text:span text:style-name="T96"><text:note text:id="ftn238" text:note-class="footnote"><text:note-citation>0</text:note-citation><text:note-body><text:p text:style-name="Footnote"><text:span text:style-name="T31"><text:s/>Se reporter à la note du vers 162. </text:span></text:p></text:note-body></text:note></text:span> du jour*. </text:p>
        <text:p text:style-name="_3c_l.n_3e_">Mais tu fuis ; est-ce ainsi qu’on traite mon amour ? </text:p>
        <text:p text:style-name="_3c_l.n_3e_">Je te suivray par tout*. <text:s/></text:p>
        <text:p text:style-name="_3c_speaker_3e_">ARSACIDE. </text:p>
        <text:p text:style-name="_3c_l.part_3e_"><text:tab/><text:tab/><text:tab/>Qu’allez-vous entreprendre ? </text:p>
        <text:p text:style-name="_3c_l.n_3e_">Voulez-vous le livrer au pouvoir d’Alexandre ? </text:p>
        <text:p text:style-name="_3c_l.n_3e_">Vous l’allez découvrir. </text:p>
        <text:p text:style-name="_3c_speaker_3e_">ORAXENE. </text:p>
        <text:p text:style-name="_3c_l.part_3e_"><text:tab/><text:tab/><text:tab/>Madame où courez-vous ? </text:p>
        <text:p text:style-name="_3c_speaker_3e_">ARGIRE. </text:p>
        <text:p text:style-name="_3c_l.n_3e_">Quel obstacle nouveau m’arrache à mon époux ? </text:p>
        <text:p text:style-name="_3c_l.n_3e_">Que dois-je devenir Arsacide, Oraxene,</text:p>
        <text:p text:style-name="_3c_l.n_3e_">Je vous entens, la mort doit terminer ma peine. </text:p>
        <text:p text:style-name="Scene"><text:tab/><text:span text:style-name="T43">SCENE III.<text:tab/></text:span><text:span text:style-name="_3c_pb_3e_"><text:span text:style-name="T43">[47]</text:span></text:span></text:p>
        <text:p text:style-name="_3c_stage_3e_"><text:span text:style-name="T43">ORAXENE, ARSACIDE.</text:span></text:p>
        <text:p text:style-name="_3c_speaker_3e_"><text:span text:style-name="T43">ORAXENE. </text:span></text:p>
        <text:p text:style-name="_3c_l.n_3e_">Quoy Prince, dans nos fers loin de nous soulager</text:p>
        <text:p text:style-name="_3c_l.n_3e_">Le Roy n’est-il venu que pour nous outrager ? </text:p>
        <text:p text:style-name="_3c_l.n_3e_">Est-ce là ce secours, cet effort salutaire </text:p>
        <text:p text:style-name="_3c_l.n_3e_">Que nos maux attendoient d’un époux et d’un pere ? </text:p>
        <text:p text:style-name="_3c_l.n_3e_">Vous, qui vistes former, et croistre son erreur, </text:p>
        <text:p text:style-name="_3c_l.n_3e_">Prince vous nous devez compte de sa fureur. </text:p>
        <text:p text:style-name="_3c_l.n_3e_">Loin de vous opposer…</text:p>
        <text:p text:style-name="_3c_speaker_3e_"><text:soft-page-break/>ARSACIDE. </text:p>
        <text:p text:style-name="_3c_l.part_3e_"><text:tab/><text:tab/><text:tab/><text:tab/>Helas ! ma resistance</text:p>
        <text:p text:style-name="_3c_l.n_3e_">Loin de la ralentir a creu sa violence ; </text:p>
        <text:p text:style-name="_3c_l.n_3e_">Et malgré mes efforts sur l’esprit de ce Roy</text:p>
        <text:p text:style-name="_3c_l.n_3e_">Attale le flattant a plus gagné que moy. </text:p>
        <text:p text:style-name="_3c_speaker_3e_">ORAXENE. </text:p>
        <text:p text:style-name="_3c_l.n_3e_">Ah ! le lâche ! </text:p>
        <text:p text:style-name="_3c_speaker_3e_">ARSACIDE. <text:tab/><text:span text:style-name="_3c_pb_3e_">[48]</text:span></text:p>
        <text:p text:style-name="_3c_l.part_3e_"><text:tab/><text:tab/>Un billet qu’on trouva dans sa tente</text:p>
        <text:p text:style-name="_3c_l.n_3e_">Donna le premier bransle à son ame flotante</text:p>
        <text:p text:style-name="_3c_l.n_3e_">Preste à tout presumer de l’heur* de son rival* ; </text:p>
        <text:p text:style-name="_3c_l.n_3e_">Et vos lettres enfin acheverent ce mal. </text:p>
        <text:p text:style-name="_3c_l.n_3e_">La Reyne en escrivant luy parloit d’Alexandre</text:p>
        <text:p text:style-name="_3c_l.n_3e_">Comme d’un conquerant, à qui tout se doit rendre ; </text:p>
        <text:p text:style-name="_3c_l.n_3e_">A qui seul appartient de ranger sous ses loix</text:p>
        <text:p text:style-name="_3c_l.n_3e_">Par sa rare<text:note text:id="ftn239" text:note-class="footnote"><text:note-citation>0</text:note-citation><text:note-body><text:p text:style-name="Footnote"><text:span text:style-name="T31"><text:s/></text:span><text:span text:style-name="T32">Rare</text:span><text:span text:style-name="T31"> a ici le sens d’extraordinaire (Furetière). </text:span></text:p></text:note-body></text:note> douceur les Reynes et les Rois. </text:p>
        <text:p text:style-name="_3c_l.n_3e_">Nous vismes à ces mots dans son ame troublee</text:p>
        <text:p text:style-name="_3c_l.n_3e_">Repasser les soupçons qui l’avoient ébranlee. </text:p>
        <text:p text:style-name="_3c_l.n_3e_">Et suivant des pensers* conceus sans fondement, </text:p>
        <text:p text:style-name="_3c_l.n_3e_">Il se precipita dans son aveuglement. </text:p>
        <text:p text:style-name="_3c_l.n_3e_">Tous ces doutes ainsi changez en asseurance, </text:p>
        <text:p text:style-name="_3c_l.n_3e_">Il ne respire plus que haine, que vengeance ; </text:p>
        <text:p text:style-name="_3c_l.n_3e_">Et de tous nos conseils il ne veut recevoir</text:p>
        <text:p text:style-name="_3c_l.n_3e_">Que celuy qui s’accorde avec son desespoir ; </text:p>
        <text:p text:style-name="_3c_l.n_3e_">Attale en est l’autheur, pour racheter la Reine<text:note text:id="ftn240" text:note-class="footnote"><text:note-citation>0</text:note-citation><text:note-body><text:p text:style-name="Footnote"><text:span text:style-name="T31"><text:s/></text:span><text:span text:style-name="T32">Pour racheter la Reine :</text:span><text:span text:style-name="T31"> ici la préposition a un sens causal, car Arsacide prend le point de vue d’Argire, lavée des soupçons d’infidélité qui pesaient sur elle puisque c’est Attale qui l’a accusée sans fondement. <text:s/></text:span></text:p></text:note-body></text:note>, </text:p>
        <text:p text:style-name="_3c_l.n_3e_">Ou plutost pour servir sa detestable haine<text:note text:id="ftn241" text:note-class="footnote"><text:note-citation>0</text:note-citation><text:note-body><text:p text:style-name="Footnote"><text:span text:style-name="T31"><text:s/></text:span><text:span text:style-name="T32">Pour </text:span><text:span text:style-name="T31">a ici un sens final, car Arsacide adopte ici la perspective malhonnête d’Attale : sa calomnie sert ses ambitions politiques car elle permet de destabiliser la famille royale. </text:span></text:p></text:note-body></text:note>. </text:p>
        <text:p text:style-name="_3c_l.n_3e_"><text:soft-page-break/>Il<text:note text:id="ftn242" text:note-class="footnote"><text:note-citation>0</text:note-citation><text:note-body><text:p text:style-name="Footnote"><text:span text:style-name="T31"><text:s/>Le pronom désigne ici Porus. </text:span></text:p></text:note-body></text:note> depute en ces lieux, suit son Ambassadeur ; </text:p>
        <text:p text:style-name="_3c_l.n_3e_">Moy qui vis ce dessein conforme à mon ardeur<text:note text:id="ftn243" text:note-class="footnote"><text:note-citation>0</text:note-citation><text:note-body><text:p text:style-name="Footnote"><text:span text:style-name="T31"><text:s/>Arsacide fait ici allusion à ses propres doutes concernant la fidélité d’Oraxene : les pluriels employés dans les vers suivants suggèrent qu’il éprouve la même inquiétude que Porus. <text:s/></text:span></text:p></text:note-body></text:note>, </text:p>
        <text:p text:style-name="_3c_l.n_3e_">Je le suis dans l’espoir que toutes nos allarmes*</text:p>
        <text:p text:style-name="_3c_l.n_3e_">S’enfuiroient à l’éclat de tant d’aimables charmes.</text:p>
        <text:p text:style-name="_3c_l.n_3e_">Mais helas ! je sens bien, que loin de les guerir</text:p>
        <text:p text:style-name="_3c_l.n_3e_">Notre abord* en ces lieux n’a fait que les aigrir. </text:p>
        <text:p text:style-name="_3c_speaker_3e_">ORAXENE. <text:tab/><text:span text:style-name="_3c_pb_3e_">[G, 49]</text:span></text:p>
        <text:p text:style-name="_3c_l.n_3e_">Vous parlez pour le Roy ! </text:p>
        <text:p text:style-name="_3c_speaker_3e_"><text:span text:style-name="T43">ARSACIDE. </text:span></text:p>
        <text:p text:style-name="_3c_l.part_3e_"><text:span text:style-name="T43"><text:tab/><text:tab/><text:tab/><text:tab/>Madame. </text:span></text:p>
        <text:p text:style-name="_3c_speaker_3e_"><text:span text:style-name="T43">ORAXENE. </text:span></text:p>
        <text:p text:style-name="_3c_l.part_3e_"><text:span text:style-name="T43"><text:tab/><text:tab/><text:tab/><text:tab/><text:tab/>Quoy ? </text:span></text:p>
        <text:p text:style-name="_3c_speaker_3e_"><text:span text:style-name="T43">ARSACIDE. </text:span></text:p>
        <text:p text:style-name="_3c_l.part_3e_"><text:span text:style-name="T43"><text:tab/><text:tab/><text:tab/><text:tab/><text:tab/><text:tab/></text:span>Princesse</text:p>
        <text:p text:style-name="_3c_l.n_3e_">Il est vray que je sens la douleur qui le presse : </text:p>
        <text:p text:style-name="_3c_l.n_3e_">Mais aussi…</text:p>
        <text:p text:style-name="_3c_speaker_3e_">ORAXENE. </text:p>
        <text:p text:style-name="_3c_l.part_3e_"><text:tab/><text:tab/>Mais comment a-il peu dans son cœur </text:p>
        <text:p text:style-name="_3c_l.n_3e_"><text:soft-page-break/>Recevoir des soupçons mortels à son honneur. </text:p>
        <text:p text:style-name="_3c_l.n_3e_">Sur un billet qu’aura semé la medisance, </text:p>
        <text:p text:style-name="_3c_l.n_3e_">Une lettre, où la reyne avec recognoissance</text:p>
        <text:p text:style-name="_3c_l.n_3e_">Parle du traictement que nous font nos vainqueurs</text:p>
        <text:p text:style-name="_3c_l.n_3e_">A-il lieu de former de pareilles erreurs ?</text:p>
        <text:p text:style-name="_3c_speaker_3e_">ARSACIDE. </text:p>
        <text:p text:style-name="_3c_l.n_3e_">Il est vray ses soubçons ont fort peu d’apparence<text:note text:id="ftn244" text:note-class="footnote"><text:note-citation>0</text:note-citation><text:note-body><text:p text:style-name="Footnote"><text:span text:style-name="T31"><text:s/>Comprendre : ses soupçons sont fort peu raisonnables : « apparence se dit quelquefois de ce qui est raisonnable » (Furetière). </text:span></text:p></text:note-body></text:note>, </text:p>
        <text:p text:style-name="_3c_l.n_3e_">A les examiner avec indifference ; </text:p>
        <text:p text:style-name="_3c_l.n_3e_">Mais aussi qu’un esprit conduit par son malheur</text:p>
        <text:p text:style-name="_3c_l.n_3e_">Y treuve des subjets d’une extreme douleur ; </text:p>
        <text:p text:style-name="_3c_speaker_3e_">ORAXENE. <text:tab/><text:span text:style-name="_3c_pb_3e_">[50]</text:span></text:p>
        <text:p text:style-name="_3c_l.n_3e_">Il est vray que l’on voit dans la Cour d’Alexandre</text:p>
        <text:p text:style-name="_3c_l.n_3e_">Des charmes, dont l’esprit a peine à se deffendre ; </text:p>
        <text:p text:style-name="_3c_l.n_3e_">Mais quelque grand qu’il<text:note text:id="ftn245" text:note-class="footnote"><text:note-citation>0</text:note-citation><text:note-body><text:p text:style-name="Footnote"><text:span text:style-name="T31"><text:s/></text:span><text:span text:style-name="T32">Il :</text:span><text:span text:style-name="T31"> le pronom reprend le charme « assez doux » : le mot est repris au singulier car le pronom désigne une partie des charmes.</text:span><text:span text:style-name="T47"> </text:span></text:p></text:note-body></text:note> soit en est-il d’assez doux</text:p>
        <text:p text:style-name="_3c_l.n_3e_">Qui puisse justement alarmer* un époux ? </text:p>
        <text:p text:style-name="_3c_speaker_3e_">ARSACIDE. </text:p>
        <text:p text:style-name="_3c_l.n_3e_">Hé bien Porus a tort ; une chaisne<text:note text:id="ftn246" text:note-class="footnote"><text:note-citation>0</text:note-citation><text:note-body><text:p text:style-name="Footnote"><text:span text:style-name="T31"><text:s/></text:span><text:span text:style-name="T32">Chaisne </text:span><text:span text:style-name="T31">peut également désigner un « Lien amoureux » (Richelet). </text:span></text:p></text:note-body></text:note> si saincte</text:p>
        <text:p text:style-name="_3c_l.n_3e_">Doit vaincre ses soupçons, et sa jalouse crainte, </text:p>
        <text:p text:style-name="_3c_l.n_3e_">Mais que puis-je esperer ? où sera mon recours ?</text:p>
        <text:p text:style-name="_3c_l.n_3e_">Si contre un plus grand mal j’ay demandé secours ? </text:p>
        <text:p text:style-name="_3c_l.n_3e_">On treuve, dictes vous, dans la Cour d’Alexandre</text:p>
        <text:p text:style-name="_3c_l.n_3e_">Des charmes, dont le cœur a peine à se defendre ; </text:p>
        <text:p text:style-name="_3c_l.n_3e_"><text:soft-page-break/>Et le vostre contr’eux s’est si mal deffendu, </text:p>
        <text:p text:style-name="_3c_l.n_3e_">Qu’il le faut confesser Princesse ; il s’est perdu. </text:p>
        <text:p text:style-name="_3c_l.n_3e_">Au moins est-il perdu pour le triste Arsacide ; </text:p>
        <text:p text:style-name="_3c_l.n_3e_">Perdicas me le vole ; et vous mesme perfide</text:p>
        <text:p text:style-name="_3c_l.n_3e_">Vous luy tenez la main, pour me voler mon bien</text:p>
        <text:p text:style-name="_3c_l.n_3e_">Et luy livrez un cœur qui me couste le mien. </text:p>
        <text:p text:style-name="_3c_l.n_3e_">Ingrate, car enfin il est temps de se plaindre ; </text:p>
        <text:p text:style-name="_3c_l.n_3e_">Et mon ressentiment ne doit plus se contraindre ; </text:p>
        <text:p text:style-name="_3c_l.n_3e_">Où sont tant de serments et donnez et receus</text:p>
        <text:p text:style-name="_3c_l.n_3e_">Que mon timide* amour avoit si bien conceus<text:note text:id="ftn247" text:note-class="footnote"><text:note-citation>0</text:note-citation><text:note-body><text:p text:style-name="Footnote"><text:span text:style-name="T31"><text:s/></text:span><text:span text:style-name="T33">Concevoir </text:span><text:span text:style-name="T31">a ici le sens d’imaginer, de comprendre (Richelet) : ici Arsacide constate son erreur concernant l’engagement d’Oraxène auprès de lui. </text:span></text:p></text:note-body></text:note>.</text:p>
        <text:p text:style-name="_3c_l.n_3e_">Serments qui m’asseuroient d’une foy* si durable</text:p>
        <text:p text:style-name="_3c_l.n_3e_">Par tout ce que le ciel a de plus venerable ;</text:p>
        <text:p text:style-name="_3c_l.n_3e_">Il ne t’en souvient plus<text:note text:id="ftn248" text:note-class="footnote"><text:note-citation>0</text:note-citation><text:note-body><text:p text:style-name="Footnote"><text:span text:style-name="T31"><text:s/></text:span><text:span text:style-name="T32">Il te souvient :</text:span><text:span text:style-name="T31"> cette construction, courante au </text:span><text:span text:style-name="T12">xvii</text:span><text:span text:style-name="T25">e</text:span><text:span text:style-name="T31"> siècle, a le même sens que « tu te souviens ». (Richelet). </text:span></text:p></text:note-body></text:note>, ou sans les rapeller,</text:p>
        <text:p text:style-name="_3c_l.n_3e_">Il ne t’en souvient plus que pour les violer,</text:p>
        <text:p text:style-name="_3c_l.n_3e_">Rens moy, rens moy ta foy* perfide. <text:tab/><text:span text:style-name="_3c_pb_3e_">[51]</text:span></text:p>
        <text:p text:style-name="_3c_speaker_3e_">ORAXENE. </text:p>
        <text:p text:style-name="_3c_l.part_3e_"><text:tab/><text:tab/><text:tab/><text:tab/><text:tab/>Je me lasse</text:p>
        <text:p text:style-name="_3c_l.n_3e_">D’entendre des discours de si mauvaise grace ; </text:p>
        <text:p text:style-name="_3c_l.n_3e_">Ces reproches eloquents sont si mal inventez,</text:p>
        <text:p text:style-name="_3c_l.n_3e_">Que qui peut les souffrir, les a bien merités ; </text:p>
        <text:p text:style-name="_3c_l.n_3e_">Bizare<text:note text:id="ftn249" text:note-class="footnote"><text:note-citation>0</text:note-citation><text:note-body><text:p text:style-name="Footnote"><text:span text:style-name="T31"><text:s/></text:span><text:span text:style-name="T32">Bizare :</text:span><text:span text:style-name="T31"> « Bourru, Fantasque » (Richelet). </text:span></text:p></text:note-body></text:note> deffiant ; esprit foible et timide* </text:p>
        <text:p text:style-name="_3c_l.n_3e_">Que je t’ay mal conneu, c’est donc vous Arsacide ? </text:p>
        <text:p text:style-name="_3c_l.n_3e_"><text:soft-page-break/>Qui pour authoriser vostre dereglement*</text:p>
        <text:p text:style-name="_3c_l.n_3e_">Avez plongé le Roy dans son aveuglement. </text:p>
        <text:p text:style-name="_3c_l.n_3e_">Je n’en accuse plus Attale, ny quelque autre : </text:p>
        <text:p text:style-name="_3c_l.n_3e_">Sa fureur, nos malheurs tout ce desordre est vostre. </text:p>
        <text:p text:style-name="_3c_l.n_3e_">C’est vous, par qui je voy la Reine au desespoir. </text:p>
        <text:p text:style-name="_3c_l.n_3e_">Ah ! ne m’obligez plus desormais à vous voir. </text:p>
        <text:p text:style-name="_3c_l.n_3e_">Va. </text:p>
        <text:p text:style-name="_3c_speaker_3e_">ARSACIDE. </text:p>
        <text:p text:style-name="_3c_l.part_3e_"><text:tab/>Princesse arrestez ; est-ce ainsi qu’on s’excuse ? </text:p>
        <text:p text:style-name="_3c_speaker_3e_">ORAXENE. </text:p>
        <text:p text:style-name="_3c_l.n_3e_">Tu ne merites pas que je te desabuse. </text:p>
        <text:p text:style-name="_3c_speaker_3e_">ARSACIDE. </text:p>
        <text:p text:style-name="_3c_l.n_3e_">Perfide dy plustost qu’on ne peut t’excuser ; </text:p>
        <text:p text:style-name="_3c_l.n_3e_">Et qu’il n’est pas en toy de me desabuser<text:note text:id="ftn250" text:note-class="footnote"><text:note-citation>0</text:note-citation><text:note-body><text:p text:style-name="Footnote"><text:span text:style-name="T31"><text:s/>Comprendre : tu n’es pas capable de me désabuser.</text:span><text:span text:style-name="T35"> </text:span></text:p></text:note-body></text:note> ; </text:p>
        <text:p text:style-name="_3c_l.n_3e_">Hé bien volage cours à ta nouvelle flame* : </text:p>
        <text:p text:style-name="_3c_l.n_3e_">Ou si quelque pitié loge encor dans ton ame, </text:p>
        <text:p text:style-name="_3c_l.n_3e_">Donne au moins un moment à voir couler mes pleurs ; <text:tab/><text:span text:style-name="_3c_pb_3e_">[52]</text:span></text:p>
        <text:p text:style-name="_3c_l.n_3e_">Je n’en espere pas d’adoucir<text:note text:id="ftn251" text:note-class="footnote"><text:note-citation>0</text:note-citation><text:note-body><text:p text:style-name="Footnote"><text:span text:style-name="T31"><text:s/>Le verbe </text:span><text:span text:style-name="T32">espérer </text:span><text:span text:style-name="T31">peut se construire avec la préposition « de » et l’infinitif au </text:span><text:span text:style-name="T12">xvii</text:span><text:span text:style-name="T25">e</text:span><text:span text:style-name="T31"> siècle. </text:span></text:p></text:note-body></text:note> mes malheurs ; </text:p>
        <text:p text:style-name="_3c_l.n_3e_">Ny de mon mauvais sort changer l’ordre barbare ; </text:p>
        <text:p text:style-name="_3c_l.n_3e_">Puisque tu l’as voulu, mon esprit s’y prepare ; </text:p>
        <text:p text:style-name="_3c_l.n_3e_">Et je ne veux jouïr du plaisir de te voir</text:p>
        <text:p text:style-name="_3c_l.n_3e_">Que pour en redoubler mon juste desespoir ; </text:p>
        <text:p text:style-name="_3c_l.n_3e_">Triste et funeste effect d’une chere presence</text:p>
        <text:p text:style-name="_3c_l.n_3e_">Ouy je sens à tes yeux croistre sa violence</text:p>
        <text:p text:style-name="_3c_l.n_3e_"><text:soft-page-break/>Par le poids des malheurs à mon esprit offerts</text:p>
        <text:p text:style-name="_3c_l.n_3e_">Quand je voy de quel prix est le bien que je pers. </text:p>
        <text:p text:style-name="_3c_speaker_3e_">ORAXENE. </text:p>
        <text:p text:style-name="_3c_l.n_3e_">Arsacide…</text:p>
        <text:p text:style-name="_3c_speaker_3e_">ARSACIDE. </text:p>
        <text:p text:style-name="_3c_l.part_3e_"><text:tab/><text:tab/>Il est tel que quelque tirannie</text:p>
        <text:p text:style-name="_3c_l.n_3e_">Qu’exerce sur mon cœur ta puissance infinie, </text:p>
        <text:p text:style-name="_3c_l.n_3e_">Je ne puis resister au juste mouvement </text:p>
        <text:p text:style-name="_3c_l.n_3e_">Qui me faict revolter contre ton changement. </text:p>
        <text:p text:style-name="_3c_l.n_3e_">Je sens tous mes transports* ceder à cette envie ; </text:p>
        <text:p text:style-name="_3c_l.n_3e_">Pour m’oster ma Princesse, il faut m’oster la vie, </text:p>
        <text:p text:style-name="_3c_l.n_3e_">Et dans mon desespoir je me sens assez fort</text:p>
        <text:p text:style-name="_3c_l.n_3e_">Pour garder ma Princesse et destourner ma mort. </text:p>
        <text:p text:style-name="_3c_l.n_3e_">Ouy rival* tu scauras qu’on n’acquiert Oraxene</text:p>
        <text:p text:style-name="_3c_l.n_3e_">Qu’apres de grands travaux* qu’apres beaucoup de peine ; </text:p>
        <text:p text:style-name="_3c_l.n_3e_">Qu’il reste, apres avoir triomphé de son cœur, </text:p>
        <text:p text:style-name="_3c_l.n_3e_">Un ennemy plus fort que sa molle rigueur. </text:p>
        <text:p text:style-name="_3c_speaker_3e_">ORAXENE. <text:tab/><text:span text:style-name="_3c_pb_3e_">[53]</text:span></text:p>
        <text:p text:style-name="_3c_l.n_3e_">Quoy Prince ? </text:p>
        <text:p text:style-name="_3c_speaker_3e_">ARSACIDE. </text:p>
        <text:p text:style-name="_3c_l.part_3e_"><text:tab/><text:tab/>Je voy bien que ce dessein vous blesse, </text:p>
        <text:p text:style-name="_3c_l.n_3e_">Mais que m’ordonnés-vous inhumaine Princesse ? </text:p>
        <text:p text:style-name="_3c_l.n_3e_">Faut-il par un desordre à mon honneur fatal</text:p>
        <text:p text:style-name="_3c_l.n_3e_">Que pour vous contenter je serve mon rival* ? </text:p>
        <text:p text:style-name="_3c_l.n_3e_">N’attendez point de moy de si sotte indulgence ; </text:p>
        <text:p text:style-name="_3c_l.n_3e_">Vous m’avez tout osté laissez moy ma vengeance. </text:p>
        <text:p text:style-name="_3c_speaker_3e_">ORAXENE. </text:p>
        <text:p text:style-name="_3c_l.n_3e_"><text:soft-page-break/>Non…</text:p>
        <text:p text:style-name="_3c_speaker_3e_">ARSACIDE. </text:p>
        <text:p text:style-name="_3c_l.part_3e_"><text:tab/><text:tab/>Voulant obeir jusques à mon trépas</text:p>
        <text:p text:style-name="_3c_l.n_3e_">Je ne puis la garder qu’en ne t’escoutant pas. </text:p>
        <text:p text:style-name="_3c_speaker_3e_">ORAXENE. </text:p>
        <text:p text:style-name="_3c_l.n_3e_">Escoute et souffre* enfin que je te desabuse</text:p>
        <text:p text:style-name="_3c_l.n_3e_">Arreste Prince aveugle ; ah ! que je suis confuse ! </text:p>
        <text:p text:style-name="_3c_l.n_3e_">Qu’ay-je faict ?</text:p>
        <text:p text:style-name="Scene"><text:tab/>SCENE IV. <text:tab/><text:span text:style-name="_3c_pb_3e_">[54]</text:span></text:p>
        <text:p text:style-name="_3c_stage_3e_">ORAXENE, CLAIRANCE.</text:p>
        <text:p text:style-name="_3c_speaker_3e_">ORAXENE continuë. </text:p>
        <text:p text:style-name="_3c_l.part_3e_"><text:tab/><text:tab/>Ah ma sœur suis ce desesperé</text:p>
        <text:p text:style-name="_3c_l.n_3e_">Empesche son trépas, que je vois asseuré ; </text:p>
        <text:p text:style-name="_3c_l.n_3e_">Dis luy pour l’arracher à sa fureur extreme</text:p>
        <text:p text:style-name="_3c_l.n_3e_">Qu’Oraxene pour luy sera tousjours la mesme ; </text:p>
        <text:p text:style-name="_3c_l.n_3e_">Que je l’aime au moment qu’il soubçonne ma foy*,</text:p>
        <text:p text:style-name="_3c_l.n_3e_">Plus que je n’ay promis, et plus que je ne doy.</text:p>
        <text:p text:style-name="_3c_l.n_3e_">Va. </text:p>
        <text:p text:style-name="_3c_speaker_3e_">CLAIRANCE.</text:p>
        <text:p text:style-name="P5">Quoy ma sœur descendre à cette complaisance ? </text:p>
        <text:p text:style-name="_3c_speaker_3e_">ORAXENE. </text:p>
        <text:p text:style-name="_3c_l.n_3e_">Pardonne une pitié dont ma gloire s’offence</text:p>
        <text:p text:style-name="_3c_l.n_3e_">J’ay creu que pour finir son mortel desespoir</text:p>
        <text:p text:style-name="_3c_l.n_3e_">Je pouvois faire un pas au delà du devoir ; </text:p>
        <text:p text:style-name="_3c_l.n_3e_">Mais j’y rentre, et l’amour banny de ma memoire</text:p>
        <text:p text:style-name="_3c_l.n_3e_">J’abandonne ce Prince, et prends soin de ma gloire ; </text:p>
        <text:p text:style-name="_3c_l.n_3e_">Meurs, meurs, et par un coup qui te sera fatal</text:p>
        <text:p text:style-name="_3c_l.n_3e_"><text:soft-page-break/>Immole un innocent que tu vois ton rival*. <text:tab/><text:span text:style-name="_3c_pb_3e_">[55]</text:span></text:p>
        <text:p text:style-name="_3c_l.n_3e_">Porte sur Perdicas ta fureur et tes armes</text:p>
        <text:p text:style-name="_3c_l.n_3e_">Meurs et n’attends de moy que d’impuissantes larmes. </text:p>
        <text:p text:style-name="_3c_speaker_3e_">CLAIRANCE. </text:p>
        <text:p text:style-name="_3c_l.n_3e_">Sur Perdicas. </text:p>
        <text:p text:style-name="_3c_speaker_3e_">ORAXENE. </text:p>
        <text:p text:style-name="_3c_l.part_3e_"><text:tab/><text:tab/>C’est là ce rival* suposé. </text:p>
        <text:p text:style-name="_3c_speaker_3e_">CLAIRANCE. </text:p>
        <text:p text:style-name="_3c_l.n_3e_">Ah ! vous deviez<text:note text:id="ftn252" text:note-class="footnote"><text:note-citation>0</text:note-citation><text:note-body><text:p text:style-name="Footnote"><text:span text:style-name="T31"><text:s/>Dans la langue classique, le verbe </text:span><text:span text:style-name="T33">devoir</text:span><text:span text:style-name="T31"> a une valeur de modal au passé : en français moderne, la tournure est équivalente à « vous auriez dû ». </text:span></text:p></text:note-body></text:note> ma sœur l’avoir desabusé ; </text:p>
        <text:p text:style-name="_3c_l.n_3e_">Faire si peu d’estat du salut d’Arsacide</text:p>
        <text:p text:style-name="_3c_l.n_3e_">L’abandonner ingratte au couroux, qui le guide. </text:p>
        <text:p text:style-name="_3c_l.n_3e_">Helas ! </text:p>
        <text:p text:style-name="_3c_speaker_3e_">ORAXENE. </text:p>
        <text:p text:style-name="_3c_l.part_3e_"><text:tab/>Où courez vous ? </text:p>
        <text:p text:style-name="_3c_speaker_3e_">CLAIRANCE. </text:p>
        <text:p text:style-name="_3c_l.part_3e_"><text:tab/><text:tab/><text:tab/>Faire vostre devoir. </text:p>
        <text:p text:style-name="_3c_l.n_3e_">Et par vos repentirs chasser son desespoir. </text:p>
        <text:p text:style-name="_3c_speaker_3e_">ORAXENE. </text:p>
        <text:p text:style-name="_3c_l.n_3e_">Pour un ingrat descendre à cette complaisance ! </text:p>
        <text:p text:style-name="_3c_speaker_3e_">CLAIRANCE. </text:p>
        <text:p text:style-name="_3c_l.n_3e_">Que tu merites bien le soubçon qui l’offence. </text:p>
        <text:p text:style-name="_3c_l.n_3e_">Il faut plaindre Arsacide, et son aveuglement</text:p>
        <text:p text:style-name="_3c_l.n_3e_">Est digne de pitié, non pas de chastiment ; </text:p>
        <text:p text:style-name="_3c_l.n_3e_">Et quand bien<text:note text:id="ftn253" text:note-class="footnote"><text:note-citation>0</text:note-citation><text:note-body><text:p text:style-name="Footnote"><text:span text:style-name="T31"><text:s/></text:span><text:span text:style-name="T32">Quand bien </text:span><text:span text:style-name="T31">est un tour concessif déjà considéré comme archaïque au </text:span><text:span text:style-name="T12">xvii</text:span><text:span text:style-name="T25">e </text:span><text:span text:style-name="T31">siècle. (G. Spillebout, p. 337). </text:span></text:p></text:note-body></text:note> ses soubçons meriteroient sa peine ; <text:tab/><text:span text:style-name="_3c_pb_3e_">[56]</text:span></text:p>
        <text:p text:style-name="_3c_l.n_3e_"><text:soft-page-break/>Que t’a faict Perdicas, insensible Oraxene : </text:p>
        <text:p text:style-name="_3c_l.n_3e_">Et pourquoy l’exposer aux redoutables coups ; </text:p>
        <text:p text:style-name="_3c_l.n_3e_">D’un amant furieux, desesperé, jaloux. </text:p>
        <text:p text:style-name="_3c_speaker_3e_">ORAXENE. </text:p>
        <text:p text:style-name="_3c_l.n_3e_">Ah ! ma sœur je vois bien, la pitié qui te touche. </text:p>
        <text:p text:style-name="_3c_speaker_3e_">CLAIRANCE. </text:p>
        <text:p text:style-name="_3c_l.n_3e_">Toute celle que j’ay s’explique par ma bouche. </text:p>
        <text:p text:style-name="_3c_l.n_3e_">Et je ne parle icy que pour vostre interest. </text:p>
        <text:p text:style-name="_3c_speaker_3e_">ORAXENE. </text:p>
        <text:p text:style-name="_3c_l.n_3e_">He bien je ne veux pas entrer dans ton secret. </text:p>
        <text:p text:style-name="_3c_l.n_3e_">Suis le. </text:p>
        <text:p text:style-name="_3c_speaker_3e_">CLAIRANCE. </text:p>
        <text:p text:style-name="_3c_l.part_3e_"><text:tab/>Est-ce ainsi ma sœur…</text:p>
        <text:p text:style-name="_3c_speaker_3e_">ORAXENE. </text:p>
        <text:p text:style-name="_3c_l.part_3e_"><text:tab/><text:tab/><text:tab/><text:tab/>C’est perdre temps Clairance. </text:p>
        <text:p text:style-name="_3c_l.n_3e_">Va tâche à destourner sa mort, ou sa vengeance</text:p>
        <text:p text:style-name="_3c_l.n_3e_">Mais…</text:p>
        <text:p text:style-name="_3c_speaker_3e_">CLAIRANCE. </text:p>
        <text:p text:style-name="_3c_l.part_3e_"><text:tab/>Quoy. </text:p>
        <text:p text:style-name="_3c_speaker_3e_">ORAXENE. </text:p>
        <text:p text:style-name="_3c_l.part_3e_"><text:tab/><text:tab/>Ne luy dis rien qui me fasse rougir ; <text:s/></text:p>
        <text:p text:style-name="_3c_speaker_3e_">CLAIRANCE. </text:p>
        <text:p text:style-name="_3c_l.n_3e_">J’apprens de ton orgueil comme<text:note text:id="ftn254" text:note-class="footnote"><text:note-citation>0</text:note-citation><text:note-body><text:p text:style-name="Footnote"><text:span text:style-name="T31"><text:s/></text:span><text:span text:style-name="T32">Comme</text:span><text:span text:style-name="T31"> peut avoir le sens de l’adverbe interrogatif « comment » au </text:span><text:span text:style-name="T12">xvii</text:span><text:span text:style-name="T25">e</text:span><text:span text:style-name="T31"> siècle. (N. Fournier, §178, p. 125). </text:span></text:p></text:note-body></text:note> je dois agir. </text:p>
        <text:h text:style-name="P33" text:outline-level="1"><text:soft-page-break/><text:span text:style-name="T6">Fin du troisiesme Acte.</text:span></text:h>
        <text:p text:style-name="P39"/>
        <text:p text:style-name="P3"><text:tab/>ACTE IV. <text:tab/><text:span text:style-name="_3c_pb_3e_">[H, 57]</text:span></text:p>
        <text:p text:style-name="_3c_stage_3e_">SCENE PREMIERE.</text:p>
        <text:p text:style-name="_3c_stage_3e_">PERDICCAS, ORAXENE.</text:p>
        <text:p text:style-name="_3c_speaker_3e_">PERDICAS. </text:p>
        <text:p text:style-name="_3c_l.n_3e_">Encor pour quelque temps vous serez prisonnières ; </text:p>
        <text:p text:style-name="_3c_l.n_3e_">Ce n’est pas que le ciel n’ait receu vos prieres ; </text:p>
        <text:p text:style-name="_3c_l.n_3e_">Mais au point qu’<text:note text:id="ftn255" text:note-class="footnote"><text:note-citation>0</text:note-citation><text:note-body><text:p text:style-name="Footnote"><text:span text:style-name="T31"><text:s/></text:span><text:span text:style-name="T32">Au point que :</text:span><text:span text:style-name="T31"> au moment où. </text:span></text:p></text:note-body></text:note> Alexandre alloit tout accorder,</text:p>
        <text:p text:style-name="_3c_l.n_3e_">Les vostres ont cessé de luy plus demander. </text:p>
        <text:p text:style-name="_3c_l.n_3e_">Rompant tous les tracités d’assez mauvaise grace, </text:p>
        <text:p text:style-name="_3c_l.n_3e_">Ils ont d’abord passé<text:note text:id="ftn256" text:note-class="footnote"><text:note-citation>0</text:note-citation><text:note-body><text:p text:style-name="Footnote"><text:span text:style-name="T31"><text:s/>Le passé composé du verbe « passer » se construit avec l’auxiliaire avoir au </text:span><text:span text:style-name="T12">xvii</text:span><text:span text:style-name="T25">e </text:span><text:span text:style-name="T31">siècle quand il est suivi d’un complément qui se rapporte à un lieu (Richelet). </text:span></text:p></text:note-body></text:note> de l’offre à la menace ; </text:p>
        <text:p text:style-name="_3c_l.n_3e_">Mais par un changement si superbe* et si prompt, </text:p>
        <text:p text:style-name="_3c_l.n_3e_">Qu’à peine le vainqueur<text:note text:id="ftn257" text:note-class="footnote"><text:note-citation>0</text:note-citation><text:note-body><text:p text:style-name="Footnote"><text:span text:style-name="T31"><text:s/>Le</text:span><text:span text:style-name="T32"> vainqueur </text:span><text:span text:style-name="T31">est ici Alexandre. </text:span></text:p></text:note-body></text:note> s’est sauvé de l’affront.</text:p>
        <text:p text:style-name="_3c_l.n_3e_">Par son ambassadeur Porus a faict entendre</text:p>
        <text:p text:style-name="_3c_l.n_3e_">Que son bras* peut forcer les prisons d’Alexandre ; </text:p>
        <text:p text:style-name="_3c_l.n_3e_">Que c’est par ce moyen qu’il veut vous secourir, </text:p>
        <text:p text:style-name="_3c_l.n_3e_">Et qu’il pretend par là vous r’avoir ou perir. </text:p>
        <text:p text:style-name="_3c_speaker_3e_">ORAXENE. <text:tab/><text:span text:style-name="_3c_pb_3e_">[58]</text:span></text:p>
        <text:p text:style-name="_3c_l.n_3e_">Il vaut mieux en effect que son cœur* en<text:note text:id="ftn258" text:note-class="footnote"><text:note-citation>0</text:note-citation><text:note-body><text:p text:style-name="Footnote"><text:span text:style-name="T31"><text:s/>Le pronom </text:span><text:span text:style-name="T32">en </text:span><text:span text:style-name="T31">peut renvoyer à une idée exprimée (G. Spillebout, p. 154), ici l’offensive annoncée par Porus. </text:span></text:p></text:note-body></text:note> ordonne ; <text:s/></text:p>
        <text:p text:style-name="_3c_l.n_3e_">Il sied mal de prier portant une couronne : </text:p>
        <text:p text:style-name="_3c_l.n_3e_">Et le Roy possedé de ce beau sentiment</text:p>
        <text:p text:style-name="_3c_l.n_3e_"><text:soft-page-break/>Croit nos fers moins honteux, que cet abaissement. </text:p>
        <text:p text:style-name="_3c_l.n_3e_">Argire est en vos mains il hazarde sa gloire</text:p>
        <text:p text:style-name="_3c_l.n_3e_">S’il pretend la r’avoir, que par une victoire ; </text:p>
        <text:p text:style-name="_3c_l.n_3e_">Et nous nous trouverions dans un pire malheur, </text:p>
        <text:p text:style-name="_3c_l.n_3e_">Si nostre liberté nuisoit à sa valeur.</text:p>
        <text:p text:style-name="_3c_l.n_3e_">Ne plaignez point, Seigneur, cette heureuse disgrace. </text:p>
        <text:p text:style-name="_3c_speaker_3e_">PERDICCAS<text:note text:id="ftn259" text:note-class="footnote"><text:note-citation>0</text:note-citation><text:note-body><text:p text:style-name="Footnote"><text:span text:style-name="T31"><text:s/>La réplique est attribuée à Arsacide d’après l’édition originale. Comme aucun élément ne justifie la présence d’Arsacide sur scène, nous corrigeons. </text:span></text:p></text:note-body></text:note>. <text:s/></text:p>
        <text:p text:style-name="_3c_l.n_3e_">Je donne ces soupirs au mal qui me menace, </text:p>
        <text:p text:style-name="_3c_l.n_3e_">Quand je voy que le ciel de mon bonheur jaloux </text:p>
        <text:p text:style-name="_3c_l.n_3e_">Me force encor un coup<text:note text:id="ftn260" text:note-class="footnote"><text:note-citation>0</text:note-citation><text:note-body><text:p text:style-name="Footnote"><text:span text:style-name="T31"><text:s/></text:span><text:span text:style-name="T32">Encor un coup </text:span><text:span text:style-name="T31">signifie « encore une fois ». </text:span></text:p></text:note-body></text:note> à m’armer contre vous. </text:p>
        <text:p text:style-name="_3c_speaker_3e_">ORAXENE. </text:p>
        <text:p text:style-name="_3c_l.n_3e_">Vos generosités*…</text:p>
        <text:p text:style-name="Scene"><text:tab/>SCENE II. <text:tab/><text:span text:style-name="_3c_pb_3e_">[59]</text:span></text:p>
        <text:p text:style-name="_3c_stage_3e_">CLAIRANCE, ARSACIDE, ORAXENE, PERDICCAS.</text:p>
        <text:p text:style-name="_3c_speaker_3e_">CLAIRANCE <text:span text:style-name="T91">retenant Arsacide.</text:span> </text:p>
        <text:p text:style-name="_3c_l.part_3e_"><text:tab/><text:tab/><text:tab/>Quoy Prince ? </text:p>
        <text:p text:style-name="_3c_speaker_3e_">ARSACIDE. </text:p>
        <text:p text:style-name="_3c_l.part_3e_"><text:tab/><text:tab/><text:tab/><text:tab/><text:tab/><text:tab/>Non Clairance ; </text:p>
        <text:p text:style-name="_3c_l.n_3e_">Je ne puis perdre un temps si cher à ma vengeance. </text:p>
        <text:p text:style-name="P51"><text:span text:style-name="T5">(Luy eschape et met l’épée à la main</text:span>.<text:span text:style-name="T5">)</text:span> </text:p>
        <text:p text:style-name="_3c_speaker_3e_">CLAIRANCE. </text:p>
        <text:p text:style-name="_3c_l.n_3e_">Au secours. </text:p>
        <text:p text:style-name="_3c_speaker_3e_">ORAXENE. </text:p>
        <text:p text:style-name="_3c_l.part_3e_"><text:tab/><text:tab/>Justes Dieux ! </text:p>
        <text:p text:style-name="_3c_speaker_3e_"><text:soft-page-break/>PERDICCAS va contre luy. </text:p>
        <text:p text:style-name="_3c_l.part_3e_"><text:tab/><text:tab/><text:tab/><text:tab/>Ah barbare ! </text:p>
        <text:p text:style-name="_3c_speaker_3e_">ORAXENE l’arreste. </text:p>
        <text:p text:style-name="_3c_l.part_3e_"><text:tab/><text:tab/><text:tab/><text:tab/><text:tab/><text:tab/>Seigneur. </text:p>
        <text:p text:style-name="_3c_speaker_3e_">PERDICCAS. <text:tab/><text:span text:style-name="_3c_pb_3e_">[60]</text:span></text:p>
        <text:p text:style-name="_3c_l.n_3e_">Ah ! ne m’empeschez pas de vanger vostre sœur. </text:p>
        <text:p text:style-name="_3c_speaker_3e_">ARSACIDE. </text:p>
        <text:p text:style-name="_3c_l.n_3e_">C’est à toy que j’en veux, garde-toy d’Arsacide. </text:p>
        <text:p text:style-name="_3c_speaker_3e_">PERDICCAS. </text:p>
        <text:p text:style-name="_3c_l.n_3e_">Ah rival* ! penses-tu que ton nom m’intimide ? </text:p>
        <text:p text:style-name="_3c_l.n_3e_">J’accepte le combat et malgré moy je pers</text:p>
        <text:p text:style-name="_3c_l.n_3e_">Le respect que tu dois à celle que tu sers<text:span text:style-name="T96"><text:note text:id="ftn261" text:note-class="footnote"><text:note-citation>0</text:note-citation><text:note-body><text:p text:style-name="Footnote"><text:span text:style-name="T31"><text:s/></text:span><text:span text:style-name="T32">Celle que tu sers :</text:span><text:span text:style-name="T31"> il s’agit ici d’Oraxene, dont l’amant est Arsacide. </text:span><text:span text:style-name="T32">Servir</text:span><text:span text:style-name="T31"> a ici le sens de « Rendre des soins, des services à une fille, à une femme pour qui on a de l'amour. » (</text:span><text:span text:style-name="T39">Académie</text:span><text:span text:style-name="T31">). </text:span></text:p></text:note-body></text:note></text:span>. <text:s/></text:p>
        <text:p text:style-name="_3c_speaker_3e_">ARSACIDE. </text:p>
        <text:p text:style-name="_3c_stage_3e_">(Ils se battent.)</text:p>
        <text:p text:style-name="_3c_l.n_3e_">Contre mon desespoir songe à te mieux defendre. </text:p>
        <text:p text:style-name="_3c_speaker_3e_">ORAXENE. </text:p>
        <text:p text:style-name="_3c_l.n_3e_">Ah Clairance ! </text:p>
        <text:p text:style-name="_3c_speaker_3e_">CLAIRANCE. </text:p>
        <text:p text:style-name="_3c_l.part_3e_"><text:tab/><text:tab/>Ah ma sœur ! j’apperçois Alexandre. </text:p>
        <text:p text:style-name="Scene"><text:tab/>SCENE III. <text:tab/><text:span text:style-name="_3c_pb_3e_">[61]</text:span></text:p>
        <text:p text:style-name="_3c_stage_3e_">ALEXANDRE, PERDICCAS, ARSACIDE, ORAXENE, CLAIRANCE <text:line-break/>[, ORONTE].</text:p>
        <text:p text:style-name="_3c_speaker_3e_">ALEXANDRE. </text:p>
        <text:p text:style-name="_3c_l.n_3e_">Par tout<text:note text:id="ftn262" text:note-class="footnote"><text:note-citation>0</text:note-citation><text:note-body><text:p text:style-name="Footnote"><text:span text:style-name="T31"><text:s/></text:span><text:span text:style-name="T32">Par tout :</text:span><text:span text:style-name="T31"> graphie alternative de l’adverbe « partout » employé aujourd’hui.</text:span></text:p></text:note-body></text:note> des assassins à ma table à mon lict. </text:p>
        <text:p text:style-name="_3c_l.n_3e_"><text:soft-page-break/>Viens-tu pour m’achever ? il chancelle ; il paslit ; </text:p>
        <text:p text:style-name="_3c_l.n_3e_">Qu’on voit bien dans ses yeux les horreurs de son crime, </text:p>
        <text:p text:style-name="_3c_l.n_3e_">Plus il veut le cacher plus sa fureur s’exprime. </text:p>
        <text:p text:style-name="_3c_l.n_3e_">Amenez son complice Oronte. Fiers<text:note text:id="ftn263" text:note-class="footnote"><text:note-citation>0</text:note-citation><text:note-body><text:p text:style-name="Footnote"><text:span text:style-name="T31"><text:s/></text:span><text:span text:style-name="T32">Fier </text:span><text:span text:style-name="T31">a ici son sens étymologique de « Cruel, tyran » (Furetière). </text:span></text:p></text:note-body></text:note> destins</text:p>
        <text:p text:style-name="_3c_l.n_3e_">Livrez-vous Alexandre à ces noirs assassins ? </text:p>
        <text:p text:style-name="_3c_l.n_3e_">Mais où m’emporte ici cette fureur extréme ? </text:p>
        <text:p text:style-name="_3c_l.n_3e_">Pardonnez-moy, grands Dieux, cet imprudent blaspheme ; </text:p>
        <text:p text:style-name="_3c_l.n_3e_">Si formant contre vous des soupçons mal fondez</text:p>
        <text:p text:style-name="_3c_l.n_3e_">J’ose vous attaquer quand vous me defendez. </text:p>
        <text:p text:style-name="_3c_l.n_3e_">Je vous doy mille autels et mille sacrifices. </text:p>
        <text:p text:style-name="_3c_l.n_3e_">Vous m’avez découvert le traistre et ses complices ; </text:p>
        <text:p text:style-name="_3c_l.n_3e_">Vous avez empesché leurs efforts inhumains ; </text:p>
        <text:p text:style-name="_3c_l.n_3e_">Et vos rares bontez m’arrachent de leurs mains. </text:p>
        <text:p text:style-name="_3c_l.n_3e_">Traistre tu venois donc…</text:p>
        <text:p text:style-name="_3c_speaker_3e_">PERDICCAS. <text:tab/><text:span text:style-name="_3c_pb_3e_">[62]</text:span></text:p>
        <text:p text:style-name="_3c_l.part_3e_"><text:tab/><text:tab/><text:tab/>Son nom a trop de gloire</text:p>
        <text:p text:style-name="_3c_l.n_3e_">Pour le des-honorer d’une tache si noire ; </text:p>
        <text:p text:style-name="_3c_l.n_3e_">J’ai si bien recogneu sa generosité*</text:p>
        <text:p text:style-name="_3c_l.n_3e_">Que si l’on a sur vous lâchement attenté</text:p>
        <text:p text:style-name="_3c_l.n_3e_">Il n’est point du complot, non Seigneur ; et je jure</text:p>
        <text:p text:style-name="_3c_l.n_3e_">Que pour un tel forfaict il a l’ame trop pure. </text:p>
        <text:p text:style-name="_3c_l.n_3e_">Un bien plus genereux* et plus noble dessein</text:p>
        <text:p text:style-name="_3c_l.n_3e_">Luy mettoit en ces lieux les armes à la main : </text:p>
        <text:p text:style-name="_3c_l.n_3e_">Laisse-le sur sa foy<text:note text:id="ftn264" text:note-class="footnote"><text:note-citation>0</text:note-citation><text:note-body><text:p text:style-name="Footnote"><text:span text:style-name="T31"><text:s/></text:span><text:span text:style-name="T32">Foy :</text:span><text:span text:style-name="T31"> ici « </text:span><text:span text:style-name="T56">Liberté qu'on donne à quelqu'un de se conduire à sa volonté, d'agir à sa phantaisie. » </text:span><text:span text:style-name="T31">(Richelet</text:span><text:span text:style-name="T56">). </text:span></text:p></text:note-body></text:note> ; que rien ne le retienne ; </text:p>
        <text:p text:style-name="_3c_l.n_3e_">Et ma teste par tout répondra de la sienne. </text:p>
        <text:p text:style-name="_3c_speaker_3e_"><text:soft-page-break/>ARSACIDE. </text:p>
        <text:p text:style-name="_3c_l.n_3e_">Ma fureur qui n’a peu jusqu’ici s’exaler, </text:p>
        <text:p text:style-name="_3c_l.n_3e_">Enfin se relaschant me permet de parler. </text:p>
        <text:p text:style-name="_3c_l.n_3e_">On te trompe Alexandre ; et Perdiccas lui mesme</text:p>
        <text:p text:style-name="_3c_l.n_3e_">Se trompe en m’arrachant à ce peril extréme ;</text:p>
        <text:p text:style-name="_3c_l.n_3e_">Et ne me cognoissant seulement qu’à demy</text:p>
        <text:p text:style-name="_3c_l.n_3e_">Sauve ton assassin sauvant son ennemy. </text:p>
        <text:p text:style-name="_3c_l.n_3e_">Mais en vain ignorant ou cachant mon envie</text:p>
        <text:p text:style-name="_3c_l.n_3e_">Il aspire à l’honneur de me sauver la vie : </text:p>
        <text:p text:style-name="_3c_l.n_3e_">J’aime bien mieux perir, que s’il s’osoit vanter*</text:p>
        <text:p text:style-name="_3c_l.n_3e_">Qu’il m’eust donné le bien que je luy veux oster : </text:p>
        <text:p text:style-name="_3c_l.n_3e_">Mes malheurs ont laissé mon ame* toute entiere : </text:p>
        <text:p text:style-name="_3c_l.n_3e_">Mon cœur* n’a rien perdu de sa grandeur premiere ; </text:p>
        <text:p text:style-name="_3c_l.n_3e_">Et toute ta faveur l’aidant plus puissamment</text:p>
        <text:p text:style-name="_3c_l.n_3e_">Preste un nouveau secours à son ressentiment. </text:p>
        <text:p text:style-name="_3c_l.n_3e_">Non, non ; ne defends plus un mortel adversaire. <text:tab/><text:span text:style-name="_3c_pb_3e_">[63]</text:span></text:p>
        <text:p text:style-name="_3c_l.n_3e_">Puisque pour ton repos sa mort est necessaire ; </text:p>
        <text:p text:style-name="_3c_l.n_3e_">En le tirant des fers dont tu veux l’arracher</text:p>
        <text:p text:style-name="_3c_l.n_3e_">Ta generosite* te cousteroit trop cher. </text:p>
        <text:p text:style-name="_3c_speaker_3e_">ALEXANDRE. </text:p>
        <text:p text:style-name="_3c_l.n_3e_">Quand ce traistre t’attaque, et qu’il ose entreprendre<text:note text:id="ftn265" text:note-class="footnote"><text:note-citation>0</text:note-citation><text:note-body><text:p text:style-name="Footnote"><text:span text:style-name="T31"><text:s/></text:span><text:span text:style-name="T32">Entreprendre </text:span><text:span text:style-name="T31">employé absolument a le sens d’« </text:span><text:span text:style-name="T56">Avoir dessein de ruiner quelqu'un, l'assaillir de tous costez, luy faire tout le mal qu'il est possible. » (Furetière).</text:span></text:p></text:note-body></text:note></text:p>
        <text:p text:style-name="_3c_l.n_3e_">Sur un destin plus cher que celuy d’Alexandre ; </text:p>
        <text:p text:style-name="_3c_l.n_3e_">Faut-il que ses remors asseurant ton destin</text:p>
        <text:p text:style-name="_3c_l.n_3e_"><text:soft-page-break/>Malgré luy malgré toy livrent cet assassin ?</text:p>
        <text:p text:style-name="_3c_l.n_3e_">Qu’on le charge de fers. </text:p>
        <text:p text:style-name="_3c_speaker_3e_">PERDICCAS. </text:p>
        <text:p text:style-name="_3c_l.part_3e_"><text:tab/><text:tab/><text:tab/><text:tab/>Seigneur. </text:p>
        <text:p text:style-name="_3c_speaker_3e_">ALEXANDRE. </text:p>
        <text:p text:style-name="_3c_l.part_3e_"><text:tab/><text:tab/><text:tab/><text:tab/><text:tab/>Point de Clemence. </text:p>
        <text:p text:style-name="_3c_speaker_3e_">PERDICCAS. </text:p>
        <text:p text:style-name="_3c_l.n_3e_">Voulez-vous m’exposer à souffrir cette offence, </text:p>
        <text:p text:style-name="_3c_l.n_3e_">Qu’il me soit desormais justement imputé, </text:p>
        <text:p text:style-name="_3c_l.n_3e_">D’avoir dans son malheur cherché ma seureté. </text:p>
        <text:p text:style-name="_3c_l.n_3e_">Cognoissant son dessein, son cœur* et sa franchise</text:p>
        <text:p text:style-name="_3c_l.n_3e_">Je ne crains de sa part trahison ny surprise ; </text:p>
        <text:p text:style-name="_3c_l.n_3e_">Et de l’air dont ce Prince attente sur mes jours</text:p>
        <text:p text:style-name="_3c_l.n_3e_">Ce fer sans ta faveur m’offre assez de secours. </text:p>
        <text:p text:style-name="_3c_speaker_3e_">ALEXANDRE. <text:tab/><text:span text:style-name="_3c_pb_3e_">[64]</text:span></text:p>
        <text:p text:style-name="_3c_l.n_3e_">Ce Prince ! </text:p>
        <text:p text:style-name="_3c_speaker_3e_">PERDICCAS. </text:p>
        <text:p text:style-name="_3c_l.part_3e_"><text:tab/><text:tab/>Qu’ay-je dict ? </text:p>
        <text:p text:style-name="_3c_speaker_3e_">ARSACIDE. </text:p>
        <text:p text:style-name="_3c_l.part_3e_"><text:tab/><text:tab/><text:tab/><text:tab/>Ce repentir m’offence ; </text:p>
        <text:p text:style-name="_3c_l.n_3e_">Arsacide est mon nom ; appreste ta vengeance : </text:p>
        <text:p text:style-name="_3c_l.n_3e_">Ouy, ouy, si quelque orage a menacé ta teste, </text:p>
        <text:p text:style-name="_3c_l.n_3e_">Sçache que j’ay moy seul émeu ceste tempeste. </text:p>
        <text:p text:style-name="_3c_l.n_3e_">J’en voulois par ta mort delivrer l’Univers </text:p>
        <text:p text:style-name="_3c_l.n_3e_">Qui soupire et gemit sous le poids de tes fers ; </text:p>
        <text:p text:style-name="_3c_l.n_3e_">Que si le Ciel ailleurs n’eust destourné mes armes</text:p>
        <text:p text:style-name="_3c_l.n_3e_">Desja dedans ton sang j’aurois noyé ses larmes ; </text:p>
        <text:p text:style-name="_3c_l.n_3e_"><text:soft-page-break/>Puisque pour achever un si noble dessein, </text:p>
        <text:p text:style-name="_3c_l.n_3e_">Je croy l’assassinat digne de cette main. </text:p>
        <text:p text:style-name="_3c_speaker_3e_">ALEXANDRE. </text:p>
        <text:p text:style-name="_3c_l.n_3e_">Prince indigne du rang où les Dieux t’ont fait naistre, </text:p>
        <text:p text:style-name="_3c_l.n_3e_">Mais voici l’assassin ; Cognois-tu bien ce traistre ? </text:p>
        <text:p text:style-name="Scene"><text:tab/>SCENE IV. <text:tab/><text:span text:style-name="_3c_pb_3e_">[I, 65]</text:span></text:p>
        <text:p text:style-name="_3c_stage_3e_">PORUS, ALEXANDRE, PERDICCAS, ARSACIDE, ORAXENE, CLAIRANCE.</text:p>
        <text:p text:style-name="_3c_speaker_3e_">PORUS. </text:p>
        <text:p text:style-name="_3c_l.n_3e_">Ah ! reproche sanglant qui déchires mon cœur, </text:p>
        <text:p text:style-name="_3c_l.n_3e_">Où m’avez-vous conduit, amour, haine, fureur ? </text:p>
        <text:p text:style-name="_3c_l.n_3e_">Arsacide ; </text:p>
        <text:p text:style-name="_3c_speaker_3e_">ORAXENE. </text:p>
        <text:p text:style-name="_3c_l.part_3e_"><text:tab/><text:tab/>Ah ma sœur, advertissons la Reyne ! </text:p>
        <text:p text:style-name="_3c_stage_3e_">(S’en vont.)<text:tab/></text:p>
        <text:p text:style-name="P28"/>
        <text:p text:style-name="P2"><text:tab/><text:tab/>SCENE V.<text:tab/><text:tab/> <text:tab/><text:span text:style-name="_3c_pb_3e_">[66]</text:span></text:p>
        <text:p text:style-name="_3c_stage_3e_">[PORUS, ALEXANDRE, PERDICCAS, ARSACIDE.]</text:p>
        <text:p text:style-name="_3c_speaker_3e_">ALEXANDRE <text:span text:style-name="T93">à Arsacide.</text:span><text:span text:style-name="T94"> </text:span></text:p>
        <text:p text:style-name="_3c_l.n_3e_">Le congnois-tu ? son nom. </text:p>
        <text:p text:style-name="_3c_speaker_3e_">ARSACIDE. </text:p>
        <text:p text:style-name="_3c_l.part_3e_"><text:tab/><text:tab/><text:tab/><text:tab/>Il n’en vaut pas la peine </text:p>
        <text:p text:style-name="_3c_l.n_3e_">Tu le peux renvoyer. </text:p>
        <text:p text:style-name="_3c_speaker_3e_">ALEXANDRE. </text:p>
        <text:p text:style-name="_3c_l.part_3e_"><text:tab/><text:tab/><text:tab/>Qu’on le fasse mourir. </text:p>
        <text:p text:style-name="_3c_speaker_3e_">ARSARCIDE. </text:p>
        <text:p text:style-name="_3c_l.n_3e_">Arreste. </text:p>
        <text:p text:style-name="_3c_speaker_3e_">PORUS. </text:p>
        <text:p text:style-name="_3c_l.part_3e_"><text:tab/>Ah ! tu me perds, loin de me secourir, </text:p>
        <text:p text:style-name="_3c_l.n_3e_">Abandonne mes jours* et prends soin de ma gloire. </text:p>
        <text:p text:style-name="_3c_speaker_3e_"><text:tab/><text:tab/>ALEXANDRE. <text:tab/><text:tab/><text:span text:style-name="_3c_pb_3e_">[67]</text:span></text:p>
        <text:p text:style-name="_3c_l.n_3e_">Qu’on despesche ; </text:p>
        <text:p text:style-name="_3c_speaker_3e_">ARSACIDE. </text:p>
        <text:p text:style-name="_3c_l.part_3e_"><text:tab/><text:tab/>Sa mort flestrira ta memoire,</text:p>
        <text:p text:style-name="_3c_l.n_3e_">Et c’est pour ton malheur que le ciel a permis </text:p>
        <text:p text:style-name="_3c_l.n_3e_">Qu’on conte<text:note text:id="ftn266" text:note-class="footnote"><text:note-citation>0</text:note-citation><text:note-body><text:p text:style-name="Footnote"><text:span text:style-name="T31"><text:s/>Au </text:span><text:span text:style-name="T12">xvii</text:span><text:span text:style-name="T25">e</text:span><text:span text:style-name="T31"> siècle, </text:span><text:span text:style-name="T33">compter </text:span><text:span text:style-name="T31">et </text:span><text:span text:style-name="T33">conter</text:span><text:span text:style-name="T31"> peuvent s’écrire de la même façon (Richelet). </text:span></text:p></text:note-body></text:note> un vil esclave entre tes ennemis. </text:p>
        <text:p text:style-name="_3c_l.n_3e_">Donnes<text:note text:id="ftn267" text:note-class="footnote"><text:note-citation>0</text:note-citation><text:note-body><text:p text:style-name="Footnote"><text:span text:style-name="T31"><text:s/>Se reporter à la note du vers 277. </text:span></text:p></text:note-body></text:note> d’autres objets à ta noble colere ; </text:p>
        <text:p text:style-name="_3c_l.n_3e_">Tu voy en moy l’autheur du coup qu’il n’a sceu faire : </text:p>
        <text:p text:style-name="_3c_l.n_3e_">Et le lâche n’a rien digne<text:note text:id="ftn268" text:note-class="footnote"><text:note-citation>0</text:note-citation><text:note-body><text:p text:style-name="Footnote"><text:span text:style-name="T31"><text:s/>Au </text:span><text:span text:style-name="T12">xvii</text:span><text:span text:style-name="T25">e</text:span><text:span text:style-name="T31"> siècle, </text:span><text:span text:style-name="T32">rien</text:span><text:span text:style-name="T31"> peut encore se construire directement avec une épithète, sans la préposition « de ». (N. Fournier, §326, p. 223). </text:span></text:p></text:note-body></text:note> de ton courroux. </text:p>
        <text:p text:style-name="_3c_speaker_3e_">ALEXANDRE. </text:p>
        <text:p text:style-name="_3c_l.n_3e_"><text:soft-page-break/>Qu’on l’oste de mes yeux. </text:p>
        <text:p text:style-name="_3c_speaker_3e_">PORUS. </text:p>
        <text:p text:style-name="_3c_l.part_3e_"><text:tab/><text:tab/><text:tab/>Soldats que tardez-vous ? </text:p>
        <text:p text:style-name="P40"><text:tab/></text:p>
        <text:p text:style-name="Scene"><text:tab/><text:tab/><text:tab/>SCENE VI. <text:tab/><text:tab/><text:span text:style-name="_3c_pb_3e_">[68]</text:span></text:p>
        <text:p text:style-name="_3c_stage_3e_">ARGIRE, ALEXANDRE, PORUS, etc. [PERDICCAS, ARSACIDE.]</text:p>
        <text:p text:style-name="_3c_speaker_3e_">ARGIRE <text:span text:style-name="T91">à Alexandre.</text:span> </text:p>
        <text:p text:style-name="_3c_l.n_3e_">Prens plus de soin, Seigneur, d’une si belle vie. </text:p>
        <text:p text:style-name="_3c_speaker_3e_">PORUS. </text:p>
        <text:p text:style-name="_3c_l.n_3e_">Viendroit-elle à mes maux adjouster l’infamie ? </text:p>
        <text:p text:style-name="_3c_speaker_3e_">ARGIRE <text:span text:style-name="T92">continüe.</text:span> </text:p>
        <text:p text:style-name="_3c_l.n_3e_">Porus est en tes mains, et le sort a voulu</text:p>
        <text:p text:style-name="_3c_l.n_3e_">Que d’Argire et de luy tu sois maistre absolu : </text:p>
        <text:p text:style-name="_3c_l.n_3e_">Mais lors que<text:note text:id="ftn269" text:note-class="footnote"><text:note-citation>0</text:note-citation><text:note-body><text:p text:style-name="Footnote"><text:span text:style-name="T31"><text:s/>La conjonction « lorsque » pouvait s’écrire </text:span><text:span text:style-name="T32">lors que </text:span><text:span text:style-name="T31">au </text:span><text:span text:style-name="T12">xvii</text:span><text:span text:style-name="T25">e </text:span><text:span text:style-name="T31">siècle. </text:span></text:p></text:note-body></text:note> sa rigueur insolemment nous brave ; </text:p>
        <text:p text:style-name="_3c_l.n_3e_">Souviens-toy qu’il est Roy plustost que ton esclave ; </text:p>
        <text:p text:style-name="_3c_l.n_3e_">Et ne pretendant pas de luy donner la loy, </text:p>
        <text:p text:style-name="_3c_l.n_3e_">Songe à le moins traitter en esclave qu’en Roy. </text:p>
        <text:p text:style-name="_3c_speaker_3e_">ALEXANDRE. </text:p>
        <text:p text:style-name="_3c_l.n_3e_">Quoy ? Porus en infame attente sur ma vie ? </text:p>
        <text:p text:style-name="_3c_l.n_3e_">Porus a pû former une si lache envie ?</text:p>
        <text:p text:style-name="_3c_l.n_3e_">Et dressant à sa gloire un monument d’horreur, <text:tab/><text:span text:style-name="_3c_pb_3e_">[69]</text:span></text:p>
        <text:p text:style-name="_3c_l.n_3e_">En traistre, en assassin exercer sa fureur ! </text:p>
        <text:p text:style-name="_3c_speaker_3e_"><text:soft-page-break/>PORUS. </text:p>
        <text:p text:style-name="_3c_l.n_3e_">Ah de mon mauvais sort, rigueur insupportable, </text:p>
        <text:p text:style-name="_3c_l.n_3e_">Qu’ay-je fait ! ou plustost dequoy suis-je coupable ! </text:p>
        <text:p text:style-name="_3c_l.n_3e_">Dans le noble dessein qui m’a conduit icy, </text:p>
        <text:p text:style-name="_3c_l.n_3e_">Mon crime est seulement d’avoir mal reüssi.</text:p>
        <text:p text:style-name="_3c_l.n_3e_">Vange-toy, sauve-toy des efforts de ma haine, </text:p>
        <text:p text:style-name="_3c_l.n_3e_">Si je suis dans tes fers je puis rompre ma chaisne ;</text:p>
        <text:p text:style-name="_3c_l.n_3e_">Croy moy, n’espargne point un puissant ennemy, </text:p>
        <text:p text:style-name="_3c_l.n_3e_">Tu n’en as jusqu’icy triomphé qu’à demy, </text:p>
        <text:p text:style-name="_3c_l.n_3e_">Acheve et par ma mort asseure ta victoire. </text:p>
        <text:p text:style-name="_3c_speaker_3e_">ALEXANDRE. </text:p>
        <text:p text:style-name="_3c_l.n_3e_">Ah ! que ta trahison est funeste à ma gloire !</text:p>
        <text:p text:style-name="_3c_l.n_3e_">Grands Dieux ! me faites-vous un si cruel destin ? </text:p>
        <text:p text:style-name="_3c_l.n_3e_">Si je dois triompher est-ce d’un assassin ? </text:p>
        <text:p text:style-name="_3c_speaker_3e_">PORUS. </text:p>
        <text:p text:style-name="_3c_l.n_3e_">Mon ame de dépit et de rage enflammee</text:p>
        <text:p text:style-name="_3c_l.n_3e_">M’oblige à te chercher au cœur de ton armee, </text:p>
        <text:p text:style-name="_3c_l.n_3e_">N’ayant pû jusqu’icy te rencontrer ailleurs. </text:p>
        <text:p text:style-name="_3c_speaker_3e_">ALEXANDRE. </text:p>
        <text:p text:style-name="_3c_l.n_3e_">Donne à ta trahison de meilleures couleurs, </text:p>
        <text:p text:style-name="_3c_l.n_3e_">De ton noir attentat tu sçais mal te defendre, </text:p>
        <text:p text:style-name="_3c_l.n_3e_">Il n’est pas mal aisé de treuver Alexandre ; </text:p>
        <text:p text:style-name="_3c_l.n_3e_">Tu ne le peux trouver, luy, qui dans les combats<text:tab/><text:span text:style-name="_3c_pb_3e_">[70]</text:span></text:p>
        <text:p text:style-name="_3c_l.n_3e_">S’expose tous les jours au moindre des soldats ; </text:p>
        <text:p text:style-name="_3c_l.n_3e_">Luy qui vient de si loin fondre comme un tonnerre</text:p>
        <text:p text:style-name="_3c_l.n_3e_">Au cœur de tes Estats te declarer la guerre. </text:p>
        <text:p text:style-name="_3c_speaker_3e_">PORUS. </text:p>
        <text:p text:style-name="_3c_l.n_3e_"><text:soft-page-break/>Luy qui fait en tyran tout ce qu’il entreprend, </text:p>
        <text:p text:style-name="_3c_l.n_3e_">Luy qui n’ose attaquer et fait le conquerant, </text:p>
        <text:p text:style-name="_3c_l.n_3e_">Qui n’employant jamais de moyens legitimes</text:p>
        <text:p text:style-name="_3c_l.n_3e_">Usurpe les Estats à la faveur des crimes.</text:p>
        <text:p text:style-name="_3c_speaker_3e_">ALEXANDRE. </text:p>
        <text:p text:style-name="_3c_l.n_3e_">Je ne dois qu’à ce cœur*, je ne dois qu’à ce bras*, </text:p>
        <text:p text:style-name="_3c_l.n_3e_">Ma gloire, ma grandeur, ta perte et tes Estats. </text:p>
        <text:p text:style-name="_3c_l.n_3e_">Qu’appelles-tu tenter des moyens legitimes ? </text:p>
        <text:p text:style-name="_3c_l.n_3e_">Est-ce te restablir à la faveur des crimes ? </text:p>
        <text:p text:style-name="_3c_l.n_3e_">Est-ce entrer dans mon camp, suivre un Ambassadeur ? </text:p>
        <text:p text:style-name="_3c_l.n_3e_">Descendre de ton trône, oublier ta grandeur ? </text:p>
        <text:p text:style-name="_3c_l.n_3e_">Te cacher dans ma tente et m’attaquer en traistre ? </text:p>
        <text:p text:style-name="_3c_l.n_3e_">Perfide, est-ce par là que tu te fais connoistre ? </text:p>
        <text:p text:style-name="_3c_l.n_3e_">La poudre<text:note text:id="ftn270" text:note-class="footnote"><text:note-citation>0</text:note-citation><text:note-body><text:p text:style-name="Footnote"><text:span text:style-name="T31"><text:s/>La </text:span><text:span text:style-name="T32">poudre</text:span><text:span text:style-name="T31"> désigne surtout la poussière terrestre au </text:span><text:span text:style-name="T12">xvii</text:span><text:span text:style-name="T25">e</text:span><text:span text:style-name="T12"> siècle</text:span><text:span text:style-name="T31"> (Richelet). </text:span></text:p></text:note-body></text:note> qui s’esleve en mille tourbillons</text:p>
        <text:p text:style-name="_3c_l.n_3e_">Sous les pas triomphans de mes fiers bataillons, </text:p>
        <text:p text:style-name="_3c_l.n_3e_">Tant de forts renversez et tant de murs superbes*</text:p>
        <text:p text:style-name="_3c_l.n_3e_">Dont le fameux debris* est caché sous les herbes, </text:p>
        <text:p text:style-name="_3c_l.n_3e_">Tes soldats par ce fer de mille coups percez, </text:p>
        <text:p text:style-name="_3c_l.n_3e_">Tes escadrons tousjours plians ou renversez, </text:p>
        <text:p text:style-name="_3c_l.n_3e_">Font voir pour ton malheur que du moins Alexandre</text:p>
        <text:p text:style-name="_3c_l.n_3e_">Attaque beaucoup mieux que tu ne sçais defendre. </text:p>
        <text:p text:style-name="_3c_speaker_3e_">PORUS. <text:tab/><text:span text:style-name="_3c_pb_3e_">[71]</text:span></text:p>
        <text:p text:style-name="_3c_l.n_3e_">Joints à ces vanitez celle de ton amour : </text:p>
        <text:p text:style-name="_3c_l.n_3e_">C’est par là que je perds et l’honneur et le jour* ; </text:p>
        <text:p text:style-name="_3c_l.n_3e_">Tu n’eus que ce moyen pour conquerir l’Indie ; </text:p>
        <text:p text:style-name="_3c_l.n_3e_">Et tu n’eus que par là du pouvoir sur ma vie. </text:p>
        <text:p text:style-name="_3c_speaker_3e_"><text:soft-page-break/>ALEXANDRE. </text:p>
        <text:p text:style-name="_3c_l.n_3e_">Ah ! Porus, j’ay pitié de ton aveuglement. </text:p>
        <text:p text:style-name="_3c_speaker_3e_">PORUS. </text:p>
        <text:p text:style-name="_3c_l.n_3e_">Et moy j’ay de l’horreur de ton déreglement*. </text:p>
        <text:p text:style-name="_3c_speaker_3e_">ALEXANDRE. </text:p>
        <text:p text:style-name="_3c_l.n_3e_">Ah ! c’est faire à ma gloire un trop sensible outrage. </text:p>
        <text:p text:style-name="_3c_speaker_3e_">ARGIRE. </text:p>
        <text:p text:style-name="_3c_l.n_3e_">Ah ! Seigneur. </text:p>
        <text:p text:style-name="_3c_speaker_3e_">ARSACIDE. </text:p>
        <text:p text:style-name="_3c_l.part_3e_"><text:tab/><text:tab/>Dans mon sang viens assouvir ta rage. </text:p>
        <text:p text:style-name="_3c_l.n_3e_">Que tous ses traits mortels se destournent sur moy : </text:p>
        <text:p text:style-name="_3c_l.n_3e_">Frape. </text:p>
        <text:p text:style-name="_3c_speaker_3e_">ALEXANDRE. </text:p>
        <text:p text:style-name="_3c_l.part_3e_"><text:tab/>Va, tu suivras le destin de ton Roy. </text:p>
        <text:p text:style-name="P29">(<text:span text:style-name="T5">Alexandre s’en va avec Perdiccas</text:span>).<text:note text:id="ftn271" text:note-class="footnote"><text:note-citation>0</text:note-citation><text:note-body><text:p text:style-name="Footnote"><text:span text:style-name="T31"><text:s/>La sortie d’Alexandre est problématique, car le personnage intervient à la scène suivante sans qu’aucune didascalie indique son retour. Nous avons analysé cette incohérence dans le chapitre </text:span><text:span text:style-name="T12">iv</text:span><text:span text:style-name="T31"> de notre introduction à la pièce.</text:span></text:p></text:note-body></text:note> </text:p>
        <text:p text:style-name="Scene"><text:tab/>SCENE VII.<text:tab/><text:span text:style-name="_3c_pb_3e_">[72]</text:span></text:p>
        <text:p text:style-name="_3c_stage_3e_">[ARGIRE, <text:span text:style-name="T77">ALEXANDRE</text:span>, PORUS, PERDICCAS, ARSACIDE, CLARICE.]</text:p>
        <text:p text:style-name="_3c_speaker_3e_">ARGIRE. </text:p>
        <text:p text:style-name="_3c_l.n_3e_">Quel sera ce destin, consulte avec ta gloire</text:p>
        <text:p text:style-name="_3c_l.n_3e_">Comme<text:note text:id="ftn272" text:note-class="footnote"><text:note-citation>0</text:note-citation><text:note-body><text:p text:style-name="Footnote"><text:span text:style-name="T31"><text:s/>Sur l’emploi de l’adverbe </text:span><text:span text:style-name="T32">comme</text:span><text:span text:style-name="T31">, se reporter à la note du vers 888.</text:span><text:span text:style-name="T35"> </text:span></text:p></text:note-body></text:note> tu dois user des traits de ta victoire !</text:p>
        <text:p text:style-name="_3c_l.n_3e_">Ne laisse pas languir un Roy dans ses liens<text:note text:id="ftn273" text:note-class="footnote"><text:note-citation>0</text:note-citation><text:note-body><text:p text:style-name="Footnote"><text:span text:style-name="T31"><text:s/>Diérèse : on lit « li-en », le mot compte pour deux syllabes. </text:span></text:p></text:note-body></text:note>, </text:p>
        <text:p text:style-name="_3c_l.n_3e_"><text:soft-page-break/>Tire-le de ses fers et redouble les miens ; </text:p>
        <text:p text:style-name="_3c_l.n_3e_">Et puis que c’est pour moy qu’il s’expose à l’orage, </text:p>
        <text:p text:style-name="_3c_l.n_3e_">Accable-moy des maux où son amour l’engage, </text:p>
        <text:p text:style-name="_3c_l.n_3e_">Pour rendre mes ennuis* un peu moins rigoureux, </text:p>
        <text:p text:style-name="_3c_l.n_3e_">Oste à mon mauvais sort au moins un malheureux. <text:s/></text:p>
        <text:p text:style-name="P6">ALEXANDRE. </text:p>
        <text:p text:style-name="_3c_l.n_3e_">Oüy Reyne…</text:p>
        <text:p text:style-name="_3c_speaker_3e_">PORUS à Argire. </text:p>
        <text:p text:style-name="_3c_l.part_3e_"><text:tab/><text:tab/><text:tab/>Garde-toy de suivre son envie, </text:p>
        <text:p text:style-name="_3c_l.n_3e_">Lâche, ma liberté te couteroit la vie, </text:p>
        <text:p text:style-name="_3c_l.n_3e_">Il faut finir mes jours*, et non pas ma raison, </text:p>
        <text:p text:style-name="_3c_l.n_3e_">Porte jusques au bout ta noire trahison, </text:p>
        <text:p text:style-name="_3c_l.n_3e_">Tu m’as mis dans ses fers, acheve ton ouvrage. </text:p>
        <text:p text:style-name="_3c_speaker_3e_">ARGIRE. <text:tab/><text:span text:style-name="_3c_pb_3e_">[K, 73]</text:span></text:p>
        <text:p text:style-name="_3c_l.n_3e_">Moy ?</text:p>
        <text:p text:style-name="_3c_speaker_3e_">PORUS. </text:p>
        <text:p text:style-name="_3c_l.part_3e_"><text:tab/>Toy perfide toy ! </text:p>
        <text:p text:style-name="_3c_speaker_3e_">ARGIRE. </text:p>
        <text:p text:style-name="_3c_l.part_3e_"><text:tab/><text:tab/><text:tab/><text:tab/>Justes Dieux quelle rage ! </text:p>
        <text:p text:style-name="_3c_l.n_3e_">Quoy Porus ? </text:p>
        <text:p text:style-name="_3c_speaker_3e_">PORUS. </text:p>
        <text:p text:style-name="_3c_l.part_3e_"><text:tab/><text:tab/>Ne fains point de répandre des pleurs</text:p>
        <text:p text:style-name="_3c_l.n_3e_">Ton remords les arrache, et non pas tes malheurs : </text:p>
        <text:p text:style-name="_3c_l.n_3e_">Mais chasse ces remords et cesse de te plaindre, </text:p>
        <text:p text:style-name="_3c_l.n_3e_">Alexandre est sauvé ; tu n’as plus rien à craindre. </text:p>
        <text:p text:style-name="_3c_l.n_3e_">Mon rival* est paisible et par ta lâcheté</text:p>
        <text:p text:style-name="_3c_l.n_3e_">Contre tous mes efforts il est en seureté ; </text:p>
        <text:p text:style-name="_3c_l.n_3e_">Garde, garde ces pleurs que tu devois répandre, </text:p>
        <text:p text:style-name="_3c_l.n_3e_">Si j’eusse triomphé de ce grand Alexandre. </text:p>
        <text:p text:style-name="_3c_l.n_3e_">Argire si le sort vient à le traverser<text:note text:id="ftn274" text:note-class="footnote"><text:note-citation>0</text:note-citation><text:note-body><text:p text:style-name="Footnote"><text:span text:style-name="T31"><text:s/></text:span><text:span text:style-name="T32">Traverser </text:span><text:span text:style-name="T31">signifie ici faire obstacle </text:span><text:span text:style-name="T56">(</text:span><text:span text:style-name="T31">Richelet</text:span><text:span text:style-name="T56">). </text:span></text:p></text:note-body></text:note></text:p>
        <text:p text:style-name="_3c_l.n_3e_">Tu maudiras tes yeux, qui n’en pourront verser. </text:p>
        <text:p text:style-name="_3c_speaker_3e_"><text:soft-page-break/>ARGIRE. </text:p>
        <text:p text:style-name="_3c_l.n_3e_">Où ce cœur innocent treuvera-il des armes</text:p>
        <text:p text:style-name="_3c_l.n_3e_">Puisque mesme tu fais un crime de mes larmes ? </text:p>
        <text:p text:style-name="_3c_l.n_3e_">Soupirs, larmes, sanglots vous estes sans effort ; </text:p>
        <text:p text:style-name="_3c_l.n_3e_">Et je n’ay du<text:note text:id="ftn275" text:note-class="footnote"><text:note-citation>0</text:note-citation><text:note-body><text:p text:style-name="Footnote"><text:span text:style-name="T31"><text:s/>Dans une phrase négative, </text:span><text:span text:style-name="T32">du </text:span><text:span text:style-name="T31">peut être employé comme déterminant de la même façon que </text:span><text:span text:style-name="T32">de</text:span><text:span text:style-name="T31">. (N. Fournier, §234, p. 163) </text:span></text:p></text:note-body></text:note> secours que celuy de la mort, </text:p>
        <text:p text:style-name="_3c_l.n_3e_">J’y cours. Porus au nom de ta premiere flame*<text:tab/><text:span text:style-name="_3c_pb_3e_">[74]</text:span></text:p>
        <text:p text:style-name="_3c_l.n_3e_">Prens les derniers soupirs<text:note text:id="ftn276" text:note-class="footnote"><text:note-citation>0</text:note-citation><text:note-body><text:p text:style-name="Footnote"><text:span text:style-name="T31"><text:s/></text:span><text:span text:style-name="T32">Prendre les derniers soupirs</text:span><text:span text:style-name="T31"> signifie « tuer ». Cette formule est formée à partir de l’expression « rendre les derniers soupirs », qui signifie « mourir » (</text:span><text:span text:style-name="T39">Académie</text:span><text:span text:style-name="T31">). </text:span></text:p></text:note-body></text:note> de ta mourante femme. </text:p>
        <text:p text:style-name="_3c_speaker_3e_">PORUS. </text:p>
        <text:p text:style-name="_3c_l.n_3e_">Laisse-moy. </text:p>
        <text:p text:style-name="_3c_speaker_3e_">ARGIRE. </text:p>
        <text:p text:style-name="_3c_l.part_3e_"><text:tab/><text:tab/>Quoy cruel tu ne m’écoutes pas. </text:p>
        <text:p text:style-name="_3c_l.n_3e_">Va tigre. Cependant que je cours au trépas, </text:p>
        <text:p text:style-name="_3c_l.n_3e_">Que mon sang va monstrer quelle est mon innocence, </text:p>
        <text:p text:style-name="P50"><text:span text:style-name="T5">(A Alexandre.)</text:span> </text:p>
        <text:p text:style-name="_3c_l.n_3e_">Daignez dire, Seigneur, un mot en ma defense. </text:p>
        <text:p text:style-name="_3c_speaker_3e_">PORUS. </text:p>
        <text:p text:style-name="_3c_l.n_3e_">Arreste-la, Clarice. </text:p>
        <text:p text:style-name="_3c_speaker_3e_">CLARICE.</text:p>
        <text:p text:style-name="_3c_l.part_3e_"><text:tab/><text:tab/><text:tab/>Ah Madame ! un moment. </text:p>
        <text:p text:style-name="_3c_speaker_3e_">ALEXANDRE. </text:p>
        <text:p text:style-name="_3c_l.n_3e_">Que je me sens touché de son aveuglement ! </text:p>
        <text:p text:style-name="_3c_speaker_3e_">PORUS. </text:p>
        <text:p text:style-name="_3c_l.n_3e_">Argire, arreste encor. </text:p>
        <text:p text:style-name="_3c_speaker_3e_"><text:soft-page-break/>ARGIRE. </text:p>
        <text:p text:style-name="_3c_l.part_3e_"><text:tab/><text:tab/><text:tab/>Que me veux-tu barbare ? </text:p>
        <text:p text:style-name="_3c_speaker_3e_">ALEXANDRE. <text:tab/><text:span text:style-name="_3c_pb_3e_">[75]</text:span></text:p>
        <text:p text:style-name="_3c_l.n_3e_">Commence à mieux traiter une vertu si rare. </text:p>
        <text:p text:style-name="_3c_l.n_3e_">A tes derniers soupçons mesure le premier. </text:p>
        <text:p text:style-name="_3c_l.n_3e_">Tu vois dans cet escrit qui t’a faict prisonnier. </text:p>
        <text:p text:style-name="_3c_l.n_3e_">Madame esperez mieux. </text:p>
        <text:p text:style-name="_3c_speaker_3e_">PORUS. </text:p>
        <text:p text:style-name="_3c_l.part_3e_"><text:s/><text:tab/><text:tab/><text:tab/><text:tab/>Ciel qui voids mon martyre</text:p>
        <text:p text:style-name="_3c_l.n_3e_">Prends contre ma fureur la defense d’Argire. </text:p>
        <text:p text:style-name="P8">(Il lit.)</text:p>
        <text:p text:style-name="P1"><text:span text:style-name="T5">Alexandre prends garde à toy </text:span></text:p>
        <text:p text:style-name="P1"><text:span text:style-name="T5">Deux hommes par l’ordre du Roy</text:span></text:p>
        <text:p text:style-name="P1"><text:span text:style-name="T5">Sont allez dans ton camp t’immoller à sa haine, </text:span></text:p>
        <text:p text:style-name="P1"><text:span text:style-name="T5">Deffais-toy de ces inhumains, </text:span></text:p>
        <text:p text:style-name="P1"><text:span text:style-name="T5">Et deslors sans aucune peine</text:span></text:p>
        <text:p text:style-name="P1"><text:span text:style-name="T5">Si tu me donnes Oraxene</text:span></text:p>
        <text:p text:style-name="P1"><text:span text:style-name="T5">Je mets l’Indie entre tes mains.</text:span><text:span text:style-name="T6"><text:note text:id="ftn277" text:note-class="footnote"><text:note-citation>0</text:note-citation><text:note-body><text:p text:style-name="Footnote"><text:span text:style-name="T31"><text:s/></text:span><text:span text:style-name="T56">Dans les tragédies de l’âge classique, la versification est plus libre dans les passages qui se détachent du dialogue entre les personnages. C’est pourquoi la lettre n’est pas soumise à un enchaînement d’alexandrins à rimes plates. Nous avons ici sept octosyllabes répartis en un distique et un quintil dont les deux rimes (A et B) suivent le schéma suivant : ABAAB. </text:span></text:p></text:note-body></text:note></text:span> </text:p>
        <text:p text:style-name="_3c_l.n_3e_">Attale. Dieux vangeurs prestez-moy vostre foudre. </text:p>
        <text:p text:style-name="_3c_l.n_3e_">Ah ! traistre, quand leurs coups te reduiroient en poudre ; </text:p>
        <text:p text:style-name="_3c_l.n_3e_">Apres ta trahison, apres tes attentats</text:p>
        <text:p text:style-name="_3c_l.n_3e_">Leurs coups les plus cruels ne me vangeroient pas. </text:p>
        <text:p text:style-name="_3c_speaker_3e_">ARGIRE. <text:tab/><text:span text:style-name="_3c_pb_3e_">[76]</text:span></text:p>
        <text:p text:style-name="_3c_l.n_3e_"><text:soft-page-break/>Attale l’a trahi. </text:p>
        <text:p text:style-name="_3c_speaker_3e_">ALEXANDRE. </text:p>
        <text:p text:style-name="_3c_l.part_3e_"><text:tab/><text:tab/>C’est luy-mesme. </text:p>
        <text:p text:style-name="_3c_speaker_3e_">ARGIRE. </text:p>
        <text:p text:style-name="_3c_l.part_3e_"><text:tab/><text:tab/><text:tab/><text:tab/>L’infame ! </text:p>
        <text:p text:style-name="_3c_speaker_3e_">PORUS. </text:p>
        <text:p text:style-name="_3c_l.n_3e_">Que de troubles nouveaux s’élevent dans mon ame ! </text:p>
        <text:p text:style-name="_3c_l.n_3e_">Mon esprit attentif à cette trahison</text:p>
        <text:p text:style-name="_3c_l.n_3e_">Contre ma jalousie arme encor ma raison.</text:p>
        <text:p text:style-name="_3c_l.n_3e_">Traistre ne dois-je pas à ta lâche conduite</text:p>
        <text:p text:style-name="_3c_l.n_3e_">De ma jalouse ardeur la naissance et la suite ? </text:p>
        <text:p text:style-name="_3c_l.n_3e_">N’est-ce pas ton conseil qui m’ameine en ces lieux ? </text:p>
        <text:p text:style-name="_3c_l.n_3e_">M’as-tu pas inspiré ce dessein furieux ? </text:p>
        <text:p text:style-name="_3c_l.n_3e_">Et cependant Attale ta trame est découverte ! </text:p>
        <text:p text:style-name="_3c_l.n_3e_">Mais elle l’est trop tard, pour empescher ma perte. </text:p>
        <text:p text:style-name="_3c_l.n_3e_">Viens lâche, viens jouyr du mal que tu m’as faict. </text:p>
        <text:p text:style-name="_3c_l.n_3e_">Où doy-je commencer d’expier mon forfait</text:p>
        <text:p text:style-name="_3c_l.n_3e_">Par tout également envers vous envers elle, </text:p>
        <text:p text:style-name="_3c_l.n_3e_">Je voy mon cœur coupable et ma main criminelle, </text:p>
        <text:p text:style-name="_3c_l.n_3e_">Icy lâche assassin, là barbare, jaloux</text:p>
        <text:p text:style-name="_3c_l.n_3e_">Que n’ay-je point commis contre vous, contre vous ? </text:p>
        <text:p text:style-name="_3c_l.n_3e_">Vangez-vous, vangez-vous, que rien ne vous retienne, </text:p>
        <text:p text:style-name="_3c_l.n_3e_">N’avez-vous point de main qui ressemble à la mienne ? </text:p>
        <text:p text:style-name="_3c_l.n_3e_">A l’exemple cruel que je vous ay donné<text:tab/><text:span text:style-name="_3c_pb_3e_">[77]</text:span></text:p>
        <text:p text:style-name="_3c_l.n_3e_">N’oseriez-vous prester qu’un esprit estonné* ? </text:p>
        <text:p text:style-name="_3c_l.n_3e_">Ce fut en moy fureur ; mais en vous c’est justice. </text:p>
        <text:p text:style-name="_3c_l.n_3e_">Par pitié tirez-moy de ce noir precipice ; </text:p>
        <text:p text:style-name="_3c_l.n_3e_"><text:soft-page-break/>Plus j’en veux fuir l’abisme et plus avec terreur</text:p>
        <text:p text:style-name="_3c_l.n_3e_">D’un timide* regard j’en mesure l’horreur. </text:p>
        <text:p text:style-name="_3c_l.n_3e_">Plus ma raison m’arrache à cet estat coupable, </text:p>
        <text:p text:style-name="_3c_l.n_3e_">Plus l’objet à mon cœur en paroist effroyable. </text:p>
        <text:p text:style-name="_3c_l.n_3e_">Argire, de quel œil vous dois-je regarder ? </text:p>
        <text:p text:style-name="_3c_speaker_3e_">ARGIRE. </text:p>
        <text:p text:style-name="_3c_l.n_3e_">Ah ! c’est à moy Seigneur à<text:note text:id="ftn278" text:note-class="footnote"><text:note-citation>0</text:note-citation><text:note-body><text:p text:style-name="Footnote"><text:span text:style-name="T31"><text:s/>L’infinitif complément d’objet peut être introduit par la préposition </text:span><text:span text:style-name="T32">à</text:span><text:span text:style-name="T31">, l’usage des prépositions ayant varié au cours du </text:span><text:span text:style-name="T12">xvii</text:span><text:span text:style-name="T25">e</text:span><text:span text:style-name="T31"> siècle. (G. Spillebout, p. 259). </text:span></text:p></text:note-body></text:note> vous le demander. </text:p>
        <text:p text:style-name="_3c_l.n_3e_">De quelque trahison dont on accuse Attale, </text:p>
        <text:p text:style-name="_3c_l.n_3e_">Puisque c’est vostre amour qui vous la rend fatale. <text:s/></text:p>
        <text:p text:style-name="_3c_l.n_3e_">J’ay causé vos malheurs, et loing de les guerir, </text:p>
        <text:p text:style-name="_3c_l.n_3e_">Peut-estre ay-je vescu d’un air à les aigrir ? </text:p>
        <text:p text:style-name="_3c_l.n_3e_">De tous les deux, Seigneur, je vous demande grace, </text:p>
        <text:p text:style-name="_3c_l.n_3e_">Souffrez* qu’avec mes pleurs mon amour les efface. </text:p>
        <text:p text:style-name="_3c_speaker_3e_">PORUS.</text:p>
        <text:p text:style-name="_3c_l.n_3e_">Ah ! Reine ce n’est pas comme il me faut punir : </text:p>
        <text:p text:style-name="_3c_l.n_3e_">Mais tu laisses le soin à mon ressouvenir. </text:p>
        <text:p text:style-name="_3c_l.n_3e_">Il te servira bien, et vous Roy magnanime</text:p>
        <text:p text:style-name="_3c_l.n_3e_">Perdez un criminel. </text:p>
        <text:p text:style-name="_3c_speaker_3e_">ALEXANDRE. </text:p>
        <text:p text:style-name="_3c_l.part_3e_"><text:tab/><text:tab/><text:tab/>Ne parlons plus de crime. </text:p>
        <text:p text:style-name="_3c_l.n_3e_">Vous n’avez rien commis qui merite ce nom<text:tab/><text:span text:style-name="_3c_pb_3e_">[78]</text:span></text:p>
        <text:p text:style-name="_3c_l.n_3e_">Si l’amour n’en est un indigne de pardon. </text:p>
        <text:p text:style-name="_3c_speaker_3e_">PORUS. </text:p>
        <text:p text:style-name="_3c_l.n_3e_">Mon cœur* en juge mieux que ne fait ta clemence. </text:p>
        <text:p text:style-name="_3c_l.n_3e_">Et je n’ay pas dessein de frustrer ta vengeance, </text:p>
        <text:p text:style-name="_3c_l.n_3e_"><text:soft-page-break/>La mienne te regarde, et je laisse à ton choix</text:p>
        <text:p text:style-name="_3c_l.n_3e_">De vanger hautement la Majesté des Roïs. </text:p>
        <text:p text:style-name="_3c_l.n_3e_">Tu sçais les trahisons et les crimes d’Attale, </text:p>
        <text:p text:style-name="_3c_l.n_3e_">J’en laisse la vengeance à ton ame Royale ; </text:p>
        <text:p text:style-name="_3c_l.n_3e_">Quelque indigne qu’il soit de mon ressentiment, </text:p>
        <text:p text:style-name="_3c_l.n_3e_">Mon cœur avec plaisir attend son chastiment. </text:p>
        <text:p text:style-name="_3c_speaker_3e_">ALEXANDRE. </text:p>
        <text:p text:style-name="_3c_l.n_3e_">Hé bien va dans ton camp chastier ce rebelle ; </text:p>
        <text:p text:style-name="_3c_l.n_3e_">C’est à toy de punir un sujet infidele ; </text:p>
        <text:p text:style-name="_3c_l.n_3e_">Puis que tu n’as des fers que par sa trahison. </text:p>
        <text:p text:style-name="_3c_l.n_3e_">Il est de mon devoir de rompre ta prison. </text:p>
        <text:p text:style-name="_3c_l.n_3e_">Permets qu’à ce devoir j’adjouste quelque chose, </text:p>
        <text:p text:style-name="_3c_l.n_3e_">Puisqu’il plaist au hazard que d’elle je dispose, </text:p>
        <text:p text:style-name="_3c_l.n_3e_">Avecque tous les tiens, Prince je te la rends. </text:p>
        <text:p text:style-name="_3c_l.n_3e_">Souffre pour la rançon celle de tes enfans. </text:p>
        <text:p text:style-name="_3c_l.n_3e_">Que j’adjoute aux estats que sont sous ta couronne</text:p>
        <text:p text:style-name="_3c_l.n_3e_">Ceux que sur tes voisins ma conqueste me donne. </text:p>
        <text:p text:style-name="_3c_l.n_3e_">J’auray beaucoup gaigné, si je puis à ce prix</text:p>
        <text:p text:style-name="_3c_l.n_3e_">Conter le grand Porus au rang de mes amis. </text:p>
        <text:p text:style-name="_3c_speaker_3e_">ARGIRE. <text:tab/></text:p>
        <text:p text:style-name="_3c_l.n_3e_">O generositez à qui tout se doit rendre ! <text:tab/><text:span text:style-name="_3c_pb_3e_">[79]</text:span></text:p>
        <text:p text:style-name="_3c_l.n_3e_">O cœur vrayment Royal ! </text:p>
        <text:p text:style-name="_3c_speaker_3e_">PORUS. </text:p>
        <text:p text:style-name="_3c_l.part_3e_"><text:tab/><text:tab/><text:tab/><text:tab/>Tu sçais vaincre Alexandre. </text:p>
        <text:p text:style-name="_3c_l.n_3e_">Et le Ciel assemblant tant de vertus* en toy. </text:p>
        <text:p text:style-name="_3c_l.n_3e_">Sans doute à l’Univers ne veut donner qu’un Roy. </text:p>
        <text:p text:style-name="_3c_l.n_3e_">A cette auguste loy j’obeis sans contrainte ; </text:p>
        <text:p text:style-name="_3c_l.n_3e_"><text:soft-page-break/>Regne ; porte par tout ou l’amour ou la crainte : </text:p>
        <text:p text:style-name="_3c_l.n_3e_">Rien ne puisse<text:note text:id="ftn279" text:note-class="footnote"><text:note-citation>0</text:note-citation><text:note-body><text:p text:style-name="Footnote"><text:span text:style-name="T31"><text:s/>Le subjonctif à valeur de souhait peut ne pas être introduit par « Que » au </text:span><text:span text:style-name="T12">xvii</text:span><text:span text:style-name="T25">e</text:span><text:span text:style-name="T31"> siècle. (N. Fournier, §477, p. 333). </text:span></text:p></text:note-body></text:note> arrester ton destin glorieux ;</text:p>
        <text:p text:style-name="_3c_l.n_3e_">Toutefois sans choquer l’ordonnance des Cieux</text:p>
        <text:p text:style-name="_3c_l.n_3e_">Trouve bon que ce cœur plein de recognoissance</text:p>
        <text:p text:style-name="_3c_l.n_3e_">Ose se prevaloir de ta magnificence ; </text:p>
        <text:p text:style-name="_3c_l.n_3e_">Il choisit ; et des biens que m’offre ta bonté, </text:p>
        <text:p text:style-name="_3c_l.n_3e_">Je te veux seulement devoir ma liberté, </text:p>
        <text:p text:style-name="_3c_l.n_3e_">Je la reçoy de toy, mais si pleine et si belle</text:p>
        <text:p text:style-name="_3c_l.n_3e_">Que mon premier orgueil me revient avec elle ; </text:p>
        <text:p text:style-name="_3c_l.n_3e_">Et n’ayant jusqu’ici combattu qu’à demy, </text:p>
        <text:p text:style-name="_3c_l.n_3e_">Je brusle de t’avoir encor pour ennemy. </text:p>
        <text:p text:style-name="_3c_l.n_3e_">Apres ce que pour moy ta bonté vient de faire ; </text:p>
        <text:p text:style-name="_3c_l.n_3e_">Ce desir est ingrat, injuste, temeraire,</text:p>
        <text:p text:style-name="_3c_l.n_3e_">Dont tout autre que toy se pourroit outrager. </text:p>
        <text:p text:style-name="_3c_l.n_3e_">Mais le grand Alexandre en sçaura mieux juger. </text:p>
        <text:p text:style-name="_3c_l.n_3e_">Par ta rare faveur mon ame delivree</text:p>
        <text:p text:style-name="_3c_l.n_3e_">Des soupçons qui l’avoient si fort deffiguree, </text:p>
        <text:p text:style-name="_3c_l.n_3e_">Reprend ses sentimens et la noble chaleur*<text:tab/><text:span text:style-name="_3c_pb_3e_">[80]</text:span></text:p>
        <text:p text:style-name="_3c_l.n_3e_">De vouloir d’Alexandre eprouver la valeur*. </text:p>
        <text:p text:style-name="_3c_l.n_3e_">Souffre* donc qu’un combat acheve nostre guerre ; </text:p>
        <text:p text:style-name="_3c_l.n_3e_">Non pour te disputer l’Empire* de la terre.</text:p>
        <text:p text:style-name="_3c_l.n_3e_">Tu peux seul y porter tes desirs justement ; </text:p>
        <text:p text:style-name="_3c_l.n_3e_">Les Dieux te l’ont promis, et je veux seulement</text:p>
        <text:p text:style-name="_3c_l.n_3e_">Que quelque grand exploit heureux ou magnanime</text:p>
        <text:p text:style-name="_3c_l.n_3e_">Avant ton amitié m’acquiere ton estime. </text:p>
        <text:p text:style-name="_3c_l.n_3e_">Ainsi charmé d’un bien que je n’ose accepter</text:p>
        <text:p text:style-name="_3c_l.n_3e_"><text:soft-page-break/>Je ne te combattray que pour le meriter. </text:p>
        <text:p text:style-name="_3c_speaker_3e_">ALEXANDRE. </text:p>
        <text:p text:style-name="_3c_l.n_3e_">Ton dessein me ravit, adieu. Quoy qu’il arrive</text:p>
        <text:p text:style-name="_3c_l.n_3e_">Suivez ou demeurez, soyez libre, ou captive. </text:p>
        <text:p text:style-name="Scene"><text:tab/>SCENE VIII<text:tab/><text:span text:style-name="_3c_pb_3e_">[L, 81]</text:span></text:p>
        <text:p text:style-name="_3c_stage_3e_">PORUS, ARGIRE [, ARSACIDE].</text:p>
        <text:p text:style-name="_3c_speaker_3e_">PORUS. </text:p>
        <text:p text:style-name="_3c_l.n_3e_">Demeurez. </text:p>
        <text:p text:style-name="_3c_speaker_3e_">ARGIRE. </text:p>
        <text:p text:style-name="_3c_l.part_3e_"><text:tab/>Ah ! souffrez*…</text:p>
        <text:p text:style-name="_3c_speaker_3e_">PORUS. </text:p>
        <text:p text:style-name="_3c_l.part_3e_"><text:tab/><text:tab/><text:tab/>Ah ! laissez-moy l’honneur</text:p>
        <text:p text:style-name="_3c_l.n_3e_">De vous tirer des mains d’un illustre vainqueur.</text:p>
        <text:p text:style-name="_3c_l.n_3e_">Apres tant de biens-faits je fais tort à ma gloire, </text:p>
        <text:p text:style-name="_3c_l.n_3e_">Si je ne vous obtiens des mains de la victoire ; </text:p>
        <text:p text:style-name="_3c_l.n_3e_">Puis je dois d’autant plus recevoir de l’éclat</text:p>
        <text:p text:style-name="_3c_l.n_3e_">Du succez que j’attens de ce dernier combat, </text:p>
        <text:p text:style-name="_3c_l.n_3e_">Que j’y dois signaler* mon devoir et ma flame*, </text:p>
        <text:p text:style-name="_3c_l.n_3e_">Relever mon Empire* et rachepter ma femme. </text:p>
        <text:p text:style-name="_3c_speaker_3e_">ARGIRE. <text:tab/><text:span text:style-name="_3c_pb_3e_">[82]</text:span></text:p>
        <text:p text:style-name="_3c_l.n_3e_">Quoy ? faudra-t’il, Seigneur, apres tant de hazards</text:p>
        <text:p text:style-name="_3c_l.n_3e_">Tenter encore un coup<text:note text:id="ftn280" text:note-class="footnote"><text:note-citation>0</text:note-citation><text:note-body><text:p text:style-name="Footnote"><text:span text:style-name="T31"><text:s/>Se reporter à la note du vers 912. </text:span></text:p></text:note-body></text:note> la fortune de Mars ? </text:p>
        <text:p text:style-name="_3c_l.n_3e_">Cet honneur delicat dont vostre ame s’abuse</text:p>
        <text:p text:style-name="_3c_l.n_3e_">A mon timide* amour est une forte excuse. </text:p>
        <text:p text:style-name="_3c_speaker_3e_">PORUS. </text:p>
        <text:p text:style-name="_3c_l.n_3e_">Argire mon devoir ne s’en peut dégager ; </text:p>
        <text:p text:style-name="_3c_l.n_3e_"><text:soft-page-break/>Mais n’en redoutez rien qui vous puisse affliger. </text:p>
        <text:p text:style-name="_3c_l.n_3e_">Adieu. Toy<text:note text:id="ftn281" text:note-class="footnote"><text:note-citation>0</text:note-citation><text:note-body><text:p text:style-name="Footnote"><text:span text:style-name="T31"><text:s/>Il semble que Porus s’adresse ici à son compagnon Arsacide. <text:s text:c="2"/></text:span></text:p></text:note-body></text:note> cependant viens voir nostre vengeance, </text:p>
        <text:p text:style-name="_3c_l.n_3e_">Et dans le sang d’Attale amoindrir mon offence. </text:p>
        <text:p text:style-name="_3c_label_3e_">Fin du quatriesme Acte.</text:p>
        <text:p text:style-name="Standard"/>
        <text:p text:style-name="P3"><text:tab/>ACTE V <text:tab/><text:span text:style-name="_3c_pb_3e_">[83]</text:span></text:p>
        <text:p text:style-name="Scene">SCENE PREMIERE.</text:p>
        <text:p text:style-name="_3c_stage_3e_">ARGIRE, CLARICE, ORAXENE, CLAIRANCE.</text:p>
        <text:p text:style-name="_3c_speaker_3e_">ARGIRE. </text:p>
        <text:p text:style-name="_3c_l.n_3e_">He bien Attale est mort. </text:p>
        <text:p text:style-name="_3c_speaker_3e_">CLARICE. </text:p>
        <text:p text:style-name="_3c_l.part_3e_"><text:tab/><text:tab/><text:tab/><text:tab/>Phradate m’a tout dit. </text:p>
        <text:p text:style-name="_3c_l.n_3e_">Et m’a fait de sa mort un fidelle recit. </text:p>
        <text:p text:style-name="_3c_speaker_3e_">ARGIRE.</text:p>
        <text:p text:style-name="_3c_l.n_3e_">Parle.</text:p>
        <text:p text:style-name="_3c_speaker_3e_">CLARICE.</text:p>
        <text:p text:style-name="_3c_l.part_3e_"><text:tab/>Sa trahison estoit si bien tissuë<text:note text:id="ftn282" text:note-class="footnote"><text:note-citation>0</text:note-citation><text:note-body><text:p text:style-name="Footnote"><text:span text:style-name="T31"><text:s/></text:span><text:span text:style-name="T32">Tissu </text:span><text:span text:style-name="T31">est le participe passé du verbe « tistre », qui signifie « faire quelque ouvrage de soie, ou de cheveux » dont on emploie uniquement le passé composé (</text:span><text:span text:style-name="T59">Dictionnaire françois</text:span><text:span text:style-name="T56">, Richelet, 1680</text:span><text:span text:style-name="T31">). </text:span></text:p></text:note-body></text:note>, </text:p>
        <text:p text:style-name="_3c_l.n_3e_">Que les Dieux seuls pouvoient en détourner l’issuë. </text:p>
        <text:p text:style-name="_3c_l.n_3e_">Je ne vous diray pas par quel estrange erreur<text:tab/><text:span text:style-name="_3c_pb_3e_">[84]</text:span></text:p>
        <text:p text:style-name="_3c_l.n_3e_">Il fit naistre du Roy la jalouze fureur ; </text:p>
        <text:p text:style-name="_3c_l.n_3e_">Mais enfin ce fut luy qui sema dans sa tante</text:p>
        <text:p text:style-name="_3c_l.n_3e_">Des billets à troubler l’ame la plus constante : </text:p>
        <text:p text:style-name="_3c_l.n_3e_">Et sceut avec tant d’art ses soubçons ménager</text:p>
        <text:p text:style-name="_3c_l.n_3e_">Que le Roy n’a depuis songé qu’à se vanger. </text:p>
        <text:p text:style-name="_3c_l.n_3e_">Dans la mesme entreprise il engage Arsacide : </text:p>
        <text:p text:style-name="_3c_l.n_3e_">Ils viennent dans ces lieux. Cependant le perfide</text:p>
        <text:p text:style-name="_3c_l.n_3e_">Advertit Alexandre ; et couvrant ses desseins </text:p>
        <text:p text:style-name="_3c_l.n_3e_">Sous des noms inconnus cache les assassins, </text:p>
        <text:p text:style-name="_3c_l.n_3e_">Afin que dans l’erreur de leur basse naissance</text:p>
        <text:p text:style-name="_3c_l.n_3e_"><text:soft-page-break/>Alexandre en tirast une prompte vengeance. </text:p>
        <text:p text:style-name="_3c_l.n_3e_">Et que luy par leur mort seul maistre des soldats</text:p>
        <text:p text:style-name="_3c_l.n_3e_">Il peut sans nul obstacle usurper vos Estats. </text:p>
        <text:p text:style-name="_3c_speaker_3e_">ARGIRE. </text:p>
        <text:p text:style-name="_3c_l.n_3e_">Quelle suite grands Dieux d’attentats et de crimes ! </text:p>
        <text:p text:style-name="_3c_speaker_3e_">CLARICE. </text:p>
        <text:p text:style-name="_3c_l.n_3e_">Il croyoit que l’amour les rendroit legitimes. </text:p>
        <text:p text:style-name="_3c_l.n_3e_">Ne pouvant l’obtenir ny du Roy ny de vous. </text:p>
        <text:p text:style-name="_3c_l.n_3e_">Il vouloit l’acquerir par la perte de tous. </text:p>
        <text:p text:style-name="_3c_l.n_3e_">Desja depuis long-temps il formoit cette trame ; </text:p>
        <text:p text:style-name="_3c_l.n_3e_">Et le peu de combat que rendit cet infame</text:p>
        <text:p text:style-name="_3c_l.n_3e_">Quand il dût vous sauver des mains de Perdiccas, </text:p>
        <text:p text:style-name="_3c_l.n_3e_">Fut le commencement de ces noirs attentats. </text:p>
        <text:p text:style-name="_3c_speaker_3e_">CLAIRANCE <text:span text:style-name="T6">à Oraxene</text:span>.<text:tab/><text:span text:style-name="_3c_pb_3e_">[85]</text:span></text:p>
        <text:p text:style-name="_3c_l.n_3e_">Ainsi de ma prison je vous suis obligee. </text:p>
        <text:p text:style-name="_3c_speaker_3e_">ORAXENE. </text:p>
        <text:p text:style-name="_3c_l.n_3e_">Mais vous n’en estes pas ma sœur trop affligee. </text:p>
        <text:p text:style-name="_3c_speaker_3e_">ARGIRE. </text:p>
        <text:p text:style-name="_3c_l.n_3e_">Acheve. </text:p>
        <text:p text:style-name="_3c_speaker_3e_">CLARICE. </text:p>
        <text:p text:style-name="_3c_l.part_3e_"><text:tab/><text:tab/>Cependant par l’absence du Roy</text:p>
        <text:p text:style-name="_3c_l.n_3e_">Tout le camp se remplit de tristesse et d’effroy. </text:p>
        <text:p text:style-name="_3c_l.n_3e_">Jusques aux plus zelez tout le monde en murmure*, </text:p>
        <text:p text:style-name="_3c_l.n_3e_">Quelques seditieux passent jusqu’à l’injure : </text:p>
        <text:p text:style-name="_3c_l.n_3e_">Et gagnez par Attale ils portent<text:note text:id="ftn283" text:note-class="footnote"><text:note-citation>0</text:note-citation><text:note-body><text:p text:style-name="Footnote"><text:span text:style-name="T31"><text:s/></text:span><text:span text:style-name="T32">Porter </text:span><text:span text:style-name="T31">a ici le sens de « </text:span><text:span text:style-name="T56">pousser, obliger, faire pancher. » (Richelet). </text:span></text:p></text:note-body></text:note> les soldats</text:p>
        <text:p text:style-name="_3c_l.n_3e_"><text:soft-page-break/>A demander un Roy qui ne les quitte pas. </text:p>
        <text:p text:style-name="_3c_l.n_3e_">Faisons, dit-il, un Roy qui nous puisse defendre, </text:p>
        <text:p text:style-name="_3c_l.n_3e_">Et qui sçachant flechir ou combattre Alexandre, </text:p>
        <text:p text:style-name="_3c_l.n_3e_">Apres tant de perils et des travaux* soufferts</text:p>
        <text:p text:style-name="_3c_l.n_3e_">Nous rende à nos enfans, et nous sauve des fers. </text:p>
        <text:p text:style-name="_3c_l.n_3e_">Ces mots volants par tout excitent leur furie ; </text:p>
        <text:p text:style-name="_3c_l.n_3e_">Araspe s’opposant à la mutinerie</text:p>
        <text:p text:style-name="_3c_l.n_3e_">Percé de mille coups tombe ; et par son malheur</text:p>
        <text:p text:style-name="_3c_l.n_3e_">De vos meilleurs subjets rallentit la chaleur*. <text:s/></text:p>
        <text:p text:style-name="_3c_l.n_3e_">Voyant que resister c’est croistre le tumulte : </text:p>
        <text:p text:style-name="_3c_l.n_3e_">Ils cedent, et d’abord on s’assemble, on consulte : </text:p>
        <text:p text:style-name="_3c_l.n_3e_">Attale est éleu Roy, ses vœux sont satisfaits. <text:tab/><text:span text:style-name="_3c_pb_3e_">[86]</text:span></text:p>
        <text:p text:style-name="_3c_l.n_3e_">Pour gagner les soldats il leur promet la paix. </text:p>
        <text:p text:style-name="_3c_speaker_3e_">ARGIRE. </text:p>
        <text:p text:style-name="_3c_l.n_3e_">Est-ce là le succez que tu m’as faict attendre ? </text:p>
        <text:p text:style-name="_3c_speaker_3e_">CLARICE. </text:p>
        <text:p text:style-name="_3c_l.n_3e_">Ecoutez tout. Croyant l’obtenir d’Alexandre</text:p>
        <text:p text:style-name="_3c_l.n_3e_">Luy-mesme il vient l’offrir ; mais il est arresté</text:p>
        <text:p text:style-name="_3c_l.n_3e_">Par Porus et par ceux qui l’avoient escorté. </text:p>
        <text:p text:style-name="_3c_l.n_3e_">Recognoissant le Roy ; d’abord il perd courage ; </text:p>
        <text:p text:style-name="_3c_l.n_3e_">Mais aussi-tost tournant son desespoir en rage</text:p>
        <text:p text:style-name="_3c_l.n_3e_">Il crie avec fureur, Aux armes mes amis</text:p>
        <text:p text:style-name="_3c_l.n_3e_">Voici le plus cruel de tous vos ennemis ; </text:p>
        <text:p text:style-name="_3c_l.n_3e_">Il vient de vendre aux Grecs vos femmes et vos vies, </text:p>
        <text:p text:style-name="_3c_l.n_3e_">Mais le Ciel pour punir ces noires perfidies</text:p>
        <text:p text:style-name="_3c_l.n_3e_">Sans defence en vos mains le livre à cette fois<text:note text:id="ftn284" text:note-class="footnote"><text:note-citation>0</text:note-citation><text:note-body><text:p text:style-name="Footnote"><text:span text:style-name="T31"><text:s/></text:span><text:span text:style-name="T32">À cette fois :</text:span><text:span text:style-name="T31"> la préposition « à » peut encore avoir une valeur temporelle au </text:span><text:span text:style-name="T12">xvii</text:span><text:span text:style-name="T25">e</text:span><text:span text:style-name="T31"> siècle (G. Spillebout, p. 243). </text:span></text:p></text:note-body></text:note></text:p>
        <text:p text:style-name="_3c_l.n_3e_"><text:soft-page-break/>Frapez ; et par sa mort confirmez vostre choix. </text:p>
        <text:p text:style-name="_3c_l.n_3e_">Il est hors de saison de s’en pouvoir dédire : </text:p>
        <text:p text:style-name="_3c_l.n_3e_">Et vostre seureté depend de mon Empire*. </text:p>
        <text:p text:style-name="_3c_l.n_3e_">Eux cependant pressez de leur noir attentat</text:p>
        <text:p text:style-name="_3c_l.n_3e_">Par des regards affreux s’animent au combat ; </text:p>
        <text:p text:style-name="_3c_l.n_3e_">D’autre costé les Grecs voyant leur contenance </text:p>
        <text:p text:style-name="_3c_l.n_3e_">Pour secourir leur Roy se mettent en defence ; </text:p>
        <text:p text:style-name="_3c_l.n_3e_">Là Porus à l’objet de cette trahison</text:p>
        <text:p text:style-name="_3c_l.n_3e_">Sent fremir tout son corps et troubler<text:note text:id="ftn285" text:note-class="footnote"><text:note-citation>0</text:note-citation><text:note-body><text:p text:style-name="Footnote"><text:span text:style-name="T31"><text:s/>Le verbe </text:span><text:span text:style-name="T32">troubler</text:span><text:span text:style-name="T31"> admet une construction intransitive et non réflexive au </text:span><text:span text:style-name="T12">xvii</text:span><text:span text:style-name="T25">e</text:span><text:span text:style-name="T31"> siècle (N. Fournier, §120, p. 89), ce qui explique ici l’absence du pronom réfléchi « se » attendu en français moderne. </text:span></text:p></text:note-body></text:note> sa raison.</text:p>
        <text:p text:style-name="_3c_l.n_3e_">Tout son sang vers le cœur se ramasse et se presse ; </text:p>
        <text:p text:style-name="_3c_l.n_3e_">Il pâlit ; mais ce sang d’une mesme vitesse</text:p>
        <text:p text:style-name="_3c_l.n_3e_">Se repand au dehors avec tant de chaleur* <text:tab/><text:span text:style-name="_3c_pb_3e_">[87]</text:span></text:p>
        <text:p text:style-name="_3c_l.n_3e_">Qu’on ne peut de son front soustenir la lueur,</text:p>
        <text:p text:style-name="_3c_l.n_3e_">Ses yeux estincellans de colere et de flamme</text:p>
        <text:p text:style-name="_3c_l.n_3e_">Vont porter la terreur jusques au fonds de l’ame. </text:p>
        <text:p text:style-name="_3c_l.n_3e_">Amis, (dit-il) parlant aux Macedoniens*, </text:p>
        <text:p text:style-name="_3c_l.n_3e_">Ce n’est pas me servir que d’attaquer les miens.</text:p>
        <text:p text:style-name="_3c_l.n_3e_">De leur perfide chef laissez-moy la vengeance. </text:p>
        <text:p text:style-name="_3c_l.n_3e_">Avec tant de fureur à ces mots il s’avance, </text:p>
        <text:p text:style-name="_3c_l.n_3e_">Qu’Attale et tous les siens frappez d’estonnement*, </text:p>
        <text:p text:style-name="_3c_l.n_3e_">Confus, épouventez restent sans mouvement : </text:p>
        <text:p text:style-name="_3c_l.n_3e_">Mais voyant le Roy seul ils reprennent courage, </text:p>
        <text:p text:style-name="_3c_l.n_3e_">Soudain pour profiter d’un si grand avantage</text:p>
        <text:p text:style-name="_3c_l.n_3e_">Font mine d’attaquer. Loin de parer leurs coups</text:p>
        <text:p text:style-name="_3c_l.n_3e_">Le Roy jette son casque, et se fait voir à tous. </text:p>
        <text:p text:style-name="_3c_l.n_3e_"><text:soft-page-break/>Amis (leur crie<text:note text:id="ftn286" text:note-class="footnote"><text:note-citation>0</text:note-citation><text:note-body><text:p text:style-name="Footnote"><text:span text:style-name="T31"><text:s/>Diérèse : on lit « cri-e », le mot compte pour deux syllabes. </text:span></text:p></text:note-body></text:note>-t’il) qu’on enchaine ce traistre : </text:p>
        <text:p text:style-name="_3c_l.n_3e_">Lors* Attale tremblant à la voix de son maistre</text:p>
        <text:p text:style-name="_3c_l.n_3e_">Comme un serf fugitif, qui se sent approcher*,</text:p>
        <text:p text:style-name="_3c_l.n_3e_">Dans la foule des siens t<text:span text:style-name="T77">â</text:span>che de se cacher. </text:p>
        <text:p text:style-name="_3c_l.n_3e_">Mais en vain ; le Roy suit ; et les siens sans defense</text:p>
        <text:p text:style-name="_3c_l.n_3e_">Livrent ce criminel à sa juste vengeance. </text:p>
        <text:p text:style-name="_3c_l.n_3e_">Seul parmi tous les Chefs d’un party revolté</text:p>
        <text:p text:style-name="_3c_l.n_3e_">Le Roy pour les dompter n’a que sa Majesté. </text:p>
        <text:p text:style-name="_3c_l.n_3e_">Mais admirez l’effect de sa force Royale ; </text:p>
        <text:p text:style-name="_3c_l.n_3e_">Ses plus chers confidens se tournent contre Attale. </text:p>
        <text:p text:style-name="_3c_l.n_3e_">Et portent contre luy tant de coups inhumains</text:p>
        <text:p text:style-name="_3c_l.n_3e_">Qu’à grand peine le Roy l’arrache de leurs mains. </text:p>
        <text:p text:style-name="_3c_l.n_3e_">Lors* ce traistre à ses pieds au poinct de rendre l’ame</text:p>
        <text:p text:style-name="_3c_l.n_3e_">Découvre aux yeux de tous son infidele trame. </text:p>
        <text:p text:style-name="_3c_l.n_3e_">Tout le monde en fremit, quand d’un ton élevé<text:tab/><text:span text:style-name="_3c_pb_3e_">[88]</text:span></text:p>
        <text:p text:style-name="_3c_l.n_3e_">Graces (dit-il) destins tout n’est pas achevé. </text:p>
        <text:p text:style-name="_3c_l.n_3e_">Mon rival* Arsacide écumant de furie</text:p>
        <text:p text:style-name="_3c_l.n_3e_">Il perd avec ces mots et la voix et la vie. </text:p>
        <text:p text:style-name="_3c_speaker_3e_">ORAXENE. </text:p>
        <text:p text:style-name="_3c_l.n_3e_">Ah ! mot plein pour mon cœur de menace et d’effroy.</text:p>
        <text:p text:style-name="_3c_l.n_3e_">Clarice que faisoit Arsacide ? </text:p>
        <text:p text:style-name="_3c_speaker_3e_">ARGIRE. </text:p>
        <text:p text:style-name="_3c_l.part_3e_"><text:tab/><text:tab/><text:tab/><text:tab/>Et le Roy ?</text:p>
        <text:p text:style-name="_3c_speaker_3e_">CLARICE. </text:p>
        <text:p text:style-name="_3c_l.n_3e_">Porus voyant enfin les deux camps en presence</text:p>
        <text:p text:style-name="_3c_l.n_3e_">Depesche aux ennemis avecque diligence ; </text:p>
        <text:p text:style-name="_3c_l.n_3e_"><text:soft-page-break/>Et sans perdre un moment leur offre le combat. </text:p>
        <text:p text:style-name="_3c_l.n_3e_">Là soudain chaque Chef anime le soldat. </text:p>
        <text:p text:style-name="_3c_speaker_3e_">ORAXENE. </text:p>
        <text:p text:style-name="_3c_l.n_3e_">Mais dy-moy promptement que faisoit Arsacide ? </text:p>
        <text:p text:style-name="_3c_speaker_3e_">CLARICE. </text:p>
        <text:p text:style-name="_3c_l.n_3e_">On l’ignore. </text:p>
        <text:p text:style-name="_3c_speaker_3e_">CLAIRANCE. </text:p>
        <text:p text:style-name="_3c_l.part_3e_"><text:tab/><text:tab/>Ma sœur vous estes trop timide*. </text:p>
        <text:p text:style-name="_3c_speaker_3e_">CLARICE.<text:tab/><text:span text:style-name="_3c_pb_3e_">[M, 89]</text:span></text:p>
        <text:p text:style-name="_3c_l.n_3e_">Il est vray que l’on croit qu’avecque Perdiccas. </text:p>
        <text:p text:style-name="_3c_speaker_3e_">CLAIRANCE. </text:p>
        <text:p text:style-name="_3c_l.n_3e_">Ah ! je t’entens. </text:p>
        <text:p text:style-name="_3c_speaker_3e_">ORAXENE. </text:p>
        <text:p text:style-name="_3c_l.part_3e_"><text:tab/><text:tab/><text:tab/>Ma sœur ne vous allarmez* pas. </text:p>
        <text:p text:style-name="_3c_speaker_3e_">ARGIRE. </text:p>
        <text:p text:style-name="_3c_l.n_3e_">Porus est donc aux mains ; quel destin est le nostre ? </text:p>
        <text:p text:style-name="_3c_l.n_3e_">Sans sortir d’un malheur nous tombons dans un autre. </text:p>
        <text:p text:style-name="_3c_l.n_3e_">Nous abandonnez-vous et pouvez-vous grands Dieux</text:p>
        <text:p text:style-name="_3c_l.n_3e_">Veillant pour tout le monde estre pour nous sans yeux ? </text:p>
        <text:p text:style-name="_3c_speaker_3e_">ORAXENE. </text:p>
        <text:p text:style-name="_3c_l.n_3e_">Dieux vous qui contemplez du haut de vostre gloire</text:p>
        <text:p text:style-name="_3c_l.n_3e_">Qui de nous ou du sort emporte la victoire ; </text:p>
        <text:p text:style-name="_3c_l.n_3e_">Jusqu’à quand voulez-vous croistre nos déplaisirs*,</text:p>
        <text:p text:style-name="_3c_l.n_3e_">Et d’un aspre dédain rejetter nos soupirs ?</text:p>
        <text:p text:style-name="Scene"><text:soft-page-break/><text:tab/><text:tab/><text:tab/>SCENE II. <text:tab/><text:tab/><text:tab/><text:span text:style-name="_3c_pb_3e_">[90]</text:span></text:p>
        <text:p text:style-name="_3c_stage_3e_">ARGIRE, PHRADATE, ORAXENE, CLAIRANCE, CLARICE.</text:p>
        <text:p text:style-name="_3c_speaker_3e_">ARGIRE. </text:p>
        <text:p text:style-name="_3c_l.n_3e_">Mais Phradate revient ; je voy sur son visage</text:p>
        <text:p text:style-name="_3c_l.n_3e_">D’un malheureux succez le sinistre presage. </text:p>
        <text:p text:style-name="_3c_l.n_3e_">Hé ! bien le Roy Phradate, ah ! tu ne respond pas : </text:p>
        <text:p text:style-name="_3c_l.n_3e_">Ce silence cruel m’annonce son trépas. </text:p>
        <text:p text:style-name="_3c_speaker_3e_">PHRADATE. </text:p>
        <text:p text:style-name="_3c_l.n_3e_">Rien ne peut resister au destin d’Alexandre. </text:p>
        <text:p text:style-name="_3c_l.n_3e_">Tout est perdu, Madame, il est temps de se rendre. </text:p>
        <text:p text:style-name="_3c_speaker_3e_">ARGIRE. </text:p>
        <text:p text:style-name="_3c_l.n_3e_">Quoy ? Porus est donc mort ; ne me deguise rien. </text:p>
        <text:p text:style-name="_3c_speaker_3e_">PHRADATE. </text:p>
        <text:p text:style-name="_3c_l.n_3e_">Le Demon* de la Grece est plus fort que le sien. </text:p>
        <text:p text:style-name="_3c_l.n_3e_">Il vit. Mais las…</text:p>
        <text:p text:style-name="_3c_speaker_3e_">ARGIRE. <text:tab/><text:span text:style-name="_3c_pb_3e_">[91]</text:span></text:p>
        <text:p text:style-name="_3c_l.part_3e_"><text:tab/><text:tab/>Phradate apprens moy sa disgrace. </text:p>
        <text:p text:style-name="_3c_speaker_3e_">PHRADATE. </text:p>
        <text:p text:style-name="_3c_l.n_3e_">Madame ; puisqu’il faut que je vous satisface. </text:p>
        <text:p text:style-name="_3c_l.n_3e_">Aussi-tost que le Roy parut aux yeux de tous, </text:p>
        <text:p text:style-name="_3c_l.n_3e_">On voit tous ses soldats tomber à ses genoux, </text:p>
        <text:p text:style-name="_3c_l.n_3e_">Renouveller le vœu de leur obeissance, </text:p>
        <text:p text:style-name="_3c_l.n_3e_">Et d’un cry pitoyable implorer sa clemence.</text:p>
        <text:p text:style-name="_3c_l.n_3e_">Selon qu’ils avoient pris son party dans leur cœur, </text:p>
        <text:p text:style-name="_3c_l.n_3e_"><text:soft-page-break/>On voit leur front serain, et<text:note text:id="ftn287" text:note-class="footnote"><text:note-citation>0</text:note-citation><text:note-body><text:p text:style-name="Footnote"><text:span text:style-name="T31"><text:s/></text:span><text:span text:style-name="T60">Et</text:span><text:span text:style-name="T63"> a ici un sens adversatif : il introduit une allusion à la partie négative de l’alternative posée au vers précédent, qui n’est que sous-entendue par la proposition commençant par « Selon que ».</text:span><text:span text:style-name="T56"> </text:span></text:p></text:note-body></text:note> couvert de frayeur. </text:p>
        <text:p text:style-name="_3c_l.n_3e_">Et luy par les effects d’une clemence rare</text:p>
        <text:p text:style-name="_3c_l.n_3e_">Confondre tous les siens, que le crime separe. </text:p>
        <text:p text:style-name="_3c_l.n_3e_">Amis (leur a-t’il dit) vous estes innocens ; </text:p>
        <text:p text:style-name="_3c_l.n_3e_">Attale a seul failly. Ces mots doux et pressans</text:p>
        <text:p text:style-name="_3c_l.n_3e_">Les font lever de terre ; et leur cachant leur honte</text:p>
        <text:p text:style-name="_3c_l.n_3e_">R’animent tous leurs fronts d’une ardeur vive et pronpte.</text:p>
        <text:p text:style-name="_3c_l.n_3e_">Porus en peu de mots les anime au combat ; </text:p>
        <text:p text:style-name="_3c_l.n_3e_">Leur parle de vos fers, de l’honneur, de l’estat, </text:p>
        <text:p text:style-name="_3c_l.n_3e_">Et sans leur amoindrir le peril, ny le croistre, </text:p>
        <text:p text:style-name="_3c_l.n_3e_">Leur disant seulement ce qu’il faut en cognoistre.</text:p>
        <text:p text:style-name="_3c_l.n_3e_">Suivez-moy, reprent-il, je vay vous exhorter</text:p>
        <text:p text:style-name="_3c_l.n_3e_">Par les coups glorieux que mon bras* va porter : </text:p>
        <text:p text:style-name="_3c_l.n_3e_">Il dit. Et cependant Alexandre s’avance ; </text:p>
        <text:p text:style-name="_3c_l.n_3e_">On voit à mesme temps ces deux Rois en presence ; </text:p>
        <text:p text:style-name="_3c_l.n_3e_">Qui sans perdre un moment à se considerer</text:p>
        <text:p text:style-name="_3c_l.n_3e_">D’une égale valeur* se viennent mesurer. <text:tab/><text:span text:style-name="_3c_pb_3e_">[92]</text:span></text:p>
        <text:p text:style-name="_3c_l.n_3e_">Là d’un commun accord une loüable rage</text:p>
        <text:p text:style-name="_3c_l.n_3e_">Dessus ce sang Royal exerce leur courage. </text:p>
        <text:p text:style-name="_3c_l.n_3e_">L’espoir de la victoire excitant leur ardeur</text:p>
        <text:p text:style-name="_3c_l.n_3e_">Releve le vaincu, renverse le vainqueur. </text:p>
        <text:p text:style-name="_3c_l.n_3e_">Tantost Porus triomphe, et tantost Alexandre. </text:p>
        <text:p text:style-name="_3c_l.n_3e_">Mais pressé de tous deux ne sçait à qui se rendre, </text:p>
        <text:p text:style-name="_3c_l.n_3e_">N’ose se declarer, et laisse en cet instant</text:p>
        <text:p text:style-name="_3c_l.n_3e_">Le succés du combat incertain et flottant. </text:p>
        <text:p text:style-name="_3c_l.n_3e_"><text:soft-page-break/>De ce choc furieux et l’une et l’autre armée</text:p>
        <text:p text:style-name="_3c_l.n_3e_">Chacune pour son Chef puissamment allarmee*, </text:p>
        <text:p text:style-name="_3c_l.n_3e_">Opposant sa valeur* à leurs sanglans efforts</text:p>
        <text:p text:style-name="_3c_l.n_3e_">Presente à leur courroux tout un monde de morts. </text:p>
        <text:p text:style-name="_3c_l.n_3e_">Luy fait veoir que Hydaspe en ravageant la plaine, </text:p>
        <text:p text:style-name="_3c_l.n_3e_">Enflé de tant de sang qu’a répandu leur haine,</text:p>
        <text:p text:style-name="_3c_l.n_3e_">Dans son debordement entraine à flots pressez</text:p>
        <text:p text:style-name="_3c_l.n_3e_">Des montagnes de morts l’un sur l’autre entassez. </text:p>
        <text:p text:style-name="_3c_l.n_3e_">Mais rien ne pût calmer cette funeste envie ; </text:p>
        <text:p text:style-name="_3c_l.n_3e_">Et leur fureur lassée et non pas assouvie</text:p>
        <text:p text:style-name="_3c_l.n_3e_">Pour donner à leurs coups plus d’espace et de temps </text:p>
        <text:p text:style-name="_3c_l.n_3e_">Dérobe l’un et l’autre aux yeux des combattans, </text:p>
        <text:p text:style-name="_3c_l.n_3e_">Là par l’ardeur de vaincre encore r’allumée</text:p>
        <text:p text:style-name="_3c_l.n_3e_">La valeur* de leur sang devient plus affamée. </text:p>
        <text:p text:style-name="_3c_l.n_3e_">Ils reviennent aux mains avec plus de fureur ; </text:p>
        <text:p text:style-name="_3c_l.n_3e_">Par des coups redoublez signalent* leur valeur* ; </text:p>
        <text:p text:style-name="_3c_l.n_3e_">Et la cheute du Roy seulement les separe. </text:p>
        <text:p text:style-name="_3c_l.n_3e_">Pour Alexandre enfin le destin se declare ; </text:p>
        <text:p text:style-name="_3c_l.n_3e_">Ce Roy tombe à ses pieds ; il veut le relever ; </text:p>
        <text:p text:style-name="_3c_l.n_3e_">Et descend de cheval afin de le sauver. <text:tab/><text:span text:style-name="_3c_pb_3e_">[93]</text:span></text:p>
        <text:p text:style-name="_3c_speaker_3e_">ARGIRE. </text:p>
        <text:p text:style-name="_3c_l.n_3e_">O ! generosité* favorable et funeste, </text:p>
        <text:p text:style-name="_3c_l.n_3e_">Que je benis cent fois, que cent fois je deteste. </text:p>
        <text:p text:style-name="_3c_speaker_3e_">PHRADATE. </text:p>
        <text:p text:style-name="_3c_l.n_3e_">Mais le Roy dedaignant un secours ennemy, </text:p>
        <text:p text:style-name="_3c_l.n_3e_">Ne se croit malheureux ny vaincu qu’à demi ; </text:p>
        <text:p text:style-name="_3c_l.n_3e_">Et son cœur ramassant le reste de ses forces</text:p>
        <text:p text:style-name="_3c_l.n_3e_"><text:soft-page-break/>Des ses soins obligeans repousse les amorces. </text:p>
        <text:p text:style-name="_3c_l.n_3e_">Il faict tout ce qu’il peut, mais son corps abattu</text:p>
        <text:p text:style-name="_3c_l.n_3e_">Par des coups languissans trahissant sa vertu*</text:p>
        <text:p text:style-name="_3c_l.n_3e_">Et sa foible vigueur semant mal son courage</text:p>
        <text:p text:style-name="_3c_l.n_3e_">Fait de l’autre costé voler tout l’avantage. </text:p>
        <text:p text:style-name="_3c_speaker_3e_">ARGIRE. </text:p>
        <text:p text:style-name="_3c_l.n_3e_">Helas ! mais pour le moins puis-je bien esperer</text:p>
        <text:p text:style-name="_3c_l.n_3e_">De le revoir encor. </text:p>
        <text:p text:style-name="_3c_speaker_3e_">PHRADATE. </text:p>
        <text:p text:style-name="_3c_l.part_3e_"><text:tab/><text:tab/><text:tab/>J’ose vous l’assurer, </text:p>
        <text:p text:style-name="_3c_l.n_3e_">Les Dieux ont trop de soin de cette illustre vie, </text:p>
        <text:p text:style-name="_3c_l.n_3e_">Qu’un sort capricieux a long-temps poursuivie. </text:p>
        <text:p text:style-name="_3c_speaker_3e_">ARGIRE. </text:p>
        <text:p text:style-name="_3c_l.n_3e_">Quoy ? tu crois que les Dieux qui l’ont persecuté</text:p>
        <text:p text:style-name="_3c_l.n_3e_">Esclaves d’Alexandre et de leur cruauté</text:p>
        <text:p text:style-name="_3c_l.n_3e_">Dont l’aveugle fureur ne peut estre assouvie<text:tab/><text:span text:style-name="_3c_pb_3e_">[94]</text:span></text:p>
        <text:p text:style-name="_3c_l.n_3e_">Abandonnant sa gloire ayent pris soin de sa vie ? </text:p>
        <text:p text:style-name="Scene">SCENE III.</text:p>
        <text:p text:style-name="_3c_stage_3e_">[ARGIRE, ALEXANDRE, PHRADATE, ORAXENE, CLAIRANCE, CLARICE.]</text:p>
        <text:p text:style-name="_3c_speaker_3e_">ARGIRE <text:span text:style-name="T93">continuë</text:span><text:span text:style-name="T95">.</text:span> </text:p>
        <text:p text:style-name="_3c_l.n_3e_">Non, non, pour m’achever ils offroient à mes yeux</text:p>
        <text:p text:style-name="_3c_l.n_3e_">Son vainqueur teint d’un sang qui m’est si précieux. </text:p>
        <text:p text:style-name="_3c_l.n_3e_">Le vois tu pas enflé de l’orgueil de sa gloire, </text:p>
        <text:p text:style-name="_3c_l.n_3e_">Qui vient à mon malheur étaller sa victoire ? </text:p>
        <text:p text:style-name="_3c_l.n_3e_">Mais quelle tyrannie, et quelle cruauté. </text:p>
        <text:p text:style-name="_3c_l.n_3e_">Viens tu vanter ce coup que ton bras* a porté ? </text:p>
        <text:p text:style-name="_3c_speaker_3e_"><text:soft-page-break/>ALEXANDRE. </text:p>
        <text:p text:style-name="_3c_l.n_3e_">Madame…</text:p>
        <text:p text:style-name="_3c_speaker_3e_">ARGIRE. </text:p>
        <text:p text:style-name="_3c_l.part_3e_"><text:tab/><text:tab/>Acheve enfin ; signale* ton courage</text:p>
        <text:p text:style-name="_3c_l.n_3e_">Par les plus noirs degrés* où peut monter ta rage ; </text:p>
        <text:p text:style-name="_3c_l.n_3e_">Et si tu n’as assez de ce malheureux flanc, </text:p>
        <text:p text:style-name="_3c_l.n_3e_">J’offre à ta cruauté le reste de mon sang. </text:p>
        <text:p text:style-name="_3c_l.n_3e_">Ouy, s’il te faut encore Oraxene et Clairance ; </text:p>
        <text:p text:style-name="_3c_l.n_3e_">Je ne dérobe rien au cours de ta vengeance ; </text:p>
        <text:p text:style-name="_3c_l.n_3e_">Elle a ravi le pere, et doit en ce moment<text:tab/><text:span text:style-name="_3c_pb_3e_">[95]</text:span></text:p>
        <text:p text:style-name="_3c_l.n_3e_">Entrainer les enfans dans son debordement. </text:p>
        <text:p text:style-name="Scene">SCENE IV.</text:p>
        <text:p text:style-name="_3c_stage_3e_">[PORUS, ARGIRE, ALEXANDRE, PHRADATE, ORAXENE, CLAIRANCE, CLARICE.]</text:p>
        <text:p text:style-name="_3c_speaker_3e_">PORUS. </text:p>
        <text:p text:style-name="_3c_l.n_3e_">Reyne que faites-vous. </text:p>
        <text:p text:style-name="_3c_speaker_3e_">ARGIRE.</text:p>
        <text:p text:style-name="_3c_l.part_3e_"><text:tab/><text:tab/><text:tab/>Ah ! moment plein de joye</text:p>
        <text:p text:style-name="_3c_l.n_3e_">Ah ! Seigneur se peut-il qu’encore je vous revoye ? </text:p>
        <text:p text:style-name="_3c_l.n_3e_">Pardonnez, grand Monarque, à l’injuste courroux</text:p>
        <text:p text:style-name="_3c_l.n_3e_">Que ma douleur seduite<text:note text:id="ftn288" text:note-class="footnote"><text:note-citation>0</text:note-citation><text:note-body><text:p text:style-name="Footnote"><text:span text:style-name="T31"><text:s/></text:span><text:span text:style-name="T32">Séduire</text:span><text:span text:style-name="T31"> a le sens d’abuser au </text:span><text:span text:style-name="T12">xvii</text:span><text:span text:style-name="T25">e</text:span><text:span text:style-name="T31"> siècle (Furetière). </text:span></text:p></text:note-body></text:note> a pressés contre vous. </text:p>
        <text:p text:style-name="_3c_l.n_3e_">C’est elle malgré moy qui m’inspiroit ce crime. <text:s/></text:p>
        <text:p text:style-name="_3c_speaker_3e_">ALEXANDRE. </text:p>
        <text:p text:style-name="_3c_l.n_3e_">Vostre ressentiment estoit trop legitime. </text:p>
        <text:p text:style-name="_3c_speaker_3e_">CLAIRANCE. </text:p>
        <text:p text:style-name="_3c_l.n_3e_">Ah ! Seigneur ! que de pleurs vous nous avez coûté. </text:p>
        <text:p text:style-name="_3c_speaker_3e_"><text:soft-page-break/>PORUS. </text:p>
        <text:p text:style-name="_3c_l.n_3e_">Princesses ce vainqueur vous rend la liberté, </text:p>
        <text:p text:style-name="_3c_l.n_3e_">Il fait plus, il me rend la puissance Royale, <text:tab/><text:span text:style-name="_3c_pb_3e_">[96]</text:span></text:p>
        <text:p text:style-name="_3c_l.n_3e_">Mais avec tant d’excés, que sa main liberale</text:p>
        <text:p text:style-name="_3c_l.n_3e_">Joint ce que l’Inde enferme à mes anciens estats. </text:p>
        <text:p text:style-name="_3c_speaker_3e_">ARGIRE. </text:p>
        <text:p text:style-name="_3c_l.n_3e_">Il a trop faict pour nous il a faict des ingrats. </text:p>
        <text:p text:style-name="_3c_speaker_3e_">ORAXENE. </text:p>
        <text:p text:style-name="_3c_l.n_3e_">Nous ne pouvons, Seigneur, estant dans l’impuissance</text:p>
        <text:p text:style-name="_3c_l.n_3e_">Montrer que par des vœux nostre recognoissance. </text:p>
        <text:p text:style-name="_3c_speaker_3e_">PORUS. </text:p>
        <text:p text:style-name="_3c_l.n_3e_">Je hayrois<text:note text:id="ftn289" text:note-class="footnote"><text:note-citation>0</text:note-citation><text:note-body><text:p text:style-name="Footnote"><text:span text:style-name="T31"><text:s/>Diérèse : on lit « ha-y-rois », le mot compte pour trois syllabes. </text:span></text:p></text:note-body></text:note> le sceptre, et le tiltre de Roy </text:p>
        <text:p text:style-name="_3c_l.n_3e_">S’il falloit les tenir d’un autre que de toy. </text:p>
        <text:p text:style-name="_3c_l.n_3e_">Mais pour me consoler du sort de cette guerre, </text:p>
        <text:p text:style-name="_3c_l.n_3e_">Je n’ay qu’à regarder tous les Roys de la terre. </text:p>
        <text:p text:style-name="_3c_l.n_3e_">Ils ont tous merité ta haine ou ta pitié ; </text:p>
        <text:p text:style-name="_3c_l.n_3e_">Et j’ose me vanter d’avoir ton amitié. </text:p>
        <text:p text:style-name="_3c_l.n_3e_">Ma perte en cet estat vaut mieux qu’une victoire, </text:p>
        <text:p text:style-name="_3c_l.n_3e_">De ce dernier combat naistra toute ma gloire, </text:p>
        <text:p text:style-name="_3c_l.n_3e_">Et bien que je me voye à tes pieds abatu, </text:p>
        <text:p text:style-name="_3c_l.n_3e_">Je suis trop glorieux de t’avoir combatu. </text:p>
        <text:p text:style-name="_3c_l.n_3e_">Alexandre dont l’ame est toute genereuse*, </text:p>
        <text:p text:style-name="_3c_l.n_3e_">A rendu par son bras* ma defaite orgueilleuse*. </text:p>
        <text:p text:style-name="_3c_l.n_3e_">Enfin cet invincible et qui dans les hazards</text:p>
        <text:p text:style-name="_3c_l.n_3e_">N’oppose que son bras à la fureur de Mars…</text:p>
        <text:p text:style-name="_3c_speaker_3e_">ALEXANDRE<text:tab/><text:span text:style-name="_3c_pb_3e_">[N, 97]</text:span></text:p>
        <text:p text:style-name="_3c_l.n_3e_"><text:soft-page-break/>Ces eloges grand Roy surprendroient Alexandre</text:p>
        <text:p text:style-name="_3c_l.n_3e_">S’il ne sçavoit la source où vous les allez prendre. </text:p>
        <text:p text:style-name="_3c_l.n_3e_">C’est de vostre vertu, qui faict mille jaloux</text:p>
        <text:p text:style-name="_3c_l.n_3e_">D’où naissent ces ruisseaux qui retournent chez vous. </text:p>
        <text:p text:style-name="_3c_l.n_3e_">C’est elle qui faict voir aux plus puissans Monarques</text:p>
        <text:p text:style-name="_3c_l.n_3e_">De son éclat fameux les plus brillantes marques. </text:p>
        <text:p text:style-name="_3c_l.n_3e_">Elle vous les inspire, et ne vous en instruit</text:p>
        <text:p text:style-name="_3c_l.n_3e_">Que par le grand amas qu’elle a desja produit. </text:p>
        <text:p text:style-name="Scene">SCENE DERNIERE.</text:p>
        <text:p text:style-name="_3c_stage_3e_">ORONTE, CLAIRANCE, ORAXENE, ARGIRE, ALEXANDRE, PORUS, ARSACIDE, PERDICCAS [, CLARICE].</text:p>
        <text:p text:style-name="_3c_speaker_3e_">ORONTE. </text:p>
        <text:p text:style-name="_3c_l.n_3e_">Ah ! Seigneurs resistez à leur sanglante envie. </text:p>
        <text:p text:style-name="_3c_speaker_3e_">CLAIRANCE. </text:p>
        <text:p text:style-name="_3c_l.n_3e_">Perdiccas. </text:p>
        <text:p text:style-name="_3c_speaker_3e_">ORAXENE. <text:tab/><text:span text:style-name="_3c_pb_3e_">[98]</text:span></text:p>
        <text:p text:style-name="_3c_l.part_3e_"><text:tab/><text:tab/>Arsacide. </text:p>
        <text:p text:style-name="_3c_speaker_3e_">ARGIRE.</text:p>
        <text:p text:style-name="_3c_l.part_3e_"><text:tab/><text:tab/><text:tab/><text:tab/>Dieux quelle furie ! </text:p>
        <text:p text:style-name="_3c_speaker_3e_">ALEXANDRE. </text:p>
        <text:p text:style-name="_3c_l.n_3e_">Qu’est-ce cy<text:note text:id="ftn290" text:note-class="footnote"><text:note-citation>0</text:note-citation><text:note-body><text:p text:style-name="Footnote"><text:span text:style-name="T31"><text:s/></text:span><text:span text:style-name="T32">Cy </text:span><text:span text:style-name="T31">est un adverbe de lieu qui «</text:span><text:span text:style-name="T56"> marque l'endroit où on est. » (Furetière). </text:span></text:p></text:note-body></text:note> Perdiccas. </text:p>
        <text:p text:style-name="_3c_speaker_3e_">PORUS. </text:p>
        <text:p text:style-name="_3c_l.part_3e_"><text:tab/><text:tab/><text:tab/><text:tab/>Arsacide arrestez. </text:p>
        <text:p text:style-name="_3c_speaker_3e_">ALEXANDRE. </text:p>
        <text:p text:style-name="_3c_l.n_3e_">D’où naist ce differend ? </text:p>
        <text:p text:style-name="_3c_speaker_3e_"><text:soft-page-break/>PORUS. </text:p>
        <text:p text:style-name="_3c_l.part_3e_"><text:tab/><text:tab/><text:tab/><text:tab/>Quoy vous vous emportez ? </text:p>
        <text:p text:style-name="_3c_speaker_3e_">ARSACIDE à Alexandre. </text:p>
        <text:p text:style-name="_3c_l.n_3e_">Qu’il ne pretende pas, ô vainqueur magnanime, </text:p>
        <text:p text:style-name="_3c_l.n_3e_">De prendre quelque part à cet honneur sublime ; </text:p>
        <text:p text:style-name="_3c_l.n_3e_">Dont un si grand succez vous couronne aujourd’huy ; </text:p>
        <text:p text:style-name="_3c_l.n_3e_">Il n’a rien fait encor ny pour vous ny pour luy, </text:p>
        <text:p text:style-name="_3c_l.n_3e_">Si vous me permettez que ma propre defaite </text:p>
        <text:p text:style-name="_3c_l.n_3e_">Rende avec vos exploits sa victoire parfaite ; </text:p>
        <text:p text:style-name="_3c_l.n_3e_">Mais vous le souffrirez* ; son honneur vous est cher<text:tab/><text:span text:style-name="_3c_pb_3e_">[99]</text:span></text:p>
        <text:p text:style-name="_3c_l.n_3e_">Et vous ne voudriez<text:note text:id="ftn291" text:note-class="footnote"><text:note-citation>0</text:note-citation><text:note-body><text:p text:style-name="Footnote"><text:span text:style-name="T31"><text:s/>Synérèse : on lit « vou-driez », le mot compte pour deux syllabes. </text:span></text:p></text:note-body></text:note> pas qu’on peust vous reprocher,</text:p>
        <text:p text:style-name="_3c_l.n_3e_">Que privé de l’honneur qu’attend vostre victoire, </text:p>
        <text:p text:style-name="_3c_l.n_3e_">Il eut suivi de loin le char de vostre gloire, </text:p>
        <text:p text:style-name="_3c_l.n_3e_">Et que l’on prit enfin ce Prince genereux* </text:p>
        <text:p text:style-name="_3c_l.n_3e_">Pour un temoin oisif d’un combat si fameux. </text:p>
        <text:p text:style-name="_3c_speaker_3e_">PERDICCAS. </text:p>
        <text:p text:style-name="_3c_l.n_3e_">Si vostre majesté pour conserver ma vie</text:p>
        <text:p text:style-name="_3c_l.n_3e_">Luy defend d’achever sa genereuse* envie,</text:p>
        <text:p text:style-name="_3c_l.n_3e_">Et si vostre pouvoir agissant pleinement</text:p>
        <text:p text:style-name="_3c_l.n_3e_">Songe à me dérober à son ressentiment, <text:s/></text:p>
        <text:p text:style-name="_3c_l.n_3e_">Ces soupçons delicats, et mortels à ma gloire</text:p>
        <text:p text:style-name="_3c_l.n_3e_">D’un reproche eternel soüilleroient ma memoire, </text:p>
        <text:p text:style-name="_3c_l.n_3e_">Et flestrissant mon nom me feroient voir à tous</text:p>
        <text:p text:style-name="_3c_l.n_3e_">Indigne des honneurs que j’ay receus de vous. </text:p>
        <text:p text:style-name="_3c_l.n_3e_">Quoy ? l’on auroit pour moy de sentimens si lâches ! </text:p>
        <text:p text:style-name="_3c_l.n_3e_"><text:soft-page-break/>Et je serois noircy de ces honteuses tâches ! </text:p>
        <text:p text:style-name="_3c_l.n_3e_">Il ne sera pas dit : non il ne dira pas, </text:p>
        <text:p text:style-name="_3c_l.n_3e_">Que jusqu’à vostre tente il poussa Perdiccas,</text:p>
        <text:p text:style-name="_3c_l.n_3e_">Et que là ne pouvant assouvir sa colere </text:p>
        <text:p text:style-name="_3c_l.n_3e_">Lassé de tant poursuivre un si foible adversaire</text:p>
        <text:p text:style-name="_3c_l.n_3e_">Son cœur* avec dédain reprochoit à ses yeux</text:p>
        <text:p text:style-name="_3c_l.n_3e_">Une lâche defaite, un triomphe odieux. </text:p>
        <text:p text:style-name="_3c_speaker_3e_">ALEXANDRE. </text:p>
        <text:p text:style-name="_3c_l.n_3e_">Quelle aveugle fureur vous pousse l’un et l’autre ? <text:tab/><text:span text:style-name="_3c_pb_3e_">[100]</text:span></text:p>
        <text:p text:style-name="_3c_l.n_3e_">Quel est ce different qui dure apres le nostre ? </text:p>
        <text:p text:style-name="_3c_l.n_3e_">Nos discords sont finis vous combattiez pour nous. <text:s/></text:p>
        <text:p text:style-name="_3c_speaker_3e_">ARSACIDE. </text:p>
        <text:p text:style-name="_3c_l.n_3e_">Mais dans nostre combat l’un de l’autre jaloux</text:p>
        <text:p text:style-name="_3c_l.n_3e_">N’estant pas bien d’accord de tout ce qui s’y passe,</text:p>
        <text:p text:style-name="_3c_l.n_3e_">A vostre Majesté demeure cette grace, </text:p>
        <text:p text:style-name="_3c_l.n_3e_">Que ce dernier effort luy soit encor permis. </text:p>
        <text:p text:style-name="_3c_speaker_3e_">ALEXANDRE. </text:p>
        <text:p text:style-name="_3c_l.n_3e_">Je veux vous accorder genereux* ennemis. </text:p>
        <text:p text:style-name="_3c_speaker_3e_">PERDICCAS. </text:p>
        <text:p text:style-name="_3c_l.n_3e_">Souffrez*, souffrez grand Roy que je le satisfasse. </text:p>
        <text:p text:style-name="_3c_l.n_3e_">Puis qu’il se plaint de moy faites-moy cette grace. </text:p>
        <text:p text:style-name="_3c_speaker_3e_">ALEXANDRE. </text:p>
        <text:p text:style-name="_3c_l.n_3e_">Perdiccas c’est assez me faire demander, </text:p>
        <text:p text:style-name="_3c_l.n_3e_">Quel est ce differend que je veux accorder ? </text:p>
        <text:p text:style-name="_3c_speaker_3e_">PERDICCAS <text:span text:style-name="T92">à Clairance</text:span><text:span text:style-name="T91">. </text:span></text:p>
        <text:p text:style-name="_3c_l.n_3e_">C’est… Madame.</text:p>
        <text:p text:style-name="_3c_speaker_3e_">CLAIRANCE. </text:p>
        <text:p text:style-name="_3c_l.part_3e_"><text:soft-page-break/><text:tab/><text:tab/><text:tab/>Parlez. </text:p>
        <text:p text:style-name="_3c_speaker_3e_">PERDICCAS. <text:tab/><text:span text:style-name="_3c_pb_3e_">[101]</text:span></text:p>
        <text:p text:style-name="_3c_l.part_3e_"><text:tab/><text:tab/><text:tab/><text:tab/>C’est que la mesme flame</text:p>
        <text:p text:style-name="_3c_l.n_3e_">Dont son cœur est épris regne dedans mon ame. </text:p>
        <text:p text:style-name="_3c_stage_3e_">à Alexandre. </text:p>
        <text:p text:style-name="_3c_l.n_3e_">Il est autant aimé que je puis estre amant ; </text:p>
        <text:p text:style-name="_3c_l.n_3e_">Seigneur ; et son bonheur fait mon ressentiment, </text:p>
        <text:p text:style-name="_3c_l.n_3e_">Clairance me surprit à l’éclat de ses charmes. </text:p>
        <text:p text:style-name="_3c_speaker_3e_">ARSACIDE</text:p>
        <text:p text:style-name="_3c_l.n_3e_">Quoy Clairance ! à ce mot Prince je rends les armes. </text:p>
        <text:p text:style-name="P29"><text:span text:style-name="T6">à Oraxene.</text:span></text:p>
        <text:p text:style-name="_3c_l.n_3e_">Madame, mon esprit justement interdit<text:note text:id="ftn292" text:note-class="footnote"><text:note-citation>0</text:note-citation><text:note-body><text:p text:style-name="Footnote"><text:span text:style-name="T31"><text:s/>Sur le sens d’</text:span><text:span text:style-name="T32">interdit</text:span><text:span text:style-name="T31">, se reporter à la note du vers 220. </text:span></text:p></text:note-body></text:note></text:p>
        <text:p text:style-name="_3c_l.n_3e_">Cherche encor incertain ce que ce Prince a dit. </text:p>
        <text:p text:style-name="_3c_speaker_3e_">ARGIRE. </text:p>
        <text:p text:style-name="_3c_l.n_3e_">Il est temps de finir vostre injuste querelle. </text:p>
        <text:p text:style-name="_3c_stage_3e_">à Porus. </text:p>
        <text:p text:style-name="_3c_l.n_3e_">Permettez qu’il espere en soupirant pour elle. </text:p>
        <text:p text:style-name="_3c_l.n_3e_">Un nœud<text:note text:id="ftn293" text:note-class="footnote"><text:note-citation>0</text:note-citation><text:note-body><text:p text:style-name="Footnote"><text:span text:style-name="T31"><text:s/>Au sens figuré un </text:span><text:span text:style-name="T32">nœud </text:span><text:span text:style-name="T31">a le sens d’un </text:span><text:span text:style-name="T56">« attachement », d’une « liaison entre des personnes » (</text:span><text:span text:style-name="T61">Académie</text:span><text:span text:style-name="T56">). </text:span></text:p></text:note-body></text:note> si glorieux et si bien assorti</text:p>
        <text:p text:style-name="_3c_l.n_3e_">Vous defend d’incliner à tout autre party. </text:p>
        <text:p text:style-name="_3c_speaker_3e_">ALEXANDRE <text:span text:style-name="T92">à Porus.</text:span> <text:tab/><text:span text:style-name="_3c_pb_3e_">[102]</text:span></text:p>
        <text:p text:style-name="_3c_l.n_3e_">Grand Roy si ma priere a chez vous quelque place. </text:p>
        <text:p text:style-name="_3c_l.n_3e_">Et si j’ose pour luy demander cette grace. </text:p>
        <text:p text:style-name="_3c_speaker_3e_">PORUS. </text:p>
        <text:p text:style-name="_3c_l.n_3e_">Puisque vous le voulez en l’estat où je suis</text:p>
        <text:p text:style-name="_3c_l.n_3e_"><text:soft-page-break/>Vous pouvez disposez de tout ce que je puis. </text:p>
        <text:p text:style-name="_3c_l.n_3e_">J’accepte avec plaisir cet heureux hymenee.</text:p>
        <text:p text:style-name="_3c_l.n_3e_">Alexandre et les Dieux vous l’avoient destinee. </text:p>
        <text:p text:style-name="_3c_l.n_3e_">Prince je vous l’accorde. </text:p>
        <text:p text:style-name="P28"/>
        <text:p text:style-name="P6">PERDICCAS. </text:p>
        <text:h text:style-name="P31" text:outline-level="1"><text:tab/><text:tab/><text:tab/><text:tab/>O ! justes immortels</text:h>
        <text:p text:style-name="_3c_l.n_3e_">Que je vous dois de vœux, et d’encens et d’Autels. </text:p>
        <text:p text:style-name="_3c_l.n_3e_">Ah ! divine Clairance, adorable Princesse. </text:p>
        <text:p text:style-name="_3c_speaker_3e_">ARSACIDE <text:span text:style-name="T91">à Oraxene.</text:span> </text:p>
        <text:p text:style-name="_3c_l.n_3e_">Madame de quel œil verrez-vous ma foiblesse ? </text:p>
        <text:p text:style-name="_3c_l.n_3e_">Que dois-je devenir ? et n’est-ce pas assez</text:p>
        <text:p text:style-name="_3c_l.n_3e_">Maltraiter un amant pour des soupçons passez. </text:p>
        <text:p text:style-name="_3c_speaker_3e_">ORAXENE. </text:p>
        <text:p text:style-name="_3c_l.n_3e_">Ouy, puisque Perdiccas les rendoit legitimes, </text:p>
        <text:p text:style-name="_3c_l.n_3e_">Et que l’infame Attale adjoustoit à ses crimes</text:p>
        <text:p text:style-name="_3c_l.n_3e_">Cette fatale erreur qui vous rompoit tous deux. </text:p>
        <text:p text:style-name="_3c_speaker_3e_">PORUS. <text:tab/><text:span text:style-name="_3c_pb_3e_">[103]</text:span></text:p>
        <text:p text:style-name="_3c_l.n_3e_">Rendons grace aux bontez d’un vainqueur genereux*, </text:p>
        <text:p text:style-name="_3c_l.n_3e_">Puisse-t’il à jamais plus craint que le tonnerre</text:p>
        <text:p text:style-name="_3c_l.n_3e_">Faire à tout l’Univers une aussi douce guerre ; </text:p>
        <text:p text:style-name="_3c_l.n_3e_">Et puissent par son bras* cent Princes estonnez*</text:p>
        <text:p text:style-name="_3c_l.n_3e_">Se voir à mesme temps captifs et couronnez. </text:p>
        <text:p text:style-name="_3c_speaker_3e_">ALEXANDRE.</text:p>
        <text:p text:style-name="_3c_l.n_3e_">Puisse-t’il en tous lieux et dans chaque victoire</text:p>
        <text:p text:style-name="_3c_l.n_3e_">Combattre et triompher avecque tant de gloire. </text:p>
        <text:p text:style-name="_3c_l.n_3e_">Aimer si justement ceux qu’il aura soumis, </text:p>
        <text:p text:style-name="_3c_l.n_3e_">Et rencontrer par tout de pareils ennemis. </text:p>
        <text:p text:style-name="_3c_label_3e_">Fin du cinquiesme Acte. </text:p>
        <text:p text:style-name="P44"><text:span text:style-name="T65">Glossaire</text:span></text:p>
        <text:p text:style-name="P54"><text:span text:style-name="T66">Pour désigner les dictionnaires cités, nous employons les abréviations suivantes : <text:s/></text:span></text:p>
        <text:list xml:id="list1416691132759" text:continue-list="list108948209" text:style-name="WWNum6">
          <text:list-item>
            <text:p text:style-name="P26"><text:span text:style-name="T66"><text:s/>« Académie » pour le </text:span><text:span text:style-name="T67">Dictionnaire de l’Académie française </text:span><text:span text:style-name="T66">(1694)</text:span></text:p>
          </text:list-item>
          <text:list-item>
            <text:p text:style-name="P26"><text:span text:style-name="T66">« Richelet » pour le </text:span><text:span text:style-name="T67">Dictionnaire françois </text:span><text:span text:style-name="T66">de Pierre Richelet (1680)</text:span></text:p>
          </text:list-item>
          <text:list-item>
            <text:p text:style-name="P26"><text:span text:style-name="T66">« Furetière » pour le </text:span><text:span text:style-name="T67">Dictionnaire universel</text:span><text:span text:style-name="T66"> d’Antoine Furetière (1690).</text:span></text:p>
          </text:list-item>
        </text:list>
        <text:p text:style-name="_3c_form_3e_">Abord </text:p>
        <text:p text:style-name="_3c_def_3e_">Abord a le sens d’arivée dans la langue classique : <text:span text:style-name="T41">« </text:span> Une affluence ou de personnes, ou d'autres choses qui arrivent, et que l'on apporte en quelque lieu. » (<text:span text:style-name="T53">Académie).</text:span></text:p>
        <text:p text:style-name="_3c_xr_3e_">v. 68, 191, 450, 764. </text:p>
        <text:p text:style-name="_3c_form_3e_">Allarme</text:p>
        <text:p text:style-name="_3c_def_3e_">« Crainte, troubles » <text:span text:style-name="T53">(Richelet).</text:span></text:p>
        <text:p text:style-name="_3c_xr_3e_">v. 153, 241, 477, 761. </text:p>
        <text:p text:style-name="_3c_form_3e_">Allarmer </text:p>
        <text:p text:style-name="_3c_def_3e_">« Épouvanter. » <text:span text:style-name="T53">(Richelet).</text:span></text:p>
        <text:p text:style-name="_3c_xr_3e_">v. 391, 780, 1339, 1389. </text:p>
        <text:p text:style-name="_3c_form_3e_">Amant, ante</text:p>
        <text:p text:style-name="_3c_def_3e_">« Celuy qui aime d'une passion violente et amoureuse. » <text:span text:style-name="T70">(Furetière).</text:span></text:p>
        <text:p text:style-name="_3c_xr_3e_">v. 483, 679, 880, 1521, 1543. </text:p>
        <text:p text:style-name="_3c_form_3e_">Amuser</text:p>
        <text:p text:style-name="_3c_def_3e_">« Occuper. » <text:span text:style-name="T70">(Richelet).</text:span></text:p>
        <text:p text:style-name="_3c_xr_3e_">v. 95, 594. </text:p>
        <text:p text:style-name="_3c_form_3e_">Appas </text:p>
        <text:p text:style-name="_3c_def_3e_"><text:soft-page-break/>« Au pluriel se dit particulierement en Poësie, et signifie charmes, attraits, agrément, ce qui plaist. […] Il se dit encore plus particulierement en parlant des attraits et de la beauté des femmes. » <text:span text:style-name="T53">(Académie, additions et corrections)</text:span>. </text:p>
        <text:p text:style-name="_3c_xr_3e_">v. 72, 320, 363, 512, 616.</text:p>
        <text:p text:style-name="_3c_form_3e_">Bras</text:p>
        <text:p text:style-name="_3c_def_3e_">Par métonymie, « bras » peut désigner la force des armes : au sens figuré, il signifie « puissance » <text:span text:style-name="T53">(Furetière)</text:span>. </text:p>
        <text:p text:style-name="_3c_def_3e_"> Nous reportons ici les occurrences où « bras » est employé dans ce sens peu fréquent en français moderne</text:p>
        <text:p text:style-name="_3c_xr_3e_">v. 105, 196, 591, 898, 1041, 1375, 1431, 1465, 1467, 1550.</text:p>
        <text:p text:style-name="_3c_form_3e_">Chaleur </text:p>
        <text:p text:style-name="_3c_def_3e_">« Grande affection, zele vehement, ardeur. » (Académie). </text:p>
        <text:p text:style-name="P55"><text:span text:style-name="T68">v. 13, 1202, 1271, 1297.</text:span></text:p>
        <text:p text:style-name="_3c_form_3e_">Cœur </text:p>
        <text:p text:style-name="_3c_def_3e_">Cœur peut prendre également le sens guerrier de « Courage, hardiesse. » <text:span text:style-name="T53">(Richelet).</text:span></text:p>
        <text:p text:style-name="_3c_def_3e_">Nous reportons ici les occurrences où « cœur » prend ce dernier sens peu fréquent en français moderne</text:p>
        <text:p text:style-name="_3c_xr_3e_">v. 500, 675, 901, 958, 973, 1041, 1160, 1412, 1506. </text:p>
        <text:p text:style-name="_3c_form_3e_">Constance </text:p>
        <text:p text:style-name="_3c_def_3e_">« Vertu par laquelle l'ame est affermie contre les choses qui sont capables de l'esbranler, comme sont la douleur, l'adversité, les tourments, etc. » <text:span text:style-name="T53">(Académie).</text:span></text:p>
        <text:p text:style-name="_3c_xr_3e_">v. 231, 234, 294, 409, 449.<text:span text:style-name="T48"> </text:span></text:p>
        <text:p text:style-name="_3c_form_3e_"><text:soft-page-break/>Débris</text:p>
        <text:p text:style-name="_3c_def_3e_">« Ce qui reste d’une chose rompue, ce qui reste d’une chose ruinée, défaite, battue, saccagée. » (Richelet) Au <text:span text:style-name="T11">xvii</text:span><text:span text:style-name="T24">e</text:span> siècle, ce mot est souvent employé pour des objets abstraits (Furetière). </text:p>
        <text:p text:style-name="_3c_xr_3e_">v. 238, 1052. <text:s text:c="2"/></text:p>
        <text:p text:style-name="_3c_form_3e_">Demon</text:p>
        <text:p text:style-name="_3c_def_3e_">« Les Anciens ont appellé ainsi certains Esprits ou Genies qui apparoissent aux hommes, tantost pour leur servir, tantost pour leur nuire. » <text:span text:style-name="T53">(Furetière).</text:span> </text:p>
        <text:p text:style-name="_3c_xr_3e_">v. 651, 1355. </text:p>
        <text:p text:style-name="_3c_form_3e_">Déplaisir</text:p>
        <text:p text:style-name="_3c_def_3e_">Dans la langue classique, « déplaisir » a un sens plus fort qu’aujourd’hui, signifiant « fascherie, chagrin, douleur d'esprit, affliction. » <text:span text:style-name="T53">(Académie).</text:span> </text:p>
        <text:p text:style-name="_3c_xr_3e_">v. 251, 406, 468, 668, 1346.</text:p>
        <text:p text:style-name="_3c_form_3e_">Dereglement</text:p>
        <text:p text:style-name="_3c_def_3e_">« Desordre, action ou mouvement qui se fait contre les loix naturelles, ou civiles. » <text:span text:style-name="T53">(Furetière).</text:span> <text:s/></text:p>
        <text:p text:style-name="_3c_xr_3e_">v. 676, 807, 1062. </text:p>
        <text:p text:style-name="_3c_form_3e_">Empire</text:p>
        <text:p text:style-name="_3c_def_3e_"><text:span text:style-name="T80">Au </text:span><text:span text:style-name="T21">xvii</text:span><text:span text:style-name="T29">e</text:span><text:span text:style-name="T80"> siècle, le mot ne sert pas qu’à désigner une institution politique : il signifie plus généralement « Commandement, puissance, autorité » (Académie).</text:span></text:p>
        <text:p text:style-name="_3c_xr_3e_">v.510, 654, 1205, 1221 et 1289.<text:span text:style-name="T77"> </text:span></text:p>
        <text:p text:style-name="_3c_form_3e_">Ennui</text:p>
        <text:p text:style-name="_3c_def_3e_">Dans la langue classique, « ennui » a un sens renforcé : il signifie « tristesse, déplaisir. » <text:span text:style-name="T53">(Richelet)</text:span>.</text:p>
        <text:p text:style-name="_3c_xr_3e_">v. 194, 207, 563, 1073. </text:p>
        <text:p text:style-name="_3c_form_3e_">Étonnement</text:p>
        <text:p text:style-name="_3c_def_3e_"><text:soft-page-break/>Dans la langue classique, « étonnement » a un sens plus fort qu’ajourd’hui : il signifie « épouvante, sorte de surprise étonnante. » <text:span text:style-name="T53">(Richelet).</text:span> </text:p>
        <text:p text:style-name="_3c_xr_3e_">v. 220, 1306.</text:p>
        <text:p text:style-name="_3c_form_3e_">Étonner</text:p>
        <text:p text:style-name="_3c_def_3e_">« Épouvanter, surprendre d'une certaine maniere qui touche. » (Richelet). <text:s text:c="2"/></text:p>
        <text:p text:style-name="_3c_xr_3e_">v. 16, 21, 1550. </text:p>
        <text:p text:style-name="_3c_form_3e_">Extrémité</text:p>
        <text:p text:style-name="_3c_def_3e_">« Etat le plus fâcheux où l'on puisse être reduit par quelque coup de fortune, ou autre accident. » <text:span text:style-name="T70">(Richelet).</text:span><text:span text:style-name="T66"> <text:s text:c="2"/></text:span></text:p>
        <text:p text:style-name="_3c_xr_3e_">v. 567, 608. </text:p>
        <text:p text:style-name="_3c_form_3e_">Feu</text:p>
        <text:p text:style-name="_3c_def_3e_">Dans la langue poétique, « feu » signifie « la passion de l’amour. » (Académie).</text:p>
        <text:p text:style-name="_3c_xr_3e_">v. 187, 342, 372, 416, 459.</text:p>
        <text:p text:style-name="_3c_form_3e_">Flame</text:p>
        <text:p text:style-name="_3c_def_3e_">« amour, passion » <text:span text:style-name="T53">(Richelet).</text:span> <text:s text:c="2"/></text:p>
        <text:p text:style-name="_3c_xr_3e_">v. 45, 190, 326, 345, 817, 1095, 1520.</text:p>
        <text:p text:style-name="_3c_form_3e_">Foi</text:p>
        <text:p text:style-name="_3c_def_3e_">« Parole qu'on donne d'acomplir une chose. Promesse de faire et d'acomplir quelque chose. Fidélité. »<text:span text:style-name="T42"> </text:span><text:span text:style-name="T53">(Richelet).</text:span> <text:s/></text:p>
        <text:p text:style-name="_3c_xr_3e_">v. 797, 801, 855.</text:p>
        <text:p text:style-name="_3c_def_3e_">« Foy » peut cependant avoir le sens de « liberté », comme l’indique la note du vers 945.</text:p>
        <text:p text:style-name="_3c_xr_3e_">n. v. 945</text:p>
        <text:p text:style-name="_3c_form_3e_">Genereux </text:p>
        <text:p text:style-name="_3c_def_3e_"><text:soft-page-break/>« Qui a l'ame grande et noble, et qui prefere l'honneur à tout autre interest. […] signifie aussi, Brave, vaillant, courageux. […], Liberal. » <text:span text:style-name="T53">(Furetière).</text:span> </text:p>
        <text:p text:style-name="_3c_xr_3e_">v. 561, 943, 1464, 1490, 1493, 1515, 1547.</text:p>
        <text:p text:style-name="_3c_form_3e_">Generosite</text:p>
        <text:p text:style-name="_3c_def_3e_">« Grandeur d'ame, de courage, magnanimité, bravoure, liberalité, et toute autre qualité qui fait le genereux. » <text:span text:style-name="T53">(Furetière).</text:span></text:p>
        <text:p text:style-name="_3c_xr_3e_">v. 563, 913, 939, 964, 1180, 1408. </text:p>
        <text:p text:style-name="_3c_form_3e_">Hazard</text:p>
        <text:p text:style-name="_3c_def_3e_">« Il signifie aussi, Peril, risque. » <text:span text:style-name="T53">(Académie).</text:span> </text:p>
        <text:p text:style-name="_3c_xr_3e_">v. 1222, 1466. </text:p>
        <text:p text:style-name="P55"><text:span text:style-name="T72">Heur</text:span></text:p>
        <text:p text:style-name="_3c_def_3e_"><text:span text:style-name="T42">« </text:span>bonne fortune. » <text:span text:style-name="T53">(Académie).</text:span> </text:p>
        <text:p text:style-name="P55"><text:span text:style-name="T68">Dédicace</text:span></text:p>
        <text:p text:style-name="_3c_xr_3e_">v. 743. </text:p>
        <text:p text:style-name="_3c_form_3e_">Hymen, hymenee</text:p>
        <text:p text:style-name="_3c_def_3e_">« signifie aussi poëtiquement, le mariage. » <text:span text:style-name="T53">(Furetière)</text:span>. </text:p>
        <text:p text:style-name="_3c_xr_3e_">v. 238, 415, 1536. </text:p>
        <text:p text:style-name="_3c_form_3e_">Jour<text:span text:style-name="T100"> </text:span></text:p>
        <text:p text:style-name="_3c_def_3e_">Au sens figuré, « jour » désigne la vie (Académie). </text:p>
        <text:p text:style-name="_3c_xr_3e_">v. 57, 111, 176, 724, 975, 995, 1058, 1077. </text:p>
        <text:p text:style-name="_3c_form_3e_">Las<text:span text:style-name="T66"> </text:span></text:p>
        <text:p text:style-name="_3c_def_3e_">Hélas. (Richelet). </text:p>
        <text:p text:style-name="_3c_xr_3e_">v. 206, 437, 1334, 1355.</text:p>
        <text:p text:style-name="_3c_form_3e_">Lors</text:p>
        <text:p text:style-name="_3c_def_3e_"><text:soft-page-break/>« Adverbe équivalent à « alors » aujourd’hui. » <text:span text:style-name="T70">(Richelet)</text:span>.</text:p>
        <text:p text:style-name="_3c_xr_3e_">v. 275, 1312, 1324.</text:p>
        <text:p text:style-name="_3c_form_3e_">Mouvement </text:p>
        <text:p text:style-name="_3c_def_3e_">« Pensée, sentiment. Tout ce qui touche et meut le cœur. » <text:span text:style-name="T53">(Richelet)</text:span>.</text:p>
        <text:p text:style-name="_3c_xr_3e_">v. 703, 831.</text:p>
        <text:p text:style-name="_3c_form_3e_">Murmurer</text:p>
        <text:p text:style-name="_3c_def_3e_">« Gronder. » <text:span text:style-name="T53">(Richelet)</text:span>. </text:p>
        <text:p text:style-name="_3c_xr_3e_">v. 266, 1260.</text:p>
        <text:p text:style-name="_3c_form_3e_">Objet </text:p>
        <text:p text:style-name="_3c_def_3e_">« Objet » est fréquemment employé dans la langue classique pour désigner « la personne qu’on aime » (Académie). </text:p>
        <text:p text:style-name="_3c_def_3e_">Nous reportons les occurrences où « objet » prend ce sens, inconnu du français moderne</text:p>
        <text:p text:style-name="_3c_xr_3e_"><text:span text:style-name="T53">V. </text:span>67, 172, 254, 259. <text:s/></text:p>
        <text:p text:style-name="_3c_form_3e_">Orgueilleux</text:p>
        <text:p text:style-name="_3c_def_3e_">Orgueilleux n’a pas toujours un sens péjoratif : ici, il est synonyme de « fier », qui refuse la bassesse (Académie).</text:p>
        <text:p text:style-name="_3c_xr_3e_">vers 313, 1465. </text:p>
        <text:p text:style-name="_3c_form_3e_">Penser</text:p>
        <text:p text:style-name="_3c_def_3e_">Mot qui n'est usité qu'en vers, et qui veut dire <text:span text:style-name="T6">pensée </text:span>(Richelet)<text:span text:style-name="T53">. </text:span></text:p>
        <text:p text:style-name="_3c_xr_3e_">v. 381, 426, 535, 751. </text:p>
        <text:p text:style-name="_3c_form_3e_">Prévenir</text:p>
        <text:p text:style-name="_3c_def_3e_"><text:span text:style-name="T66">« Prévenir » a souvent le </text:span>sens d’« Estre le premier à faire ce qu'un autre vouloit faire » dans la langue du <text:span text:style-name="T11">xvii</text:span><text:span text:style-name="T24">e</text:span> siècle (Académie). </text:p>
        <text:p text:style-name="_3c_xr_3e_"><text:soft-page-break/>v. 667. </text:p>
        <text:p text:style-name="_3c_form_3e_">Quitter</text:p>
        <text:p text:style-name="_3c_def_3e_">Abandonner (Académie).</text:p>
        <text:p text:style-name="_3c_xr_3e_">v. 165, 166, 174, 177, 526, 599, 602, 1263.</text:p>
        <text:p text:style-name="_3c_form_3e_">Rival</text:p>
        <text:p text:style-name="_3c_def_3e_">« Celui qui est notre concurrent en amour et qui tâche à gagner le cœur de la belle qu'on aime. » <text:span text:style-name="T53">(Richelet).</text:span> </text:p>
        <text:p text:style-name="_3c_xr_3e_">v. 63, 424, 425, 594, 600, 603, 615, 678, 679, 743, 837, 844, 864, 867, 918, 1084, 1328. </text:p>
        <text:p text:style-name="_3c_form_3e_">S’interesser </text:p>
        <text:p text:style-name="_3c_def_3e_">« S’intéresser » a un sens plus précis dans la langue classique : il signifie « Prendre les interêts d'une personne. Prendre part à quelque chose. » <text:span text:style-name="T53">(Richelet).</text:span> </text:p>
        <text:p text:style-name="_3c_xr_3e_">v. 150, 321, 466.</text:p>
        <text:p text:style-name="_3c_form_3e_">Se signaler</text:p>
        <text:p text:style-name="_3c_def_3e_">se rendre remarquable par quelque belle action. <text:span text:style-name="T53">(</text:span>Richelet). </text:p>
        <text:p text:style-name="_3c_xr_3e_">v. 110, 589, 1220, 1403, 1432. On retrouve le participe passé du verbe employé comme adjectif au vers 58. <text:s/></text:p>
        <text:p text:style-name="_3c_form_3e_">Souffrir</text:p>
        <text:p text:style-name="_3c_def_3e_"><text:span text:style-name="T77">Quand le verbe sous-entend ou est effectivement suivi d’une complétive, «</text:span><text:span text:style-name="T42"> </text:span><text:span text:style-name="T6">Souffrir,</text:span> signifie encore, Tolerer, n'empescher pas, quoy qu'on le puisse. […] <text:span text:style-name="T6">Souffrir,</text:span> veut dire aussi, Permettre. » <text:span text:style-name="T53">(Académie).</text:span> </text:p>
        <text:p text:style-name="_3c_xr_3e_">v. 179, 266, 394, 427, 451, 551, 721, 849, 970, 1152, 1175, 1204, 1214, 1486, 1516.</text:p>
        <text:p text:style-name="_3c_form_3e_">Superbe </text:p>
        <text:p text:style-name="_3c_def_3e_"><text:soft-page-break/>« Ce mot signifie <text:span text:style-name="T53">plein d'orgueil,</text:span> plein de fierté, orgueilleux, et se dit des choses et des personnes. » <text:span text:style-name="T53">(Richelet).</text:span> </text:p>
        <text:p text:style-name="_3c_xr_3e_">v. 895, 1051.</text:p>
        <text:p text:style-name="_3c_form_3e_">Timide</text:p>
        <text:p text:style-name="_3c_def_3e_">« Craintif, peureux. » <text:span text:style-name="T53">(Académie).</text:span> </text:p>
        <text:p text:style-name="_3c_xr_3e_">v. 426, 796, 805, 1143, 1225, 1337. </text:p>
        <text:p text:style-name="_3c_form_3e_">Trait</text:p>
        <text:p text:style-name="_3c_def_3e_">« se dit particulierement de la flesche qui se tire avec l'arc ordinaire ».<text:span text:style-name="T53">(Furetière).</text:span></text:p>
        <text:p text:style-name="_3c_xr_3e_">v. 576, 652. </text:p>
        <text:p text:style-name="_3c_form_3e_">Transport</text:p>
        <text:p text:style-name="_3c_def_3e_">« se dit aussi figurément en choses morales, du trouble ou de l'agitation de l'ame par la violence des passions. » <text:span text:style-name="T53">(Furetière).</text:span></text:p>
        <text:p text:style-name="_3c_xr_3e_">v. 263, 283, 523, 710, 833. </text:p>
        <text:p text:style-name="_3c_form_3e_">Travaux</text:p>
        <text:p text:style-name="_3c_def_3e_"><text:span text:style-name="T80">Au pluriel, le terme désigne les « actions, de la vie d'une personne, et particulierement des gens heroïques » (Furetière).</text:span></text:p>
        <text:p text:style-name="_3c_xr_3e_"><text:span text:style-name="T80">v. 838, 1266. </text:span></text:p>
        <text:p text:style-name="_3c_form_3e_">Valeur</text:p>
        <text:p text:style-name="_3c_def_3e_">« Ce mot se dit des personnes et signifie <text:span text:style-name="T6">courage.</text:span> C'est une vertu qui au milieu des plus grans perils fait entreprendre de belles actions. » <text:span text:style-name="T53">(Richelet)</text:span>. </text:p>
        <text:p text:style-name="_3c_xr_3e_">v. 9, 36, 136, 160, 644, 698, 908, 1203, 1379, 1390, 1401, 1403.</text:p>
        <text:p text:style-name="_3c_form_3e_">Vertu</text:p>
        <text:p text:style-name="_3c_def_3e_">« Vertu » signifie à la fois la force du corps et celle de l’âme (Richelet).<text:span text:style-name="T97"><text:line-break/></text:span><text:soft-page-break/>Nous reportons ici les occurrences où « vertu » désigne la force physique, car il s’agit d’un sens peu fréquent en français moderne</text:p>
        <text:p text:style-name="_3c_xr_3e_">v. 675, 1182, 1415. </text:p>
        <text:p text:style-name="_3c_def_3e_"><text:span text:style-name="T41">Vœu</text:span></text:p>
        <text:p text:style-name="_3c_def_3e_">Lorsqu’il s’agit d’amour, « vœu » signifie également « hommage » dans la langue classique (Richelet). <text:line-break/>Nous reportons les occurrences de « vœu » lorsqu’il prend le sens d’hommage, peu fréquent en français moderne.</text:p>
        <text:p text:style-name="_3c_xr_3e_">v. 119, 289. </text:p>
        <text:p text:style-name="P28"/>
        <text:p text:style-name="P48"/>
      </text:section>
      <text:p text:style-name="P56"/>
      <text:h text:style-name="Heading_20_1" text:outline-level="1"><text:bookmark-start text:name="_Toc453853755"/>Bibliographie<text:bookmark-end text:name="_Toc453853755"/> </text:h>
      <text:h text:style-name="Heading_20_2" text:outline-level="2">Sources littéraires</text:h>
      <text:h text:style-name="Heading_20_3" text:outline-level="3">Œuvres de Claude Boyer</text:h>
      <text:p text:style-name="Standard"><text:span text:style-name="T11">Boyer</text:span> Claude, <text:span text:style-name="T6">La Porcie Romaine. Tragédie</text:span>, Paris, Augustin Courbé, 1646. </text:p>
      <text:p text:style-name="Standard"><text:span text:style-name="T11">Boyer</text:span> Claude, <text:span text:style-name="T6">La Sœur généreuse. Tragi-comédie</text:span>, Paris, Augustin Courbé, 1647.</text:p>
      <text:p text:style-name="Standard"><text:span text:style-name="T11">Boyer</text:span> Claude, <text:span text:style-name="T6">Tyridate : tragédie</text:span>, Paris, Toussainct Quinet, 1649 ; Laetitia Sergent, Genève, Droz, 1998.</text:p>
      <text:h text:style-name="Heading_20_3" text:outline-level="3">Œuvres des contemporains de Boyer</text:h>
      <text:p text:style-name="Bibliographiem"><text:span text:style-name="T11">Aubignac</text:span> François Hédelin, <text:span text:style-name="T6">La Pratique du théâtre</text:span>, Antoine de Sommaville Paris, 1657 ; et Hélène Baby, H. Champion, Paris, 2001. </text:p>
      <text:p text:style-name="Bibliographiem"><text:span text:style-name="T11">Corneille</text:span> Pierre, <text:span text:style-name="T6">Œuvres complètes</text:span>, éd. Georges Couton, Gallimard « Bibliothèque de la Pléiade », Paris, 1980. </text:p>
      <text:p text:style-name="Bibliographiem"><text:span text:style-name="T11">Desmarets de Saint-Sorlin</text:span> Jean, <text:span text:style-name="T6">Théâtre complet (1636-1643)</text:span>, éd. Claire Isabelle Chaineaux, Paris, H. Champion, 2005.</text:p>
      <text:p text:style-name="Bibliographiem"><text:span text:style-name="T11">La Calprenède,</text:span> <text:span text:style-name="T6">Cassandre</text:span>, Paris, Augustin Courbé, 1657 ; Genève, Slatkine, 1978. </text:p>
      <text:p text:style-name="Bibliographiem"><text:span text:style-name="T11">La gravette de mayolas, robinet, boursault, perdou de subligny et autres, </text:span><text:span text:style-name="T6">Les continuateurs de Loret, Lettres en vers </text:span>(1665-1689), t.1, éd. J. de Rothschild, Paris, Damascène Morgand et Charles Fatout, 1881.</text:p>
      <text:p text:style-name="Bibliographiem"><text:span text:style-name="T11">Racine</text:span>, <text:span text:style-name="T6">Œuvres complètes</text:span>, vol. I, éd. Georges Forestier Paris, Gallimard « Bibliothèque de la Pléiade », 1999. </text:p>
      <text:h text:style-name="Heading_20_3" text:outline-level="3">Auteurs anciens</text:h>
      <text:p text:style-name="Bibliographiem"><text:span text:style-name="T11">Aristote</text:span>, <text:span text:style-name="T6">Poétique</text:span>, trad. Michel Magnien, Paris, Librairie Générale Française, 2014, (« Le livre de poche Classique », 6734).</text:p>
      <text:p text:style-name="Bibliographiem"><text:soft-page-break/><text:span text:style-name="T11">Plutarque</text:span>, <text:span text:style-name="T6">Les vies des hommes illustres</text:span>, trad. Jacques Amyot, éd. Gérard Walter, Paris, Gallimard, 1959, (« Bibliothèque de la Pléiade »).</text:p>
      <text:p text:style-name="Bibliographiem"><text:span text:style-name="T11">Quinte-Curce</text:span>, <text:span text:style-name="T6">Histoire d’Alexandre</text:span>, trad. Annette Flobert, éd. Claude Mossé, Paris, Gallimard, 2007, (« Folio classique », 4499).</text:p>
      <text:p text:style-name="P42"><text:bookmark-start text:name="_Toc453606179"/></text:p>
      <text:h text:style-name="Heading_20_2" text:outline-level="2"><text:bookmark-start text:name="_Toc453853756"/>Histoire du théâtre<text:bookmark-end text:name="_Toc453853756"/><text:bookmark-end text:name="_Toc453606179"/></text:h>
      <text:p text:style-name="P13"><text:span text:style-name="T11">Parfait</text:span>, François et <text:span text:style-name="T11">Parfait</text:span>, Claude, <text:span text:style-name="T6">Histoire du théâtre françois</text:span>, t. 7, P. G. Le Mercier et Saillant, Paris, 1746 ; Genève, Slatkine Reprints, 1967.</text:p>
      <text:h text:style-name="Heading_20_2" text:outline-level="2">Instruments de travail</text:h>
      <text:h text:style-name="Heading_20_3" text:outline-level="3">Dictionnaires</text:h>
      <text:p text:style-name="Bibliographiem"><text:span text:style-name="T11">Académie française</text:span>, <text:span text:style-name="T6">Dictionnaire</text:span>, Paris, J.-B. Coignard, 1694. </text:p>
      <text:p text:style-name="Bibliographiem"><text:span text:style-name="T11">Furetière</text:span> Antoine, <text:span text:style-name="T6">Dictionnaire universel contenant généralement tous les mots françois tant vieux que modernes et les termes de toutes les sciences et les arts</text:span>, La Haye et Rotterdam, A. et R. Leers, 1690. 3 vol. </text:p>
      <text:p text:style-name="Bibliographiem"><text:span text:style-name="T19">Nicot</text:span><text:span text:style-name="T74"> Jean, </text:span><text:span text:style-name="T69">Le Trésor de la langue française, tant ancienne que moderne</text:span><text:span text:style-name="T74">, Paris, David Douceur, 1606.</text:span></text:p>
      <text:p text:style-name="Bibliographiem"><text:span text:style-name="T11">Richelet</text:span> Pierre, <text:span text:style-name="T6">Dictionnaire français</text:span>, Genève, Jean Herman Widerhold, 1680, 2 vol. </text:p>
      <text:h text:style-name="Heading_20_3" text:outline-level="3">Grammaires</text:h>
      <text:p text:style-name="Bibliographiem"><text:span text:style-name="T11">Fournier</text:span> Nathalie, <text:span text:style-name="T6">Grammaire du français classique</text:span>, Paris, Belin, 2002.</text:p>
      <text:p text:style-name="Bibliographiem"><text:span text:style-name="T11">Spillebout</text:span> Gabriel et ANTOINE, Gérald, <text:span text:style-name="T6">Grammaire de la langue française du XVIIe siècle</text:span>, Paris, Eurédit, 2007.</text:p>
      <text:h text:style-name="Heading_20_2" text:outline-level="2"><text:soft-page-break/>Travaux critiques</text:h>
      <text:h text:style-name="Heading_20_3" text:outline-level="3"><text:span text:style-name="T103">Histoire politique</text:span></text:h>
      <text:p text:style-name="Standard"><text:span text:style-name="T22">Béguin </text:span><text:span text:style-name="T89">Katia, </text:span><text:span text:style-name="T10">Les Princes de Condé : rebelles, courtisans et mécènes du Grand Siècle</text:span><text:span text:style-name="T89">, Seyssel, Champ Vallon, 1999.</text:span></text:p>
      <text:h text:style-name="Heading_20_3" text:outline-level="3">Histoire des idées</text:h>
      <text:p text:style-name="Bibliographiem"><text:span text:style-name="T11">Bénichou</text:span> Paul, <text:span text:style-name="T6">Morales du grand siècle</text:span>, Paris, Gallimard, [1947] 1988.</text:p>
      <text:h text:style-name="Heading_20_3" text:outline-level="3">Histoire du théâtre</text:h>
      <text:p text:style-name="Bibliographiem"><text:span text:style-name="T11">Baby</text:span> Hélène, <text:span text:style-name="T6">La Tragi-comédie de Corneille à Quinault</text:span>, Paris, Klincksieck, 2000.</text:p>
      <text:p text:style-name="Bibliographiem"><text:span text:style-name="T11">Barbafieri</text:span> Carine, <text:span text:style-name="T6">Atrée et Céladon : la galanterie dans le théâtre tragique de la France classique, 1634-1702</text:span>, Rennes, Presses Universitaires de Rennes, 2006.</text:p>
      <text:p text:style-name="Bibliographiem"><text:span text:style-name="T11">Benzekri</text:span> Sylvie, <text:span text:style-name="T6">Claude Boyer dramaturge : une traversée du XVII</text:span><text:span text:style-name="T30">e</text:span><text:span text:style-name="T6"> siècle (1618-1698)</text:span>, Thèse de l’Université Paris IV, sous la direction du Professeur Georges Forestier, soutenue le 9 décembre 2008.</text:p>
      <text:p text:style-name="Bibliographiem"><text:span text:style-name="T20">Forestier</text:span><text:span text:style-name="T43"> Georges, </text:span><text:span text:style-name="T44">Jean Racine</text:span><text:span text:style-name="T43">, Paris, Gallimard « N. R. F. Biographies », 2006. </text:span></text:p>
      <text:p text:style-name="Bibliographiem"><text:span text:style-name="T20">Lancaster</text:span><text:span text:style-name="T43"> Henry Carrington, </text:span><text:span text:style-name="T44">A History of French Dramatic Literature in the Seventheenth Century, Part II : The period of Corneille</text:span><text:span text:style-name="T43">, Baltimore, J. Hopkins press, 1932, 2 vol.</text:span></text:p>
      <text:p text:style-name="Bibliographiem"><text:span text:style-name="T11">Mazouer</text:span> Charles, <text:span text:style-name="T6">Le Théâtre français de l’âge classique, t.1, Le premier </text:span><text:span text:style-name="T23">xvii</text:span><text:span text:style-name="T30">e</text:span><text:span text:style-name="T6"> siècle</text:span>, Paris, H. Champion, 2006.</text:p>
      <text:h text:style-name="Heading_20_2" text:outline-level="2"><text:span text:style-name="T103">Dramaturgie</text:span></text:h>
      <text:p text:style-name="Bibliographiem"><text:span text:style-name="T11">Forestier </text:span>Georges, <text:span text:style-name="T6">Esthétique de l’Identité dans le théâtre français : le déguisement et ses avatars</text:span>, Genève, Droz, 1988. </text:p>
      <text:p text:style-name="Bibliographiem"><text:soft-page-break/><text:span text:style-name="T11">Forestier</text:span> Georges, <text:span text:style-name="T6">Essai de génétique théâtrale : Corneille à l’œuvre</text:span>, Genève, Paris, Klincksieck, 1996 ; Genève, Droz, 2004.</text:p>
      <text:p text:style-name="Bibliographiem"><text:span text:style-name="T11">Scherer</text:span> Jacques, <text:span text:style-name="T6">La Dramaturgie classique en France</text:span>, Paris, Nizet, 1950 ; éd. Colette Scherer, Préface de Georges Forestier, Paris, A. Colin, 2014.</text:p>
      <text:p text:style-name="Bibliographiem"><text:span text:style-name="T11">Ubersfeld</text:span> Anne, <text:span text:style-name="T6">Lire le théâtre I</text:span>, Paris, Belin « Belin Sup Lettres », 1996.</text:p>
      <text:p text:style-name="Bibliographiem"><text:span text:style-name="T11">Ubersfeld</text:span> Anne, <text:span text:style-name="T6">Lire le théâtre III « Le dialogue de théâtre »</text:span>,<text:span text:style-name="T6"> </text:span>Paris, Belin (« Belin Sup Lettres »), 1996.</text:p>
      <text:h text:style-name="Heading_20_3" text:outline-level="3"><text:span text:style-name="T103">Articles d’histoire littéraire</text:span></text:h>
      <text:p text:style-name="Bibliographiem"><text:span text:style-name="T11">Guitierrez-Laffond</text:span> Aurore, « Les débuts de Claude Boyer : des affaires diocésaines d’Albi à une carrière d’auteur dramatique à Paris », <text:span text:style-name="T6">Revue d’histoire littéraire de la France</text:span>, vol. 108, 2008, p. 37-50. </text:p>
      <text:p text:style-name="Bibliographiem"><text:span text:style-name="T11">Grande</text:span> Nathalie, « La métamorphose galante de l’histoire antique : modalités et enjeux d’une poétique », <text:span text:style-name="T6">Littératures classiques</text:span>, n<text:span text:style-name="T24"> o</text:span> 77, 2012, p. 229-244. </text:p>
      <text:p text:style-name="Bibliographiem"><text:span text:style-name="T11">Gruffat</text:span> Sabine, « La représentation du héros amoureux dans les tragédies classiques : pour une conception évolutive du moi ? », <text:span text:style-name="T6">Littératures classiques</text:span>, n<text:span text:style-name="T24">o</text:span> 77, 2012, p. 143-160. </text:p>
      <text:p text:style-name="Bibliographiem"><text:span text:style-name="T11">Lallemand</text:span> Marie-Gabrielle, « Galanterie des Conquérants : L’Alexandre de la Calprenède et le Cyrus des Scudéry », <text:span text:style-name="T6">Littératures classiques</text:span>, n<text:span text:style-name="T24"> o</text:span> 77, 2012, p. 99-11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imes New Roman" svg:font-family="'Times New Roman'"/>
    <style:font-face style:name="Baskerville" svg:font-family="Baskerville" style:font-family-generic="roman" style:font-pitch="variable"/>
    <style:font-face style:name="Big Caslon" svg:font-family="'Big Caslon'"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idot" svg:font-family="Didot"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ingLiU" svg:font-family="MingLiU" style:font-family-generic="roman" style:font-pitch="variable"/>
    <style:font-face style:name="Palatino" svg:font-family="Palatino"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Arial" style:font-size-complex="12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Arial"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2.23cm" fo:margin-top="0cm" fo:margin-bottom="0.353cm" style:contextual-spacing="false" fo:text-align="justify" style:justify-single-word="false" fo:orphans="2" fo:widows="2" fo:hyphenation-ladder-count="no-limit" fo:text-indent="0cm" style:auto-text-indent="false" text:number-lines="false" text:line-number="0" style:writing-mode="lr-tb"/>
      <style:text-properties style:font-name="Garamond" fo:font-family="Garamond" style:font-family-generic="roman" style:font-pitch="variable" style:font-name-asian="Cambria" style:font-family-asian="Cambria" style:font-family-generic-asian="system" style:font-pitch-asian="variable" style:font-name-complex="Times New Roman2" style:font-family-complex="'Times New Roman'" style:font-family-generic-complex="system" style:font-pitch-complex="variable" fo:hyphenate="tru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text-align="start" style:justify-single-word="false"/>
      <style:text-properties style:font-name="Times New Roman1" fo:font-family="'Times New Roman'" style:font-family-generic="roman" style:font-pitch="variable" style:font-name-asian="F" style:font-family-generic-asian="system" style:font-pitch-asian="variable" style:language-asian="fr" style:country-asian="FR"/>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fo:font-weight="bold" style:font-name-asian="Times1" style:font-family-asian="Times" style:font-family-generic-asian="system" style:font-pitch-asian="variable" style:font-size-asian="16pt" style:language-asian="fr" style:country-asian="FR" style:font-weight-asian="bold" style:font-size-complex="10pt"/>
    </style:style>
    <style:style style:name="Heading_20_2" style:display-name="Heading 2" style:family="paragraph" style:parent-style-name="Standard" style:next-style-name="Standard" style:default-outline-level="2" style:list-style-name="" style:class="text">
      <style:paragraph-properties fo:margin-left="0.501cm" fo:margin-right="2.23cm" fo:margin-top="0.353cm" fo:margin-bottom="0.353cm" style:contextual-spacing="false" fo:keep-together="always" fo:text-indent="0cm" style:auto-text-indent="false" fo:keep-with-next="always"/>
      <style:text-properties fo:font-size="14pt" fo:font-style="italic" style:font-name-asian="Times New Roman2" style:font-family-asian="'Times New Roman'" style:font-family-generic-asian="system" style:font-pitch-asian="variable" style:font-size-asian="14pt" style:font-style-asian="italic"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1.3cm" fo:margin-right="2.23cm" fo:margin-top="0.423cm" fo:margin-bottom="0.106cm" style:contextual-spacing="false" fo:text-indent="0cm" style:auto-text-indent="false" fo:keep-with-next="always"/>
      <style:text-properties fo:font-size="14pt" fo:font-weight="bold" style:font-name-asian="Times New Roman2" style:font-family-asian="'Times New Roman'" style:font-family-generic-asian="system" style:font-pitch-asian="variable" style:font-size-asian="14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353cm"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353cm" style:contextual-spacing="false" fo:keep-together="always" fo:keep-with-next="always"/>
      <style:text-properties fo:color="#2e74b5" loext:opacity="100%" style:font-name="Calibri Light" fo:font-family="'Calibri Light'"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2.23cm" fo:margin-top="0cm" fo:margin-bottom="0.353cm" style:contextual-spacing="true" fo:text-indent="0cm" style:auto-text-indent="false"/>
    </style:style>
    <style:style style:name="Footnote" style:family="paragraph" style:parent-style-name="Standard" style:auto-update="true" style:default-outline-level="" style:class="extra">
      <style:paragraph-properties fo:line-height="150%"/>
      <style:text-properties style:font-name="Book Antiqua" fo:font-family="'Book Antiqua'" style:font-family-generic="roman" style:font-pitch="variable" fo:font-size="10pt" fo:language="en" fo:country="GB" style:font-size-asian="10pt" style:language-asian="fr" style:country-asian="FR" style:font-size-complex="10pt"/>
    </style:style>
    <style:style style:name="Quote" style:family="paragraph" style:parent-style-name="Standard" style:next-style-name="Standard" style:default-outline-level="">
      <style:paragraph-properties fo:margin-left="1.52cm" fo:margin-right="1.52cm" fo:margin-top="0.353cm" fo:margin-bottom="0.282cm" style:contextual-spacing="false" fo:text-align="start" style:justify-single-word="false" fo:text-indent="0cm" style:auto-text-indent="false"/>
      <style:text-properties fo:font-size="11pt" style:font-size-asian="11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itation_20_prose" style:display-name="Citation prose" style:family="paragraph" style:parent-style-name="Standard" style:default-outline-level="">
      <style:paragraph-properties fo:margin-left="2.501cm" fo:margin-right="2.501cm" fo:margin-top="0.212cm" fo:margin-bottom="0.212cm" style:contextual-spacing="false" fo:line-height="120%" fo:text-indent="0cm" style:auto-text-indent="false"/>
      <style:text-properties fo:font-size="11pt" style:font-size-asian="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left="1.251cm" fo:margin-right="0cm" fo:margin-top="0.176cm" fo:margin-bottom="0.353cm" style:contextual-spacing="false" fo:text-align="start" style:justify-single-word="false" fo:orphans="2" fo:widows="2" fo:text-indent="0cm" style:auto-text-indent="false" style:writing-mode="lr-tb"/>
      <style:text-properties style:font-name="Times New Roman1" fo:font-family="'Times New Roman'" style:font-family-generic="roman" style:font-pitch="variable" fo:font-style="italic" style:font-style-asian="italic"/>
    </style:style>
    <style:style style:name="Contents_20_1" style:display-name="Contents 1" style:family="paragraph" style:parent-style-name="Standard" style:next-style-name="Standard" style:auto-update="true" style:default-outline-level="" style:class="index">
      <style:paragraph-properties fo:margin-top="0.212cm" fo:margin-bottom="0.353cm" style:contextual-spacing="false" fo:text-align="start" style:justify-single-word="false"/>
      <style:text-properties fo:text-transform="uppercase" fo:font-size="11pt" fo:font-weight="bold" style:font-size-asian="11pt" style:font-weight-asian="bold"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2.23cm" fo:text-align="start" style:justify-single-word="false" fo:text-indent="0cm" style:auto-text-indent="false"/>
      <style:text-properties fo:font-variant="small-caps" style:font-name="Times" fo:font-family="Times"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2.23cm" fo:text-align="start" style:justify-single-word="false" fo:text-indent="0cm" style:auto-text-indent="false"/>
      <style:text-properties fo:font-size="11pt" fo:font-style="italic" style:font-size-asian="11pt" style:font-style-asian="italic" style:font-size-complex="11pt" style:font-style-complex="italic"/>
    </style:style>
    <style:style style:name="Contents_20_4" style:display-name="Contents 4" style:family="paragraph" style:parent-style-name="Standard" style:next-style-name="Standard" style:auto-update="true" style:default-outline-level="" style:class="index">
      <style:paragraph-properties fo:margin-left="1.27cm" fo:margin-right="2.23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1.693cm" fo:margin-right="2.23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2.117cm" fo:margin-right="2.23cm" fo:text-align="start" style:justify-single-word="false" fo:text-indent="0cm"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2.54cm" fo:margin-right="2.23cm" fo:text-align="start" style:justify-single-word="false" fo:text-indent="0cm"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2.963cm" fo:margin-right="2.23cm" fo:text-align="start" style:justify-single-word="false" fo:text-indent="0cm"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3.387cm" fo:margin-right="2.23cm" fo:text-align="start" style:justify-single-word="false" fo:text-indent="0cm" style:auto-text-indent="false"/>
      <style:text-properties style:font-name="Calibri" fo:font-family="Calibri" style:font-family-generic="roman" style:font-pitch="variable" fo:font-size="9pt" style:font-size-asian="9pt" style:font-size-complex="9pt"/>
    </style:style>
    <style:style style:name="Title" style:family="paragraph" style:parent-style-name="List_20_Paragraph" style:next-style-name="Standard" style:default-outline-level="" style:list-style-name="WWNum3" style:class="chapter">
      <style:paragraph-properties fo:text-align="start" style:justify-single-word="false"/>
      <style:text-properties fo:font-size="14pt" fo:font-weight="bold" style:font-size-asian="14pt" style:font-weight-asian="bold" style:font-size-complex="14pt" style:font-weight-complex="bold"/>
    </style:style>
    <style:style style:name="Chapitre" style:family="paragraph" style:parent-style-name="Standard" style:default-outline-level="">
      <style:text-properties fo:font-size="16pt" fo:font-weight="bold" style:font-size-asian="16pt" style:font-weight-asian="bold" style:font-size-complex="16pt" style:font-weight-complex="bold"/>
    </style:style>
    <style:style style:name="TOC_20_Heading" style:display-name="TOC Heading" style:family="paragraph" style:parent-style-name="Heading_20_1" style:next-style-name="Standard" style:default-outline-level="">
      <style:paragraph-properties fo:margin-top="0.847cm" fo:margin-bottom="0.353cm" style:contextual-spacing="false" fo:line-height="115%" fo:text-align="start" style:justify-single-word="false"/>
      <style:text-properties fo:font-size="14pt" fo:font-weight="normal" style:font-size-asian="14pt" style:font-weight-asian="normal" style:font-size-complex="14pt" style:language-complex="he" style:country-complex="IL" style:font-weight-complex="bold"/>
    </style:style>
    <style:style style:name="Endnote" style:family="paragraph" style:parent-style-name="Standard" style:default-outline-level="" style:class="extra"/>
    <style:style style:name="Subtitle" style:family="paragraph" style:parent-style-name="List_20_Paragraph" style:next-style-name="Standard" style:default-outline-level="" style:list-style-name="WWNum1" style:class="chapter">
      <style:text-properties fo:font-size="13pt" fo:font-weight="bold" style:font-size-asian="13pt" style:font-weight-asian="bold" style:font-weight-complex="bold"/>
    </style:style>
    <style:style style:name="Citation_20_note" style:display-name="Citation note" style:family="paragraph" style:parent-style-name="Citation_20_prose" style:default-outline-level="">
      <style:text-properties fo:font-size="10pt" style:font-size-asian="10pt"/>
    </style:style>
    <style:style style:name="Citation_20_vers_20_note" style:display-name="Citation vers note" style:family="paragraph" style:parent-style-name="Quote" style:default-outline-level="">
      <style:text-properties fo:color="#000000" loext:opacity="100%" fo:font-size="10pt" style:font-size-asian="10pt" style:language-complex="he" style:country-complex="IL"/>
    </style:style>
    <style:style style:name="Revision" style:family="paragraph" style:default-outline-level="">
      <style:paragraph-properties fo:margin-top="0cm" fo:margin-bottom="0.353cm" style:contextual-spacing="false" fo:text-align="start" style:justify-single-word="false" fo:orphans="2" fo:widows="2" style:writing-mode="lr-tb"/>
      <style:text-properties style:font-name="Garamond" fo:font-family="Garamond" style:font-family-generic="roman" style:font-pitch="variable"/>
    </style:style>
    <style:style style:name="Auteurs_20_biblio" style:display-name="Auteurs biblio" style:family="paragraph" style:parent-style-name="Standard" style:default-outline-level="">
      <style:paragraph-properties fo:text-align="start" style:justify-single-word="false"/>
      <style:text-properties fo:font-variant="small-caps" style:font-name-asian="Times New Roman2" style:font-family-asian="'Times New Roman'" style:font-family-generic-asian="system" style:font-pitch-asian="variable" style:language-asian="fr" style:country-asian="FR" style:language-complex="he" style:country-complex="IL"/>
    </style:style>
    <style:style style:name="Style1" style:family="paragraph" style:parent-style-name="Standard" style:default-outline-level="">
      <style:paragraph-properties fo:margin-top="0cm" fo:margin-bottom="0.423cm" style:contextual-spacing="false" fo:text-align="start" style:justify-single-word="false"/>
      <style:text-properties fo:font-variant="small-caps" style:font-name-asian="Times New Roman2" style:font-family-asian="'Times New Roman'" style:font-family-generic-asian="system" style:font-pitch-asian="variable" style:language-asian="fr" style:country-asian="FR" style:language-complex="he" style:country-complex="IL"/>
    </style:style>
    <style:style style:name="Bibliographiem" style:family="paragraph" style:parent-style-name="Standard" style:default-outline-level="">
      <style:paragraph-properties fo:margin-left="0.3cm" fo:margin-right="2.23cm" fo:text-indent="-0.3cm" style:auto-text-indent="false"/>
      <style:text-properties style:font-name-asian="Times New Roman2" style:font-family-asian="'Times New Roman'" style:font-family-generic-asian="system" style:font-pitch-asian="variable" style:language-asian="fr" style:country-asian="FR" style:language-complex="he" style:country-complex="IL"/>
    </style:style>
    <style:style style:name="sous_20_partie" style:display-name="sous partie" style:family="paragraph" style:parent-style-name="List_20_Paragraph" style:default-outline-level="" style:list-style-name="WWNum2">
      <style:text-properties fo:font-weight="bold" style:font-weight-asian="bold" style:font-weight-complex="bold"/>
    </style:style>
    <style:style style:name="paragraphe" style:family="paragraph" style:parent-style-name="Standard" style:default-outline-level="1" style:list-style-nam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style>
    <style:style style:name="Normal_5f_alinea" style:display-name="Normal_alinea" style:family="paragraph" style:parent-style-name="Standard" style:default-outline-level="">
      <style:paragraph-properties fo:margin-left="0.501cm" fo:margin-right="2.23cm" fo:text-indent="0cm" style:auto-text-indent="false"/>
      <style:text-properties style:font-name="Palatino" fo:font-family="Palatino" style:font-family-generic="roman" style:font-pitch="variable" fo:font-size="10pt" style:font-size-asian="10pt"/>
    </style:style>
    <style:style style:name="_3c_stage_3e_" style:display-name="&lt;stage&gt;" style:family="paragraph" style:parent-style-name="Standard" style:default-outline-level="">
      <style:text-properties fo:font-style="italic" style:font-style-asian="italic"/>
    </style:style>
    <style:style style:name="_3c_quote_3e_" style:display-name="&lt;quote&gt;" style:family="paragraph" style:parent-style-name="Standard" style:default-outline-level="">
      <style:paragraph-properties fo:margin-left="2cm" fo:margin-right="2.23cm" fo:text-indent="0cm" style:auto-text-indent="false"/>
      <style:text-properties fo:font-size="10pt" style:font-size-asian="10pt"/>
    </style:style>
    <style:style style:name="_3c_speaker_3e_" style:display-name="&lt;speaker&gt;" style:family="paragraph" style:parent-style-name="Standard" style:next-style-name="_3c_l_3e_" style:default-outline-level="">
      <style:paragraph-properties fo:text-align="center" style:justify-single-word="false"/>
      <style:text-properties fo:font-variant="small-caps" style:font-name="Baskerville" fo:font-family="Baskerville" style:font-family-generic="roman" style:font-pitch="variable" fo:font-weight="bold" style:font-weight-asian="bold"/>
    </style:style>
    <style:style style:name="_3c_l_3e_" style:display-name="&lt;l&gt;" style:family="paragraph" style:parent-style-name="Standard" style:default-outline-level="">
      <style:text-properties style:font-name="Baskerville" fo:font-family="Baskerville" style:font-family-generic="roman" style:font-pitch="variable" fo:font-size="11pt" style:font-size-asian="11pt"/>
    </style:style>
    <style:style style:name="_3c_quote.l_3e_" style:display-name="&lt;quote.l&gt;" style:family="paragraph" style:parent-style-name="_3c_quote_3e_" style:default-outline-level=""/>
    <style:style style:name="_3c_l.part_3e_" style:display-name="&lt;l.part&gt;" style:family="paragraph" style:parent-style-name="_3c_l_3e_" style:default-outline-level=""/>
    <style:style style:name="Acte" style:family="paragraph" style:parent-style-name="Heading_20_2" style:default-outline-level=""/>
    <style:style style:name="Scene" style:family="paragraph" style:parent-style-name="Heading_20_3" style:default-outline-level=""/>
    <style:style style:name="Dédicace" style:family="paragraph" style:parent-style-name="Standard" style:default-outline-level="">
      <style:paragraph-properties fo:text-align="start" style:justify-single-word="false"/>
      <style:text-properties style:font-name="Baskerville" fo:font-family="Baskerville" style:font-family-generic="roman" style:font-pitch="variable" fo:font-style="italic" style:font-style-asian="italic"/>
    </style:style>
    <style:style style:name="_3c_castList_3e_" style:display-name="&lt;castList&gt;" style:family="paragraph" style:parent-style-name="_3c_role_3e_" style:default-outline-level="">
      <style:paragraph-properties fo:margin-left="2cm" fo:margin-right="0cm" fo:text-indent="0cm" style:auto-text-indent="false"/>
      <style:text-properties fo:font-weight="normal" style:font-weight-asian="normal"/>
    </style:style>
    <style:style style:name="_3c_role_3e_" style:display-name="&lt;role&gt;" style:family="paragraph" style:parent-style-name="Standard" style:default-outline-level="">
      <style:text-properties style:font-name="Baskerville" fo:font-family="Baskerville" style:font-family-generic="roman" style:font-pitch="variable" fo:font-weight="bold" style:font-weight-asian="bold"/>
    </style:style>
    <style:style style:name="_3c_docAuthor_3e_" style:display-name="&lt;docAuthor&gt;" style:family="paragraph" style:parent-style-name="Standard" style:default-outline-level="">
      <style:paragraph-properties fo:text-align="center" style:justify-single-word="false"/>
    </style:style>
    <style:style style:name="_3c_xr_3e_" style:display-name="&lt;xr&gt;" style:family="paragraph" style:parent-style-name="_3c_form_3e_" style:default-outline-level="">
      <style:text-properties fo:font-style="italic" style:font-style-asian="italic"/>
    </style:style>
    <style:style style:name="_3c_form_3e_" style:display-name="&lt;form&gt;" style:family="paragraph" style:parent-style-name="Standard" style:default-outline-level="">
      <style:text-properties style:font-name="Didot" fo:font-family="Didot" style:font-family-generic="roman" style:font-pitch="variable" fo:font-weight="bold" style:font-weight-asian="bold"/>
    </style:style>
    <style:style style:name="_3c_docImprint_3e_" style:display-name="&lt;docImprint&gt;" style:family="paragraph" style:parent-style-name="Standard" style:default-outline-level="">
      <style:paragraph-properties fo:text-align="center" style:justify-single-word="false"/>
    </style:style>
    <style:style style:name="_3c_subtitle_3e_" style:display-name="&lt;subtitle&gt;" style:family="paragraph" style:parent-style-name="_3c_docTitle_3e_" style:default-outline-level="">
      <style:text-properties fo:font-size="11pt" style:font-size-asian="11pt"/>
    </style:style>
    <style:style style:name="_3c_set_3e_" style:display-name="&lt;set&gt;" style:family="paragraph" style:parent-style-name="Standard" style:default-outline-level="">
      <style:text-properties fo:color="#800000" loext:opacity="100%" style:font-name="Big Caslon" fo:font-family="'Big Caslon'" style:font-family-generic="roman" style:font-pitch="variable" fo:font-style="italic" fo:font-weight="bold" style:font-style-asian="italic" style:font-weight-asian="bold"/>
    </style:style>
    <style:style style:name="_3c_roleDesc_3e_" style:display-name="&lt;roleDesc&gt;" style:family="paragraph" style:parent-style-name="_3c_role_3e_" style:default-outline-level="">
      <style:text-properties fo:font-weight="normal" style:font-weight-asian="normal"/>
    </style:style>
    <style:style style:name="_3c_docDate_3e_" style:display-name="&lt;docDate&gt;" style:family="paragraph" style:parent-style-name="Standard" style:default-outline-level="">
      <style:paragraph-properties fo:text-align="center" style:justify-single-word="false"/>
    </style:style>
    <style:style style:name="_3c_def_3e_" style:display-name="&lt;def&gt;" style:family="paragraph" style:parent-style-name="_3c_form_3e_" style:default-outline-level="">
      <style:paragraph-properties fo:margin-left="0cm" fo:margin-right="2.23cm" fo:text-indent="0.501cm" style:auto-text-indent="false"/>
      <style:text-properties fo:font-weight="normal" style:font-weight-asian="normal"/>
    </style:style>
    <style:style style:name="exemple" style:family="paragraph" style:parent-style-name="_3c_def_3e_" style:default-outline-level="">
      <style:paragraph-properties fo:text-align="center" style:justify-single-word="false"/>
      <style:text-properties fo:font-size="10pt" style:font-size-asian="10pt"/>
    </style:style>
    <style:style style:name="_3c_docTitle_3e_" style:display-name="&lt;docTitle&gt;" style:family="paragraph" style:parent-style-name="Standard" style:default-outline-level="">
      <style:paragraph-properties fo:text-align="center" style:justify-single-word="false"/>
      <style:text-properties fo:font-weight="bold" style:font-weight-asian="bold"/>
    </style:style>
    <style:style style:name="_3c_cell_3e_" style:display-name="&lt;cell&gt;" style:family="paragraph" style:parent-style-name="Standard" style:next-style-name="Standard" style:default-outline-level="">
      <style:text-properties style:font-name="Helvetica" fo:font-family="Helvetica" style:font-family-generic="roman" style:font-pitch="variable" fo:font-style="italic" style:font-style-asian="italic"/>
    </style:style>
    <style:style style:name="_3c_bibl_3e_" style:display-name="&lt;bibl&gt;" style:family="paragraph" style:parent-style-name="Standard" style:default-outline-level="">
      <style:text-properties style:font-name="Bookman Old Style" fo:font-family="'Bookman Old Style'" style:font-family-generic="roman" style:font-pitch="variable"/>
    </style:style>
    <style:style style:name="_3c_l.n_3e_" style:display-name="&lt;l.n&gt;" style:family="paragraph" style:parent-style-name="_3c_l_3e_" style:default-outline-level="">
      <style:paragraph-properties text:number-lines="true" text:line-number="0"/>
    </style:style>
    <style:style style:name="_3c_label_3e_" style:display-name="&lt;label&gt;" style:family="paragraph" style:parent-style-name="Standard" style:default-outline-level="">
      <style:paragraph-properties fo:text-align="center" style:justify-single-word="false"/>
      <style:text-properties fo:font-style="italic" style:font-style-asian="italic"/>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text-properties style:font-name="Garamond" fo:font-family="Garamond" style:font-family-generic="roman" style:font-pitch="variable" fo:font-size="16pt" fo:font-weight="bold" style:font-name-asian="Times1" style:font-family-asian="Times" style:font-family-generic-asian="system" style:font-pitch-asian="variable" style:font-size-asian="16pt" style:language-asian="fr" style:country-asian="FR" style:font-weight-asian="bold" style:font-name-complex="Times New Roman2" style:font-family-complex="'Times New Roman'" style:font-family-generic-complex="system" style:font-pitch-complex="variable" style:font-size-complex="10pt"/>
    </style:style>
    <style:style style:name="Note_20_de_20_bas_20_de_20_page_20_Car" style:display-name="Note de bas de page Car" style:family="text">
      <style:text-properties style:font-name="Book Antiqua" fo:font-family="'Book Antiqua'" style:font-family-generic="roman" style:font-pitch="variable" fo:font-size="10pt" fo:language="en" fo:country="GB" style:font-name-asian="Cambria" style:font-family-asian="Cambria"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Citation_20_Car" style:display-name="Citation Car" style:family="text" style:parent-style-name="Default_20_Paragraph_20_Font">
      <style:text-properties style:font-name="Garamond" fo:font-family="Garamond" style:font-family-generic="roman" style:font-pitch="variable" fo:font-size="11pt" style:font-size-asian="11pt"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tête_20_Car" style:display-name="En-tête Car" style:family="text" style:parent-style-name="Default_20_Paragraph_20_Font">
      <style:text-properties style:font-name="Times New Roman1" fo:font-family="'Times New Roman'" style:font-family-generic="roman" style:font-pitch="variable"/>
    </style:style>
    <style:style style:name="Pied_20_de_20_page_20_Car" style:display-name="Pied de page Car" style:family="text" style:parent-style-name="Default_20_Paragraph_20_Font">
      <style:text-properties style:font-name="Times New Roman1" fo:font-family="'Times New Roman'" style:font-family-generic="roman" style:font-pitch="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1" fo:font-family="'Times New Roman'" style:font-family-generic="roman" style:font-pitch="variable" fo:font-size="10pt" style:font-size-asian="10pt" style:font-size-complex="10pt"/>
    </style:style>
    <style:style style:name="Objet_20_du_20_commentaire_20_Car" style:display-name="Objet du commentaire Car" style:family="text" style:parent-style-name="Commentaire_20_Car">
      <style:text-properties style:font-name="Times New Roman1" fo:font-family="'Times New Roman'" style:font-family-generic="roman" style:font-pitch="variable"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_20_Car" style:display-name="Titre Car" style:family="text" style:parent-style-name="Default_20_Paragraph_20_Font">
      <style:text-properties style:font-name="Garamond" fo:font-family="Garamond" style:font-family-generic="roman" style:font-pitch="variable" fo:font-size="14pt" fo:font-weight="bold" style:font-size-asian="14pt" style:font-weight-asian="bold" style:font-size-complex="14pt" style:font-weight-complex="bold"/>
    </style:style>
    <style:style style:name="page_20_number" style:display-name="page number" style:family="text" style:parent-style-name="Default_20_Paragraph_20_Font"/>
    <style:style style:name="Note_20_de_20_fin_20_Car" style:display-name="Note de fin Car" style:family="text" style:parent-style-name="Default_20_Paragraph_20_Font">
      <style:text-properties style:font-name="Times New Roman1" fo:font-family="'Times New Roman'" style:font-family-generic="roman" style:font-pitch="variable"/>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Sous-titre_20_Car" style:display-name="Sous-titre Car" style:family="text" style:parent-style-name="Default_20_Paragraph_20_Font">
      <style:text-properties style:font-name="Garamond" fo:font-family="Garamond"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weight-complex="bold"/>
    </style:style>
    <style:style style:name="Corps_20_de_20_texte_20_Car" style:display-name="Corps de texte Car" style:family="text" style:parent-style-name="Default_20_Paragraph_20_Font">
      <style:text-properties style:font-name="Times New Roman1" fo:font-family="'Times New Roman'" style:font-family-generic="roman" style:font-pitch="variable" style:font-name-asian="F" style:font-family-generic-asian="system" style:font-pitch-asian="variable" style:language-asian="fr" style:country-asian="FR"/>
    </style:style>
    <style:style style:name="Explorateur_20_de_20_documents_20_Car" style:display-name="Explorateur de documents Car" style:family="text">
      <style:text-properties style:font-name="Lucida Grande" fo:font-family="'Lucida Grande'" style:font-family-generic="roman" style:font-pitch="variable" style:font-name-asian="Cambria" style:font-family-asian="Cambria" style:font-family-generic-asian="system" style:font-pitch-asian="variable" style:font-name-complex="Times New Roman2" style:font-family-complex="'Times New Roman'" style:font-family-generic-complex="system" style:font-pitch-complex="variable"/>
    </style:style>
    <style:style style:name="line_20_number" style:display-name="line number"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itre_20_2_20_Car" style:display-name="Titre 2 Car" style:family="text">
      <style:text-properties style:font-name="Garamond" fo:font-family="Garamond" style:font-family-generic="roman" style:font-pitch="variable" fo:font-size="14pt" fo:font-style="italic" style:font-name-asian="Times New Roman2" style:font-family-asian="'Times New Roman'" style:font-family-generic-asian="system" style:font-pitch-asian="variable" style:font-size-asian="14pt" style:font-style-asian="italic" style:font-name-complex="Times New Roman2" style:font-family-complex="'Times New Roman'" style:font-family-generic-complex="system" style:font-pitch-complex="variable" style:font-size-complex="13pt" style:font-weight-complex="bold"/>
    </style:style>
    <style:style style:name="Titre_20_3_20_Car" style:display-name="Titre 3 Car" style:family="text">
      <style:text-properties style:font-name="Garamond" fo:font-family="Garamond"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_3c_pb_3e_" style:display-name="&lt;pb&gt;" style:family="text">
      <style:text-properties style:use-window-font-color="true" loext:opacity="0%"/>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Titre_20_5_20_Car" style:display-name="Titre 5 Car" style:family="text" style:parent-style-name="Default_20_Paragraph_20_Font">
      <style:text-properties fo:color="#2e74b5" loext:opacity="100%" style:font-name="Calibri Light" fo:font-family="'Calibri Light'"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use-window-font-color="true" loext:opacity="0%" style:font-name="Times New Roman1" fo:font-family="'Times New Roman'" style:font-family-generic="roman" style:font-pitch="variable" fo:font-size="14pt" fo:font-style="normal" fo:font-weight="bold" style:font-size-asian="14pt" style:font-style-asian="normal" style:font-weight-asian="bold" style:font-name-complex="Times New Roman2" style:font-family-complex="'Times New Roman'" style:font-family-generic-complex="system" style:font-pitch-complex="variable" style:font-size-complex="18pt" style:font-style-complex="normal" style:font-weight-complex="bold"/>
    </style:style>
    <style:style style:name="ListLabel_20_3" style:display-name="ListLabel 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988cm" fo:margin-left="0.988cm"/>
        </style:list-level-properties>
      </text:list-level-style-number>
      <text:list-level-style-number text:level="2" style:num-format="1" text:start-value="103" text:display-levels="2">
        <style:list-level-properties text:list-level-position-and-space-mode="label-alignment">
          <style:list-level-label-alignment text:label-followed-by="listtab" fo:text-indent="-0.988cm" fo:margin-left="0.9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0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4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1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48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5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2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style-name="Line_20_numbering"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usage="mirrored">
      <style:page-layout-properties fo:page-width="21.001cm" fo:page-height="29.7cm" style:num-format="1" style:print-orientation="portrait" fo:margin-top="2.501cm" fo:margin-bottom="1.251cm" fo:margin-left="2cm" fo:margin-right="4.0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51cm" fo:margin-left="0cm" fo:margin-right="0cm" fo:margin-top="2.15cm" style:dynamic-spacing="true"/>
      </style:footer-style>
    </style:page-layout>
    <style:page-layout style:name="Mpm2" style:page-usage="mirrored">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usage="mirrored">
      <style:page-layout-properties fo:page-width="21.001cm" fo:page-height="29.7cm" style:num-format="1" style:print-orientation="portrait" fo:margin-top="2.501cm" fo:margin-bottom="1.251cm" fo:margin-left="3cm" fo:margin-right="4.0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51cm" fo:margin-left="0cm" fo:margin-right="0cm" fo:margin-top="2.15cm" style:dynamic-spacing="true"/>
      </style:footer-style>
    </style:page-layout>
    <style:page-layout style:name="Mpm5" style:page-usage="mirrored">
      <style:page-layout-properties fo:page-width="21.001cm" fo:page-height="29.7cm" style:num-format="1" style:print-orientation="portrait" fo:margin-top="2.501cm" fo:margin-bottom="1.251cm" fo:margin-left="2.501cm" fo:margin-right="4.0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51cm" fo:margin-left="0cm" fo:margin-right="0cm" fo:margin-top="2.15cm" style:dynamic-spacing="true"/>
      </style:footer-style>
    </style:page-layout>
  </office:automatic-styles>
  <office:master-styles>
    <style:master-page style:name="Standard" style:page-layout-name="Mpm1">
      <style:footer>
        <text:p text:style-name="Footer"><draw:frame draw:style-name="Mfr1" draw:name="Cadre1" text:anchor-type="paragraph" svg:y="0.002cm" draw:z-index="197"><draw:text-box fo:min-height="0cm" fo:min-width="0.041cm"><text:p text:style-name="MP1"><text:span text:style-name="page_20_number"><text:page-number text:select-page="current">48</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First_20_Page" style:display-name="First Page" style:page-layout-name="Mpm1" style:next-style-name="Standard">
      <style:footer>
        <text:p text:style-name="Footer"/>
      </style:footer>
    </style:master-page>
    <style:master-page style:name="Converted1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1" style:page-layout-name="Mpm4">
      <style:footer>
        <text:p text:style-name="Footer"><draw:frame draw:style-name="Mfr1" draw:name="Cadre2" text:anchor-type="paragraph" svg:y="0.002cm" draw:z-index="195"><draw:text-box fo:min-height="0cm" fo:min-width="0.041cm"><text:p text:style-name="MP1"><text:span text:style-name="page_20_number"><text:page-number text:select-page="current">151</text:page-number></text:span></text:p></draw:text-box></draw:frame></text:p>
      </style:footer>
    </style:master-page>
    <style:master-page style:name="Converted26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8" style:page-layout-name="Mpm5">
      <style:footer>
        <text:p text:style-name="Footer"><draw:frame draw:style-name="Mfr1" text:anchor-type="paragraph" svg:y="0.002cm" draw:z-index="69"><draw:text-box fo:min-height="0cm" fo:min-width="0.041cm"><text:p text:style-name="MP1"><text:span text:style-name="page_20_number"><text:page-number text:select-page="current">199</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HEN Jessica</meta:initial-creator>
    <dc:creator>Microsoft Office User</dc:creator>
    <meta:editing-cycles>2</meta:editing-cycles>
    <meta:print-date>2020-09-01T12:42:00</meta:print-date>
    <meta:creation-date>2020-09-01T13:32:00</meta:creation-date>
    <dc:date>2020-09-01T13:32:00</dc:date>
    <meta:editing-duration>P0D</meta:editing-duration>
    <meta:generator>LibreOffice/7.0.3.1$Linux_X86_64 LibreOffice_project/00$Build-1</meta:generator>
    <meta:document-statistic meta:table-count="0" meta:image-count="0" meta:object-count="0" meta:page-count="199" meta:paragraph-count="3439" meta:word-count="45429" meta:character-count="271389" meta:non-whitespace-character-count="2262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euille-styles-theatre.dot" xlink:href=""/>
  </office:meta>
</office:document-meta>
</file>